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67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5cm" fo:break-before="auto" style:use-optimal-row-height="true"/>
    </style:style>
    <style:style style:name="ro4" style:family="table-row">
      <style:table-row-properties style:row-height="0.79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ff0000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02cm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3" table:number-columns-repeated="2" table:default-cell-style-name="ce7"/>
        <table:table-column table:style-name="co5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row table:style-name="ro3">
          <table:table-cell table:style-name="ce1" office:value-type="string">
            <text:p>„bad boy“ numeric simulation ONLY for testing</text:p>
          </table:table-cell>
          <table:table-cell table:number-columns-repeated="12"/>
          <table:table-cell table:style-name="Default"/>
          <table:table-cell table:style-name="Default" office:value-type="string">
            <text:p>stability test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13"/>
          <table:table-cell table:style-name="Default" office:value-type="string">
            <text:p>ext.err</text:p>
          </table:table-cell>
          <table:table-cell table:style-name="Default" office:value-type="string">
            <text:p>wanted</text:p>
          </table:table-cell>
          <table:table-cell office:value-type="string">
            <text:p>real</text:p>
          </table:table-cell>
          <table:table-cell table:style-name="Default" office:value-type="string">
            <text:p>error</text:p>
          </table:table-cell>
          <table:table-cell office:value-type="string">
            <text:p>integrator</text:p>
          </table:table-cell>
          <table:table-cell table:style-name="Default" office:value-type="string">
            <text:p>valve_calc</text:p>
          </table:table-cell>
          <table:table-cell office:value-type="string">
            <text:p>Valve [center +-%]</text:p>
          </table:table-cell>
          <table:table-cell office:value-type="string">
            <text:p>real valve</text:p>
          </table:table-cell>
          <table:table-cell table:number-columns-repeated="4"/>
        </table:table-row>
        <table:table-row table:style-name="ro4">
          <table:table-cell table:style-name="ce2" office:value-type="string">
            <text:p>Tuning constants visualizer</text:p>
          </table:table-cell>
          <table:table-cell table:number-columns-repeated="12"/>
          <table:table-cell table:style-name="Default" table:number-columns-repeated="2"/>
          <table:table-cell/>
          <table:table-cell table:style-name="Default"/>
          <table:table-cell office:value-type="float" office:value="12345">
            <text:p>12345</text:p>
          </table:table-cell>
          <table:table-cell table:formula="of:=[.S4]" office:value-type="float" office:value="305.005187988281">
            <text:p>305,01</text:p>
          </table:table-cell>
          <table:table-cell table:formula="of:=IF([.S4]&gt;10;10;IF([.S4]&lt;-10;-10;ROUND([.S3])))" office:value-type="float" office:value="10">
            <text:p>10</text:p>
          </table:table-cell>
          <table:table-cell office:value-type="float" office:value="0.22">
            <text:p>0,22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2">
            <text:p>-2</text:p>
          </table:table-cell>
          <table:table-cell table:formula="of:=(([.I4]*[.I4]*10000)/256*[.$B$5]+[.$B$6]*256)*[.I4]*100/256/256" office:value-type="float" office:value="-16.7404174804688">
            <text:p>-16,7404174805</text:p>
          </table:table-cell>
          <table:table-cell office:value-type="float" office:value="0">
            <text:p>0</text:p>
          </table:table-cell>
          <table:table-cell table:style-name="ce7" table:number-columns-repeated="2"/>
          <table:table-cell/>
          <table:table-cell office:value-type="float" office:value="21">
            <text:p>21,00</text:p>
          </table:table-cell>
          <table:table-cell office:value-type="float" office:value="15">
            <text:p>15</text:p>
          </table:table-cell>
          <table:table-cell table:style-name="Default" table:formula="of:=[.O4]-[.P4]" office:value-type="float" office:value="6">
            <text:p>6</text:p>
          </table:table-cell>
          <table:table-cell table:formula="of:=IF([.X3]&gt;0;TRUNC([.R3]+[.Q4]*800);[.R3])" office:value-type="float" office:value="12345">
            <text:p>12345</text:p>
          </table:table-cell>
          <table:table-cell table:formula="of:=((([.Q4]*[.Q4]*10000)/256*[.$B$5]+[.$B$6]*256)*[.Q4]*100+[.R4]*[.$B$7])/256/256+0" office:value-type="float" office:value="305.005187988281">
            <text:p>305,01</text:p>
          </table:table-cell>
          <table:table-cell table:formula="of:=IF([.S4]&gt;10;10;IF([.S4]&lt;-10;-10;IF([.S4]&gt;=[.T3];TRUNC([.S4]+1/4);TRUNC([.S4]+3/4))))" office:value-type="float" office:value="10">
            <text:p>10</text:p>
          </table:table-cell>
          <table:table-cell table:formula="of:=IF([.T4]&gt;[.T3];[.T4]-[.$U$3];[.T4]+[.$U$3])-[.$Y$4]" office:value-type="float" office:value="5.82">
            <text:p>5,82</text:p>
          </table:table-cell>
          <table:table-cell table:formula="of:=IF([.U4]&gt;0;IF([.U4]&gt;3;3*0.25;[.U4]*0.25);IF([.U4]&lt;-3;-3*0.16;[.U4]*0.16))/3" office:value-type="float" office:value="0.25">
            <text:p>0,25</text:p>
          </table:table-cell>
          <table:table-cell table:formula="of:=IF([.T4]=[.T3];[.W3];IF([.T4]&gt;[.T3];1;0)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</table:table-row>
        <table:table-row table:style-name="ro5">
          <table:table-cell table:style-name="ce3" office:value-type="string">
            <text:p>P3_factor</text:p>
          </table:table-cell>
          <table:table-cell table:style-name="ce6" office:value-type="float" office:value="22">
            <text:p>22</text:p>
          </table:table-cell>
          <table:table-cell table:number-columns-repeated="6"/>
          <table:table-cell office:value-type="float" office:value="-1.9">
            <text:p>-1,9</text:p>
          </table:table-cell>
          <table:table-cell table:formula="of:=(([.I5]*[.I5]*10000)/256*[.$B$5]+[.$B$6]*256)*[.I5]*100/256/256" office:value-type="float" office:value="-14.9317216873169">
            <text:p>-14,9317216873</text:p>
          </table:table-cell>
          <table:table-cell table:formula="of:=[.K4]+[.$B$8]*5/60" office:value-type="float" office:value="4">
            <text:p>4</text:p>
          </table:table-cell>
          <table:table-cell table:style-name="ce7" table:number-columns-repeated="2"/>
          <table:table-cell/>
          <table:table-cell table:formula="of:=[.O4]" office:value-type="float" office:value="21">
            <text:p>21,00</text:p>
          </table:table-cell>
          <table:table-cell table:formula="of:=[.P4]+([.V4]*1)/1+RAND()*0.04-0.04/2+[.N5]" office:value-type="float" office:value="15.2433719066158">
            <text:p>15,2433719066</text:p>
          </table:table-cell>
          <table:table-cell table:formula="of:=ROUND(([.O5]-[.P5])*12)/12" office:value-type="float" office:value="5.75">
            <text:p>5,75</text:p>
          </table:table-cell>
          <table:table-cell table:formula="of:=IF([.X4]&gt;0;TRUNC([.R4]+[.Q5]*800);[.R4])" office:value-type="float" office:value="12345">
            <text:p>12345</text:p>
          </table:table-cell>
          <table:table-cell table:formula="of:=((([.Q5]*[.Q5]*10000)/256*[.$B$5]+[.$B$6]*256)*[.Q5]*100+[.R5]*[.$B$7])/256/256+0" office:value-type="float" office:value="270.273504853249">
            <text:p>270,27</text:p>
          </table:table-cell>
          <table:table-cell table:formula="of:=IF([.S5]&gt;10;10;IF([.S5]&lt;-10;-10;IF([.S5]&gt;=[.T4];TRUNC([.S5]+1/4);TRUNC([.S5]+3/4))))" office:value-type="float" office:value="10">
            <text:p>10</text:p>
          </table:table-cell>
          <table:table-cell table:formula="of:=IF([.T5]&gt;[.T4];[.T5]-[.$U$3];[.T5]+[.$U$3])-[.$Y$4]" office:value-type="float" office:value="5.82">
            <text:p>5,82</text:p>
          </table:table-cell>
          <table:table-cell table:formula="of:=IF([.U5]&gt;0;IF([.U5]&gt;3;3*0.25;[.U5]*0.25);IF([.U5]&lt;-3;-3*0.16;[.U5]*0.16))/3" office:value-type="float" office:value="0.25">
            <text:p>0,25</text:p>
          </table:table-cell>
          <table:table-cell table:formula="of:=IF([.T5]=[.T4];[.W4];IF([.T5]&gt;[.T4];1;0))" office:value-type="float" office:value="0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table:style-name="ce3" office:value-type="string">
            <text:p>P_factor</text:p>
          </table:table-cell>
          <table:table-cell table:style-name="ce6" office:value-type="float" office:value="8">
            <text:p>8</text:p>
          </table:table-cell>
          <table:table-cell table:number-columns-repeated="6"/>
          <table:table-cell office:value-type="float" office:value="-1.8">
            <text:p>-1,8</text:p>
          </table:table-cell>
          <table:table-cell table:formula="of:=(([.I6]*[.I6]*10000)/256*[.$B$5]+[.$B$6]*256)*[.I6]*100/256/256" office:value-type="float" office:value="-13.2725143432617">
            <text:p>-13,2725143433</text:p>
          </table:table-cell>
          <table:table-cell table:formula="of:=[.K5]+[.$B$8]*5/60" office:value-type="float" office:value="8">
            <text:p>8</text:p>
          </table:table-cell>
          <table:table-cell table:style-name="ce7" table:number-columns-repeated="2"/>
          <table:table-cell/>
          <table:table-cell table:formula="of:=[.O5]" office:value-type="float" office:value="21">
            <text:p>21,00</text:p>
          </table:table-cell>
          <table:table-cell table:formula="of:=[.P5]+([.V5]*1+[.V4]*2)/3+RAND()*0.04-0.04/2+[.N6]" office:value-type="float" office:value="15.48541991584">
            <text:p>15,4854199158</text:p>
          </table:table-cell>
          <table:table-cell table:formula="of:=ROUND(([.O6]-[.P6])*12)/12" office:value-type="float" office:value="5.5">
            <text:p>5,50</text:p>
          </table:table-cell>
          <table:table-cell table:formula="of:=IF([.X5]&gt;0;TRUNC([.R5]+[.Q6]*800);[.R5])" office:value-type="float" office:value="12345">
            <text:p>12345</text:p>
          </table:table-cell>
          <table:table-cell table:formula="of:=((([.Q6]*[.Q6]*10000)/256*[.$B$5]+[.$B$6]*256)*[.Q6]*100+[.R6]*[.$B$7])/256/256+0" office:value-type="float" office:value="238.369317054749">
            <text:p>238,37</text:p>
          </table:table-cell>
          <table:table-cell table:formula="of:=IF([.S6]&gt;10;10;IF([.S6]&lt;-10;-10;IF([.S6]&gt;=[.T5];TRUNC([.S6]+1/4);TRUNC([.S6]+3/4))))" office:value-type="float" office:value="10">
            <text:p>10</text:p>
          </table:table-cell>
          <table:table-cell table:formula="of:=IF([.T6]&gt;[.T5];[.T6]-[.$U$3];[.T6]+[.$U$3])-[.$Y$4]" office:value-type="float" office:value="5.82">
            <text:p>5,82</text:p>
          </table:table-cell>
          <table:table-cell table:formula="of:=IF([.U6]&gt;0;IF([.U6]&gt;3;3*0.25;[.U6]*0.25);IF([.U6]&lt;-3;-3*0.16;[.U6]*0.16))/3" office:value-type="float" office:value="0.25">
            <text:p>0,25</text:p>
          </table:table-cell>
          <table:table-cell table:formula="of:=IF([.T6]=[.T5];[.W5];IF([.T6]&gt;[.T5];1;0))" office:value-type="float" office:value="0">
            <text:p>0</text:p>
          </table:table-cell>
          <table:table-cell table:formula="of:=IF(ABS([.T5])&lt;10;IF(OR(AND([.P6]&gt;[.P5];[.T5]&gt;=0);AND([.P6]&lt;[.P5];[.T5]&lt;=0));1;0);0)" office:value-type="float" office:value="0">
            <text:p>0</text:p>
          </table:table-cell>
          <table:table-cell/>
        </table:table-row>
        <table:table-row table:style-name="ro5">
          <table:table-cell table:style-name="ce3" office:value-type="string">
            <text:p>I_factor</text:p>
          </table:table-cell>
          <table:table-cell table:style-name="ce6" office:value-type="float" office:value="16">
            <text:p>16</text:p>
          </table:table-cell>
          <table:table-cell table:number-columns-repeated="6"/>
          <table:table-cell office:value-type="float" office:value="-1.7">
            <text:p>-1,7</text:p>
          </table:table-cell>
          <table:table-cell table:formula="of:=(([.I7]*[.I7]*10000)/256*[.$B$5]+[.$B$6]*256)*[.I7]*100/256/256" office:value-type="float" office:value="-11.7549276351929">
            <text:p>-11,7549276352</text:p>
          </table:table-cell>
          <table:table-cell table:formula="of:=[.K6]+[.$B$8]*5/60" office:value-type="float" office:value="12">
            <text:p>12</text:p>
          </table:table-cell>
          <table:table-cell table:style-name="ce7" table:number-columns-repeated="2"/>
          <table:table-cell/>
          <table:table-cell table:formula="of:=[.O6]" office:value-type="float" office:value="21">
            <text:p>21,00</text:p>
          </table:table-cell>
          <table:table-cell table:formula="of:=[.P6]+([.V6]*1+[.V5]*2+[.V4]*3)/6+RAND()*0.04-0.04/2+[.N7]" office:value-type="float" office:value="15.7256011328474">
            <text:p>15,7256011328</text:p>
          </table:table-cell>
          <table:table-cell table:formula="of:=ROUND(([.O7]-[.P7])*12)/12" office:value-type="float" office:value="5.25">
            <text:p>5,25</text:p>
          </table:table-cell>
          <table:table-cell table:formula="of:=IF([.X6]&gt;0;TRUNC([.R6]+[.Q7]*800);[.R6])" office:value-type="float" office:value="12345">
            <text:p>12345</text:p>
          </table:table-cell>
          <table:table-cell table:formula="of:=((([.Q7]*[.Q7]*10000)/256*[.$B$5]+[.$B$6]*256)*[.Q7]*100+[.R7]*[.$B$7])/256/256+0" office:value-type="float" office:value="209.169690012932">
            <text:p>209,17</text:p>
          </table:table-cell>
          <table:table-cell table:formula="of:=IF([.S7]&gt;10;10;IF([.S7]&lt;-10;-10;IF([.S7]&gt;=[.T6];TRUNC([.S7]+1/4);TRUNC([.S7]+3/4))))" office:value-type="float" office:value="10">
            <text:p>10</text:p>
          </table:table-cell>
          <table:table-cell table:formula="of:=IF([.T7]&gt;[.T6];[.T7]-[.$U$3];[.T7]+[.$U$3])-[.$Y$4]" office:value-type="float" office:value="5.82">
            <text:p>5,82</text:p>
          </table:table-cell>
          <table:table-cell table:formula="of:=IF([.U7]&gt;0;IF([.U7]&gt;3;3*0.25;[.U7]*0.25);IF([.U7]&lt;-3;-3*0.16;[.U7]*0.16))/3" office:value-type="float" office:value="0.25">
            <text:p>0,25</text:p>
          </table:table-cell>
          <table:table-cell table:formula="of:=IF([.T7]=[.T6];[.W6];IF([.T7]&gt;[.T6];1;0))" office:value-type="float" office:value="0">
            <text:p>0</text:p>
          </table:table-cell>
          <table:table-cell table:formula="of:=IF(ABS([.T6])&lt;10;IF(OR(AND([.P7]&gt;[.P6];[.T6]&gt;=0);AND([.P7]&lt;[.P6];[.T6]&lt;=0));1;0);0)" office:value-type="float" office:value="0">
            <text:p>0</text:p>
          </table:table-cell>
          <table:table-cell/>
        </table:table-row>
        <table:table-row table:style-name="ro5">
          <table:table-cell table:style-name="ce3" office:value-type="string">
            <text:p>PID_interval</text:p>
          </table:table-cell>
          <table:table-cell table:style-name="ce6" office:value-type="float" office:value="48">
            <text:p>48</text:p>
          </table:table-cell>
          <table:table-cell table:number-columns-repeated="6"/>
          <table:table-cell office:value-type="float" office:value="-1.6">
            <text:p>-1,6</text:p>
          </table:table-cell>
          <table:table-cell table:formula="of:=(([.I8]*[.I8]*10000)/256*[.$B$5]+[.$B$6]*256)*[.I8]*100/256/256" office:value-type="float" office:value="-10.37109375">
            <text:p>-10,37109375</text:p>
          </table:table-cell>
          <table:table-cell table:formula="of:=[.K7]+[.$B$8]*5/60" office:value-type="float" office:value="16">
            <text:p>16</text:p>
          </table:table-cell>
          <table:table-cell table:style-name="ce7" table:number-columns-repeated="2"/>
          <table:table-cell/>
          <table:table-cell table:formula="of:=[.O7]" office:value-type="float" office:value="21">
            <text:p>21,00</text:p>
          </table:table-cell>
          <table:table-cell table:formula="of:=[.P7]+([.V7]*1+[.V6]*2+[.V5]*3+[.V4]*3)/9+RAND()*0.04-0.04/2+[.N8]" office:value-type="float" office:value="15.9865528467484">
            <text:p>15,9865528467</text:p>
          </table:table-cell>
          <table:table-cell table:formula="of:=ROUND(([.O8]-[.P8])*12)/12" office:value-type="float" office:value="5">
            <text:p>5,00</text:p>
          </table:table-cell>
          <table:table-cell table:formula="of:=IF([.X7]&gt;0;TRUNC([.R7]+[.Q8]*800);[.R7])" office:value-type="float" office:value="12345">
            <text:p>12345</text:p>
          </table:table-cell>
          <table:table-cell table:formula="of:=((([.Q8]*[.Q8]*10000)/256*[.$B$5]+[.$B$6]*256)*[.Q8]*100+[.R8]*[.$B$7])/256/256+0" office:value-type="float" office:value="182.551689147949">
            <text:p>182,55</text:p>
          </table:table-cell>
          <table:table-cell table:formula="of:=IF([.S8]&gt;10;10;IF([.S8]&lt;-10;-10;IF([.S8]&gt;=[.T7];TRUNC([.S8]+1/4);TRUNC([.S8]+3/4))))" office:value-type="float" office:value="10">
            <text:p>10</text:p>
          </table:table-cell>
          <table:table-cell table:formula="of:=IF([.T8]&gt;[.T7];[.T8]-[.$U$3];[.T8]+[.$U$3])-[.$Y$4]" office:value-type="float" office:value="5.82">
            <text:p>5,82</text:p>
          </table:table-cell>
          <table:table-cell table:formula="of:=IF([.U8]&gt;0;IF([.U8]&gt;3;3*0.25;[.U8]*0.25);IF([.U8]&lt;-3;-3*0.16;[.U8]*0.16))/3" office:value-type="float" office:value="0.25">
            <text:p>0,25</text:p>
          </table:table-cell>
          <table:table-cell table:formula="of:=IF([.T8]=[.T7];[.W7];IF([.T8]&gt;[.T7];1;0))" office:value-type="float" office:value="0">
            <text:p>0</text:p>
          </table:table-cell>
          <table:table-cell table:formula="of:=IF(ABS([.T7])&lt;10;IF(OR(AND([.P8]&gt;[.P7];[.T7]&gt;=0);AND([.P8]&lt;[.P7];[.T7]&lt;=0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5">
            <text:p>-1,5</text:p>
          </table:table-cell>
          <table:table-cell table:formula="of:=(([.I9]*[.I9]*10000)/256*[.$B$5]+[.$B$6]*256)*[.I9]*100/256/256" office:value-type="float" office:value="-9.11314487457275">
            <text:p>-9,1131448746</text:p>
          </table:table-cell>
          <table:table-cell table:formula="of:=[.K8]+[.$B$8]*5/60" office:value-type="float" office:value="20">
            <text:p>20</text:p>
          </table:table-cell>
          <table:table-cell table:style-name="ce7" table:number-columns-repeated="2"/>
          <table:table-cell/>
          <table:table-cell table:formula="of:=[.O8]" office:value-type="float" office:value="21">
            <text:p>21,00</text:p>
          </table:table-cell>
          <table:table-cell table:formula="of:=[.P8]+([.V8]*1+[.V7]*2+[.V6]*3+[.V5]*3+[.V4]*2)/11+RAND()*0.04-0.04/2+[.N9]" office:value-type="float" office:value="16.2461880335771">
            <text:p>16,2461880336</text:p>
          </table:table-cell>
          <table:table-cell table:formula="of:=ROUND(([.O9]-[.P9])*12)/12" office:value-type="float" office:value="4.75">
            <text:p>4,75</text:p>
          </table:table-cell>
          <table:table-cell table:formula="of:=IF([.X8]&gt;0;TRUNC([.R8]+[.Q9]*800);[.R8])" office:value-type="float" office:value="12345">
            <text:p>12345</text:p>
          </table:table-cell>
          <table:table-cell table:formula="of:=((([.Q9]*[.Q9]*10000)/256*[.$B$5]+[.$B$6]*256)*[.Q9]*100+[.R9]*[.$B$7])/256/256+0" office:value-type="float" office:value="158.392379879951">
            <text:p>158,39</text:p>
          </table:table-cell>
          <table:table-cell table:formula="of:=IF([.S9]&gt;10;10;IF([.S9]&lt;-10;-10;IF([.S9]&gt;=[.T8];TRUNC([.S9]+1/4);TRUNC([.S9]+3/4))))" office:value-type="float" office:value="10">
            <text:p>10</text:p>
          </table:table-cell>
          <table:table-cell table:formula="of:=IF([.T9]&gt;[.T8];[.T9]-[.$U$3];[.T9]+[.$U$3])-[.$Y$4]" office:value-type="float" office:value="5.82">
            <text:p>5,82</text:p>
          </table:table-cell>
          <table:table-cell table:formula="of:=IF([.U9]&gt;0;IF([.U9]&gt;3;3*0.25;[.U9]*0.25);IF([.U9]&lt;-3;-3*0.16;[.U9]*0.16))/3" office:value-type="float" office:value="0.25">
            <text:p>0,25</text:p>
          </table:table-cell>
          <table:table-cell table:formula="of:=IF([.T9]=[.T8];[.W8];IF([.T9]&gt;[.T8];1;0))" office:value-type="float" office:value="0">
            <text:p>0</text:p>
          </table:table-cell>
          <table:table-cell table:formula="of:=IF(ABS([.T8])&lt;10;IF(OR(AND([.P9]&gt;[.P8];[.T8]&gt;=0);AND([.P9]&lt;[.P8];[.T8]&lt;=0));1;0);0)" office:value-type="float" office:value="0">
            <text:p>0</text:p>
          </table:table-cell>
          <table:table-cell/>
        </table:table-row>
        <table:table-row table:style-name="ro6">
          <table:table-cell table:style-name="ce4" office:value-type="string">
            <text:p>Controller static characteristic</text:p>
          </table:table-cell>
          <table:table-cell table:number-columns-repeated="7"/>
          <table:table-cell office:value-type="float" office:value="-1.4">
            <text:p>-1,4</text:p>
          </table:table-cell>
          <table:table-cell table:formula="of:=(([.I10]*[.I10]*10000)/256*[.$B$5]+[.$B$6]*256)*[.I10]*100/256/256" office:value-type="float" office:value="-7.97321319580078">
            <text:p>-7,9732131958</text:p>
          </table:table-cell>
          <table:table-cell table:formula="of:=[.K9]+[.$B$8]*5/60" office:value-type="float" office:value="24">
            <text:p>24</text:p>
          </table:table-cell>
          <table:table-cell table:style-name="ce7" table:number-columns-repeated="2"/>
          <table:table-cell/>
          <table:table-cell table:formula="of:=[.O9]" office:value-type="float" office:value="21">
            <text:p>21,00</text:p>
          </table:table-cell>
          <table:table-cell table:formula="of:=[.P9]+([.V9]*1+[.V8]*2+[.V7]*3+[.V6]*3+[.V5]*2+[.V4]*1)/12+RAND()*0.04-0.04/2+[.N10]" office:value-type="float" office:value="16.4946457197145">
            <text:p>16,4946457197</text:p>
          </table:table-cell>
          <table:table-cell table:formula="of:=ROUND(([.O10]-[.P10])*12)/12" office:value-type="float" office:value="4.5">
            <text:p>4,50</text:p>
          </table:table-cell>
          <table:table-cell table:formula="of:=IF([.X9]&gt;0;TRUNC([.R9]+[.Q10]*800);[.R9])" office:value-type="float" office:value="12345">
            <text:p>12345</text:p>
          </table:table-cell>
          <table:table-cell table:formula="of:=((([.Q10]*[.Q10]*10000)/256*[.$B$5]+[.$B$6]*256)*[.Q10]*100+[.R10]*[.$B$7])/256/256+0" office:value-type="float" office:value="136.568827629089">
            <text:p>136,57</text:p>
          </table:table-cell>
          <table:table-cell table:formula="of:=IF([.S10]&gt;10;10;IF([.S10]&lt;-10;-10;IF([.S10]&gt;=[.T9];TRUNC([.S10]+1/4);TRUNC([.S10]+3/4))))" office:value-type="float" office:value="10">
            <text:p>10</text:p>
          </table:table-cell>
          <table:table-cell table:formula="of:=IF([.T10]&gt;[.T9];[.T10]-[.$U$3];[.T10]+[.$U$3])-[.$Y$4]" office:value-type="float" office:value="5.82">
            <text:p>5,82</text:p>
          </table:table-cell>
          <table:table-cell table:formula="of:=IF([.U10]&gt;0;IF([.U10]&gt;3;3*0.25;[.U10]*0.25);IF([.U10]&lt;-3;-3*0.16;[.U10]*0.16))/3" office:value-type="float" office:value="0.25">
            <text:p>0,25</text:p>
          </table:table-cell>
          <table:table-cell table:formula="of:=IF([.T10]=[.T9];[.W9];IF([.T10]&gt;[.T9];1;0))" office:value-type="float" office:value="0">
            <text:p>0</text:p>
          </table:table-cell>
          <table:table-cell table:formula="of:=IF(ABS([.T9])&lt;10;IF(OR(AND([.P10]&gt;[.P9];[.T9]&gt;=0);AND([.P10]&lt;[.P9];[.T9]&lt;=0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3">
            <text:p>-1,3</text:p>
          </table:table-cell>
          <table:table-cell table:formula="of:=(([.I11]*[.I11]*10000)/256*[.$B$5]+[.$B$6]*256)*[.I11]*100/256/256" office:value-type="float" office:value="-6.94343090057373">
            <text:p>-6,9434309006</text:p>
          </table:table-cell>
          <table:table-cell table:formula="of:=[.K10]+[.$B$8]*5/60" office:value-type="float" office:value="28">
            <text:p>28</text:p>
          </table:table-cell>
          <table:table-cell table:style-name="ce7" table:number-columns-repeated="2"/>
          <table:table-cell/>
          <table:table-cell table:formula="of:=[.O10]" office:value-type="float" office:value="21">
            <text:p>21,00</text:p>
          </table:table-cell>
          <table:table-cell table:formula="of:=[.P10]+([.V10]*1+[.V9]*2+[.V8]*3+[.V7]*3+[.V6]*1+[.V5]*1+[.V4]*1)/13+RAND()*0.04-0.04/2+[.N11]" office:value-type="float" office:value="16.7286857450467">
            <text:p>16,728685745</text:p>
          </table:table-cell>
          <table:table-cell table:formula="of:=ROUND(([.O11]-[.P11])*12)/12" office:value-type="float" office:value="4.25">
            <text:p>4,25</text:p>
          </table:table-cell>
          <table:table-cell table:formula="of:=IF([.X10]&gt;0;TRUNC([.R10]+[.Q11]*800);[.R10])" office:value-type="float" office:value="12345">
            <text:p>12345</text:p>
          </table:table-cell>
          <table:table-cell table:formula="of:=((([.Q11]*[.Q11]*10000)/256*[.$B$5]+[.$B$6]*256)*[.Q11]*100+[.R11]*[.$B$7])/256/256+0" office:value-type="float" office:value="116.958097815514">
            <text:p>116,96</text:p>
          </table:table-cell>
          <table:table-cell table:formula="of:=IF([.S11]&gt;10;10;IF([.S11]&lt;-10;-10;IF([.S11]&gt;=[.T10];TRUNC([.S11]+1/4);TRUNC([.S11]+3/4))))" office:value-type="float" office:value="10">
            <text:p>10</text:p>
          </table:table-cell>
          <table:table-cell table:formula="of:=IF([.T11]&gt;[.T10];[.T11]-[.$U$3];[.T11]+[.$U$3])-[.$Y$4]" office:value-type="float" office:value="5.82">
            <text:p>5,82</text:p>
          </table:table-cell>
          <table:table-cell table:formula="of:=IF([.U11]&gt;0;IF([.U11]&gt;3;3*0.25;[.U11]*0.25);IF([.U11]&lt;-3;-3*0.16;[.U11]*0.16))/3" office:value-type="float" office:value="0.25">
            <text:p>0,25</text:p>
          </table:table-cell>
          <table:table-cell table:formula="of:=IF([.T11]=[.T10];[.W10];IF([.T11]&gt;[.T10];1;0))" office:value-type="float" office:value="0">
            <text:p>0</text:p>
          </table:table-cell>
          <table:table-cell table:formula="of:=IF(ABS([.T10])&lt;10;IF(OR(AND([.P11]&gt;[.P10];[.T10]&gt;=[.P4]);AND([.P11]&lt;[.P10];[.T10]&lt;=[.P4]));1;0);0)" office:value-type="float" office:value="0">
            <text:p>0</text:p>
          </table:table-cell>
          <table:table-cell/>
        </table:table-row>
        <table:table-row table:style-name="ro2">
          <table:table-cell>
            <draw:frame table:end-cell-address="List1.I40" table:end-x="0.385cm" table:end-y="0.013cm" draw:z-index="0" draw:style-name="gr1" svg:width="18.617cm" svg:height="12.532cm" svg:x="0.026cm" svg:y="0.078cm">
              <draw:object draw:notify-on-update-of-ranges="List1.I4:List1.I44 List1.J4:List1.J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-1.2">
            <text:p>-1,2</text:p>
          </table:table-cell>
          <table:table-cell table:formula="of:=(([.I12]*[.I12]*10000)/256*[.$B$5]+[.$B$6]*256)*[.I12]*100/256/256" office:value-type="float" office:value="-6.01593017578125">
            <text:p>-6,0159301758</text:p>
          </table:table-cell>
          <table:table-cell table:formula="of:=[.K11]+[.$B$8]*5/60" office:value-type="float" office:value="32">
            <text:p>32</text:p>
          </table:table-cell>
          <table:table-cell table:style-name="ce7" table:number-columns-repeated="2"/>
          <table:table-cell/>
          <table:table-cell table:formula="of:=[.O11]" office:value-type="float" office:value="21">
            <text:p>21,00</text:p>
          </table:table-cell>
          <table:table-cell table:formula="of:=[.P11]+([.V11]*1+[.V10]*2+[.V9]*3+[.V8]*3+[.V7]*2+[.V6]*1+[.V5]*1+[.V4]*1)/14+RAND()*0.04-0.04/2+[.N12]" office:value-type="float" office:value="16.9956800099921">
            <text:p>16,99568001</text:p>
          </table:table-cell>
          <table:table-cell table:formula="of:=ROUND(([.O12]-[.P12])*12)/12" office:value-type="float" office:value="4">
            <text:p>4,00</text:p>
          </table:table-cell>
          <table:table-cell table:formula="of:=IF([.X11]&gt;0;TRUNC([.R11]+[.Q12]*800);[.R11])" office:value-type="float" office:value="12345">
            <text:p>12345</text:p>
          </table:table-cell>
          <table:table-cell table:formula="of:=((([.Q12]*[.Q12]*10000)/256*[.$B$5]+[.$B$6]*256)*[.Q12]*100+[.R12]*[.$B$7])/256/256+0" office:value-type="float" office:value="99.437255859375">
            <text:p>99,44</text:p>
          </table:table-cell>
          <table:table-cell table:formula="of:=IF([.S12]&gt;10;10;IF([.S12]&lt;-10;-10;IF([.S12]&gt;=[.T11];TRUNC([.S12]+1/4);TRUNC([.S12]+3/4))))" office:value-type="float" office:value="10">
            <text:p>10</text:p>
          </table:table-cell>
          <table:table-cell table:formula="of:=IF([.T12]&gt;[.T11];[.T12]-[.$U$3];[.T12]+[.$U$3])-[.$Y$4]" office:value-type="float" office:value="5.82">
            <text:p>5,82</text:p>
          </table:table-cell>
          <table:table-cell table:formula="of:=IF([.U12]&gt;0;IF([.U12]&gt;3;3*0.25;[.U12]*0.25);IF([.U12]&lt;-3;-3*0.16;[.U12]*0.16))/3" office:value-type="float" office:value="0.25">
            <text:p>0,25</text:p>
          </table:table-cell>
          <table:table-cell table:formula="of:=IF([.T12]=[.T11];[.W11];IF([.T12]&gt;[.T11];1;0))" office:value-type="float" office:value="0">
            <text:p>0</text:p>
          </table:table-cell>
          <table:table-cell table:formula="of:=IF(ABS([.T11])&lt;10;IF(OR(AND([.P12]&gt;[.P11];[.T11]&gt;=[.P5]);AND([.P12]&lt;[.P11];[.T11]&lt;=[.P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1">
            <text:p>-1,1</text:p>
          </table:table-cell>
          <table:table-cell table:formula="of:=(([.I13]*[.I13]*10000)/256*[.$B$5]+[.$B$6]*256)*[.I13]*100/256/256" office:value-type="float" office:value="-5.18284320831299">
            <text:p>-5,1828432083</text:p>
          </table:table-cell>
          <table:table-cell table:formula="of:=[.K12]+[.$B$8]*5/60" office:value-type="float" office:value="36">
            <text:p>36</text:p>
          </table:table-cell>
          <table:table-cell table:style-name="ce7" table:number-columns-repeated="2"/>
          <table:table-cell/>
          <table:table-cell table:formula="of:=[.O12]" office:value-type="float" office:value="21">
            <text:p>21,00</text:p>
          </table:table-cell>
          <table:table-cell table:formula="of:=[.P12]+([.V12]*1+[.V11]*2+[.V10]*3+[.V9]*3+[.V8]*2+[.V7]*1+[.V6]*1+[.V5]*1)/14+RAND()*0.08-0.08/2+[.N13]" office:value-type="float" office:value="17.224529332788">
            <text:p>17,2245293328</text:p>
          </table:table-cell>
          <table:table-cell table:formula="of:=ROUND(([.O13]-[.P13])*12)/12" office:value-type="float" office:value="3.75">
            <text:p>3,75</text:p>
          </table:table-cell>
          <table:table-cell table:formula="of:=IF([.X12]&gt;0;TRUNC([.R12]+[.Q13]*800);[.R12])" office:value-type="float" office:value="12345">
            <text:p>12345</text:p>
          </table:table-cell>
          <table:table-cell table:formula="of:=((([.Q13]*[.Q13]*10000)/256*[.$B$5]+[.$B$6]*256)*[.Q13]*100+[.R13]*[.$B$7])/256/256+0" office:value-type="float" office:value="83.8833671808243">
            <text:p>83,88</text:p>
          </table:table-cell>
          <table:table-cell table:formula="of:=IF([.S13]&gt;10;10;IF([.S13]&lt;-10;-10;IF([.S13]&gt;=[.T12];TRUNC([.S13]+1/4);TRUNC([.S13]+3/4))))" office:value-type="float" office:value="10">
            <text:p>10</text:p>
          </table:table-cell>
          <table:table-cell table:formula="of:=IF([.T13]&gt;[.T12];[.T13]-[.$U$3];[.T13]+[.$U$3])-[.$Y$4]" office:value-type="float" office:value="5.82">
            <text:p>5,82</text:p>
          </table:table-cell>
          <table:table-cell table:formula="of:=IF([.U13]&gt;0;IF([.U13]&gt;3;3*0.25;[.U13]*0.25);IF([.U13]&lt;-3;-3*0.16;[.U13]*0.16))/3" office:value-type="float" office:value="0.25">
            <text:p>0,25</text:p>
          </table:table-cell>
          <table:table-cell table:formula="of:=IF([.T13]=[.T12];[.W12];IF([.T13]&gt;[.T12];1;0))" office:value-type="float" office:value="0">
            <text:p>0</text:p>
          </table:table-cell>
          <table:table-cell table:formula="of:=IF(ABS([.T12])&lt;10;IF(OR(AND([.P13]&gt;[.P12];[.T12]&gt;=[.P6]);AND([.P13]&lt;[.P12];[.T12]&lt;=[.P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999999999999999">
            <text:p>-1</text:p>
          </table:table-cell>
          <table:table-cell table:formula="of:=(([.I14]*[.I14]*10000)/256*[.$B$5]+[.$B$6]*256)*[.I14]*100/256/256" office:value-type="float" office:value="-4.43630218505859">
            <text:p>-4,4363021851</text:p>
          </table:table-cell>
          <table:table-cell table:formula="of:=[.K13]+[.$B$8]*5/60" office:value-type="float" office:value="40">
            <text:p>40</text:p>
          </table:table-cell>
          <table:table-cell table:style-name="ce7" table:number-columns-repeated="2"/>
          <table:table-cell/>
          <table:table-cell table:formula="of:=[.O13]" office:value-type="float" office:value="21">
            <text:p>21,00</text:p>
          </table:table-cell>
          <table:table-cell table:formula="of:=[.P13]+([.V13]*1+[.V12]*2+[.V11]*3+[.V10]*3+[.V9]*2+[.V8]*1+[.V7]*1+[.V6]*1)/14+RAND()*0.08-0.08/2+[.N14]" office:value-type="float" office:value="17.4348725498926">
            <text:p>17,4348725499</text:p>
          </table:table-cell>
          <table:table-cell table:formula="of:=ROUND(([.O14]-[.P14])*12)/12" office:value-type="float" office:value="3.58333333333333">
            <text:p>3,58</text:p>
          </table:table-cell>
          <table:table-cell table:formula="of:=IF([.X13]&gt;0;TRUNC([.R13]+[.Q14]*800);[.R13])" office:value-type="float" office:value="12345">
            <text:p>12345</text:p>
          </table:table-cell>
          <table:table-cell table:formula="of:=((([.Q14]*[.Q14]*10000)/256*[.$B$5]+[.$B$6]*256)*[.Q14]*100+[.R14]*[.$B$7])/256/256+0" office:value-type="float" office:value="74.5461514481792">
            <text:p>74,55</text:p>
          </table:table-cell>
          <table:table-cell table:formula="of:=IF([.S14]&gt;10;10;IF([.S14]&lt;-10;-10;IF([.S14]&gt;=[.T13];TRUNC([.S14]+1/4);TRUNC([.S14]+3/4))))" office:value-type="float" office:value="10">
            <text:p>10</text:p>
          </table:table-cell>
          <table:table-cell table:formula="of:=IF([.T14]&gt;[.T13];[.T14]-[.$U$3];[.T14]+[.$U$3])-[.$Y$4]" office:value-type="float" office:value="5.82">
            <text:p>5,82</text:p>
          </table:table-cell>
          <table:table-cell table:formula="of:=IF([.U14]&gt;0;IF([.U14]&gt;3;3*0.25;[.U14]*0.25);IF([.U14]&lt;-3;-3*0.16;[.U14]*0.16))/3" office:value-type="float" office:value="0.25">
            <text:p>0,25</text:p>
          </table:table-cell>
          <table:table-cell table:formula="of:=IF([.T14]=[.T13];[.W13];IF([.T14]&gt;[.T13];1;0))" office:value-type="float" office:value="0">
            <text:p>0</text:p>
          </table:table-cell>
          <table:table-cell table:formula="of:=IF(ABS([.T13])&lt;10;IF(OR(AND([.P14]&gt;[.P13];[.T13]&gt;=[.P7]);AND([.P14]&lt;[.P13];[.T13]&lt;=[.P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899999999999999">
            <text:p>-0,9</text:p>
          </table:table-cell>
          <table:table-cell table:formula="of:=(([.I15]*[.I15]*10000)/256*[.$B$5]+[.$B$6]*256)*[.I15]*100/256/256" office:value-type="float" office:value="-3.76843929290771">
            <text:p>-3,7684392929</text:p>
          </table:table-cell>
          <table:table-cell table:formula="of:=[.K14]+[.$B$8]*5/60" office:value-type="float" office:value="44">
            <text:p>44</text:p>
          </table:table-cell>
          <table:table-cell table:style-name="ce7" table:number-columns-repeated="2"/>
          <table:table-cell/>
          <table:table-cell table:formula="of:=[.O14]" office:value-type="float" office:value="21">
            <text:p>21,00</text:p>
          </table:table-cell>
          <table:table-cell table:formula="of:=[.P14]+([.V14]*1+[.V13]*2+[.V12]*3+[.V11]*3+[.V10]*2+[.V9]*1+[.V8]*1+[.V7]*1)/14+RAND()*0.08-0.08/2+[.N15]" office:value-type="float" office:value="17.7187759646114">
            <text:p>17,7187759646</text:p>
          </table:table-cell>
          <table:table-cell table:formula="of:=ROUND(([.O15]-[.P15])*12)/12" office:value-type="float" office:value="3.25">
            <text:p>3,25</text:p>
          </table:table-cell>
          <table:table-cell table:formula="of:=IF([.X14]&gt;0;TRUNC([.R14]+[.Q15]*800);[.R14])" office:value-type="float" office:value="12345">
            <text:p>12345</text:p>
          </table:table-cell>
          <table:table-cell table:formula="of:=((([.Q15]*[.Q15]*10000)/256*[.$B$5]+[.$B$6]*256)*[.Q15]*100+[.R15]*[.$B$7])/256/256+0" office:value-type="float" office:value="58.1847113370895">
            <text:p>58,18</text:p>
          </table:table-cell>
          <table:table-cell table:formula="of:=IF([.S15]&gt;10;10;IF([.S15]&lt;-10;-10;IF([.S15]&gt;=[.T14];TRUNC([.S15]+1/4);TRUNC([.S15]+3/4))))" office:value-type="float" office:value="10">
            <text:p>10</text:p>
          </table:table-cell>
          <table:table-cell table:formula="of:=IF([.T15]&gt;[.T14];[.T15]-[.$U$3];[.T15]+[.$U$3])-[.$Y$4]" office:value-type="float" office:value="5.82">
            <text:p>5,82</text:p>
          </table:table-cell>
          <table:table-cell table:formula="of:=IF([.U15]&gt;0;IF([.U15]&gt;3;3*0.25;[.U15]*0.25);IF([.U15]&lt;-3;-3*0.16;[.U15]*0.16))/3" office:value-type="float" office:value="0.25">
            <text:p>0,25</text:p>
          </table:table-cell>
          <table:table-cell table:formula="of:=IF([.T15]=[.T14];[.W14];IF([.T15]&gt;[.T14];1;0))" office:value-type="float" office:value="0">
            <text:p>0</text:p>
          </table:table-cell>
          <table:table-cell table:formula="of:=IF(ABS([.T14])&lt;10;IF(OR(AND([.P15]&gt;[.P14];[.T14]&gt;=[.P8]);AND([.P15]&lt;[.P14];[.T14]&lt;=[.P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799999999999999">
            <text:p>-0,8</text:p>
          </table:table-cell>
          <table:table-cell table:formula="of:=(([.I16]*[.I16]*10000)/256*[.$B$5]+[.$B$6]*256)*[.I16]*100/256/256" office:value-type="float" office:value="-3.17138671874999">
            <text:p>-3,1713867188</text:p>
          </table:table-cell>
          <table:table-cell table:formula="of:=[.K15]+[.$B$8]*5/60" office:value-type="float" office:value="48">
            <text:p>48</text:p>
          </table:table-cell>
          <table:table-cell table:style-name="ce7" table:number-columns-repeated="2"/>
          <table:table-cell/>
          <table:table-cell table:formula="of:=[.O15]" office:value-type="float" office:value="21">
            <text:p>21,00</text:p>
          </table:table-cell>
          <table:table-cell table:formula="of:=[.P15]+([.V15]*1+[.V14]*2+[.V13]*3+[.V12]*3+[.V11]*2+[.V10]*1+[.V9]*1+[.V8]*1)/14+RAND()*0.08-0.08/2+[.N16]" office:value-type="float" office:value="17.9619861756351">
            <text:p>17,9619861756</text:p>
          </table:table-cell>
          <table:table-cell table:formula="of:=ROUND(([.O16]-[.P16])*12)/12" office:value-type="float" office:value="3">
            <text:p>3,00</text:p>
          </table:table-cell>
          <table:table-cell table:formula="of:=IF([.X15]&gt;0;TRUNC([.R15]+[.Q16]*800);[.R15])" office:value-type="float" office:value="12345">
            <text:p>12345</text:p>
          </table:table-cell>
          <table:table-cell table:formula="of:=((([.Q16]*[.Q16]*10000)/256*[.$B$5]+[.$B$6]*256)*[.Q16]*100+[.R16]*[.$B$7])/256/256+0" office:value-type="float" office:value="47.794075012207">
            <text:p>47,79</text:p>
          </table:table-cell>
          <table:table-cell table:formula="of:=IF([.S16]&gt;10;10;IF([.S16]&lt;-10;-10;IF([.S16]&gt;=[.T15];TRUNC([.S16]+1/4);TRUNC([.S16]+3/4))))" office:value-type="float" office:value="10">
            <text:p>10</text:p>
          </table:table-cell>
          <table:table-cell table:formula="of:=IF([.T16]&gt;[.T15];[.T16]-[.$U$3];[.T16]+[.$U$3])-[.$Y$4]" office:value-type="float" office:value="5.82">
            <text:p>5,82</text:p>
          </table:table-cell>
          <table:table-cell table:formula="of:=IF([.U16]&gt;0;IF([.U16]&gt;3;3*0.25;[.U16]*0.25);IF([.U16]&lt;-3;-3*0.16;[.U16]*0.16))/3" office:value-type="float" office:value="0.25">
            <text:p>0,25</text:p>
          </table:table-cell>
          <table:table-cell table:formula="of:=IF([.T16]=[.T15];[.W15];IF([.T16]&gt;[.T15];1;0))" office:value-type="float" office:value="0">
            <text:p>0</text:p>
          </table:table-cell>
          <table:table-cell table:formula="of:=IF(ABS([.T15])&lt;10;IF(OR(AND([.P16]&gt;[.P15];[.T15]&gt;=[.P9]);AND([.P16]&lt;[.P15];[.T15]&lt;=[.P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699999999999999">
            <text:p>-0,7</text:p>
          </table:table-cell>
          <table:table-cell table:formula="of:=(([.I17]*[.I17]*10000)/256*[.$B$5]+[.$B$6]*256)*[.I17]*100/256/256" office:value-type="float" office:value="-2.63727664947509">
            <text:p>-2,6372766495</text:p>
          </table:table-cell>
          <table:table-cell table:formula="of:=[.K16]+[.$B$8]*5/60" office:value-type="float" office:value="52">
            <text:p>52</text:p>
          </table:table-cell>
          <table:table-cell table:style-name="ce7" table:number-columns-repeated="2"/>
          <table:table-cell/>
          <table:table-cell table:formula="of:=[.O16]" office:value-type="float" office:value="21">
            <text:p>21,00</text:p>
          </table:table-cell>
          <table:table-cell table:formula="of:=[.P16]+([.V16]*1+[.V15]*2+[.V14]*3+[.V13]*3+[.V12]*2+[.V11]*1+[.V10]*1+[.V9]*1)/14+RAND()*0.08-0.08/2+[.N17]" office:value-type="float" office:value="18.2099705018562">
            <text:p>18,2099705019</text:p>
          </table:table-cell>
          <table:table-cell table:formula="of:=ROUND(([.O17]-[.P17])*12)/12" office:value-type="float" office:value="2.75">
            <text:p>2,75</text:p>
          </table:table-cell>
          <table:table-cell table:formula="of:=IF([.X16]&gt;0;TRUNC([.R16]+[.Q17]*800);[.R16])" office:value-type="float" office:value="12345">
            <text:p>12345</text:p>
          </table:table-cell>
          <table:table-cell table:formula="of:=((([.Q17]*[.Q17]*10000)/256*[.$B$5]+[.$B$6]*256)*[.Q17]*100+[.R17]*[.$B$7])/256/256+0" office:value-type="float" office:value="38.8786536455154">
            <text:p>38,88</text:p>
          </table:table-cell>
          <table:table-cell table:formula="of:=IF([.S17]&gt;10;10;IF([.S17]&lt;-10;-10;IF([.S17]&gt;=[.T16];TRUNC([.S17]+1/4);TRUNC([.S17]+3/4))))" office:value-type="float" office:value="10">
            <text:p>10</text:p>
          </table:table-cell>
          <table:table-cell table:formula="of:=IF([.T17]&gt;[.T16];[.T17]-[.$U$3];[.T17]+[.$U$3])-[.$Y$4]" office:value-type="float" office:value="5.82">
            <text:p>5,82</text:p>
          </table:table-cell>
          <table:table-cell table:formula="of:=IF([.U17]&gt;0;IF([.U17]&gt;3;3*0.25;[.U17]*0.25);IF([.U17]&lt;-3;-3*0.16;[.U17]*0.16))/3" office:value-type="float" office:value="0.25">
            <text:p>0,25</text:p>
          </table:table-cell>
          <table:table-cell table:formula="of:=IF([.T17]=[.T16];[.W16];IF([.T17]&gt;[.T16];1;0))" office:value-type="float" office:value="0">
            <text:p>0</text:p>
          </table:table-cell>
          <table:table-cell table:formula="of:=IF(ABS([.T16])&lt;10;IF(OR(AND([.P17]&gt;[.P16];[.T16]&gt;=[.P10]);AND([.P17]&lt;[.P16];[.T16]&lt;=[.P1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599999999999999">
            <text:p>-0,6</text:p>
          </table:table-cell>
          <table:table-cell table:formula="of:=(([.I18]*[.I18]*10000)/256*[.$B$5]+[.$B$6]*256)*[.I18]*100/256/256" office:value-type="float" office:value="-2.15824127197265">
            <text:p>-2,158241272</text:p>
          </table:table-cell>
          <table:table-cell table:formula="of:=[.K17]+[.$B$8]*5/60" office:value-type="float" office:value="56">
            <text:p>56</text:p>
          </table:table-cell>
          <table:table-cell table:style-name="ce7" table:number-columns-repeated="2"/>
          <table:table-cell office:value-type="float" office:value="0.1">
            <text:p>0,10</text:p>
          </table:table-cell>
          <table:table-cell table:formula="of:=[.O17]" office:value-type="float" office:value="21">
            <text:p>21,00</text:p>
          </table:table-cell>
          <table:table-cell table:formula="of:=[.P17]+([.V17]*1+[.V16]*2+[.V15]*3+[.V14]*3+[.V13]*2+[.V12]*1+[.V11]*1+[.V10]*1)/14+RAND()*0.08-0.08/2+[.N18]" office:value-type="float" office:value="18.5260203473729">
            <text:p>18,5260203474</text:p>
          </table:table-cell>
          <table:table-cell table:formula="of:=ROUND(([.O18]-[.P18])*12)/12" office:value-type="float" office:value="2.5">
            <text:p>2,50</text:p>
          </table:table-cell>
          <table:table-cell table:formula="of:=IF([.X17]&gt;0;TRUNC([.R17]+[.Q18]*800);[.R17])" office:value-type="float" office:value="12345">
            <text:p>12345</text:p>
          </table:table-cell>
          <table:table-cell table:formula="of:=((([.Q18]*[.Q18]*10000)/256*[.$B$5]+[.$B$6]*256)*[.Q18]*100+[.R18]*[.$B$7])/256/256+0" office:value-type="float" office:value="31.3155126571655">
            <text:p>31,32</text:p>
          </table:table-cell>
          <table:table-cell table:formula="of:=IF([.S18]&gt;10;10;IF([.S18]&lt;-10;-10;IF([.S18]&gt;=[.T17];TRUNC([.S18]+1/4);TRUNC([.S18]+3/4))))" office:value-type="float" office:value="10">
            <text:p>10</text:p>
          </table:table-cell>
          <table:table-cell table:formula="of:=IF([.T18]&gt;[.T17];[.T18]-[.$U$3];[.T18]+[.$U$3])-[.$Y$4]" office:value-type="float" office:value="5.82">
            <text:p>5,82</text:p>
          </table:table-cell>
          <table:table-cell table:formula="of:=IF([.U18]&gt;0;IF([.U18]&gt;3;3*0.25;[.U18]*0.25);IF([.U18]&lt;-3;-3*0.16;[.U18]*0.16))/3" office:value-type="float" office:value="0.25">
            <text:p>0,25</text:p>
          </table:table-cell>
          <table:table-cell table:formula="of:=IF([.T18]=[.T17];[.W17];IF([.T18]&gt;[.T17];1;0))" office:value-type="float" office:value="0">
            <text:p>0</text:p>
          </table:table-cell>
          <table:table-cell table:formula="of:=IF(ABS([.T17])&lt;10;IF(OR(AND([.P18]&gt;[.P17];[.T17]&gt;=[.P11]);AND([.P18]&lt;[.P17];[.T17]&lt;=[.P1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499999999999999">
            <text:p>-0,5</text:p>
          </table:table-cell>
          <table:table-cell table:formula="of:=(([.I19]*[.I19]*10000)/256*[.$B$5]+[.$B$6]*256)*[.I19]*100/256/256" office:value-type="float" office:value="-1.72641277313232">
            <text:p>-1,7264127731</text:p>
          </table:table-cell>
          <table:table-cell table:formula="of:=[.K18]+[.$B$8]*5/60" office:value-type="float" office:value="60">
            <text:p>60</text:p>
          </table:table-cell>
          <table:table-cell table:style-name="ce7" table:number-columns-repeated="2"/>
          <table:table-cell office:value-type="float" office:value="0.2">
            <text:p>0,20</text:p>
          </table:table-cell>
          <table:table-cell table:formula="of:=[.O18]" office:value-type="float" office:value="21">
            <text:p>21,00</text:p>
          </table:table-cell>
          <table:table-cell table:formula="of:=[.P18]+([.V18]*1+[.V17]*2+[.V16]*3+[.V15]*3+[.V14]*2+[.V13]*1+[.V12]*1+[.V11]*1)/14+RAND()*0.08-0.08/2+[.N19]" office:value-type="float" office:value="19.0062756467324">
            <text:p>19,0062756467</text:p>
          </table:table-cell>
          <table:table-cell table:formula="of:=ROUND(([.O19]-[.P19])*12)/12" office:value-type="float" office:value="2">
            <text:p>2,00</text:p>
          </table:table-cell>
          <table:table-cell table:formula="of:=IF([.X18]&gt;0;TRUNC([.R18]+[.Q19]*800);[.R18])" office:value-type="float" office:value="12345">
            <text:p>12345</text:p>
          </table:table-cell>
          <table:table-cell table:formula="of:=((([.Q19]*[.Q19]*10000)/256*[.$B$5]+[.$B$6]*256)*[.Q19]*100+[.R19]*[.$B$7])/256/256+0" office:value-type="float" office:value="19.7543334960938">
            <text:p>19,75</text:p>
          </table:table-cell>
          <table:table-cell table:formula="of:=IF([.S19]&gt;10;10;IF([.S19]&lt;-10;-10;IF([.S19]&gt;=[.T18];TRUNC([.S19]+1/4);TRUNC([.S19]+3/4))))" office:value-type="float" office:value="10">
            <text:p>10</text:p>
          </table:table-cell>
          <table:table-cell table:formula="of:=IF([.T19]&gt;[.T18];[.T19]-[.$U$3];[.T19]+[.$U$3])-[.$Y$4]" office:value-type="float" office:value="5.82">
            <text:p>5,82</text:p>
          </table:table-cell>
          <table:table-cell table:formula="of:=IF([.U19]&gt;0;IF([.U19]&gt;3;3*0.25;[.U19]*0.25);IF([.U19]&lt;-3;-3*0.16;[.U19]*0.16))/3" office:value-type="float" office:value="0.25">
            <text:p>0,25</text:p>
          </table:table-cell>
          <table:table-cell table:formula="of:=IF([.T19]=[.T18];[.W18];IF([.T19]&gt;[.T18];1;0))" office:value-type="float" office:value="0">
            <text:p>0</text:p>
          </table:table-cell>
          <table:table-cell table:formula="of:=IF(ABS([.T18])&lt;10;IF(OR(AND([.P19]&gt;[.P18];[.T18]&gt;=[.P12]);AND([.P19]&lt;[.P18];[.T18]&lt;=[.P1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399999999999999">
            <text:p>-0,4</text:p>
          </table:table-cell>
          <table:table-cell table:formula="of:=(([.I20]*[.I20]*10000)/256*[.$B$5]+[.$B$6]*256)*[.I20]*100/256/256" office:value-type="float" office:value="-1.33392333984375">
            <text:p>-1,3339233398</text:p>
          </table:table-cell>
          <table:table-cell table:formula="of:=[.K19]+[.$B$8]*5/60" office:value-type="float" office:value="64">
            <text:p>64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19]" office:value-type="float" office:value="21">
            <text:p>21,00</text:p>
          </table:table-cell>
          <table:table-cell table:formula="of:=[.P19]+([.V19]*1+[.V18]*2+[.V17]*3+[.V16]*3+[.V15]*2+[.V14]*1+[.V13]*1+[.V12]*1)/14+RAND()*0.08-0.08/2+[.N20]" office:value-type="float" office:value="19.5518106526223">
            <text:p>19,5518106526</text:p>
          </table:table-cell>
          <table:table-cell table:formula="of:=ROUND(([.O20]-[.P20])*12)/12" office:value-type="float" office:value="1.41666666666667">
            <text:p>1,42</text:p>
          </table:table-cell>
          <table:table-cell table:formula="of:=IF([.X19]&gt;0;TRUNC([.R19]+[.Q20]*800);[.R19])" office:value-type="float" office:value="12345">
            <text:p>12345</text:p>
          </table:table-cell>
          <table:table-cell table:formula="of:=((([.Q20]*[.Q20]*10000)/256*[.$B$5]+[.$B$6]*256)*[.Q20]*100+[.R20]*[.$B$7])/256/256+0" office:value-type="float" office:value="11.1692560822875">
            <text:p>11,17</text:p>
          </table:table-cell>
          <table:table-cell table:formula="of:=IF([.S20]&gt;10;10;IF([.S20]&lt;-10;-10;IF([.S20]&gt;=[.T19];TRUNC([.S20]+1/4);TRUNC([.S20]+3/4))))" office:value-type="float" office:value="10">
            <text:p>10</text:p>
          </table:table-cell>
          <table:table-cell table:formula="of:=IF([.T20]&gt;[.T19];[.T20]-[.$U$3];[.T20]+[.$U$3])-[.$Y$4]" office:value-type="float" office:value="5.82">
            <text:p>5,82</text:p>
          </table:table-cell>
          <table:table-cell table:formula="of:=IF([.U20]&gt;0;IF([.U20]&gt;3;3*0.25;[.U20]*0.25);IF([.U20]&lt;-3;-3*0.16;[.U20]*0.16))/3" office:value-type="float" office:value="0.25">
            <text:p>0,25</text:p>
          </table:table-cell>
          <table:table-cell table:formula="of:=IF([.T20]=[.T19];[.W19];IF([.T20]&gt;[.T19];1;0))" office:value-type="float" office:value="0">
            <text:p>0</text:p>
          </table:table-cell>
          <table:table-cell table:formula="of:=IF(ABS([.T19])&lt;10;IF(OR(AND([.P20]&gt;[.P19];[.T19]&gt;=[.P13]);AND([.P20]&lt;[.P19];[.T19]&lt;=[.P1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299999999999998">
            <text:p>-0,3</text:p>
          </table:table-cell>
          <table:table-cell table:formula="of:=(([.I21]*[.I21]*10000)/256*[.$B$5]+[.$B$6]*256)*[.I21]*100/256/256" office:value-type="float" office:value="-0.972905158996575">
            <text:p>-0,972905159</text:p>
          </table:table-cell>
          <table:table-cell table:formula="of:=[.K20]+[.$B$8]*5/60" office:value-type="float" office:value="68">
            <text:p>68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20]" office:value-type="float" office:value="21">
            <text:p>21,00</text:p>
          </table:table-cell>
          <table:table-cell table:formula="of:=[.P20]+([.V20]*1+[.V19]*2+[.V18]*3+[.V17]*3+[.V16]*2+[.V15]*1+[.V14]*1+[.V13]*1)/14+RAND()*0.08-0.08/2+[.N21]" office:value-type="float" office:value="20.1284126097423">
            <text:p>20,1284126097</text:p>
          </table:table-cell>
          <table:table-cell table:formula="of:=ROUND(([.O21]-[.P21])*12)/12" office:value-type="float" office:value="0.833333333333333">
            <text:p>0,83</text:p>
          </table:table-cell>
          <table:table-cell table:formula="of:=IF([.X20]&gt;0;TRUNC([.R20]+[.Q21]*800);[.R20])" office:value-type="float" office:value="12345">
            <text:p>12345</text:p>
          </table:table-cell>
          <table:table-cell table:formula="of:=((([.Q21]*[.Q21]*10000)/256*[.$B$5]+[.$B$6]*256)*[.Q21]*100+[.R21]*[.$B$7])/256/256+0" office:value-type="float" office:value="6.37693811345983">
            <text:p>6,38</text:p>
          </table:table-cell>
          <table:table-cell table:formula="of:=IF([.S21]&gt;10;10;IF([.S21]&lt;-10;-10;IF([.S21]&gt;=[.T20];TRUNC([.S21]+1/4);TRUNC([.S21]+3/4))))" office:value-type="float" office:value="7">
            <text:p>7</text:p>
          </table:table-cell>
          <table:table-cell table:formula="of:=IF([.T21]&gt;[.T20];[.T21]-[.$U$3];[.T21]+[.$U$3])-[.$Y$4]" office:value-type="float" office:value="2.82">
            <text:p>2,82</text:p>
          </table:table-cell>
          <table:table-cell table:formula="of:=IF([.U21]&gt;0;IF([.U21]&gt;3;3*0.25;[.U21]*0.25);IF([.U21]&lt;-3;-3*0.16;[.U21]*0.16))/3" office:value-type="float" office:value="0.235">
            <text:p>0,235</text:p>
          </table:table-cell>
          <table:table-cell table:formula="of:=IF([.T21]=[.T20];[.W20];IF([.T21]&gt;[.T20];1;0))" office:value-type="float" office:value="0">
            <text:p>0</text:p>
          </table:table-cell>
          <table:table-cell table:formula="of:=IF(ABS([.T20])&lt;10;IF(OR(AND([.P21]&gt;[.P20];[.T20]&gt;=[.P14]);AND([.P21]&lt;[.P20];[.T20]&lt;=[.P1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199999999999998">
            <text:p>-0,2</text:p>
          </table:table-cell>
          <table:table-cell table:formula="of:=(([.I22]*[.I22]*10000)/256*[.$B$5]+[.$B$6]*256)*[.I22]*100/256/256" office:value-type="float" office:value="-0.635490417480462">
            <text:p>-0,6354904175</text:p>
          </table:table-cell>
          <table:table-cell table:formula="of:=[.K21]+[.$B$8]*5/60" office:value-type="float" office:value="72">
            <text:p>72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21]" office:value-type="float" office:value="21">
            <text:p>21,00</text:p>
          </table:table-cell>
          <table:table-cell table:formula="of:=[.P21]+([.V21]*1+[.V20]*2+[.V19]*3+[.V18]*3+[.V17]*2+[.V16]*1+[.V15]*1+[.V14]*1)/14+RAND()*0.08-0.08/2+[.N22]" office:value-type="float" office:value="20.7101674338623">
            <text:p>20,7101674339</text:p>
          </table:table-cell>
          <table:table-cell table:formula="of:=ROUND(([.O22]-[.P22])*12)/12" office:value-type="float" office:value="0.25">
            <text:p>0,25</text:p>
          </table:table-cell>
          <table:table-cell table:formula="of:=IF([.X21]&gt;0;TRUNC([.R21]+[.Q22]*800);[.R21])" office:value-type="float" office:value="12345">
            <text:p>12345</text:p>
          </table:table-cell>
          <table:table-cell table:formula="of:=((([.Q22]*[.Q22]*10000)/256*[.$B$5]+[.$B$6]*256)*[.Q22]*100+[.R22]*[.$B$7])/256/256+0" office:value-type="float" office:value="3.81565511226654">
            <text:p>3,82</text:p>
          </table:table-cell>
          <table:table-cell table:formula="of:=IF([.S22]&gt;10;10;IF([.S22]&lt;-10;-10;IF([.S22]&gt;=[.T21];TRUNC([.S22]+1/4);TRUNC([.S22]+3/4))))" office:value-type="float" office:value="4">
            <text:p>4</text:p>
          </table:table-cell>
          <table:table-cell table:formula="of:=IF([.T22]&gt;[.T21];[.T22]-[.$U$3];[.T22]+[.$U$3])-[.$Y$4]" office:value-type="float" office:value="-0.180000000000001">
            <text:p>-0,18</text:p>
          </table:table-cell>
          <table:table-cell table:formula="of:=IF([.U22]&gt;0;IF([.U22]&gt;3;3*0.25;[.U22]*0.25);IF([.U22]&lt;-3;-3*0.16;[.U22]*0.16))/3" office:value-type="float" office:value="-0.00960000000000003">
            <text:p>-0,0096</text:p>
          </table:table-cell>
          <table:table-cell table:formula="of:=IF([.T22]=[.T21];[.W21];IF([.T22]&gt;[.T21];1;0))" office:value-type="float" office:value="0">
            <text:p>0</text:p>
          </table:table-cell>
          <table:table-cell table:formula="of:=IF(ABS([.T21])&lt;10;IF(OR(AND([.P22]&gt;[.P21];[.T21]&gt;=[.P15]);AND([.P22]&lt;[.P21];[.T21]&lt;=[.P1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0999999999999983">
            <text:p>-0,1</text:p>
          </table:table-cell>
          <table:table-cell table:formula="of:=(([.I23]*[.I23]*10000)/256*[.$B$5]+[.$B$6]*256)*[.I23]*100/256/256" office:value-type="float" office:value="-0.313811302185053">
            <text:p>-0,3138113022</text:p>
          </table:table-cell>
          <table:table-cell table:formula="of:=[.K22]+[.$B$8]*5/60" office:value-type="float" office:value="76">
            <text:p>76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22]" office:value-type="float" office:value="21">
            <text:p>21,00</text:p>
          </table:table-cell>
          <table:table-cell table:formula="of:=[.P22]+([.V22]*1+[.V21]*2+[.V20]*3+[.V19]*3+[.V18]*2+[.V17]*1+[.V16]*1+[.V15]*1)/14+RAND()*0.08-0.08/2+[.N23]" office:value-type="float" office:value="21.2451766698368">
            <text:p>21,2451766698</text:p>
          </table:table-cell>
          <table:table-cell table:formula="of:=ROUND(([.O23]-[.P23])*12)/12" office:value-type="float" office:value="-0.25">
            <text:p>-0,25</text:p>
          </table:table-cell>
          <table:table-cell table:formula="of:=IF([.X22]&gt;0;TRUNC([.R22]+[.Q23]*800);[.R22])" office:value-type="float" office:value="12345">
            <text:p>12345</text:p>
          </table:table-cell>
          <table:table-cell table:formula="of:=((([.Q23]*[.Q23]*10000)/256*[.$B$5]+[.$B$6]*256)*[.Q23]*100+[.R23]*[.$B$7])/256/256+0" office:value-type="float" office:value="2.21217691898346">
            <text:p>2,21</text:p>
          </table:table-cell>
          <table:table-cell table:formula="of:=IF([.S23]&gt;10;10;IF([.S23]&lt;-10;-10;IF([.S23]&gt;=[.T22];TRUNC([.S23]+1/4);TRUNC([.S23]+3/4))))" office:value-type="float" office:value="2">
            <text:p>2</text:p>
          </table:table-cell>
          <table:table-cell table:formula="of:=IF([.T23]&gt;[.T22];[.T23]-[.$U$3];[.T23]+[.$U$3])-[.$Y$4]" office:value-type="float" office:value="-2.18">
            <text:p>-2,18</text:p>
          </table:table-cell>
          <table:table-cell table:formula="of:=IF([.U23]&gt;0;IF([.U23]&gt;3;3*0.25;[.U23]*0.25);IF([.U23]&lt;-3;-3*0.16;[.U23]*0.16))/3" office:value-type="float" office:value="-0.116266666666667">
            <text:p>-0,1162666667</text:p>
          </table:table-cell>
          <table:table-cell table:formula="of:=IF([.T23]=[.T22];[.W22];IF([.T23]&gt;[.T22];1;0))" office:value-type="float" office:value="0">
            <text:p>0</text:p>
          </table:table-cell>
          <table:table-cell table:formula="of:=IF(ABS([.T22])&lt;10;IF(OR(AND([.P23]&gt;[.P22];[.T22]&gt;=[.P16]);AND([.P23]&lt;[.P22];[.T22]&lt;=[.P1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77635683940025E-015">
            <text:p>0</text:p>
          </table:table-cell>
          <table:table-cell table:formula="of:=(([.I24]*[.I24]*10000)/256*[.$B$5]+[.$B$6]*256)*[.I24]*100/256/256" office:value-type="float" office:value="5.55111512312578E-015">
            <text:p>0</text:p>
          </table:table-cell>
          <table:table-cell table:formula="of:=[.K23]+[.$B$8]*5/60" office:value-type="float" office:value="80">
            <text:p>80</text:p>
          </table:table-cell>
          <table:table-cell table:style-name="ce7" table:number-columns-repeated="2"/>
          <table:table-cell office:value-type="float" office:value="0.2">
            <text:p>0,20</text:p>
          </table:table-cell>
          <table:table-cell table:formula="of:=[.O23]" office:value-type="float" office:value="21">
            <text:p>21,00</text:p>
          </table:table-cell>
          <table:table-cell table:formula="of:=[.P23]+([.V23]*1+[.V22]*2+[.V21]*3+[.V20]*3+[.V19]*2+[.V18]*1+[.V17]*1+[.V16]*1)/14+RAND()*0.08-0.08/2+[.N24]" office:value-type="float" office:value="21.6176083019629">
            <text:p>21,617608302</text:p>
          </table:table-cell>
          <table:table-cell table:formula="of:=ROUND(([.O24]-[.P24])*12)/12" office:value-type="float" office:value="-0.583333333333333">
            <text:p>-0,58</text:p>
          </table:table-cell>
          <table:table-cell table:formula="of:=IF([.X23]&gt;0;TRUNC([.R23]+[.Q24]*800);[.R23])" office:value-type="float" office:value="12345">
            <text:p>12345</text:p>
          </table:table-cell>
          <table:table-cell table:formula="of:=((([.Q24]*[.Q24]*10000)/256*[.$B$5]+[.$B$6]*256)*[.Q24]*100+[.R24]*[.$B$7])/256/256+0" office:value-type="float" office:value="0.930711936067651">
            <text:p>0,93</text:p>
          </table:table-cell>
          <table:table-cell table:formula="of:=IF([.S24]&gt;10;10;IF([.S24]&lt;-10;-10;IF([.S24]&gt;=[.T23];TRUNC([.S24]+1/4);TRUNC([.S24]+3/4))))" office:value-type="float" office:value="1">
            <text:p>1</text:p>
          </table:table-cell>
          <table:table-cell table:formula="of:=IF([.T24]&gt;[.T23];[.T24]-[.$U$3];[.T24]+[.$U$3])-[.$Y$4]" office:value-type="float" office:value="-3.18">
            <text:p>-3,18</text:p>
          </table:table-cell>
          <table:table-cell table:formula="of:=IF([.U24]&gt;0;IF([.U24]&gt;3;3*0.25;[.U24]*0.25);IF([.U24]&lt;-3;-3*0.16;[.U24]*0.16))/3" office:value-type="float" office:value="-0.16">
            <text:p>-0,16</text:p>
          </table:table-cell>
          <table:table-cell table:formula="of:=IF([.T24]=[.T23];[.W23];IF([.T24]&gt;[.T23];1;0))" office:value-type="float" office:value="0">
            <text:p>0</text:p>
          </table:table-cell>
          <table:table-cell table:formula="of:=IF(ABS([.T23])&lt;10;IF(OR(AND([.P24]&gt;[.P23];[.T23]&gt;=[.P17]);AND([.P24]&lt;[.P23];[.T23]&lt;=[.P1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100000000000002">
            <text:p>0,1</text:p>
          </table:table-cell>
          <table:table-cell table:formula="of:=(([.I25]*[.I25]*10000)/256*[.$B$5]+[.$B$6]*256)*[.I25]*100/256/256" office:value-type="float" office:value="0.313811302185065">
            <text:p>0,3138113022</text:p>
          </table:table-cell>
          <table:table-cell table:formula="of:=[.K24]+[.$B$8]*5/60" office:value-type="float" office:value="84">
            <text:p>84</text:p>
          </table:table-cell>
          <table:table-cell table:style-name="ce7" table:number-columns-repeated="2"/>
          <table:table-cell office:value-type="float" office:value="0.1">
            <text:p>0,10</text:p>
          </table:table-cell>
          <table:table-cell table:formula="of:=[.O24]" office:value-type="float" office:value="21">
            <text:p>21,00</text:p>
          </table:table-cell>
          <table:table-cell table:formula="of:=[.P24]+([.V24]*1+[.V23]*2+[.V22]*3+[.V21]*3+[.V20]*2+[.V19]*1+[.V18]*1+[.V17]*1)/14+RAND()*0.08-0.08/2+[.N25]" office:value-type="float" office:value="21.8074372869342">
            <text:p>21,8074372869</text:p>
          </table:table-cell>
          <table:table-cell table:formula="of:=ROUND(([.O25]-[.P25])*12)/12" office:value-type="float" office:value="-0.833333333333333">
            <text:p>-0,83</text:p>
          </table:table-cell>
          <table:table-cell table:formula="of:=IF([.X24]&gt;0;TRUNC([.R24]+[.Q25]*800);[.R24])" office:value-type="float" office:value="12345">
            <text:p>12345</text:p>
          </table:table-cell>
          <table:table-cell table:formula="of:=((([.Q25]*[.Q25]*10000)/256*[.$B$5]+[.$B$6]*256)*[.Q25]*100+[.R25]*[.$B$7])/256/256+0" office:value-type="float" office:value="-0.349106082209834">
            <text:p>-0,35</text:p>
          </table:table-cell>
          <table:table-cell table:formula="of:=IF([.S25]&gt;10;10;IF([.S25]&lt;-10;-10;IF([.S25]&gt;=[.T24];TRUNC([.S25]+1/4);TRUNC([.S25]+3/4))))" office:value-type="float" office:value="0">
            <text:p>0</text:p>
          </table:table-cell>
          <table:table-cell table:formula="of:=IF([.T25]&gt;[.T24];[.T25]-[.$U$3];[.T25]+[.$U$3])-[.$Y$4]" office:value-type="float" office:value="-4.18">
            <text:p>-4,18</text:p>
          </table:table-cell>
          <table:table-cell table:formula="of:=IF([.U25]&gt;0;IF([.U25]&gt;3;3*0.25;[.U25]*0.25);IF([.U25]&lt;-3;-3*0.16;[.U25]*0.16))/3" office:value-type="float" office:value="-0.16">
            <text:p>-0,16</text:p>
          </table:table-cell>
          <table:table-cell table:formula="of:=IF([.T25]=[.T24];[.W24];IF([.T25]&gt;[.T24];1;0))" office:value-type="float" office:value="0">
            <text:p>0</text:p>
          </table:table-cell>
          <table:table-cell table:formula="of:=IF(ABS([.T24])&lt;10;IF(OR(AND([.P25]&gt;[.P24];[.T24]&gt;=[.P18]);AND([.P25]&lt;[.P24];[.T24]&lt;=[.P1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200000000000002">
            <text:p>0,2</text:p>
          </table:table-cell>
          <table:table-cell table:formula="of:=(([.I26]*[.I26]*10000)/256*[.$B$5]+[.$B$6]*256)*[.I26]*100/256/256" office:value-type="float" office:value="0.635490417480475">
            <text:p>0,6354904175</text:p>
          </table:table-cell>
          <table:table-cell table:formula="of:=[.K25]+[.$B$8]*5/60" office:value-type="float" office:value="88">
            <text:p>88</text:p>
          </table:table-cell>
          <table:table-cell table:style-name="ce7" table:number-columns-repeated="2"/>
          <table:table-cell/>
          <table:table-cell table:formula="of:=[.O25]" office:value-type="float" office:value="21">
            <text:p>21,00</text:p>
          </table:table-cell>
          <table:table-cell table:formula="of:=[.P25]+([.V25]*1+[.V24]*2+[.V23]*3+[.V22]*3+[.V21]*2+[.V20]*1+[.V19]*1+[.V18]*1)/14+RAND()*0.08-0.08/2+[.N26]" office:value-type="float" office:value="21.86357581216">
            <text:p>21,8635758122</text:p>
          </table:table-cell>
          <table:table-cell table:formula="of:=ROUND(([.O26]-[.P26])*12)/12" office:value-type="float" office:value="-0.833333333333333">
            <text:p>-0,83</text:p>
          </table:table-cell>
          <table:table-cell table:formula="of:=IF([.X25]&gt;0;TRUNC([.R25]+[.Q26]*800);[.R25])" office:value-type="float" office:value="12345">
            <text:p>12345</text:p>
          </table:table-cell>
          <table:table-cell table:formula="of:=((([.Q26]*[.Q26]*10000)/256*[.$B$5]+[.$B$6]*256)*[.Q26]*100+[.R26]*[.$B$7])/256/256+0" office:value-type="float" office:value="-0.349106082209834">
            <text:p>-0,35</text:p>
          </table:table-cell>
          <table:table-cell table:formula="of:=IF([.S26]&gt;10;10;IF([.S26]&lt;-10;-10;IF([.S26]&gt;=[.T25];TRUNC([.S26]+1/4);TRUNC([.S26]+3/4))))" office:value-type="float" office:value="0">
            <text:p>0</text:p>
          </table:table-cell>
          <table:table-cell table:formula="of:=IF([.T26]&gt;[.T25];[.T26]-[.$U$3];[.T26]+[.$U$3])-[.$Y$4]" office:value-type="float" office:value="-4.18">
            <text:p>-4,18</text:p>
          </table:table-cell>
          <table:table-cell table:formula="of:=IF([.U26]&gt;0;IF([.U26]&gt;3;3*0.25;[.U26]*0.25);IF([.U26]&lt;-3;-3*0.16;[.U26]*0.16))/3" office:value-type="float" office:value="-0.16">
            <text:p>-0,16</text:p>
          </table:table-cell>
          <table:table-cell table:formula="of:=IF([.T26]=[.T25];[.W25];IF([.T26]&gt;[.T25];1;0))" office:value-type="float" office:value="0">
            <text:p>0</text:p>
          </table:table-cell>
          <table:table-cell table:formula="of:=IF(ABS([.T25])&lt;10;IF(OR(AND([.P26]&gt;[.P25];[.T25]&gt;=[.P19]);AND([.P26]&lt;[.P25];[.T25]&lt;=[.P1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300000000000002">
            <text:p>0,3</text:p>
          </table:table-cell>
          <table:table-cell table:formula="of:=(([.I27]*[.I27]*10000)/256*[.$B$5]+[.$B$6]*256)*[.I27]*100/256/256" office:value-type="float" office:value="0.972905158996589">
            <text:p>0,972905159</text:p>
          </table:table-cell>
          <table:table-cell table:formula="of:=[.K26]+[.$B$8]*5/60" office:value-type="float" office:value="92">
            <text:p>92</text:p>
          </table:table-cell>
          <table:table-cell table:style-name="ce7" table:number-columns-repeated="2"/>
          <table:table-cell/>
          <table:table-cell table:formula="of:=[.O26]" office:value-type="float" office:value="21">
            <text:p>21,00</text:p>
          </table:table-cell>
          <table:table-cell table:formula="of:=[.P26]+([.V26]*1+[.V25]*2+[.V24]*3+[.V23]*3+[.V22]*2+[.V21]*1+[.V20]*1+[.V19]*1)/14+RAND()*0.08-0.08/2+[.N27]" office:value-type="float" office:value="21.8002891549097">
            <text:p>21,8002891549</text:p>
          </table:table-cell>
          <table:table-cell table:formula="of:=ROUND(([.O27]-[.P27])*12)/12" office:value-type="float" office:value="-0.833333333333333">
            <text:p>-0,83</text:p>
          </table:table-cell>
          <table:table-cell table:formula="of:=IF([.X26]&gt;0;TRUNC([.R26]+[.Q27]*800);[.R26])" office:value-type="float" office:value="12345">
            <text:p>12345</text:p>
          </table:table-cell>
          <table:table-cell table:formula="of:=((([.Q27]*[.Q27]*10000)/256*[.$B$5]+[.$B$6]*256)*[.Q27]*100+[.R27]*[.$B$7])/256/256+0" office:value-type="float" office:value="-0.349106082209834">
            <text:p>-0,35</text:p>
          </table:table-cell>
          <table:table-cell table:formula="of:=IF([.S27]&gt;10;10;IF([.S27]&lt;-10;-10;IF([.S27]&gt;=[.T26];TRUNC([.S27]+1/4);TRUNC([.S27]+3/4))))" office:value-type="float" office:value="0">
            <text:p>0</text:p>
          </table:table-cell>
          <table:table-cell table:formula="of:=IF([.T27]&gt;[.T26];[.T27]-[.$U$3];[.T27]+[.$U$3])-[.$Y$4]" office:value-type="float" office:value="-4.18">
            <text:p>-4,18</text:p>
          </table:table-cell>
          <table:table-cell table:formula="of:=IF([.U27]&gt;0;IF([.U27]&gt;3;3*0.25;[.U27]*0.25);IF([.U27]&lt;-3;-3*0.16;[.U27]*0.16))/3" office:value-type="float" office:value="-0.16">
            <text:p>-0,16</text:p>
          </table:table-cell>
          <table:table-cell table:formula="of:=IF([.T27]=[.T26];[.W26];IF([.T27]&gt;[.T26];1;0))" office:value-type="float" office:value="0">
            <text:p>0</text:p>
          </table:table-cell>
          <table:table-cell table:formula="of:=IF(ABS([.T26])&lt;10;IF(OR(AND([.P27]&gt;[.P26];[.T26]&gt;=[.P20]);AND([.P27]&lt;[.P26];[.T26]&lt;=[.P2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400000000000002">
            <text:p>0,4</text:p>
          </table:table-cell>
          <table:table-cell table:formula="of:=(([.I28]*[.I28]*10000)/256*[.$B$5]+[.$B$6]*256)*[.I28]*100/256/256" office:value-type="float" office:value="1.33392333984376">
            <text:p>1,3339233398</text:p>
          </table:table-cell>
          <table:table-cell table:formula="of:=[.K27]+[.$B$8]*5/60" office:value-type="float" office:value="96">
            <text:p>96</text:p>
          </table:table-cell>
          <table:table-cell table:style-name="ce7" table:number-columns-repeated="2"/>
          <table:table-cell/>
          <table:table-cell table:formula="of:=[.O27]" office:value-type="float" office:value="21">
            <text:p>21,00</text:p>
          </table:table-cell>
          <table:table-cell table:formula="of:=[.P27]+([.V27]*1+[.V26]*2+[.V25]*3+[.V24]*3+[.V23]*2+[.V22]*1+[.V21]*1+[.V20]*1)/14+RAND()*0.08-0.08/2+[.N28]" office:value-type="float" office:value="21.6897339818399">
            <text:p>21,6897339818</text:p>
          </table:table-cell>
          <table:table-cell table:formula="of:=ROUND(([.O28]-[.P28])*12)/12" office:value-type="float" office:value="-0.666666666666667">
            <text:p>-0,67</text:p>
          </table:table-cell>
          <table:table-cell table:formula="of:=IF([.X27]&gt;0;TRUNC([.R27]+[.Q28]*800);[.R27])" office:value-type="float" office:value="11811">
            <text:p>11811</text:p>
          </table:table-cell>
          <table:table-cell table:formula="of:=((([.Q28]*[.Q28]*10000)/256*[.$B$5]+[.$B$6]*256)*[.Q28]*100+[.R28]*[.$B$7])/256/256+0" office:value-type="float" office:value="0.411677607783565">
            <text:p>0,41</text:p>
          </table:table-cell>
          <table:table-cell table:formula="of:=IF([.S28]&gt;10;10;IF([.S28]&lt;-10;-10;IF([.S28]&gt;=[.T27];TRUNC([.S28]+1/4);TRUNC([.S28]+3/4))))" office:value-type="float" office:value="0">
            <text:p>0</text:p>
          </table:table-cell>
          <table:table-cell table:formula="of:=IF([.T28]&gt;[.T27];[.T28]-[.$U$3];[.T28]+[.$U$3])-[.$Y$4]" office:value-type="float" office:value="-4.18">
            <text:p>-4,18</text:p>
          </table:table-cell>
          <table:table-cell table:formula="of:=IF([.U28]&gt;0;IF([.U28]&gt;3;3*0.25;[.U28]*0.25);IF([.U28]&lt;-3;-3*0.16;[.U28]*0.16))/3" office:value-type="float" office:value="-0.16">
            <text:p>-0,16</text:p>
          </table:table-cell>
          <table:table-cell table:formula="of:=IF([.T28]=[.T27];[.W27];IF([.T28]&gt;[.T27];1;0))" office:value-type="float" office:value="0">
            <text:p>0</text:p>
          </table:table-cell>
          <table:table-cell table:formula="of:=IF(ABS([.T27])&lt;10;IF(OR(AND([.P28]&gt;[.P27];[.T27]&gt;=[.P21]);AND([.P28]&lt;[.P27];[.T27]&lt;=[.P2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500000000000002">
            <text:p>0,5</text:p>
          </table:table-cell>
          <table:table-cell table:formula="of:=(([.I29]*[.I29]*10000)/256*[.$B$5]+[.$B$6]*256)*[.I29]*100/256/256" office:value-type="float" office:value="1.72641277313233">
            <text:p>1,7264127731</text:p>
          </table:table-cell>
          <table:table-cell table:formula="of:=[.K28]+[.$B$8]*5/60" office:value-type="float" office:value="100">
            <text:p>100</text:p>
          </table:table-cell>
          <table:table-cell table:style-name="ce7" table:number-columns-repeated="2"/>
          <table:table-cell/>
          <table:table-cell table:formula="of:=[.O28]" office:value-type="float" office:value="21">
            <text:p>21,00</text:p>
          </table:table-cell>
          <table:table-cell table:formula="of:=[.P28]+([.V28]*1+[.V27]*2+[.V26]*3+[.V25]*3+[.V24]*2+[.V23]*1+[.V22]*1+[.V21]*1)/14+RAND()*0.08-0.08/2+[.N29]" office:value-type="float" office:value="21.5686876308738">
            <text:p>21,5686876309</text:p>
          </table:table-cell>
          <table:table-cell table:formula="of:=ROUND(([.O29]-[.P29])*12)/12" office:value-type="float" office:value="-0.583333333333333">
            <text:p>-0,58</text:p>
          </table:table-cell>
          <table:table-cell table:formula="of:=IF([.X28]&gt;0;TRUNC([.R28]+[.Q29]*800);[.R28])" office:value-type="float" office:value="11344">
            <text:p>11344</text:p>
          </table:table-cell>
          <table:table-cell table:formula="of:=((([.Q29]*[.Q29]*10000)/256*[.$B$5]+[.$B$6]*256)*[.Q29]*100+[.R29]*[.$B$7])/256/256+0" office:value-type="float" office:value="0.686327170442651">
            <text:p>0,69</text:p>
          </table:table-cell>
          <table:table-cell table:formula="of:=IF([.S29]&gt;10;10;IF([.S29]&lt;-10;-10;IF([.S29]&gt;=[.T28];TRUNC([.S29]+1/4);TRUNC([.S29]+3/4))))" office:value-type="float" office:value="0">
            <text:p>0</text:p>
          </table:table-cell>
          <table:table-cell table:formula="of:=IF([.T29]&gt;[.T28];[.T29]-[.$U$3];[.T29]+[.$U$3])-[.$Y$4]" office:value-type="float" office:value="-4.18">
            <text:p>-4,18</text:p>
          </table:table-cell>
          <table:table-cell table:formula="of:=IF([.U29]&gt;0;IF([.U29]&gt;3;3*0.25;[.U29]*0.25);IF([.U29]&lt;-3;-3*0.16;[.U29]*0.16))/3" office:value-type="float" office:value="-0.16">
            <text:p>-0,16</text:p>
          </table:table-cell>
          <table:table-cell table:formula="of:=IF([.T29]=[.T28];[.W28];IF([.T29]&gt;[.T28];1;0))" office:value-type="float" office:value="0">
            <text:p>0</text:p>
          </table:table-cell>
          <table:table-cell table:formula="of:=IF(ABS([.T28])&lt;10;IF(OR(AND([.P29]&gt;[.P28];[.T28]&gt;=[.P22]);AND([.P29]&lt;[.P28];[.T28]&lt;=[.P2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600000000000002">
            <text:p>0,6</text:p>
          </table:table-cell>
          <table:table-cell table:formula="of:=(([.I30]*[.I30]*10000)/256*[.$B$5]+[.$B$6]*256)*[.I30]*100/256/256" office:value-type="float" office:value="2.15824127197267">
            <text:p>2,158241272</text:p>
          </table:table-cell>
          <table:table-cell table:formula="of:=[.K29]+[.$B$8]*5/60" office:value-type="float" office:value="104">
            <text:p>104</text:p>
          </table:table-cell>
          <table:table-cell table:style-name="ce7" table:number-columns-repeated="2"/>
          <table:table-cell/>
          <table:table-cell table:formula="of:=[.O29]" office:value-type="float" office:value="21">
            <text:p>21,00</text:p>
          </table:table-cell>
          <table:table-cell table:formula="of:=[.P29]+([.V29]*1+[.V28]*2+[.V27]*3+[.V26]*3+[.V25]*2+[.V24]*1+[.V23]*1+[.V22]*1)/14+RAND()*0.08-0.08/2+[.N30]" office:value-type="float" office:value="21.428886250686">
            <text:p>21,4288862507</text:p>
          </table:table-cell>
          <table:table-cell table:formula="of:=ROUND(([.O30]-[.P30])*12)/12" office:value-type="float" office:value="-0.416666666666667">
            <text:p>-0,42</text:p>
          </table:table-cell>
          <table:table-cell table:formula="of:=IF([.X29]&gt;0;TRUNC([.R29]+[.Q30]*800);[.R29])" office:value-type="float" office:value="11010">
            <text:p>11010</text:p>
          </table:table-cell>
          <table:table-cell table:formula="of:=((([.Q30]*[.Q30]*10000)/256*[.$B$5]+[.$B$6]*256)*[.Q30]*100+[.R30]*[.$B$7])/256/256+0" office:value-type="float" office:value="1.29104801902065">
            <text:p>1,29</text:p>
          </table:table-cell>
          <table:table-cell table:formula="of:=IF([.S30]&gt;10;10;IF([.S30]&lt;-10;-10;IF([.S30]&gt;=[.T29];TRUNC([.S30]+1/4);TRUNC([.S30]+3/4))))" office:value-type="float" office:value="1">
            <text:p>1</text:p>
          </table:table-cell>
          <table:table-cell table:formula="of:=IF([.T30]&gt;[.T29];[.T30]-[.$U$3];[.T30]+[.$U$3])-[.$Y$4]" office:value-type="float" office:value="-3.62">
            <text:p>-3,62</text:p>
          </table:table-cell>
          <table:table-cell table:formula="of:=IF([.U30]&gt;0;IF([.U30]&gt;3;3*0.25;[.U30]*0.25);IF([.U30]&lt;-3;-3*0.16;[.U30]*0.16))/3" office:value-type="float" office:value="-0.16">
            <text:p>-0,16</text:p>
          </table:table-cell>
          <table:table-cell table:formula="of:=IF([.T30]=[.T29];[.W29];IF([.T30]&gt;[.T29];1;0))" office:value-type="float" office:value="1">
            <text:p>1</text:p>
          </table:table-cell>
          <table:table-cell table:formula="of:=IF(ABS([.T29])&lt;10;IF(OR(AND([.P30]&gt;[.P29];[.T29]&gt;=[.P23]);AND([.P30]&lt;[.P29];[.T29]&lt;=[.P2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700000000000002">
            <text:p>0,7</text:p>
          </table:table-cell>
          <table:table-cell table:formula="of:=(([.I31]*[.I31]*10000)/256*[.$B$5]+[.$B$6]*256)*[.I31]*100/256/256" office:value-type="float" office:value="2.63727664947511">
            <text:p>2,6372766495</text:p>
          </table:table-cell>
          <table:table-cell table:formula="of:=[.K30]+[.$B$8]*5/60" office:value-type="float" office:value="108">
            <text:p>108</text:p>
          </table:table-cell>
          <table:table-cell table:style-name="ce7" table:number-columns-repeated="2"/>
          <table:table-cell/>
          <table:table-cell table:formula="of:=[.O30]" office:value-type="float" office:value="21">
            <text:p>21,00</text:p>
          </table:table-cell>
          <table:table-cell table:formula="of:=[.P30]+([.V30]*1+[.V29]*2+[.V28]*3+[.V27]*3+[.V26]*2+[.V25]*1+[.V24]*1+[.V23]*1)/14+RAND()*0.08-0.08/2+[.N31]" office:value-type="float" office:value="21.2632124701851">
            <text:p>21,2632124702</text:p>
          </table:table-cell>
          <table:table-cell table:formula="of:=ROUND(([.O31]-[.P31])*12)/12" office:value-type="float" office:value="-0.25">
            <text:p>-0,25</text:p>
          </table:table-cell>
          <table:table-cell table:formula="of:=IF([.X30]&gt;0;TRUNC([.R30]+[.Q31]*800);[.R30])" office:value-type="float" office:value="10810">
            <text:p>10810</text:p>
          </table:table-cell>
          <table:table-cell table:formula="of:=((([.Q31]*[.Q31]*10000)/256*[.$B$5]+[.$B$6]*256)*[.Q31]*100+[.R31]*[.$B$7])/256/256+0" office:value-type="float" office:value="1.83742105960846">
            <text:p>1,84</text:p>
          </table:table-cell>
          <table:table-cell table:formula="of:=IF([.S31]&gt;10;10;IF([.S31]&lt;-10;-10;IF([.S31]&gt;=[.T30];TRUNC([.S31]+1/4);TRUNC([.S31]+3/4))))" office:value-type="float" office:value="2">
            <text:p>2</text:p>
          </table:table-cell>
          <table:table-cell table:formula="of:=IF([.T31]&gt;[.T30];[.T31]-[.$U$3];[.T31]+[.$U$3])-[.$Y$4]" office:value-type="float" office:value="-2.62">
            <text:p>-2,62</text:p>
          </table:table-cell>
          <table:table-cell table:formula="of:=IF([.U31]&gt;0;IF([.U31]&gt;3;3*0.25;[.U31]*0.25);IF([.U31]&lt;-3;-3*0.16;[.U31]*0.16))/3" office:value-type="float" office:value="-0.139733333333333">
            <text:p>-0,1397333333</text:p>
          </table:table-cell>
          <table:table-cell table:formula="of:=IF([.T31]=[.T30];[.W30];IF([.T31]&gt;[.T30];1;0))" office:value-type="float" office:value="1">
            <text:p>1</text:p>
          </table:table-cell>
          <table:table-cell table:formula="of:=IF(ABS([.T30])&lt;10;IF(OR(AND([.P31]&gt;[.P30];[.T30]&gt;=[.P24]);AND([.P31]&lt;[.P30];[.T30]&lt;=[.P2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800000000000003">
            <text:p>0,8</text:p>
          </table:table-cell>
          <table:table-cell table:formula="of:=(([.I32]*[.I32]*10000)/256*[.$B$5]+[.$B$6]*256)*[.I32]*100/256/256" office:value-type="float" office:value="3.17138671875002">
            <text:p>3,1713867188</text:p>
          </table:table-cell>
          <table:table-cell table:formula="of:=[.K31]+[.$B$8]*5/60" office:value-type="float" office:value="112">
            <text:p>112</text:p>
          </table:table-cell>
          <table:table-cell table:style-name="ce7" table:number-columns-repeated="2"/>
          <table:table-cell/>
          <table:table-cell table:formula="of:=[.O31]" office:value-type="float" office:value="21">
            <text:p>21,00</text:p>
          </table:table-cell>
          <table:table-cell table:formula="of:=[.P31]+([.V31]*1+[.V30]*2+[.V29]*3+[.V28]*3+[.V27]*2+[.V26]*1+[.V25]*1+[.V24]*1)/14+RAND()*0.08-0.08/2+[.N32]" office:value-type="float" office:value="21.1434456841207">
            <text:p>21,1434456841</text:p>
          </table:table-cell>
          <table:table-cell table:formula="of:=ROUND(([.O32]-[.P32])*12)/12" office:value-type="float" office:value="-0.166666666666667">
            <text:p>-0,17</text:p>
          </table:table-cell>
          <table:table-cell table:formula="of:=IF([.X31]&gt;0;TRUNC([.R31]+[.Q32]*800);[.R31])" office:value-type="float" office:value="10676">
            <text:p>10676</text:p>
          </table:table-cell>
          <table:table-cell table:formula="of:=((([.Q32]*[.Q32]*10000)/256*[.$B$5]+[.$B$6]*256)*[.Q32]*100+[.R32]*[.$B$7])/256/256+0" office:value-type="float" office:value="2.07954113571732">
            <text:p>2,08</text:p>
          </table:table-cell>
          <table:table-cell table:formula="of:=IF([.S32]&gt;10;10;IF([.S32]&lt;-10;-10;IF([.S32]&gt;=[.T31];TRUNC([.S32]+1/4);TRUNC([.S32]+3/4))))" office:value-type="float" office:value="2">
            <text:p>2</text:p>
          </table:table-cell>
          <table:table-cell table:formula="of:=IF([.T32]&gt;[.T31];[.T32]-[.$U$3];[.T32]+[.$U$3])-[.$Y$4]" office:value-type="float" office:value="-2.18">
            <text:p>-2,18</text:p>
          </table:table-cell>
          <table:table-cell table:formula="of:=IF([.U32]&gt;0;IF([.U32]&gt;3;3*0.25;[.U32]*0.25);IF([.U32]&lt;-3;-3*0.16;[.U32]*0.16))/3" office:value-type="float" office:value="-0.116266666666667">
            <text:p>-0,1162666667</text:p>
          </table:table-cell>
          <table:table-cell table:formula="of:=IF([.T32]=[.T31];[.W31];IF([.T32]&gt;[.T31];1;0))" office:value-type="float" office:value="1">
            <text:p>1</text:p>
          </table:table-cell>
          <table:table-cell table:formula="of:=IF(ABS([.T31])&lt;10;IF(OR(AND([.P32]&gt;[.P31];[.T31]&gt;=[.P25]);AND([.P32]&lt;[.P31];[.T31]&lt;=[.P2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900000000000003">
            <text:p>0,9</text:p>
          </table:table-cell>
          <table:table-cell table:formula="of:=(([.I33]*[.I33]*10000)/256*[.$B$5]+[.$B$6]*256)*[.I33]*100/256/256" office:value-type="float" office:value="3.76843929290773">
            <text:p>3,7684392929</text:p>
          </table:table-cell>
          <table:table-cell table:formula="of:=[.K32]+[.$B$8]*5/60" office:value-type="float" office:value="116">
            <text:p>116</text:p>
          </table:table-cell>
          <table:table-cell table:style-name="ce7" table:number-columns-repeated="2"/>
          <table:table-cell/>
          <table:table-cell table:formula="of:=[.O32]" office:value-type="float" office:value="21">
            <text:p>21,00</text:p>
          </table:table-cell>
          <table:table-cell table:formula="of:=[.P32]+([.V32]*1+[.V31]*2+[.V30]*3+[.V29]*3+[.V28]*2+[.V27]*1+[.V26]*1+[.V25]*1)/14+RAND()*0.08-0.08/2+[.N33]" office:value-type="float" office:value="21.0147307784501">
            <text:p>21,0147307785</text:p>
          </table:table-cell>
          <table:table-cell table:formula="of:=ROUND(([.O33]-[.P33])*12)/12" office:value-type="float" office:value="-0">
            <text:p>0,00</text:p>
          </table:table-cell>
          <table:table-cell table:formula="of:=IF([.X32]&gt;0;TRUNC([.R32]+[.Q33]*800);[.R32])" office:value-type="float" office:value="10676">
            <text:p>10676</text:p>
          </table:table-cell>
          <table:table-cell table:formula="of:=((([.Q33]*[.Q33]*10000)/256*[.$B$5]+[.$B$6]*256)*[.Q33]*100+[.R33]*[.$B$7])/256/256+0" office:value-type="float" office:value="2.6064453125">
            <text:p>2,61</text:p>
          </table:table-cell>
          <table:table-cell table:formula="of:=IF([.S33]&gt;10;10;IF([.S33]&lt;-10;-10;IF([.S33]&gt;=[.T32];TRUNC([.S33]+1/4);TRUNC([.S33]+3/4))))" office:value-type="float" office:value="2">
            <text:p>2</text:p>
          </table:table-cell>
          <table:table-cell table:formula="of:=IF([.T33]&gt;[.T32];[.T33]-[.$U$3];[.T33]+[.$U$3])-[.$Y$4]" office:value-type="float" office:value="-2.18">
            <text:p>-2,18</text:p>
          </table:table-cell>
          <table:table-cell table:formula="of:=IF([.U33]&gt;0;IF([.U33]&gt;3;3*0.25;[.U33]*0.25);IF([.U33]&lt;-3;-3*0.16;[.U33]*0.16))/3" office:value-type="float" office:value="-0.116266666666667">
            <text:p>-0,1162666667</text:p>
          </table:table-cell>
          <table:table-cell table:formula="of:=IF([.T33]=[.T32];[.W32];IF([.T33]&gt;[.T32];1;0))" office:value-type="float" office:value="1">
            <text:p>1</text:p>
          </table:table-cell>
          <table:table-cell table:formula="of:=IF(ABS([.T32])&lt;10;IF(OR(AND([.P33]&gt;[.P32];[.T32]&gt;=[.P26]);AND([.P33]&lt;[.P32];[.T32]&lt;=[.P2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formula="of:=(([.I34]*[.I34]*10000)/256*[.$B$5]+[.$B$6]*256)*[.I34]*100/256/256" office:value-type="float" office:value="4.43630218505859">
            <text:p>4,4363021851</text:p>
          </table:table-cell>
          <table:table-cell table:formula="of:=[.K33]+[.$B$8]*5/60" office:value-type="float" office:value="120">
            <text:p>120</text:p>
          </table:table-cell>
          <table:table-cell table:style-name="ce7" table:number-columns-repeated="2"/>
          <table:table-cell/>
          <table:table-cell table:formula="of:=[.O33]" office:value-type="float" office:value="21">
            <text:p>21,00</text:p>
          </table:table-cell>
          <table:table-cell table:formula="of:=[.P33]+([.V33]*1+[.V32]*2+[.V31]*3+[.V30]*3+[.V29]*2+[.V28]*1+[.V27]*1+[.V26]*1)/14+RAND()*0.08-0.08/2+[.N34]" office:value-type="float" office:value="20.8332659548145">
            <text:p>20,8332659548</text:p>
          </table:table-cell>
          <table:table-cell table:formula="of:=ROUND(([.O34]-[.P34])*12)/12" office:value-type="float" office:value="0.166666666666667">
            <text:p>0,17</text:p>
          </table:table-cell>
          <table:table-cell table:formula="of:=IF([.X33]&gt;0;TRUNC([.R33]+[.Q34]*800);[.R33])" office:value-type="float" office:value="10809">
            <text:p>10809</text:p>
          </table:table-cell>
          <table:table-cell table:formula="of:=((([.Q34]*[.Q34]*10000)/256*[.$B$5]+[.$B$6]*256)*[.Q34]*100+[.R34]*[.$B$7])/256/256+0" office:value-type="float" office:value="3.16582019240768">
            <text:p>3,17</text:p>
          </table:table-cell>
          <table:table-cell table:formula="of:=IF([.S34]&gt;10;10;IF([.S34]&lt;-10;-10;IF([.S34]&gt;=[.T33];TRUNC([.S34]+1/4);TRUNC([.S34]+3/4))))" office:value-type="float" office:value="3">
            <text:p>3</text:p>
          </table:table-cell>
          <table:table-cell table:formula="of:=IF([.T34]&gt;[.T33];[.T34]-[.$U$3];[.T34]+[.$U$3])-[.$Y$4]" office:value-type="float" office:value="-1.62">
            <text:p>-1,62</text:p>
          </table:table-cell>
          <table:table-cell table:formula="of:=IF([.U34]&gt;0;IF([.U34]&gt;3;3*0.25;[.U34]*0.25);IF([.U34]&lt;-3;-3*0.16;[.U34]*0.16))/3" office:value-type="float" office:value="-0.0864">
            <text:p>-0,0864</text:p>
          </table:table-cell>
          <table:table-cell table:formula="of:=IF([.T34]=[.T33];[.W33];IF([.T34]&gt;[.T33];1;0))" office:value-type="float" office:value="1">
            <text:p>1</text:p>
          </table:table-cell>
          <table:table-cell table:formula="of:=IF(ABS([.T33])&lt;10;IF(OR(AND([.P34]&gt;[.P33];[.T33]&gt;=[.P27]);AND([.P34]&lt;[.P33];[.T33]&lt;=[.P2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1">
            <text:p>1,1</text:p>
          </table:table-cell>
          <table:table-cell table:formula="of:=(([.I35]*[.I35]*10000)/256*[.$B$5]+[.$B$6]*256)*[.I35]*100/256/256" office:value-type="float" office:value="5.18284320831299">
            <text:p>5,1828432083</text:p>
          </table:table-cell>
          <table:table-cell table:formula="of:=[.K34]+[.$B$8]*5/60" office:value-type="float" office:value="124">
            <text:p>124</text:p>
          </table:table-cell>
          <table:table-cell table:style-name="ce7" table:number-columns-repeated="2"/>
          <table:table-cell/>
          <table:table-cell table:formula="of:=[.O34]" office:value-type="float" office:value="21">
            <text:p>21,00</text:p>
          </table:table-cell>
          <table:table-cell table:formula="of:=[.P34]+([.V34]*1+[.V33]*2+[.V32]*3+[.V31]*3+[.V30]*2+[.V29]*1+[.V28]*1+[.V27]*1)/14+RAND()*0.08-0.08/2+[.N35]" office:value-type="float" office:value="20.6765399429106">
            <text:p>20,6765399429</text:p>
          </table:table-cell>
          <table:table-cell table:formula="of:=ROUND(([.O35]-[.P35])*12)/12" office:value-type="float" office:value="0.333333333333333">
            <text:p>0,33</text:p>
          </table:table-cell>
          <table:table-cell table:formula="of:=IF([.X34]&gt;0;TRUNC([.R34]+[.Q35]*800);[.R34])" office:value-type="float" office:value="11075">
            <text:p>11075</text:p>
          </table:table-cell>
          <table:table-cell table:formula="of:=((([.Q35]*[.Q35]*10000)/256*[.$B$5]+[.$B$6]*256)*[.Q35]*100+[.R35]*[.$B$7])/256/256+0" office:value-type="float" office:value="3.79409083613643">
            <text:p>3,79</text:p>
          </table:table-cell>
          <table:table-cell table:formula="of:=IF([.S35]&gt;10;10;IF([.S35]&lt;-10;-10;IF([.S35]&gt;=[.T34];TRUNC([.S35]+1/4);TRUNC([.S35]+3/4))))" office:value-type="float" office:value="4">
            <text:p>4</text:p>
          </table:table-cell>
          <table:table-cell table:formula="of:=IF([.T35]&gt;[.T34];[.T35]-[.$U$3];[.T35]+[.$U$3])-[.$Y$4]" office:value-type="float" office:value="-0.620000000000001">
            <text:p>-0,62</text:p>
          </table:table-cell>
          <table:table-cell table:formula="of:=IF([.U35]&gt;0;IF([.U35]&gt;3;3*0.25;[.U35]*0.25);IF([.U35]&lt;-3;-3*0.16;[.U35]*0.16))/3" office:value-type="float" office:value="-0.0330666666666667">
            <text:p>-0,0330666667</text:p>
          </table:table-cell>
          <table:table-cell table:formula="of:=IF([.T35]=[.T34];[.W34];IF([.T35]&gt;[.T34];1;0))" office:value-type="float" office:value="1">
            <text:p>1</text:p>
          </table:table-cell>
          <table:table-cell table:formula="of:=IF(ABS([.T34])&lt;10;IF(OR(AND([.P35]&gt;[.P34];[.T34]&gt;=[.P28]);AND([.P35]&lt;[.P34];[.T34]&lt;=[.P2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2">
            <text:p>1,2</text:p>
          </table:table-cell>
          <table:table-cell table:formula="of:=(([.I36]*[.I36]*10000)/256*[.$B$5]+[.$B$6]*256)*[.I36]*100/256/256" office:value-type="float" office:value="6.01593017578125">
            <text:p>6,0159301758</text:p>
          </table:table-cell>
          <table:table-cell table:formula="of:=[.K35]+[.$B$8]*5/60" office:value-type="float" office:value="128">
            <text:p>128</text:p>
          </table:table-cell>
          <table:table-cell table:style-name="ce7" table:number-columns-repeated="2"/>
          <table:table-cell/>
          <table:table-cell table:formula="of:=[.O35]" office:value-type="float" office:value="21">
            <text:p>21,00</text:p>
          </table:table-cell>
          <table:table-cell table:formula="of:=[.P35]+([.V35]*1+[.V34]*2+[.V33]*3+[.V32]*3+[.V31]*2+[.V30]*1+[.V29]*1+[.V28]*1)/14+RAND()*0.08-0.08/2+[.N36]" office:value-type="float" office:value="20.5297688505088">
            <text:p>20,5297688505</text:p>
          </table:table-cell>
          <table:table-cell table:formula="of:=ROUND(([.O36]-[.P36])*12)/12" office:value-type="float" office:value="0.5">
            <text:p>0,50</text:p>
          </table:table-cell>
          <table:table-cell table:formula="of:=IF([.X35]&gt;0;TRUNC([.R35]+[.Q36]*800);[.R35])" office:value-type="float" office:value="11475">
            <text:p>11475</text:p>
          </table:table-cell>
          <table:table-cell table:formula="of:=((([.Q36]*[.Q36]*10000)/256*[.$B$5]+[.$B$6]*256)*[.Q36]*100+[.R36]*[.$B$7])/256/256+0" office:value-type="float" office:value="4.52792644500732">
            <text:p>4,53</text:p>
          </table:table-cell>
          <table:table-cell table:formula="of:=IF([.S36]&gt;10;10;IF([.S36]&lt;-10;-10;IF([.S36]&gt;=[.T35];TRUNC([.S36]+1/4);TRUNC([.S36]+3/4))))" office:value-type="float" office:value="4">
            <text:p>4</text:p>
          </table:table-cell>
          <table:table-cell table:formula="of:=IF([.T36]&gt;[.T35];[.T36]-[.$U$3];[.T36]+[.$U$3])-[.$Y$4]" office:value-type="float" office:value="-0.180000000000001">
            <text:p>-0,18</text:p>
          </table:table-cell>
          <table:table-cell table:formula="of:=IF([.U36]&gt;0;IF([.U36]&gt;3;3*0.25;[.U36]*0.25);IF([.U36]&lt;-3;-3*0.16;[.U36]*0.16))/3" office:value-type="float" office:value="-0.00960000000000003">
            <text:p>-0,0096</text:p>
          </table:table-cell>
          <table:table-cell table:formula="of:=IF([.T36]=[.T35];[.W35];IF([.T36]&gt;[.T35];1;0))" office:value-type="float" office:value="1">
            <text:p>1</text:p>
          </table:table-cell>
          <table:table-cell table:formula="of:=IF(ABS([.T35])&lt;10;IF(OR(AND([.P36]&gt;[.P35];[.T35]&gt;=[.P29]);AND([.P36]&lt;[.P35];[.T35]&lt;=[.P2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3">
            <text:p>1,3</text:p>
          </table:table-cell>
          <table:table-cell table:formula="of:=(([.I37]*[.I37]*10000)/256*[.$B$5]+[.$B$6]*256)*[.I37]*100/256/256" office:value-type="float" office:value="6.94343090057373">
            <text:p>6,9434309006</text:p>
          </table:table-cell>
          <table:table-cell table:formula="of:=[.K36]+[.$B$8]*5/60" office:value-type="float" office:value="132">
            <text:p>132</text:p>
          </table:table-cell>
          <table:table-cell table:style-name="ce7" table:number-columns-repeated="2"/>
          <table:table-cell/>
          <table:table-cell table:formula="of:=[.O36]" office:value-type="float" office:value="21">
            <text:p>21,00</text:p>
          </table:table-cell>
          <table:table-cell table:formula="of:=[.P36]+([.V36]*1+[.V35]*2+[.V34]*3+[.V33]*3+[.V32]*2+[.V31]*1+[.V30]*1+[.V29]*1)/14+RAND()*0.08-0.08/2+[.N37]" office:value-type="float" office:value="20.420400045359">
            <text:p>20,4204000454</text:p>
          </table:table-cell>
          <table:table-cell table:formula="of:=ROUND(([.O37]-[.P37])*12)/12" office:value-type="float" office:value="0.583333333333333">
            <text:p>0,58</text:p>
          </table:table-cell>
          <table:table-cell table:formula="of:=IF([.X36]&gt;0;TRUNC([.R36]+[.Q37]*800);[.R36])" office:value-type="float" office:value="11941">
            <text:p>11941</text:p>
          </table:table-cell>
          <table:table-cell table:formula="of:=((([.Q37]*[.Q37]*10000)/256*[.$B$5]+[.$B$6]*256)*[.Q37]*100+[.R37]*[.$B$7])/256/256+0" office:value-type="float" office:value="4.99848728268235">
            <text:p>5,00</text:p>
          </table:table-cell>
          <table:table-cell table:formula="of:=IF([.S37]&gt;10;10;IF([.S37]&lt;-10;-10;IF([.S37]&gt;=[.T36];TRUNC([.S37]+1/4);TRUNC([.S37]+3/4))))" office:value-type="float" office:value="5">
            <text:p>5</text:p>
          </table:table-cell>
          <table:table-cell table:formula="of:=IF([.T37]&gt;[.T36];[.T37]-[.$U$3];[.T37]+[.$U$3])-[.$Y$4]" office:value-type="float" office:value="0.38">
            <text:p>0,38</text:p>
          </table:table-cell>
          <table:table-cell table:formula="of:=IF([.U37]&gt;0;IF([.U37]&gt;3;3*0.25;[.U37]*0.25);IF([.U37]&lt;-3;-3*0.16;[.U37]*0.16))/3" office:value-type="float" office:value="0.0316666666666667">
            <text:p>0,0316666667</text:p>
          </table:table-cell>
          <table:table-cell table:formula="of:=IF([.T37]=[.T36];[.W36];IF([.T37]&gt;[.T36];1;0))" office:value-type="float" office:value="1">
            <text:p>1</text:p>
          </table:table-cell>
          <table:table-cell table:formula="of:=IF(ABS([.T36])&lt;10;IF(OR(AND([.P37]&gt;[.P36];[.T36]&gt;=[.P30]);AND([.P37]&lt;[.P36];[.T36]&lt;=[.P3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4">
            <text:p>1,4</text:p>
          </table:table-cell>
          <table:table-cell table:formula="of:=(([.I38]*[.I38]*10000)/256*[.$B$5]+[.$B$6]*256)*[.I38]*100/256/256" office:value-type="float" office:value="7.97321319580078">
            <text:p>7,9732131958</text:p>
          </table:table-cell>
          <table:table-cell table:formula="of:=[.K37]+[.$B$8]*5/60" office:value-type="float" office:value="136">
            <text:p>136</text:p>
          </table:table-cell>
          <table:table-cell table:style-name="ce7" table:number-columns-repeated="2"/>
          <table:table-cell/>
          <table:table-cell table:formula="of:=[.O37]" office:value-type="float" office:value="21">
            <text:p>21,00</text:p>
          </table:table-cell>
          <table:table-cell table:formula="of:=[.P37]+([.V37]*1+[.V36]*2+[.V35]*3+[.V34]*3+[.V33]*2+[.V32]*1+[.V31]*1+[.V30]*1)/14+RAND()*0.08-0.08/2+[.N38]" office:value-type="float" office:value="20.3477840865173">
            <text:p>20,3477840865</text:p>
          </table:table-cell>
          <table:table-cell table:formula="of:=ROUND(([.O38]-[.P38])*12)/12" office:value-type="float" office:value="0.666666666666667">
            <text:p>0,67</text:p>
          </table:table-cell>
          <table:table-cell table:formula="of:=IF([.X37]&gt;0;TRUNC([.R37]+[.Q38]*800);[.R37])" office:value-type="float" office:value="12474">
            <text:p>12474</text:p>
          </table:table-cell>
          <table:table-cell table:formula="of:=((([.Q38]*[.Q38]*10000)/256*[.$B$5]+[.$B$6]*256)*[.Q38]*100+[.R38]*[.$B$7])/256/256+0" office:value-type="float" office:value="5.51727747034144">
            <text:p>5,52</text:p>
          </table:table-cell>
          <table:table-cell table:formula="of:=IF([.S38]&gt;10;10;IF([.S38]&lt;-10;-10;IF([.S38]&gt;=[.T37];TRUNC([.S38]+1/4);TRUNC([.S38]+3/4))))" office:value-type="float" office:value="5">
            <text:p>5</text:p>
          </table:table-cell>
          <table:table-cell table:formula="of:=IF([.T38]&gt;[.T37];[.T38]-[.$U$3];[.T38]+[.$U$3])-[.$Y$4]" office:value-type="float" office:value="0.819999999999999">
            <text:p>0,82</text:p>
          </table:table-cell>
          <table:table-cell table:formula="of:=IF([.U38]&gt;0;IF([.U38]&gt;3;3*0.25;[.U38]*0.25);IF([.U38]&lt;-3;-3*0.16;[.U38]*0.16))/3" office:value-type="float" office:value="0.0683333333333333">
            <text:p>0,0683333333</text:p>
          </table:table-cell>
          <table:table-cell table:formula="of:=IF([.T38]=[.T37];[.W37];IF([.T38]&gt;[.T37];1;0))" office:value-type="float" office:value="1">
            <text:p>1</text:p>
          </table:table-cell>
          <table:table-cell table:formula="of:=IF(ABS([.T37])&lt;10;IF(OR(AND([.P38]&gt;[.P37];[.T37]&gt;=[.P31]);AND([.P38]&lt;[.P37];[.T37]&lt;=[.P3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5">
            <text:p>1,5</text:p>
          </table:table-cell>
          <table:table-cell table:formula="of:=(([.I39]*[.I39]*10000)/256*[.$B$5]+[.$B$6]*256)*[.I39]*100/256/256" office:value-type="float" office:value="9.11314487457275">
            <text:p>9,1131448746</text:p>
          </table:table-cell>
          <table:table-cell table:formula="of:=[.K38]+[.$B$8]*5/60" office:value-type="float" office:value="140">
            <text:p>140</text:p>
          </table:table-cell>
          <table:table-cell table:style-name="ce7" table:number-columns-repeated="2"/>
          <table:table-cell/>
          <table:table-cell table:formula="of:=[.O38]" office:value-type="float" office:value="21">
            <text:p>21,00</text:p>
          </table:table-cell>
          <table:table-cell table:formula="of:=[.P38]+([.V38]*1+[.V37]*2+[.V36]*3+[.V35]*3+[.V34]*2+[.V33]*1+[.V32]*1+[.V31]*1)/14+RAND()*0.08-0.08/2+[.N39]" office:value-type="float" office:value="20.3430259457271">
            <text:p>20,3430259457</text:p>
          </table:table-cell>
          <table:table-cell table:formula="of:=ROUND(([.O39]-[.P39])*12)/12" office:value-type="float" office:value="0.666666666666667">
            <text:p>0,67</text:p>
          </table:table-cell>
          <table:table-cell table:formula="of:=IF([.X38]&gt;0;TRUNC([.R38]+[.Q39]*800);[.R38])" office:value-type="float" office:value="13007">
            <text:p>13007</text:p>
          </table:table-cell>
          <table:table-cell table:formula="of:=((([.Q39]*[.Q39]*10000)/256*[.$B$5]+[.$B$6]*256)*[.Q39]*100+[.R39]*[.$B$7])/256/256+0" office:value-type="float" office:value="5.64740442346644">
            <text:p>5,65</text:p>
          </table:table-cell>
          <table:table-cell table:formula="of:=IF([.S39]&gt;10;10;IF([.S39]&lt;-10;-10;IF([.S39]&gt;=[.T38];TRUNC([.S39]+1/4);TRUNC([.S39]+3/4))))" office:value-type="float" office:value="5">
            <text:p>5</text:p>
          </table:table-cell>
          <table:table-cell table:formula="of:=IF([.T39]&gt;[.T38];[.T39]-[.$U$3];[.T39]+[.$U$3])-[.$Y$4]" office:value-type="float" office:value="0.819999999999999">
            <text:p>0,82</text:p>
          </table:table-cell>
          <table:table-cell table:formula="of:=IF([.U39]&gt;0;IF([.U39]&gt;3;3*0.25;[.U39]*0.25);IF([.U39]&lt;-3;-3*0.16;[.U39]*0.16))/3" office:value-type="float" office:value="0.0683333333333333">
            <text:p>0,0683333333</text:p>
          </table:table-cell>
          <table:table-cell table:formula="of:=IF([.T39]=[.T38];[.W38];IF([.T39]&gt;[.T38];1;0))" office:value-type="float" office:value="1">
            <text:p>1</text:p>
          </table:table-cell>
          <table:table-cell table:formula="of:=IF(ABS([.T38])&lt;10;IF(OR(AND([.P39]&gt;[.P38];[.T38]&gt;=[.P32]);AND([.P39]&lt;[.P38];[.T38]&lt;=[.P3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6">
            <text:p>1,6</text:p>
          </table:table-cell>
          <table:table-cell table:formula="of:=(([.I40]*[.I40]*10000)/256*[.$B$5]+[.$B$6]*256)*[.I40]*100/256/256" office:value-type="float" office:value="10.37109375">
            <text:p>10,37109375</text:p>
          </table:table-cell>
          <table:table-cell table:formula="of:=[.K39]+[.$B$8]*5/60" office:value-type="float" office:value="144">
            <text:p>144</text:p>
          </table:table-cell>
          <table:table-cell table:style-name="ce7" table:number-columns-repeated="2"/>
          <table:table-cell/>
          <table:table-cell table:formula="of:=[.O39]" office:value-type="float" office:value="21">
            <text:p>21,00</text:p>
          </table:table-cell>
          <table:table-cell table:formula="of:=[.P39]+([.V39]*1+[.V38]*2+[.V37]*3+[.V36]*3+[.V35]*2+[.V34]*1+[.V33]*1+[.V32]*1)/14+RAND()*0.08-0.08/2+[.N40]" office:value-type="float" office:value="20.303079895187">
            <text:p>20,3030798952</text:p>
          </table:table-cell>
          <table:table-cell table:formula="of:=ROUND(([.O40]-[.P40])*12)/12" office:value-type="float" office:value="0.666666666666667">
            <text:p>0,67</text:p>
          </table:table-cell>
          <table:table-cell table:formula="of:=IF([.X39]&gt;0;TRUNC([.R39]+[.Q40]*800);[.R39])" office:value-type="float" office:value="13540">
            <text:p>13540</text:p>
          </table:table-cell>
          <table:table-cell table:formula="of:=((([.Q40]*[.Q40]*10000)/256*[.$B$5]+[.$B$6]*256)*[.Q40]*100+[.R40]*[.$B$7])/256/256+0" office:value-type="float" office:value="5.77753137659144">
            <text:p>5,78</text:p>
          </table:table-cell>
          <table:table-cell table:formula="of:=IF([.S40]&gt;10;10;IF([.S40]&lt;-10;-10;IF([.S40]&gt;=[.T39];TRUNC([.S40]+1/4);TRUNC([.S40]+3/4))))" office:value-type="float" office:value="6">
            <text:p>6</text:p>
          </table:table-cell>
          <table:table-cell table:formula="of:=IF([.T40]&gt;[.T39];[.T40]-[.$U$3];[.T40]+[.$U$3])-[.$Y$4]" office:value-type="float" office:value="1.38">
            <text:p>1,38</text:p>
          </table:table-cell>
          <table:table-cell table:formula="of:=IF([.U40]&gt;0;IF([.U40]&gt;3;3*0.25;[.U40]*0.25);IF([.U40]&lt;-3;-3*0.16;[.U40]*0.16))/3" office:value-type="float" office:value="0.115">
            <text:p>0,115</text:p>
          </table:table-cell>
          <table:table-cell table:formula="of:=IF([.T40]=[.T39];[.W39];IF([.T40]&gt;[.T39];1;0))" office:value-type="float" office:value="1">
            <text:p>1</text:p>
          </table:table-cell>
          <table:table-cell table:formula="of:=IF(ABS([.T39])&lt;10;IF(OR(AND([.P40]&gt;[.P39];[.T39]&gt;=[.P33]);AND([.P40]&lt;[.P39];[.T39]&lt;=[.P3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7">
            <text:p>1,7</text:p>
          </table:table-cell>
          <table:table-cell table:formula="of:=(([.I41]*[.I41]*10000)/256*[.$B$5]+[.$B$6]*256)*[.I41]*100/256/256" office:value-type="float" office:value="11.7549276351929">
            <text:p>11,7549276352</text:p>
          </table:table-cell>
          <table:table-cell table:formula="of:=[.K40]+[.$B$8]*5/60" office:value-type="float" office:value="148">
            <text:p>148</text:p>
          </table:table-cell>
          <table:table-cell table:style-name="ce7" table:number-columns-repeated="2"/>
          <table:table-cell/>
          <table:table-cell table:formula="of:=[.O40]" office:value-type="float" office:value="21">
            <text:p>21,00</text:p>
          </table:table-cell>
          <table:table-cell table:formula="of:=[.P40]+([.V40]*1+[.V39]*2+[.V38]*3+[.V37]*3+[.V36]*2+[.V35]*1+[.V34]*1+[.V33]*1)/14+RAND()*0.08-0.08/2+[.N41]" office:value-type="float" office:value="20.3596078800487">
            <text:p>20,35960788</text:p>
          </table:table-cell>
          <table:table-cell table:formula="of:=ROUND(([.O41]-[.P41])*12)/12" office:value-type="float" office:value="0.666666666666667">
            <text:p>0,67</text:p>
          </table:table-cell>
          <table:table-cell table:formula="of:=IF([.X40]&gt;0;TRUNC([.R40]+[.Q41]*800);[.R40])" office:value-type="float" office:value="14073">
            <text:p>14073</text:p>
          </table:table-cell>
          <table:table-cell table:formula="of:=((([.Q41]*[.Q41]*10000)/256*[.$B$5]+[.$B$6]*256)*[.Q41]*100+[.R41]*[.$B$7])/256/256+0" office:value-type="float" office:value="5.90765832971644">
            <text:p>5,91</text:p>
          </table:table-cell>
          <table:table-cell table:formula="of:=IF([.S41]&gt;10;10;IF([.S41]&lt;-10;-10;IF([.S41]&gt;=[.T40];TRUNC([.S41]+1/4);TRUNC([.S41]+3/4))))" office:value-type="float" office:value="6">
            <text:p>6</text:p>
          </table:table-cell>
          <table:table-cell table:formula="of:=IF([.T41]&gt;[.T40];[.T41]-[.$U$3];[.T41]+[.$U$3])-[.$Y$4]" office:value-type="float" office:value="1.82">
            <text:p>1,82</text:p>
          </table:table-cell>
          <table:table-cell table:formula="of:=IF([.U41]&gt;0;IF([.U41]&gt;3;3*0.25;[.U41]*0.25);IF([.U41]&lt;-3;-3*0.16;[.U41]*0.16))/3" office:value-type="float" office:value="0.151666666666667">
            <text:p>0,1516666667</text:p>
          </table:table-cell>
          <table:table-cell table:formula="of:=IF([.T41]=[.T40];[.W40];IF([.T41]&gt;[.T40];1;0))" office:value-type="float" office:value="1">
            <text:p>1</text:p>
          </table:table-cell>
          <table:table-cell table:formula="of:=IF(ABS([.T40])&lt;10;IF(OR(AND([.P41]&gt;[.P40];[.T40]&gt;=[.P34]);AND([.P41]&lt;[.P40];[.T40]&lt;=[.P3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8">
            <text:p>1,8</text:p>
          </table:table-cell>
          <table:table-cell table:formula="of:=(([.I42]*[.I42]*10000)/256*[.$B$5]+[.$B$6]*256)*[.I42]*100/256/256" office:value-type="float" office:value="13.2725143432617">
            <text:p>13,2725143433</text:p>
          </table:table-cell>
          <table:table-cell table:formula="of:=[.K41]+[.$B$8]*5/60" office:value-type="float" office:value="152">
            <text:p>152</text:p>
          </table:table-cell>
          <table:table-cell table:style-name="ce7" table:number-columns-repeated="2"/>
          <table:table-cell/>
          <table:table-cell table:formula="of:=[.O41]" office:value-type="float" office:value="21">
            <text:p>21,00</text:p>
          </table:table-cell>
          <table:table-cell table:formula="of:=[.P41]+([.V41]*1+[.V40]*2+[.V39]*3+[.V38]*3+[.V37]*2+[.V36]*1+[.V35]*1+[.V34]*1)/14+RAND()*0.08-0.08/2+[.N42]" office:value-type="float" office:value="20.4119151379083">
            <text:p>20,4119151379</text:p>
          </table:table-cell>
          <table:table-cell table:formula="of:=ROUND(([.O42]-[.P42])*12)/12" office:value-type="float" office:value="0.583333333333333">
            <text:p>0,58</text:p>
          </table:table-cell>
          <table:table-cell table:formula="of:=IF([.X41]&gt;0;TRUNC([.R41]+[.Q42]*800);[.R41])" office:value-type="float" office:value="14073">
            <text:p>14073</text:p>
          </table:table-cell>
          <table:table-cell table:formula="of:=((([.Q42]*[.Q42]*10000)/256*[.$B$5]+[.$B$6]*256)*[.Q42]*100+[.R42]*[.$B$7])/256/256+0" office:value-type="float" office:value="5.51899509518235">
            <text:p>5,52</text:p>
          </table:table-cell>
          <table:table-cell table:formula="of:=IF([.S42]&gt;10;10;IF([.S42]&lt;-10;-10;IF([.S42]&gt;=[.T41];TRUNC([.S42]+1/4);TRUNC([.S42]+3/4))))" office:value-type="float" office:value="6">
            <text:p>6</text:p>
          </table:table-cell>
          <table:table-cell table:formula="of:=IF([.T42]&gt;[.T41];[.T42]-[.$U$3];[.T42]+[.$U$3])-[.$Y$4]" office:value-type="float" office:value="1.82">
            <text:p>1,82</text:p>
          </table:table-cell>
          <table:table-cell table:formula="of:=IF([.U42]&gt;0;IF([.U42]&gt;3;3*0.25;[.U42]*0.25);IF([.U42]&lt;-3;-3*0.16;[.U42]*0.16))/3" office:value-type="float" office:value="0.151666666666667">
            <text:p>0,1516666667</text:p>
          </table:table-cell>
          <table:table-cell table:formula="of:=IF([.T42]=[.T41];[.W41];IF([.T42]&gt;[.T41];1;0))" office:value-type="float" office:value="1">
            <text:p>1</text:p>
          </table:table-cell>
          <table:table-cell table:formula="of:=IF(ABS([.T41])&lt;10;IF(OR(AND([.P42]&gt;[.P41];[.T41]&gt;=[.P35]);AND([.P42]&lt;[.P41];[.T41]&lt;=[.P3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9">
            <text:p>1,9</text:p>
          </table:table-cell>
          <table:table-cell table:formula="of:=(([.I43]*[.I43]*10000)/256*[.$B$5]+[.$B$6]*256)*[.I43]*100/256/256" office:value-type="float" office:value="14.9317216873169">
            <text:p>14,9317216873</text:p>
          </table:table-cell>
          <table:table-cell table:formula="of:=[.K42]+[.$B$8]*5/60" office:value-type="float" office:value="156">
            <text:p>156</text:p>
          </table:table-cell>
          <table:table-cell table:style-name="ce7" table:number-columns-repeated="2"/>
          <table:table-cell/>
          <table:table-cell table:formula="of:=[.O42]" office:value-type="float" office:value="21">
            <text:p>21,00</text:p>
          </table:table-cell>
          <table:table-cell table:formula="of:=[.P42]+([.V42]*1+[.V41]*2+[.V40]*3+[.V39]*3+[.V38]*2+[.V37]*1+[.V36]*1+[.V35]*1)/14+RAND()*0.08-0.08/2+[.N43]" office:value-type="float" office:value="20.4548528553542">
            <text:p>20,4548528554</text:p>
          </table:table-cell>
          <table:table-cell table:formula="of:=ROUND(([.O43]-[.P43])*12)/12" office:value-type="float" office:value="0.583333333333333">
            <text:p>0,58</text:p>
          </table:table-cell>
          <table:table-cell table:formula="of:=IF([.X42]&gt;0;TRUNC([.R42]+[.Q43]*800);[.R42])" office:value-type="float" office:value="14073">
            <text:p>14073</text:p>
          </table:table-cell>
          <table:table-cell table:formula="of:=((([.Q43]*[.Q43]*10000)/256*[.$B$5]+[.$B$6]*256)*[.Q43]*100+[.R43]*[.$B$7])/256/256+0" office:value-type="float" office:value="5.51899509518235">
            <text:p>5,52</text:p>
          </table:table-cell>
          <table:table-cell table:formula="of:=IF([.S43]&gt;10;10;IF([.S43]&lt;-10;-10;IF([.S43]&gt;=[.T42];TRUNC([.S43]+1/4);TRUNC([.S43]+3/4))))" office:value-type="float" office:value="6">
            <text:p>6</text:p>
          </table:table-cell>
          <table:table-cell table:formula="of:=IF([.T43]&gt;[.T42];[.T43]-[.$U$3];[.T43]+[.$U$3])-[.$Y$4]" office:value-type="float" office:value="1.82">
            <text:p>1,82</text:p>
          </table:table-cell>
          <table:table-cell table:formula="of:=IF([.U43]&gt;0;IF([.U43]&gt;3;3*0.25;[.U43]*0.25);IF([.U43]&lt;-3;-3*0.16;[.U43]*0.16))/3" office:value-type="float" office:value="0.151666666666667">
            <text:p>0,1516666667</text:p>
          </table:table-cell>
          <table:table-cell table:formula="of:=IF([.T43]=[.T42];[.W42];IF([.T43]&gt;[.T42];1;0))" office:value-type="float" office:value="1">
            <text:p>1</text:p>
          </table:table-cell>
          <table:table-cell table:formula="of:=IF(ABS([.T42])&lt;10;IF(OR(AND([.P43]&gt;[.P42];[.T42]&gt;=[.P36]);AND([.P43]&lt;[.P42];[.T42]&lt;=[.P3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table:formula="of:=(([.I44]*[.I44]*10000)/256*[.$B$5]+[.$B$6]*256)*[.I44]*100/256/256" office:value-type="float" office:value="16.7404174804688">
            <text:p>16,7404174805</text:p>
          </table:table-cell>
          <table:table-cell table:formula="of:=[.K43]+[.$B$8]*5/60" office:value-type="float" office:value="160">
            <text:p>160</text:p>
          </table:table-cell>
          <table:table-cell table:style-name="ce7" table:number-columns-repeated="2"/>
          <table:table-cell/>
          <table:table-cell table:formula="of:=[.O43]" office:value-type="float" office:value="21">
            <text:p>21,00</text:p>
          </table:table-cell>
          <table:table-cell table:formula="of:=[.P43]+([.V43]*1+[.V42]*2+[.V41]*3+[.V40]*3+[.V39]*2+[.V38]*1+[.V37]*1+[.V36]*1)/14+RAND()*0.08-0.08/2+[.N44]" office:value-type="float" office:value="20.5348968296785">
            <text:p>20,5348968297</text:p>
          </table:table-cell>
          <table:table-cell table:formula="of:=ROUND(([.O44]-[.P44])*12)/12" office:value-type="float" office:value="0.5">
            <text:p>0,50</text:p>
          </table:table-cell>
          <table:table-cell table:formula="of:=IF([.X43]&gt;0;TRUNC([.R43]+[.Q44]*800);[.R43])" office:value-type="float" office:value="14073">
            <text:p>14073</text:p>
          </table:table-cell>
          <table:table-cell table:formula="of:=((([.Q44]*[.Q44]*10000)/256*[.$B$5]+[.$B$6]*256)*[.Q44]*100+[.R44]*[.$B$7])/256/256+0" office:value-type="float" office:value="5.16220378875732">
            <text:p>5,16</text:p>
          </table:table-cell>
          <table:table-cell table:formula="of:=IF([.S44]&gt;10;10;IF([.S44]&lt;-10;-10;IF([.S44]&gt;=[.T43];TRUNC([.S44]+1/4);TRUNC([.S44]+3/4))))" office:value-type="float" office:value="5">
            <text:p>5</text:p>
          </table:table-cell>
          <table:table-cell table:formula="of:=IF([.T44]&gt;[.T43];[.T44]-[.$U$3];[.T44]+[.$U$3])-[.$Y$4]" office:value-type="float" office:value="0.819999999999999">
            <text:p>0,82</text:p>
          </table:table-cell>
          <table:table-cell table:formula="of:=IF([.U44]&gt;0;IF([.U44]&gt;3;3*0.25;[.U44]*0.25);IF([.U44]&lt;-3;-3*0.16;[.U44]*0.16))/3" office:value-type="float" office:value="0.0683333333333333">
            <text:p>0,0683333333</text:p>
          </table:table-cell>
          <table:table-cell table:formula="of:=IF([.T44]=[.T43];[.W43];IF([.T44]&gt;[.T43];1;0))" office:value-type="float" office:value="0">
            <text:p>0</text:p>
          </table:table-cell>
          <table:table-cell table:formula="of:=IF(ABS([.T43])&lt;10;IF(OR(AND([.P44]&gt;[.P43];[.T43]&gt;=[.P37]);AND([.P44]&lt;[.P43];[.T43]&lt;=[.P37]));1;0);0)" office:value-type="float" office:value="0">
            <text:p>0</text:p>
          </table:table-cell>
          <table:table-cell/>
        </table:table-row>
        <table:table-row table:style-name="ro6">
          <table:table-cell table:style-name="ce5" office:value-type="string">
            <text:p>Extremely unstable system emulation test</text:p>
          </table:table-cell>
          <table:table-cell table:number-columns-repeated="13"/>
          <table:table-cell table:formula="of:=[.O44]" office:value-type="float" office:value="21">
            <text:p>21,00</text:p>
          </table:table-cell>
          <table:table-cell table:formula="of:=[.P44]+([.V44]*1+[.V43]*2+[.V42]*3+[.V41]*3+[.V40]*2+[.V39]*1+[.V38]*1+[.V37]*1)/14+RAND()*0.08-0.08/2+[.N45]" office:value-type="float" office:value="20.6556949236903">
            <text:p>20,6556949237</text:p>
          </table:table-cell>
          <table:table-cell table:formula="of:=ROUND(([.O45]-[.P45])*12)/12" office:value-type="float" office:value="0.333333333333333">
            <text:p>0,33</text:p>
          </table:table-cell>
          <table:table-cell table:formula="of:=IF([.X44]&gt;0;TRUNC([.R44]+[.Q45]*800);[.R44])" office:value-type="float" office:value="14073">
            <text:p>14073</text:p>
          </table:table-cell>
          <table:table-cell table:formula="of:=((([.Q45]*[.Q45]*10000)/256*[.$B$5]+[.$B$6]*256)*[.Q45]*100+[.R45]*[.$B$7])/256/256+0" office:value-type="float" office:value="4.52602442988643">
            <text:p>4,53</text:p>
          </table:table-cell>
          <table:table-cell table:formula="of:=IF([.S45]&gt;10;10;IF([.S45]&lt;-10;-10;IF([.S45]&gt;=[.T44];TRUNC([.S45]+1/4);TRUNC([.S45]+3/4))))" office:value-type="float" office:value="5">
            <text:p>5</text:p>
          </table:table-cell>
          <table:table-cell table:formula="of:=IF([.T45]&gt;[.T44];[.T45]-[.$U$3];[.T45]+[.$U$3])-[.$Y$4]" office:value-type="float" office:value="0.819999999999999">
            <text:p>0,82</text:p>
          </table:table-cell>
          <table:table-cell table:formula="of:=IF([.U45]&gt;0;IF([.U45]&gt;3;3*0.25;[.U45]*0.25);IF([.U45]&lt;-3;-3*0.16;[.U45]*0.16))/3" office:value-type="float" office:value="0.0683333333333333">
            <text:p>0,0683333333</text:p>
          </table:table-cell>
          <table:table-cell table:formula="of:=IF([.T45]=[.T44];[.W44];IF([.T45]&gt;[.T44];1;0))" office:value-type="float" office:value="0">
            <text:p>0</text:p>
          </table:table-cell>
          <table:table-cell table:formula="of:=IF(ABS([.T44])&lt;10;IF(OR(AND([.P45]&gt;[.P44];[.T44]&gt;=[.P38]);AND([.P45]&lt;[.P44];[.T44]&lt;=[.P38]));1;0);0)" office:value-type="float" office:value="0">
            <text:p>0</text:p>
          </table:table-cell>
          <table:table-cell/>
        </table:table-row>
        <table:table-row table:style-name="ro2">
          <table:table-cell>
            <draw:frame table:end-cell-address="List1.O62" table:end-x="0.934cm" table:end-y="0.22cm" draw:z-index="1" draw:style-name="gr1" svg:width="32.741cm" svg:height="7.251cm" svg:x="0cm" svg:y="0.167cm">
              <draw:object draw:notify-on-update-of-ranges="List1.P2:List1.P2 List1.P4:List1.P220 List1.T2:List1.T2 List1.T4:List1.T220 List1.O2:List1.O2 List1.O4:List1.O2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  <table:table-cell table:formula="of:=[.O45]" office:value-type="float" office:value="21">
            <text:p>21,00</text:p>
          </table:table-cell>
          <table:table-cell table:formula="of:=[.P45]+([.V45]*1+[.V44]*2+[.V43]*3+[.V42]*3+[.V41]*2+[.V40]*1+[.V39]*1+[.V38]*1)/14+RAND()*0.08-0.08/2+[.N46]" office:value-type="float" office:value="20.8110598653788">
            <text:p>20,8110598654</text:p>
          </table:table-cell>
          <table:table-cell table:formula="of:=ROUND(([.O46]-[.P46])*12)/12" office:value-type="float" office:value="0.166666666666667">
            <text:p>0,17</text:p>
          </table:table-cell>
          <table:table-cell table:formula="of:=IF([.X45]&gt;0;TRUNC([.R45]+[.Q46]*800);[.R45])" office:value-type="float" office:value="14073">
            <text:p>14073</text:p>
          </table:table-cell>
          <table:table-cell table:formula="of:=((([.Q46]*[.Q46]*10000)/256*[.$B$5]+[.$B$6]*256)*[.Q46]*100+[.R46]*[.$B$7])/256/256+0" office:value-type="float" office:value="3.96269519240768">
            <text:p>3,96</text:p>
          </table:table-cell>
          <table:table-cell table:formula="of:=IF([.S46]&gt;10;10;IF([.S46]&lt;-10;-10;IF([.S46]&gt;=[.T45];TRUNC([.S46]+1/4);TRUNC([.S46]+3/4))))" office:value-type="float" office:value="4">
            <text:p>4</text:p>
          </table:table-cell>
          <table:table-cell table:formula="of:=IF([.T46]&gt;[.T45];[.T46]-[.$U$3];[.T46]+[.$U$3])-[.$Y$4]" office:value-type="float" office:value="-0.180000000000001">
            <text:p>-0,18</text:p>
          </table:table-cell>
          <table:table-cell table:formula="of:=IF([.U46]&gt;0;IF([.U46]&gt;3;3*0.25;[.U46]*0.25);IF([.U46]&lt;-3;-3*0.16;[.U46]*0.16))/3" office:value-type="float" office:value="-0.00960000000000003">
            <text:p>-0,0096</text:p>
          </table:table-cell>
          <table:table-cell table:formula="of:=IF([.T46]=[.T45];[.W45];IF([.T46]&gt;[.T45];1;0))" office:value-type="float" office:value="0">
            <text:p>0</text:p>
          </table:table-cell>
          <table:table-cell table:formula="of:=IF(ABS([.T45])&lt;10;IF(OR(AND([.P46]&gt;[.P45];[.T45]&gt;=[.P39]);AND([.P46]&lt;[.P45];[.T45]&lt;=[.P3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46]" office:value-type="float" office:value="21">
            <text:p>21,00</text:p>
          </table:table-cell>
          <table:table-cell table:formula="of:=[.P46]+([.V46]*1+[.V45]*2+[.V44]*3+[.V43]*3+[.V42]*2+[.V41]*1+[.V40]*1+[.V39]*1)/14+RAND()*0.08-0.08/2+[.N47]" office:value-type="float" office:value="20.9202664317164">
            <text:p>20,9202664317</text:p>
          </table:table-cell>
          <table:table-cell table:formula="of:=ROUND(([.O47]-[.P47])*12)/12" office:value-type="float" office:value="0.0833333333333333">
            <text:p>0,08</text:p>
          </table:table-cell>
          <table:table-cell table:formula="of:=IF([.X46]&gt;0;TRUNC([.R46]+[.Q47]*800);[.R46])" office:value-type="float" office:value="14073">
            <text:p>14073</text:p>
          </table:table-cell>
          <table:table-cell table:formula="of:=((([.Q47]*[.Q47]*10000)/256*[.$B$5]+[.$B$6]*256)*[.Q47]*100+[.R47]*[.$B$7])/256/256+0" office:value-type="float" office:value="3.69696653772283">
            <text:p>3,70</text:p>
          </table:table-cell>
          <table:table-cell table:formula="of:=IF([.S47]&gt;10;10;IF([.S47]&lt;-10;-10;IF([.S47]&gt;=[.T46];TRUNC([.S47]+1/4);TRUNC([.S47]+3/4))))" office:value-type="float" office:value="4">
            <text:p>4</text:p>
          </table:table-cell>
          <table:table-cell table:formula="of:=IF([.T47]&gt;[.T46];[.T47]-[.$U$3];[.T47]+[.$U$3])-[.$Y$4]" office:value-type="float" office:value="-0.180000000000001">
            <text:p>-0,18</text:p>
          </table:table-cell>
          <table:table-cell table:formula="of:=IF([.U47]&gt;0;IF([.U47]&gt;3;3*0.25;[.U47]*0.25);IF([.U47]&lt;-3;-3*0.16;[.U47]*0.16))/3" office:value-type="float" office:value="-0.00960000000000003">
            <text:p>-0,0096</text:p>
          </table:table-cell>
          <table:table-cell table:formula="of:=IF([.T47]=[.T46];[.W46];IF([.T47]&gt;[.T46];1;0))" office:value-type="float" office:value="0">
            <text:p>0</text:p>
          </table:table-cell>
          <table:table-cell table:formula="of:=IF(ABS([.T46])&lt;10;IF(OR(AND([.P47]&gt;[.P46];[.T46]&gt;=[.P40]);AND([.P47]&lt;[.P46];[.T46]&lt;=[.P4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47]" office:value-type="float" office:value="21">
            <text:p>21,00</text:p>
          </table:table-cell>
          <table:table-cell table:formula="of:=[.P47]+([.V47]*1+[.V46]*2+[.V45]*3+[.V44]*3+[.V43]*2+[.V42]*1+[.V41]*1+[.V40]*1)/14+RAND()*0.08-0.08/2+[.N48]" office:value-type="float" office:value="21.0378250424628">
            <text:p>21,0378250425</text:p>
          </table:table-cell>
          <table:table-cell table:formula="of:=ROUND(([.O48]-[.P48])*12)/12" office:value-type="float" office:value="-0">
            <text:p>0,00</text:p>
          </table:table-cell>
          <table:table-cell table:formula="of:=IF([.X47]&gt;0;TRUNC([.R47]+[.Q48]*800);[.R47])" office:value-type="float" office:value="14073">
            <text:p>14073</text:p>
          </table:table-cell>
          <table:table-cell table:formula="of:=((([.Q48]*[.Q48]*10000)/256*[.$B$5]+[.$B$6]*256)*[.Q48]*100+[.R48]*[.$B$7])/256/256+0" office:value-type="float" office:value="3.435791015625">
            <text:p>3,44</text:p>
          </table:table-cell>
          <table:table-cell table:formula="of:=IF([.S48]&gt;10;10;IF([.S48]&lt;-10;-10;IF([.S48]&gt;=[.T47];TRUNC([.S48]+1/4);TRUNC([.S48]+3/4))))" office:value-type="float" office:value="4">
            <text:p>4</text:p>
          </table:table-cell>
          <table:table-cell table:formula="of:=IF([.T48]&gt;[.T47];[.T48]-[.$U$3];[.T48]+[.$U$3])-[.$Y$4]" office:value-type="float" office:value="-0.180000000000001">
            <text:p>-0,18</text:p>
          </table:table-cell>
          <table:table-cell table:formula="of:=IF([.U48]&gt;0;IF([.U48]&gt;3;3*0.25;[.U48]*0.25);IF([.U48]&lt;-3;-3*0.16;[.U48]*0.16))/3" office:value-type="float" office:value="-0.00960000000000003">
            <text:p>-0,0096</text:p>
          </table:table-cell>
          <table:table-cell table:formula="of:=IF([.T48]=[.T47];[.W47];IF([.T48]&gt;[.T47];1;0))" office:value-type="float" office:value="0">
            <text:p>0</text:p>
          </table:table-cell>
          <table:table-cell table:formula="of:=IF(ABS([.T47])&lt;10;IF(OR(AND([.P48]&gt;[.P47];[.T47]&gt;=[.P41]);AND([.P48]&lt;[.P47];[.T47]&lt;=[.P4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48]" office:value-type="float" office:value="21">
            <text:p>21,00</text:p>
          </table:table-cell>
          <table:table-cell table:formula="of:=[.P48]+([.V48]*1+[.V47]*2+[.V46]*3+[.V45]*3+[.V44]*2+[.V43]*1+[.V42]*1+[.V41]*1)/14+RAND()*0.08-0.08/2+[.N49]" office:value-type="float" office:value="21.0527445915727">
            <text:p>21,0527445916</text:p>
          </table:table-cell>
          <table:table-cell table:formula="of:=ROUND(([.O49]-[.P49])*12)/12" office:value-type="float" office:value="-0.0833333333333333">
            <text:p>-0,08</text:p>
          </table:table-cell>
          <table:table-cell table:formula="of:=IF([.X48]&gt;0;TRUNC([.R48]+[.Q49]*800);[.R48])" office:value-type="float" office:value="14073">
            <text:p>14073</text:p>
          </table:table-cell>
          <table:table-cell table:formula="of:=((([.Q49]*[.Q49]*10000)/256*[.$B$5]+[.$B$6]*256)*[.Q49]*100+[.R49]*[.$B$7])/256/256+0" office:value-type="float" office:value="3.17461549352716">
            <text:p>3,17</text:p>
          </table:table-cell>
          <table:table-cell table:formula="of:=IF([.S49]&gt;10;10;IF([.S49]&lt;-10;-10;IF([.S49]&gt;=[.T48];TRUNC([.S49]+1/4);TRUNC([.S49]+3/4))))" office:value-type="float" office:value="3">
            <text:p>3</text:p>
          </table:table-cell>
          <table:table-cell table:formula="of:=IF([.T49]&gt;[.T48];[.T49]-[.$U$3];[.T49]+[.$U$3])-[.$Y$4]" office:value-type="float" office:value="-1.18">
            <text:p>-1,18</text:p>
          </table:table-cell>
          <table:table-cell table:formula="of:=IF([.U49]&gt;0;IF([.U49]&gt;3;3*0.25;[.U49]*0.25);IF([.U49]&lt;-3;-3*0.16;[.U49]*0.16))/3" office:value-type="float" office:value="-0.0629333333333333">
            <text:p>-0,0629333333</text:p>
          </table:table-cell>
          <table:table-cell table:formula="of:=IF([.T49]=[.T48];[.W48];IF([.T49]&gt;[.T48];1;0))" office:value-type="float" office:value="0">
            <text:p>0</text:p>
          </table:table-cell>
          <table:table-cell table:formula="of:=IF(ABS([.T48])&lt;10;IF(OR(AND([.P49]&gt;[.P48];[.T48]&gt;=[.P42]);AND([.P49]&lt;[.P48];[.T48]&lt;=[.P4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49]" office:value-type="float" office:value="21">
            <text:p>21,00</text:p>
          </table:table-cell>
          <table:table-cell table:formula="of:=[.P49]+([.V49]*1+[.V48]*2+[.V47]*3+[.V46]*3+[.V45]*2+[.V44]*1+[.V43]*1+[.V42]*1)/14+RAND()*0.08-0.08/2+[.N50]" office:value-type="float" office:value="21.0767207429842">
            <text:p>21,076720743</text:p>
          </table:table-cell>
          <table:table-cell table:formula="of:=ROUND(([.O50]-[.P50])*12)/12" office:value-type="float" office:value="-0.0833333333333333">
            <text:p>-0,08</text:p>
          </table:table-cell>
          <table:table-cell table:formula="of:=IF([.X49]&gt;0;TRUNC([.R49]+[.Q50]*800);[.R49])" office:value-type="float" office:value="14073">
            <text:p>14073</text:p>
          </table:table-cell>
          <table:table-cell table:formula="of:=((([.Q50]*[.Q50]*10000)/256*[.$B$5]+[.$B$6]*256)*[.Q50]*100+[.R50]*[.$B$7])/256/256+0" office:value-type="float" office:value="3.17461549352716">
            <text:p>3,17</text:p>
          </table:table-cell>
          <table:table-cell table:formula="of:=IF([.S50]&gt;10;10;IF([.S50]&lt;-10;-10;IF([.S50]&gt;=[.T49];TRUNC([.S50]+1/4);TRUNC([.S50]+3/4))))" office:value-type="float" office:value="3">
            <text:p>3</text:p>
          </table:table-cell>
          <table:table-cell table:formula="of:=IF([.T50]&gt;[.T49];[.T50]-[.$U$3];[.T50]+[.$U$3])-[.$Y$4]" office:value-type="float" office:value="-1.18">
            <text:p>-1,18</text:p>
          </table:table-cell>
          <table:table-cell table:formula="of:=IF([.U50]&gt;0;IF([.U50]&gt;3;3*0.25;[.U50]*0.25);IF([.U50]&lt;-3;-3*0.16;[.U50]*0.16))/3" office:value-type="float" office:value="-0.0629333333333333">
            <text:p>-0,0629333333</text:p>
          </table:table-cell>
          <table:table-cell table:formula="of:=IF([.T50]=[.T49];[.W49];IF([.T50]&gt;[.T49];1;0))" office:value-type="float" office:value="0">
            <text:p>0</text:p>
          </table:table-cell>
          <table:table-cell table:formula="of:=IF(ABS([.T49])&lt;10;IF(OR(AND([.P50]&gt;[.P49];[.T49]&gt;=[.P43]);AND([.P50]&lt;[.P49];[.T49]&lt;=[.P4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0]" office:value-type="float" office:value="21">
            <text:p>21,00</text:p>
          </table:table-cell>
          <table:table-cell table:formula="of:=[.P50]+([.V50]*1+[.V49]*2+[.V48]*3+[.V47]*3+[.V46]*2+[.V45]*1+[.V44]*1+[.V43]*1)/14+RAND()*0.08-0.08/2+[.N51]" office:value-type="float" office:value="21.072661978668">
            <text:p>21,0726619787</text:p>
          </table:table-cell>
          <table:table-cell table:formula="of:=ROUND(([.O51]-[.P51])*12)/12" office:value-type="float" office:value="-0.0833333333333333">
            <text:p>-0,08</text:p>
          </table:table-cell>
          <table:table-cell table:formula="of:=IF([.X50]&gt;0;TRUNC([.R50]+[.Q51]*800);[.R50])" office:value-type="float" office:value="14073">
            <text:p>14073</text:p>
          </table:table-cell>
          <table:table-cell table:formula="of:=((([.Q51]*[.Q51]*10000)/256*[.$B$5]+[.$B$6]*256)*[.Q51]*100+[.R51]*[.$B$7])/256/256+0" office:value-type="float" office:value="3.17461549352716">
            <text:p>3,17</text:p>
          </table:table-cell>
          <table:table-cell table:formula="of:=IF([.S51]&gt;10;10;IF([.S51]&lt;-10;-10;IF([.S51]&gt;=[.T50];TRUNC([.S51]+1/4);TRUNC([.S51]+3/4))))" office:value-type="float" office:value="3">
            <text:p>3</text:p>
          </table:table-cell>
          <table:table-cell table:formula="of:=IF([.T51]&gt;[.T50];[.T51]-[.$U$3];[.T51]+[.$U$3])-[.$Y$4]" office:value-type="float" office:value="-1.18">
            <text:p>-1,18</text:p>
          </table:table-cell>
          <table:table-cell table:formula="of:=IF([.U51]&gt;0;IF([.U51]&gt;3;3*0.25;[.U51]*0.25);IF([.U51]&lt;-3;-3*0.16;[.U51]*0.16))/3" office:value-type="float" office:value="-0.0629333333333333">
            <text:p>-0,0629333333</text:p>
          </table:table-cell>
          <table:table-cell table:formula="of:=IF([.T51]=[.T50];[.W50];IF([.T51]&gt;[.T50];1;0))" office:value-type="float" office:value="0">
            <text:p>0</text:p>
          </table:table-cell>
          <table:table-cell table:formula="of:=IF(ABS([.T50])&lt;10;IF(OR(AND([.P51]&gt;[.P50];[.T50]&gt;=[.P44]);AND([.P51]&lt;[.P50];[.T50]&lt;=[.P4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1]" office:value-type="float" office:value="21">
            <text:p>21,00</text:p>
          </table:table-cell>
          <table:table-cell table:formula="of:=[.P51]+([.V51]*1+[.V50]*2+[.V49]*3+[.V48]*3+[.V47]*2+[.V46]*1+[.V45]*1+[.V44]*1)/14+RAND()*0.08-0.08/2+[.N52]" office:value-type="float" office:value="21.0800691991836">
            <text:p>21,0800691992</text:p>
          </table:table-cell>
          <table:table-cell table:formula="of:=ROUND(([.O52]-[.P52])*12)/12" office:value-type="float" office:value="-0.0833333333333333">
            <text:p>-0,08</text:p>
          </table:table-cell>
          <table:table-cell table:formula="of:=IF([.X51]&gt;0;TRUNC([.R51]+[.Q52]*800);[.R51])" office:value-type="float" office:value="14006">
            <text:p>14006</text:p>
          </table:table-cell>
          <table:table-cell table:formula="of:=((([.Q52]*[.Q52]*10000)/256*[.$B$5]+[.$B$6]*256)*[.Q52]*100+[.R52]*[.$B$7])/256/256+0" office:value-type="float" office:value="3.15825807165216">
            <text:p>3,16</text:p>
          </table:table-cell>
          <table:table-cell table:formula="of:=IF([.S52]&gt;10;10;IF([.S52]&lt;-10;-10;IF([.S52]&gt;=[.T51];TRUNC([.S52]+1/4);TRUNC([.S52]+3/4))))" office:value-type="float" office:value="3">
            <text:p>3</text:p>
          </table:table-cell>
          <table:table-cell table:formula="of:=IF([.T52]&gt;[.T51];[.T52]-[.$U$3];[.T52]+[.$U$3])-[.$Y$4]" office:value-type="float" office:value="-1.18">
            <text:p>-1,18</text:p>
          </table:table-cell>
          <table:table-cell table:formula="of:=IF([.U52]&gt;0;IF([.U52]&gt;3;3*0.25;[.U52]*0.25);IF([.U52]&lt;-3;-3*0.16;[.U52]*0.16))/3" office:value-type="float" office:value="-0.0629333333333333">
            <text:p>-0,0629333333</text:p>
          </table:table-cell>
          <table:table-cell table:formula="of:=IF([.T52]=[.T51];[.W51];IF([.T52]&gt;[.T51];1;0))" office:value-type="float" office:value="0">
            <text:p>0</text:p>
          </table:table-cell>
          <table:table-cell table:formula="of:=IF(ABS([.T51])&lt;10;IF(OR(AND([.P52]&gt;[.P51];[.T51]&gt;=[.P45]);AND([.P52]&lt;[.P51];[.T51]&lt;=[.P4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2]" office:value-type="float" office:value="21">
            <text:p>21,00</text:p>
          </table:table-cell>
          <table:table-cell table:formula="of:=[.P52]+([.V52]*1+[.V51]*2+[.V50]*3+[.V49]*3+[.V48]*2+[.V47]*1+[.V46]*1+[.V45]*1)/14+RAND()*0.08-0.08/2+[.N53]" office:value-type="float" office:value="21.0322239842389">
            <text:p>21,0322239842</text:p>
          </table:table-cell>
          <table:table-cell table:formula="of:=ROUND(([.O53]-[.P53])*12)/12" office:value-type="float" office:value="-0">
            <text:p>0,00</text:p>
          </table:table-cell>
          <table:table-cell table:formula="of:=IF([.X52]&gt;0;TRUNC([.R52]+[.Q53]*800);[.R52])" office:value-type="float" office:value="14006">
            <text:p>14006</text:p>
          </table:table-cell>
          <table:table-cell table:formula="of:=((([.Q53]*[.Q53]*10000)/256*[.$B$5]+[.$B$6]*256)*[.Q53]*100+[.R53]*[.$B$7])/256/256+0" office:value-type="float" office:value="3.41943359375">
            <text:p>3,42</text:p>
          </table:table-cell>
          <table:table-cell table:formula="of:=IF([.S53]&gt;10;10;IF([.S53]&lt;-10;-10;IF([.S53]&gt;=[.T52];TRUNC([.S53]+1/4);TRUNC([.S53]+3/4))))" office:value-type="float" office:value="3">
            <text:p>3</text:p>
          </table:table-cell>
          <table:table-cell table:formula="of:=IF([.T53]&gt;[.T52];[.T53]-[.$U$3];[.T53]+[.$U$3])-[.$Y$4]" office:value-type="float" office:value="-1.18">
            <text:p>-1,18</text:p>
          </table:table-cell>
          <table:table-cell table:formula="of:=IF([.U53]&gt;0;IF([.U53]&gt;3;3*0.25;[.U53]*0.25);IF([.U53]&lt;-3;-3*0.16;[.U53]*0.16))/3" office:value-type="float" office:value="-0.0629333333333333">
            <text:p>-0,0629333333</text:p>
          </table:table-cell>
          <table:table-cell table:formula="of:=IF([.T53]=[.T52];[.W52];IF([.T53]&gt;[.T52];1;0))" office:value-type="float" office:value="0">
            <text:p>0</text:p>
          </table:table-cell>
          <table:table-cell table:formula="of:=IF(ABS([.T52])&lt;10;IF(OR(AND([.P53]&gt;[.P52];[.T52]&gt;=[.P46]);AND([.P53]&lt;[.P52];[.T52]&lt;=[.P4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3]" office:value-type="float" office:value="21">
            <text:p>21,00</text:p>
          </table:table-cell>
          <table:table-cell table:formula="of:=[.P53]+([.V53]*1+[.V52]*2+[.V51]*3+[.V50]*3+[.V49]*2+[.V48]*1+[.V47]*1+[.V46]*1)/14+RAND()*0.08-0.08/2+[.N54]" office:value-type="float" office:value="20.9407315987544">
            <text:p>20,9407315988</text:p>
          </table:table-cell>
          <table:table-cell table:formula="of:=ROUND(([.O54]-[.P54])*12)/12" office:value-type="float" office:value="0.0833333333333333">
            <text:p>0,08</text:p>
          </table:table-cell>
          <table:table-cell table:formula="of:=IF([.X53]&gt;0;TRUNC([.R53]+[.Q54]*800);[.R53])" office:value-type="float" office:value="14072">
            <text:p>14072</text:p>
          </table:table-cell>
          <table:table-cell table:formula="of:=((([.Q54]*[.Q54]*10000)/256*[.$B$5]+[.$B$6]*256)*[.Q54]*100+[.R54]*[.$B$7])/256/256+0" office:value-type="float" office:value="3.69672239709783">
            <text:p>3,70</text:p>
          </table:table-cell>
          <table:table-cell table:formula="of:=IF([.S54]&gt;10;10;IF([.S54]&lt;-10;-10;IF([.S54]&gt;=[.T53];TRUNC([.S54]+1/4);TRUNC([.S54]+3/4))))" office:value-type="float" office:value="3">
            <text:p>3</text:p>
          </table:table-cell>
          <table:table-cell table:formula="of:=IF([.T54]&gt;[.T53];[.T54]-[.$U$3];[.T54]+[.$U$3])-[.$Y$4]" office:value-type="float" office:value="-1.18">
            <text:p>-1,18</text:p>
          </table:table-cell>
          <table:table-cell table:formula="of:=IF([.U54]&gt;0;IF([.U54]&gt;3;3*0.25;[.U54]*0.25);IF([.U54]&lt;-3;-3*0.16;[.U54]*0.16))/3" office:value-type="float" office:value="-0.0629333333333333">
            <text:p>-0,0629333333</text:p>
          </table:table-cell>
          <table:table-cell table:formula="of:=IF([.T54]=[.T53];[.W53];IF([.T54]&gt;[.T53];1;0))" office:value-type="float" office:value="0">
            <text:p>0</text:p>
          </table:table-cell>
          <table:table-cell table:formula="of:=IF(ABS([.T53])&lt;10;IF(OR(AND([.P54]&gt;[.P53];[.T53]&gt;=[.P47]);AND([.P54]&lt;[.P53];[.T53]&lt;=[.P4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4]" office:value-type="float" office:value="21">
            <text:p>21,00</text:p>
          </table:table-cell>
          <table:table-cell table:formula="of:=[.P54]+([.V54]*1+[.V53]*2+[.V52]*3+[.V51]*3+[.V50]*2+[.V49]*1+[.V48]*1+[.V47]*1)/14+RAND()*0.08-0.08/2+[.N55]" office:value-type="float" office:value="20.8630418799676">
            <text:p>20,86304188</text:p>
          </table:table-cell>
          <table:table-cell table:formula="of:=ROUND(([.O55]-[.P55])*12)/12" office:value-type="float" office:value="0.166666666666667">
            <text:p>0,17</text:p>
          </table:table-cell>
          <table:table-cell table:formula="of:=IF([.X54]&gt;0;TRUNC([.R54]+[.Q55]*800);[.R54])" office:value-type="float" office:value="14205">
            <text:p>14205</text:p>
          </table:table-cell>
          <table:table-cell table:formula="of:=((([.Q55]*[.Q55]*10000)/256*[.$B$5]+[.$B$6]*256)*[.Q55]*100+[.R55]*[.$B$7])/256/256+0" office:value-type="float" office:value="3.99492175490768">
            <text:p>3,99</text:p>
          </table:table-cell>
          <table:table-cell table:formula="of:=IF([.S55]&gt;10;10;IF([.S55]&lt;-10;-10;IF([.S55]&gt;=[.T54];TRUNC([.S55]+1/4);TRUNC([.S55]+3/4))))" office:value-type="float" office:value="4">
            <text:p>4</text:p>
          </table:table-cell>
          <table:table-cell table:formula="of:=IF([.T55]&gt;[.T54];[.T55]-[.$U$3];[.T55]+[.$U$3])-[.$Y$4]" office:value-type="float" office:value="-0.620000000000001">
            <text:p>-0,62</text:p>
          </table:table-cell>
          <table:table-cell table:formula="of:=IF([.U55]&gt;0;IF([.U55]&gt;3;3*0.25;[.U55]*0.25);IF([.U55]&lt;-3;-3*0.16;[.U55]*0.16))/3" office:value-type="float" office:value="-0.0330666666666667">
            <text:p>-0,0330666667</text:p>
          </table:table-cell>
          <table:table-cell table:formula="of:=IF([.T55]=[.T54];[.W54];IF([.T55]&gt;[.T54];1;0))" office:value-type="float" office:value="1">
            <text:p>1</text:p>
          </table:table-cell>
          <table:table-cell table:formula="of:=IF(ABS([.T54])&lt;10;IF(OR(AND([.P55]&gt;[.P54];[.T54]&gt;=[.P48]);AND([.P55]&lt;[.P54];[.T54]&lt;=[.P4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5]" office:value-type="float" office:value="21">
            <text:p>21,00</text:p>
          </table:table-cell>
          <table:table-cell table:formula="of:=[.P55]+([.V55]*1+[.V54]*2+[.V53]*3+[.V52]*3+[.V51]*2+[.V50]*1+[.V49]*1+[.V48]*1)/14+RAND()*0.08-0.08/2+[.N56]" office:value-type="float" office:value="20.8168066024123">
            <text:p>20,8168066024</text:p>
          </table:table-cell>
          <table:table-cell table:formula="of:=ROUND(([.O56]-[.P56])*12)/12" office:value-type="float" office:value="0.166666666666667">
            <text:p>0,17</text:p>
          </table:table-cell>
          <table:table-cell table:formula="of:=IF([.X55]&gt;0;TRUNC([.R55]+[.Q56]*800);[.R55])" office:value-type="float" office:value="14338">
            <text:p>14338</text:p>
          </table:table-cell>
          <table:table-cell table:formula="of:=((([.Q56]*[.Q56]*10000)/256*[.$B$5]+[.$B$6]*256)*[.Q56]*100+[.R56]*[.$B$7])/256/256+0" office:value-type="float" office:value="4.02739245803268">
            <text:p>4,03</text:p>
          </table:table-cell>
          <table:table-cell table:formula="of:=IF([.S56]&gt;10;10;IF([.S56]&lt;-10;-10;IF([.S56]&gt;=[.T55];TRUNC([.S56]+1/4);TRUNC([.S56]+3/4))))" office:value-type="float" office:value="4">
            <text:p>4</text:p>
          </table:table-cell>
          <table:table-cell table:formula="of:=IF([.T56]&gt;[.T55];[.T56]-[.$U$3];[.T56]+[.$U$3])-[.$Y$4]" office:value-type="float" office:value="-0.180000000000001">
            <text:p>-0,18</text:p>
          </table:table-cell>
          <table:table-cell table:formula="of:=IF([.U56]&gt;0;IF([.U56]&gt;3;3*0.25;[.U56]*0.25);IF([.U56]&lt;-3;-3*0.16;[.U56]*0.16))/3" office:value-type="float" office:value="-0.00960000000000003">
            <text:p>-0,0096</text:p>
          </table:table-cell>
          <table:table-cell table:formula="of:=IF([.T56]=[.T55];[.W55];IF([.T56]&gt;[.T55];1;0))" office:value-type="float" office:value="1">
            <text:p>1</text:p>
          </table:table-cell>
          <table:table-cell table:formula="of:=IF(ABS([.T55])&lt;10;IF(OR(AND([.P56]&gt;[.P55];[.T55]&gt;=[.P49]);AND([.P56]&lt;[.P55];[.T55]&lt;=[.P4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6]" office:value-type="float" office:value="21">
            <text:p>21,00</text:p>
          </table:table-cell>
          <table:table-cell table:formula="of:=[.P56]+([.V56]*1+[.V55]*2+[.V54]*3+[.V53]*3+[.V52]*2+[.V51]*1+[.V50]*1+[.V49]*1)/14+RAND()*0.08-0.08/2+[.N57]" office:value-type="float" office:value="20.7922146469528">
            <text:p>20,792214647</text:p>
          </table:table-cell>
          <table:table-cell table:formula="of:=ROUND(([.O57]-[.P57])*12)/12" office:value-type="float" office:value="0.166666666666667">
            <text:p>0,17</text:p>
          </table:table-cell>
          <table:table-cell table:formula="of:=IF([.X56]&gt;0;TRUNC([.R56]+[.Q57]*800);[.R56])" office:value-type="float" office:value="14471">
            <text:p>14471</text:p>
          </table:table-cell>
          <table:table-cell table:formula="of:=((([.Q57]*[.Q57]*10000)/256*[.$B$5]+[.$B$6]*256)*[.Q57]*100+[.R57]*[.$B$7])/256/256+0" office:value-type="float" office:value="4.05986316115768">
            <text:p>4,06</text:p>
          </table:table-cell>
          <table:table-cell table:formula="of:=IF([.S57]&gt;10;10;IF([.S57]&lt;-10;-10;IF([.S57]&gt;=[.T56];TRUNC([.S57]+1/4);TRUNC([.S57]+3/4))))" office:value-type="float" office:value="4">
            <text:p>4</text:p>
          </table:table-cell>
          <table:table-cell table:formula="of:=IF([.T57]&gt;[.T56];[.T57]-[.$U$3];[.T57]+[.$U$3])-[.$Y$4]" office:value-type="float" office:value="-0.180000000000001">
            <text:p>-0,18</text:p>
          </table:table-cell>
          <table:table-cell table:formula="of:=IF([.U57]&gt;0;IF([.U57]&gt;3;3*0.25;[.U57]*0.25);IF([.U57]&lt;-3;-3*0.16;[.U57]*0.16))/3" office:value-type="float" office:value="-0.00960000000000003">
            <text:p>-0,0096</text:p>
          </table:table-cell>
          <table:table-cell table:formula="of:=IF([.T57]=[.T56];[.W56];IF([.T57]&gt;[.T56];1;0))" office:value-type="float" office:value="1">
            <text:p>1</text:p>
          </table:table-cell>
          <table:table-cell table:formula="of:=IF(ABS([.T56])&lt;10;IF(OR(AND([.P57]&gt;[.P56];[.T56]&gt;=[.P50]);AND([.P57]&lt;[.P56];[.T56]&lt;=[.P5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7]" office:value-type="float" office:value="21">
            <text:p>21,00</text:p>
          </table:table-cell>
          <table:table-cell table:formula="of:=[.P57]+([.V57]*1+[.V56]*2+[.V55]*3+[.V54]*3+[.V53]*2+[.V52]*1+[.V51]*1+[.V50]*1)/14+RAND()*0.08-0.08/2+[.N58]" office:value-type="float" office:value="20.7438049375824">
            <text:p>20,7438049376</text:p>
          </table:table-cell>
          <table:table-cell table:formula="of:=ROUND(([.O58]-[.P58])*12)/12" office:value-type="float" office:value="0.25">
            <text:p>0,25</text:p>
          </table:table-cell>
          <table:table-cell table:formula="of:=IF([.X57]&gt;0;TRUNC([.R57]+[.Q58]*800);[.R57])" office:value-type="float" office:value="14671">
            <text:p>14671</text:p>
          </table:table-cell>
          <table:table-cell table:formula="of:=((([.Q58]*[.Q58]*10000)/256*[.$B$5]+[.$B$6]*256)*[.Q58]*100+[.R58]*[.$B$7])/256/256+0" office:value-type="float" office:value="4.38352620601654">
            <text:p>4,38</text:p>
          </table:table-cell>
          <table:table-cell table:formula="of:=IF([.S58]&gt;10;10;IF([.S58]&lt;-10;-10;IF([.S58]&gt;=[.T57];TRUNC([.S58]+1/4);TRUNC([.S58]+3/4))))" office:value-type="float" office:value="4">
            <text:p>4</text:p>
          </table:table-cell>
          <table:table-cell table:formula="of:=IF([.T58]&gt;[.T57];[.T58]-[.$U$3];[.T58]+[.$U$3])-[.$Y$4]" office:value-type="float" office:value="-0.180000000000001">
            <text:p>-0,18</text:p>
          </table:table-cell>
          <table:table-cell table:formula="of:=IF([.U58]&gt;0;IF([.U58]&gt;3;3*0.25;[.U58]*0.25);IF([.U58]&lt;-3;-3*0.16;[.U58]*0.16))/3" office:value-type="float" office:value="-0.00960000000000003">
            <text:p>-0,0096</text:p>
          </table:table-cell>
          <table:table-cell table:formula="of:=IF([.T58]=[.T57];[.W57];IF([.T58]&gt;[.T57];1;0))" office:value-type="float" office:value="1">
            <text:p>1</text:p>
          </table:table-cell>
          <table:table-cell table:formula="of:=IF(ABS([.T57])&lt;10;IF(OR(AND([.P58]&gt;[.P57];[.T57]&gt;=[.P51]);AND([.P58]&lt;[.P57];[.T57]&lt;=[.P5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8]" office:value-type="float" office:value="21">
            <text:p>21,00</text:p>
          </table:table-cell>
          <table:table-cell table:formula="of:=[.P58]+([.V58]*1+[.V57]*2+[.V56]*3+[.V55]*3+[.V54]*2+[.V53]*1+[.V52]*1+[.V51]*1)/14+RAND()*0.08-0.08/2+[.N59]" office:value-type="float" office:value="20.735838296481">
            <text:p>20,7358382965</text:p>
          </table:table-cell>
          <table:table-cell table:formula="of:=ROUND(([.O59]-[.P59])*12)/12" office:value-type="float" office:value="0.25">
            <text:p>0,25</text:p>
          </table:table-cell>
          <table:table-cell table:formula="of:=IF([.X58]&gt;0;TRUNC([.R58]+[.Q59]*800);[.R58])" office:value-type="float" office:value="14871">
            <text:p>14871</text:p>
          </table:table-cell>
          <table:table-cell table:formula="of:=((([.Q59]*[.Q59]*10000)/256*[.$B$5]+[.$B$6]*256)*[.Q59]*100+[.R59]*[.$B$7])/256/256+0" office:value-type="float" office:value="4.43235433101654">
            <text:p>4,43</text:p>
          </table:table-cell>
          <table:table-cell table:formula="of:=IF([.S59]&gt;10;10;IF([.S59]&lt;-10;-10;IF([.S59]&gt;=[.T58];TRUNC([.S59]+1/4);TRUNC([.S59]+3/4))))" office:value-type="float" office:value="4">
            <text:p>4</text:p>
          </table:table-cell>
          <table:table-cell table:formula="of:=IF([.T59]&gt;[.T58];[.T59]-[.$U$3];[.T59]+[.$U$3])-[.$Y$4]" office:value-type="float" office:value="-0.180000000000001">
            <text:p>-0,18</text:p>
          </table:table-cell>
          <table:table-cell table:formula="of:=IF([.U59]&gt;0;IF([.U59]&gt;3;3*0.25;[.U59]*0.25);IF([.U59]&lt;-3;-3*0.16;[.U59]*0.16))/3" office:value-type="float" office:value="-0.00960000000000003">
            <text:p>-0,0096</text:p>
          </table:table-cell>
          <table:table-cell table:formula="of:=IF([.T59]=[.T58];[.W58];IF([.T59]&gt;[.T58];1;0))" office:value-type="float" office:value="1">
            <text:p>1</text:p>
          </table:table-cell>
          <table:table-cell table:formula="of:=IF(ABS([.T58])&lt;10;IF(OR(AND([.P59]&gt;[.P58];[.T58]&gt;=[.P52]);AND([.P59]&lt;[.P58];[.T58]&lt;=[.P5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9]" office:value-type="float" office:value="21">
            <text:p>21,00</text:p>
          </table:table-cell>
          <table:table-cell table:formula="of:=[.P59]+([.V59]*1+[.V58]*2+[.V57]*3+[.V56]*3+[.V55]*2+[.V54]*1+[.V53]*1+[.V52]*1)/14+RAND()*0.08-0.08/2+[.N60]" office:value-type="float" office:value="20.6985952281507">
            <text:p>20,6985952282</text:p>
          </table:table-cell>
          <table:table-cell table:formula="of:=ROUND(([.O60]-[.P60])*12)/12" office:value-type="float" office:value="0.333333333333333">
            <text:p>0,33</text:p>
          </table:table-cell>
          <table:table-cell table:formula="of:=IF([.X59]&gt;0;TRUNC([.R59]+[.Q60]*800);[.R59])" office:value-type="float" office:value="15137">
            <text:p>15137</text:p>
          </table:table-cell>
          <table:table-cell table:formula="of:=((([.Q60]*[.Q60]*10000)/256*[.$B$5]+[.$B$6]*256)*[.Q60]*100+[.R60]*[.$B$7])/256/256+0" office:value-type="float" office:value="4.78579005488643">
            <text:p>4,79</text:p>
          </table:table-cell>
          <table:table-cell table:formula="of:=IF([.S60]&gt;10;10;IF([.S60]&lt;-10;-10;IF([.S60]&gt;=[.T59];TRUNC([.S60]+1/4);TRUNC([.S60]+3/4))))" office:value-type="float" office:value="5">
            <text:p>5</text:p>
          </table:table-cell>
          <table:table-cell table:formula="of:=IF([.T60]&gt;[.T59];[.T60]-[.$U$3];[.T60]+[.$U$3])-[.$Y$4]" office:value-type="float" office:value="0.38">
            <text:p>0,38</text:p>
          </table:table-cell>
          <table:table-cell table:formula="of:=IF([.U60]&gt;0;IF([.U60]&gt;3;3*0.25;[.U60]*0.25);IF([.U60]&lt;-3;-3*0.16;[.U60]*0.16))/3" office:value-type="float" office:value="0.0316666666666667">
            <text:p>0,0316666667</text:p>
          </table:table-cell>
          <table:table-cell table:formula="of:=IF([.T60]=[.T59];[.W59];IF([.T60]&gt;[.T59];1;0))" office:value-type="float" office:value="1">
            <text:p>1</text:p>
          </table:table-cell>
          <table:table-cell table:formula="of:=IF(ABS([.T59])&lt;10;IF(OR(AND([.P60]&gt;[.P59];[.T59]&gt;=[.P53]);AND([.P60]&lt;[.P59];[.T59]&lt;=[.P5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60]" office:value-type="float" office:value="21">
            <text:p>21,00</text:p>
          </table:table-cell>
          <table:table-cell table:formula="of:=[.P60]+([.V60]*1+[.V59]*2+[.V58]*3+[.V57]*3+[.V56]*2+[.V55]*1+[.V54]*1+[.V53]*1)/14+RAND()*0.08-0.08/2+[.N61]" office:value-type="float" office:value="20.645674614783">
            <text:p>20,6456746148</text:p>
          </table:table-cell>
          <table:table-cell table:formula="of:=ROUND(([.O61]-[.P61])*12)/12" office:value-type="float" office:value="0.333333333333333">
            <text:p>0,33</text:p>
          </table:table-cell>
          <table:table-cell table:formula="of:=IF([.X60]&gt;0;TRUNC([.R60]+[.Q61]*800);[.R60])" office:value-type="float" office:value="15403">
            <text:p>15403</text:p>
          </table:table-cell>
          <table:table-cell table:formula="of:=((([.Q61]*[.Q61]*10000)/256*[.$B$5]+[.$B$6]*256)*[.Q61]*100+[.R61]*[.$B$7])/256/256+0" office:value-type="float" office:value="4.85073146113643">
            <text:p>4,85</text:p>
          </table:table-cell>
          <table:table-cell table:formula="of:=IF([.S61]&gt;10;10;IF([.S61]&lt;-10;-10;IF([.S61]&gt;=[.T60];TRUNC([.S61]+1/4);TRUNC([.S61]+3/4))))" office:value-type="float" office:value="5">
            <text:p>5</text:p>
          </table:table-cell>
          <table:table-cell table:formula="of:=IF([.T61]&gt;[.T60];[.T61]-[.$U$3];[.T61]+[.$U$3])-[.$Y$4]" office:value-type="float" office:value="0.819999999999999">
            <text:p>0,82</text:p>
          </table:table-cell>
          <table:table-cell table:formula="of:=IF([.U61]&gt;0;IF([.U61]&gt;3;3*0.25;[.U61]*0.25);IF([.U61]&lt;-3;-3*0.16;[.U61]*0.16))/3" office:value-type="float" office:value="0.0683333333333333">
            <text:p>0,0683333333</text:p>
          </table:table-cell>
          <table:table-cell table:formula="of:=IF([.T61]=[.T60];[.W60];IF([.T61]&gt;[.T60];1;0))" office:value-type="float" office:value="1">
            <text:p>1</text:p>
          </table:table-cell>
          <table:table-cell table:formula="of:=IF(ABS([.T60])&lt;10;IF(OR(AND([.P61]&gt;[.P60];[.T60]&gt;=[.P54]);AND([.P61]&lt;[.P60];[.T60]&lt;=[.P5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61]" office:value-type="float" office:value="21">
            <text:p>21,00</text:p>
          </table:table-cell>
          <table:table-cell table:formula="of:=[.P61]+([.V61]*1+[.V60]*2+[.V59]*3+[.V58]*3+[.V57]*2+[.V56]*1+[.V55]*1+[.V54]*1)/14+RAND()*0.08-0.08/2+[.N62]" office:value-type="float" office:value="20.6189627646093">
            <text:p>20,6189627646</text:p>
          </table:table-cell>
          <table:table-cell table:formula="of:=ROUND(([.O62]-[.P62])*12)/12" office:value-type="float" office:value="0.416666666666667">
            <text:p>0,42</text:p>
          </table:table-cell>
          <table:table-cell table:formula="of:=IF([.X61]&gt;0;TRUNC([.R61]+[.Q62]*800);[.R61])" office:value-type="float" office:value="15736">
            <text:p>15736</text:p>
          </table:table-cell>
          <table:table-cell table:formula="of:=((([.Q62]*[.Q62]*10000)/256*[.$B$5]+[.$B$6]*256)*[.Q62]*100+[.R62]*[.$B$7])/256/256+0" office:value-type="float" office:value="5.23873713722935">
            <text:p>5,24</text:p>
          </table:table-cell>
          <table:table-cell table:formula="of:=IF([.S62]&gt;10;10;IF([.S62]&lt;-10;-10;IF([.S62]&gt;=[.T61];TRUNC([.S62]+1/4);TRUNC([.S62]+3/4))))" office:value-type="float" office:value="5">
            <text:p>5</text:p>
          </table:table-cell>
          <table:table-cell table:formula="of:=IF([.T62]&gt;[.T61];[.T62]-[.$U$3];[.T62]+[.$U$3])-[.$Y$4]" office:value-type="float" office:value="0.819999999999999">
            <text:p>0,82</text:p>
          </table:table-cell>
          <table:table-cell table:formula="of:=IF([.U62]&gt;0;IF([.U62]&gt;3;3*0.25;[.U62]*0.25);IF([.U62]&lt;-3;-3*0.16;[.U62]*0.16))/3" office:value-type="float" office:value="0.0683333333333333">
            <text:p>0,0683333333</text:p>
          </table:table-cell>
          <table:table-cell table:formula="of:=IF([.T62]=[.T61];[.W61];IF([.T62]&gt;[.T61];1;0))" office:value-type="float" office:value="1">
            <text:p>1</text:p>
          </table:table-cell>
          <table:table-cell table:formula="of:=IF(ABS([.T61])&lt;10;IF(OR(AND([.P62]&gt;[.P61];[.T61]&gt;=[.P55]);AND([.P62]&lt;[.P61];[.T61]&lt;=[.P5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62]" office:value-type="float" office:value="21">
            <text:p>21,00</text:p>
          </table:table-cell>
          <table:table-cell table:formula="of:=[.P62]+([.V62]*1+[.V61]*2+[.V60]*3+[.V59]*3+[.V58]*2+[.V57]*1+[.V56]*1+[.V55]*1)/14+RAND()*0.08-0.08/2+[.N63]" office:value-type="float" office:value="20.6191529102146">
            <text:p>20,6191529102</text:p>
          </table:table-cell>
          <table:table-cell table:formula="of:=ROUND(([.O63]-[.P63])*12)/12" office:value-type="float" office:value="0.416666666666667">
            <text:p>0,42</text:p>
          </table:table-cell>
          <table:table-cell table:formula="of:=IF([.X62]&gt;0;TRUNC([.R62]+[.Q63]*800);[.R62])" office:value-type="float" office:value="16069">
            <text:p>16069</text:p>
          </table:table-cell>
          <table:table-cell table:formula="of:=((([.Q63]*[.Q63]*10000)/256*[.$B$5]+[.$B$6]*256)*[.Q63]*100+[.R63]*[.$B$7])/256/256+0" office:value-type="float" office:value="5.32003596535435">
            <text:p>5,32</text:p>
          </table:table-cell>
          <table:table-cell table:formula="of:=IF([.S63]&gt;10;10;IF([.S63]&lt;-10;-10;IF([.S63]&gt;=[.T62];TRUNC([.S63]+1/4);TRUNC([.S63]+3/4))))" office:value-type="float" office:value="5">
            <text:p>5</text:p>
          </table:table-cell>
          <table:table-cell table:formula="of:=IF([.T63]&gt;[.T62];[.T63]-[.$U$3];[.T63]+[.$U$3])-[.$Y$4]" office:value-type="float" office:value="0.819999999999999">
            <text:p>0,82</text:p>
          </table:table-cell>
          <table:table-cell table:formula="of:=IF([.U63]&gt;0;IF([.U63]&gt;3;3*0.25;[.U63]*0.25);IF([.U63]&lt;-3;-3*0.16;[.U63]*0.16))/3" office:value-type="float" office:value="0.0683333333333333">
            <text:p>0,0683333333</text:p>
          </table:table-cell>
          <table:table-cell table:formula="of:=IF([.T63]=[.T62];[.W62];IF([.T63]&gt;[.T62];1;0))" office:value-type="float" office:value="1">
            <text:p>1</text:p>
          </table:table-cell>
          <table:table-cell table:formula="of:=IF(ABS([.T62])&lt;10;IF(OR(AND([.P63]&gt;[.P62];[.T62]&gt;=[.P56]);AND([.P63]&lt;[.P62];[.T62]&lt;=[.P5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3]" office:value-type="float" office:value="21">
            <text:p>21,00</text:p>
          </table:table-cell>
          <table:table-cell table:formula="of:=[.P63]+([.V63]*1+[.V62]*2+[.V61]*3+[.V60]*3+[.V59]*2+[.V58]*1+[.V57]*1+[.V56]*1)/14+RAND()*0.08-0.08/2+[.N64]" office:value-type="float" office:value="20.6800888197849">
            <text:p>20,6800888198</text:p>
          </table:table-cell>
          <table:table-cell table:formula="of:=ROUND(([.O64]-[.P64])*12)/12" office:value-type="float" office:value="0.333333333333333">
            <text:p>0,33</text:p>
          </table:table-cell>
          <table:table-cell table:formula="of:=IF([.X63]&gt;0;TRUNC([.R63]+[.Q64]*800);[.R63])" office:value-type="float" office:value="16069">
            <text:p>16069</text:p>
          </table:table-cell>
          <table:table-cell table:formula="of:=((([.Q64]*[.Q64]*10000)/256*[.$B$5]+[.$B$6]*256)*[.Q64]*100+[.R64]*[.$B$7])/256/256+0" office:value-type="float" office:value="5.01332911738643">
            <text:p>5,01</text:p>
          </table:table-cell>
          <table:table-cell table:formula="of:=IF([.S64]&gt;10;10;IF([.S64]&lt;-10;-10;IF([.S64]&gt;=[.T63];TRUNC([.S64]+1/4);TRUNC([.S64]+3/4))))" office:value-type="float" office:value="5">
            <text:p>5</text:p>
          </table:table-cell>
          <table:table-cell table:formula="of:=IF([.T64]&gt;[.T63];[.T64]-[.$U$3];[.T64]+[.$U$3])-[.$Y$4]" office:value-type="float" office:value="0.819999999999999">
            <text:p>0,82</text:p>
          </table:table-cell>
          <table:table-cell table:formula="of:=IF([.U64]&gt;0;IF([.U64]&gt;3;3*0.25;[.U64]*0.25);IF([.U64]&lt;-3;-3*0.16;[.U64]*0.16))/3" office:value-type="float" office:value="0.0683333333333333">
            <text:p>0,0683333333</text:p>
          </table:table-cell>
          <table:table-cell table:formula="of:=IF([.T64]=[.T63];[.W63];IF([.T64]&gt;[.T63];1;0))" office:value-type="float" office:value="1">
            <text:p>1</text:p>
          </table:table-cell>
          <table:table-cell table:formula="of:=IF(ABS([.T63])&lt;10;IF(OR(AND([.P64]&gt;[.P63];[.T63]&gt;=[.P57]);AND([.P64]&lt;[.P63];[.T63]&lt;=[.P5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4]" office:value-type="float" office:value="21">
            <text:p>21,00</text:p>
          </table:table-cell>
          <table:table-cell table:formula="of:=[.P64]+([.V64]*1+[.V63]*2+[.V62]*3+[.V61]*3+[.V60]*2+[.V59]*1+[.V58]*1+[.V57]*1)/14+RAND()*0.08-0.08/2+[.N65]" office:value-type="float" office:value="20.7082169078804">
            <text:p>20,7082169079</text:p>
          </table:table-cell>
          <table:table-cell table:formula="of:=ROUND(([.O65]-[.P65])*12)/12" office:value-type="float" office:value="0.333333333333333">
            <text:p>0,33</text:p>
          </table:table-cell>
          <table:table-cell table:formula="of:=IF([.X64]&gt;0;TRUNC([.R64]+[.Q65]*800);[.R64])" office:value-type="float" office:value="16069">
            <text:p>16069</text:p>
          </table:table-cell>
          <table:table-cell table:formula="of:=((([.Q65]*[.Q65]*10000)/256*[.$B$5]+[.$B$6]*256)*[.Q65]*100+[.R65]*[.$B$7])/256/256+0" office:value-type="float" office:value="5.01332911738643">
            <text:p>5,01</text:p>
          </table:table-cell>
          <table:table-cell table:formula="of:=IF([.S65]&gt;10;10;IF([.S65]&lt;-10;-10;IF([.S65]&gt;=[.T64];TRUNC([.S65]+1/4);TRUNC([.S65]+3/4))))" office:value-type="float" office:value="5">
            <text:p>5</text:p>
          </table:table-cell>
          <table:table-cell table:formula="of:=IF([.T65]&gt;[.T64];[.T65]-[.$U$3];[.T65]+[.$U$3])-[.$Y$4]" office:value-type="float" office:value="0.819999999999999">
            <text:p>0,82</text:p>
          </table:table-cell>
          <table:table-cell table:formula="of:=IF([.U65]&gt;0;IF([.U65]&gt;3;3*0.25;[.U65]*0.25);IF([.U65]&lt;-3;-3*0.16;[.U65]*0.16))/3" office:value-type="float" office:value="0.0683333333333333">
            <text:p>0,0683333333</text:p>
          </table:table-cell>
          <table:table-cell table:formula="of:=IF([.T65]=[.T64];[.W64];IF([.T65]&gt;[.T64];1;0))" office:value-type="float" office:value="1">
            <text:p>1</text:p>
          </table:table-cell>
          <table:table-cell table:formula="of:=IF(ABS([.T64])&lt;10;IF(OR(AND([.P65]&gt;[.P64];[.T64]&gt;=[.P58]);AND([.P65]&lt;[.P64];[.T64]&lt;=[.P5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5]" office:value-type="float" office:value="21">
            <text:p>21,00</text:p>
          </table:table-cell>
          <table:table-cell table:formula="of:=[.P65]+([.V65]*1+[.V64]*2+[.V63]*3+[.V62]*3+[.V61]*2+[.V60]*1+[.V59]*1+[.V58]*1)/14+RAND()*0.08-0.08/2+[.N66]" office:value-type="float" office:value="20.766776279677">
            <text:p>20,7667762797</text:p>
          </table:table-cell>
          <table:table-cell table:formula="of:=ROUND(([.O66]-[.P66])*12)/12" office:value-type="float" office:value="0.25">
            <text:p>0,25</text:p>
          </table:table-cell>
          <table:table-cell table:formula="of:=IF([.X65]&gt;0;TRUNC([.R65]+[.Q66]*800);[.R65])" office:value-type="float" office:value="16069">
            <text:p>16069</text:p>
          </table:table-cell>
          <table:table-cell table:formula="of:=((([.Q66]*[.Q66]*10000)/256*[.$B$5]+[.$B$6]*256)*[.Q66]*100+[.R66]*[.$B$7])/256/256+0" office:value-type="float" office:value="4.72483479976654">
            <text:p>4,72</text:p>
          </table:table-cell>
          <table:table-cell table:formula="of:=IF([.S66]&gt;10;10;IF([.S66]&lt;-10;-10;IF([.S66]&gt;=[.T65];TRUNC([.S66]+1/4);TRUNC([.S66]+3/4))))" office:value-type="float" office:value="5">
            <text:p>5</text:p>
          </table:table-cell>
          <table:table-cell table:formula="of:=IF([.T66]&gt;[.T65];[.T66]-[.$U$3];[.T66]+[.$U$3])-[.$Y$4]" office:value-type="float" office:value="0.819999999999999">
            <text:p>0,82</text:p>
          </table:table-cell>
          <table:table-cell table:formula="of:=IF([.U66]&gt;0;IF([.U66]&gt;3;3*0.25;[.U66]*0.25);IF([.U66]&lt;-3;-3*0.16;[.U66]*0.16))/3" office:value-type="float" office:value="0.0683333333333333">
            <text:p>0,0683333333</text:p>
          </table:table-cell>
          <table:table-cell table:formula="of:=IF([.T66]=[.T65];[.W65];IF([.T66]&gt;[.T65];1;0))" office:value-type="float" office:value="1">
            <text:p>1</text:p>
          </table:table-cell>
          <table:table-cell table:formula="of:=IF(ABS([.T65])&lt;10;IF(OR(AND([.P66]&gt;[.P65];[.T65]&gt;=[.P59]);AND([.P66]&lt;[.P65];[.T65]&lt;=[.P5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6]" office:value-type="float" office:value="21">
            <text:p>21,00</text:p>
          </table:table-cell>
          <table:table-cell table:formula="of:=[.P66]+([.V66]*1+[.V65]*2+[.V64]*3+[.V63]*3+[.V62]*2+[.V61]*1+[.V60]*1+[.V59]*1)/14+RAND()*0.08-0.08/2+[.N67]" office:value-type="float" office:value="20.7872268111313">
            <text:p>20,7872268111</text:p>
          </table:table-cell>
          <table:table-cell table:formula="of:=ROUND(([.O67]-[.P67])*12)/12" office:value-type="float" office:value="0.25">
            <text:p>0,25</text:p>
          </table:table-cell>
          <table:table-cell table:formula="of:=IF([.X66]&gt;0;TRUNC([.R66]+[.Q67]*800);[.R66])" office:value-type="float" office:value="16069">
            <text:p>16069</text:p>
          </table:table-cell>
          <table:table-cell table:formula="of:=((([.Q67]*[.Q67]*10000)/256*[.$B$5]+[.$B$6]*256)*[.Q67]*100+[.R67]*[.$B$7])/256/256+0" office:value-type="float" office:value="4.72483479976654">
            <text:p>4,72</text:p>
          </table:table-cell>
          <table:table-cell table:formula="of:=IF([.S67]&gt;10;10;IF([.S67]&lt;-10;-10;IF([.S67]&gt;=[.T66];TRUNC([.S67]+1/4);TRUNC([.S67]+3/4))))" office:value-type="float" office:value="5">
            <text:p>5</text:p>
          </table:table-cell>
          <table:table-cell table:formula="of:=IF([.T67]&gt;[.T66];[.T67]-[.$U$3];[.T67]+[.$U$3])-[.$Y$4]" office:value-type="float" office:value="0.819999999999999">
            <text:p>0,82</text:p>
          </table:table-cell>
          <table:table-cell table:formula="of:=IF([.U67]&gt;0;IF([.U67]&gt;3;3*0.25;[.U67]*0.25);IF([.U67]&lt;-3;-3*0.16;[.U67]*0.16))/3" office:value-type="float" office:value="0.0683333333333333">
            <text:p>0,0683333333</text:p>
          </table:table-cell>
          <table:table-cell table:formula="of:=IF([.T67]=[.T66];[.W66];IF([.T67]&gt;[.T66];1;0))" office:value-type="float" office:value="1">
            <text:p>1</text:p>
          </table:table-cell>
          <table:table-cell table:formula="of:=IF(ABS([.T66])&lt;10;IF(OR(AND([.P67]&gt;[.P66];[.T66]&gt;=[.P60]);AND([.P67]&lt;[.P66];[.T66]&lt;=[.P6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7]" office:value-type="float" office:value="21">
            <text:p>21,00</text:p>
          </table:table-cell>
          <table:table-cell table:formula="of:=[.P67]+([.V67]*1+[.V66]*2+[.V65]*3+[.V64]*3+[.V63]*2+[.V62]*1+[.V61]*1+[.V60]*1)/14+RAND()*0.08-0.08/2+[.N68]" office:value-type="float" office:value="20.8635908559817">
            <text:p>20,863590856</text:p>
          </table:table-cell>
          <table:table-cell table:formula="of:=ROUND(([.O68]-[.P68])*12)/12" office:value-type="float" office:value="0.166666666666667">
            <text:p>0,17</text:p>
          </table:table-cell>
          <table:table-cell table:formula="of:=IF([.X67]&gt;0;TRUNC([.R67]+[.Q68]*800);[.R67])" office:value-type="float" office:value="16069">
            <text:p>16069</text:p>
          </table:table-cell>
          <table:table-cell table:formula="of:=((([.Q68]*[.Q68]*10000)/256*[.$B$5]+[.$B$6]*256)*[.Q68]*100+[.R68]*[.$B$7])/256/256+0" office:value-type="float" office:value="4.44999987990768">
            <text:p>4,45</text:p>
          </table:table-cell>
          <table:table-cell table:formula="of:=IF([.S68]&gt;10;10;IF([.S68]&lt;-10;-10;IF([.S68]&gt;=[.T67];TRUNC([.S68]+1/4);TRUNC([.S68]+3/4))))" office:value-type="float" office:value="5">
            <text:p>5</text:p>
          </table:table-cell>
          <table:table-cell table:formula="of:=IF([.T68]&gt;[.T67];[.T68]-[.$U$3];[.T68]+[.$U$3])-[.$Y$4]" office:value-type="float" office:value="0.819999999999999">
            <text:p>0,82</text:p>
          </table:table-cell>
          <table:table-cell table:formula="of:=IF([.U68]&gt;0;IF([.U68]&gt;3;3*0.25;[.U68]*0.25);IF([.U68]&lt;-3;-3*0.16;[.U68]*0.16))/3" office:value-type="float" office:value="0.0683333333333333">
            <text:p>0,0683333333</text:p>
          </table:table-cell>
          <table:table-cell table:formula="of:=IF([.T68]=[.T67];[.W67];IF([.T68]&gt;[.T67];1;0))" office:value-type="float" office:value="1">
            <text:p>1</text:p>
          </table:table-cell>
          <table:table-cell table:formula="of:=IF(ABS([.T67])&lt;10;IF(OR(AND([.P68]&gt;[.P67];[.T67]&gt;=[.P61]);AND([.P68]&lt;[.P67];[.T67]&lt;=[.P6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8]" office:value-type="float" office:value="21">
            <text:p>21,00</text:p>
          </table:table-cell>
          <table:table-cell table:formula="of:=[.P68]+([.V68]*1+[.V67]*2+[.V66]*3+[.V65]*3+[.V64]*2+[.V63]*1+[.V62]*1+[.V61]*1)/14+RAND()*0.08-0.08/2+[.N69]" office:value-type="float" office:value="20.8943199832224">
            <text:p>20,8943199832</text:p>
          </table:table-cell>
          <table:table-cell table:formula="of:=ROUND(([.O69]-[.P69])*12)/12" office:value-type="float" office:value="0.0833333333333333">
            <text:p>0,08</text:p>
          </table:table-cell>
          <table:table-cell table:formula="of:=IF([.X68]&gt;0;TRUNC([.R68]+[.Q69]*800);[.R68])" office:value-type="float" office:value="16069">
            <text:p>16069</text:p>
          </table:table-cell>
          <table:table-cell table:formula="of:=((([.Q69]*[.Q69]*10000)/256*[.$B$5]+[.$B$6]*256)*[.Q69]*100+[.R69]*[.$B$7])/256/256+0" office:value-type="float" office:value="4.18427122522284">
            <text:p>4,18</text:p>
          </table:table-cell>
          <table:table-cell table:formula="of:=IF([.S69]&gt;10;10;IF([.S69]&lt;-10;-10;IF([.S69]&gt;=[.T68];TRUNC([.S69]+1/4);TRUNC([.S69]+3/4))))" office:value-type="float" office:value="4">
            <text:p>4</text:p>
          </table:table-cell>
          <table:table-cell table:formula="of:=IF([.T69]&gt;[.T68];[.T69]-[.$U$3];[.T69]+[.$U$3])-[.$Y$4]" office:value-type="float" office:value="-0.180000000000001">
            <text:p>-0,18</text:p>
          </table:table-cell>
          <table:table-cell table:formula="of:=IF([.U69]&gt;0;IF([.U69]&gt;3;3*0.25;[.U69]*0.25);IF([.U69]&lt;-3;-3*0.16;[.U69]*0.16))/3" office:value-type="float" office:value="-0.00960000000000003">
            <text:p>-0,0096</text:p>
          </table:table-cell>
          <table:table-cell table:formula="of:=IF([.T69]=[.T68];[.W68];IF([.T69]&gt;[.T68];1;0))" office:value-type="float" office:value="0">
            <text:p>0</text:p>
          </table:table-cell>
          <table:table-cell table:formula="of:=IF(ABS([.T68])&lt;10;IF(OR(AND([.P69]&gt;[.P68];[.T68]&gt;=[.P62]);AND([.P69]&lt;[.P68];[.T68]&lt;=[.P6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69]" office:value-type="float" office:value="21">
            <text:p>21,00</text:p>
          </table:table-cell>
          <table:table-cell table:formula="of:=[.P69]+([.V69]*1+[.V68]*2+[.V67]*3+[.V66]*3+[.V65]*2+[.V64]*1+[.V63]*1+[.V62]*1)/14+RAND()*0.08-0.08/2+[.N70]" office:value-type="float" office:value="20.9913028500768">
            <text:p>20,9913028501</text:p>
          </table:table-cell>
          <table:table-cell table:formula="of:=ROUND(([.O70]-[.P70])*12)/12" office:value-type="float" office:value="0">
            <text:p>0,00</text:p>
          </table:table-cell>
          <table:table-cell table:formula="of:=IF([.X69]&gt;0;TRUNC([.R69]+[.Q70]*800);[.R69])" office:value-type="float" office:value="16069">
            <text:p>16069</text:p>
          </table:table-cell>
          <table:table-cell table:formula="of:=((([.Q70]*[.Q70]*10000)/256*[.$B$5]+[.$B$6]*256)*[.Q70]*100+[.R70]*[.$B$7])/256/256+0" office:value-type="float" office:value="3.923095703125">
            <text:p>3,92</text:p>
          </table:table-cell>
          <table:table-cell table:formula="of:=IF([.S70]&gt;10;10;IF([.S70]&lt;-10;-10;IF([.S70]&gt;=[.T69];TRUNC([.S70]+1/4);TRUNC([.S70]+3/4))))" office:value-type="float" office:value="4">
            <text:p>4</text:p>
          </table:table-cell>
          <table:table-cell table:formula="of:=IF([.T70]&gt;[.T69];[.T70]-[.$U$3];[.T70]+[.$U$3])-[.$Y$4]" office:value-type="float" office:value="-0.180000000000001">
            <text:p>-0,18</text:p>
          </table:table-cell>
          <table:table-cell table:formula="of:=IF([.U70]&gt;0;IF([.U70]&gt;3;3*0.25;[.U70]*0.25);IF([.U70]&lt;-3;-3*0.16;[.U70]*0.16))/3" office:value-type="float" office:value="-0.00960000000000003">
            <text:p>-0,0096</text:p>
          </table:table-cell>
          <table:table-cell table:formula="of:=IF([.T70]=[.T69];[.W69];IF([.T70]&gt;[.T69];1;0))" office:value-type="float" office:value="0">
            <text:p>0</text:p>
          </table:table-cell>
          <table:table-cell table:formula="of:=IF(ABS([.T69])&lt;10;IF(OR(AND([.P70]&gt;[.P69];[.T69]&gt;=[.P63]);AND([.P70]&lt;[.P69];[.T69]&lt;=[.P6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0]" office:value-type="float" office:value="21">
            <text:p>21,00</text:p>
          </table:table-cell>
          <table:table-cell table:formula="of:=[.P70]+([.V70]*1+[.V69]*2+[.V68]*3+[.V67]*3+[.V66]*2+[.V65]*1+[.V64]*1+[.V63]*1)/14+RAND()*0.08-0.08/2+[.N71]" office:value-type="float" office:value="21.0617732253395">
            <text:p>21,0617732253</text:p>
          </table:table-cell>
          <table:table-cell table:formula="of:=ROUND(([.O71]-[.P71])*12)/12" office:value-type="float" office:value="-0.0833333333333333">
            <text:p>-0,08</text:p>
          </table:table-cell>
          <table:table-cell table:formula="of:=IF([.X70]&gt;0;TRUNC([.R70]+[.Q71]*800);[.R70])" office:value-type="float" office:value="16069">
            <text:p>16069</text:p>
          </table:table-cell>
          <table:table-cell table:formula="of:=((([.Q71]*[.Q71]*10000)/256*[.$B$5]+[.$B$6]*256)*[.Q71]*100+[.R71]*[.$B$7])/256/256+0" office:value-type="float" office:value="3.66192018102716">
            <text:p>3,66</text:p>
          </table:table-cell>
          <table:table-cell table:formula="of:=IF([.S71]&gt;10;10;IF([.S71]&lt;-10;-10;IF([.S71]&gt;=[.T70];TRUNC([.S71]+1/4);TRUNC([.S71]+3/4))))" office:value-type="float" office:value="4">
            <text:p>4</text:p>
          </table:table-cell>
          <table:table-cell table:formula="of:=IF([.T71]&gt;[.T70];[.T71]-[.$U$3];[.T71]+[.$U$3])-[.$Y$4]" office:value-type="float" office:value="-0.180000000000001">
            <text:p>-0,18</text:p>
          </table:table-cell>
          <table:table-cell table:formula="of:=IF([.U71]&gt;0;IF([.U71]&gt;3;3*0.25;[.U71]*0.25);IF([.U71]&lt;-3;-3*0.16;[.U71]*0.16))/3" office:value-type="float" office:value="-0.00960000000000003">
            <text:p>-0,0096</text:p>
          </table:table-cell>
          <table:table-cell table:formula="of:=IF([.T71]=[.T70];[.W70];IF([.T71]&gt;[.T70];1;0))" office:value-type="float" office:value="0">
            <text:p>0</text:p>
          </table:table-cell>
          <table:table-cell table:formula="of:=IF(ABS([.T70])&lt;10;IF(OR(AND([.P71]&gt;[.P70];[.T70]&gt;=[.P64]);AND([.P71]&lt;[.P70];[.T70]&lt;=[.P6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1]" office:value-type="float" office:value="21">
            <text:p>21,00</text:p>
          </table:table-cell>
          <table:table-cell table:formula="of:=[.P71]+([.V71]*1+[.V70]*2+[.V69]*3+[.V68]*3+[.V67]*2+[.V66]*1+[.V65]*1+[.V64]*1)/14+RAND()*0.08-0.08/2+[.N72]" office:value-type="float" office:value="21.1344350993467">
            <text:p>21,1344350993</text:p>
          </table:table-cell>
          <table:table-cell table:formula="of:=ROUND(([.O72]-[.P72])*12)/12" office:value-type="float" office:value="-0.166666666666667">
            <text:p>-0,17</text:p>
          </table:table-cell>
          <table:table-cell table:formula="of:=IF([.X71]&gt;0;TRUNC([.R71]+[.Q72]*800);[.R71])" office:value-type="float" office:value="16069">
            <text:p>16069</text:p>
          </table:table-cell>
          <table:table-cell table:formula="of:=((([.Q72]*[.Q72]*10000)/256*[.$B$5]+[.$B$6]*256)*[.Q72]*100+[.R72]*[.$B$7])/256/256+0" office:value-type="float" office:value="3.39619152634232">
            <text:p>3,40</text:p>
          </table:table-cell>
          <table:table-cell table:formula="of:=IF([.S72]&gt;10;10;IF([.S72]&lt;-10;-10;IF([.S72]&gt;=[.T71];TRUNC([.S72]+1/4);TRUNC([.S72]+3/4))))" office:value-type="float" office:value="4">
            <text:p>4</text:p>
          </table:table-cell>
          <table:table-cell table:formula="of:=IF([.T72]&gt;[.T71];[.T72]-[.$U$3];[.T72]+[.$U$3])-[.$Y$4]" office:value-type="float" office:value="-0.180000000000001">
            <text:p>-0,18</text:p>
          </table:table-cell>
          <table:table-cell table:formula="of:=IF([.U72]&gt;0;IF([.U72]&gt;3;3*0.25;[.U72]*0.25);IF([.U72]&lt;-3;-3*0.16;[.U72]*0.16))/3" office:value-type="float" office:value="-0.00960000000000003">
            <text:p>-0,0096</text:p>
          </table:table-cell>
          <table:table-cell table:formula="of:=IF([.T72]=[.T71];[.W71];IF([.T72]&gt;[.T71];1;0))" office:value-type="float" office:value="0">
            <text:p>0</text:p>
          </table:table-cell>
          <table:table-cell table:formula="of:=IF(ABS([.T71])&lt;10;IF(OR(AND([.P72]&gt;[.P71];[.T71]&gt;=[.P65]);AND([.P72]&lt;[.P71];[.T71]&lt;=[.P6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2]" office:value-type="float" office:value="21">
            <text:p>21,00</text:p>
          </table:table-cell>
          <table:table-cell table:formula="of:=[.P72]+([.V72]*1+[.V71]*2+[.V70]*3+[.V69]*3+[.V68]*2+[.V67]*1+[.V66]*1+[.V65]*1)/14+RAND()*0.08-0.08/2+[.N73]" office:value-type="float" office:value="21.147339509775">
            <text:p>21,1473395098</text:p>
          </table:table-cell>
          <table:table-cell table:formula="of:=ROUND(([.O73]-[.P73])*12)/12" office:value-type="float" office:value="-0.166666666666667">
            <text:p>-0,17</text:p>
          </table:table-cell>
          <table:table-cell table:formula="of:=IF([.X72]&gt;0;TRUNC([.R72]+[.Q73]*800);[.R72])" office:value-type="float" office:value="16069">
            <text:p>16069</text:p>
          </table:table-cell>
          <table:table-cell table:formula="of:=((([.Q73]*[.Q73]*10000)/256*[.$B$5]+[.$B$6]*256)*[.Q73]*100+[.R73]*[.$B$7])/256/256+0" office:value-type="float" office:value="3.39619152634232">
            <text:p>3,40</text:p>
          </table:table-cell>
          <table:table-cell table:formula="of:=IF([.S73]&gt;10;10;IF([.S73]&lt;-10;-10;IF([.S73]&gt;=[.T72];TRUNC([.S73]+1/4);TRUNC([.S73]+3/4))))" office:value-type="float" office:value="4">
            <text:p>4</text:p>
          </table:table-cell>
          <table:table-cell table:formula="of:=IF([.T73]&gt;[.T72];[.T73]-[.$U$3];[.T73]+[.$U$3])-[.$Y$4]" office:value-type="float" office:value="-0.180000000000001">
            <text:p>-0,18</text:p>
          </table:table-cell>
          <table:table-cell table:formula="of:=IF([.U73]&gt;0;IF([.U73]&gt;3;3*0.25;[.U73]*0.25);IF([.U73]&lt;-3;-3*0.16;[.U73]*0.16))/3" office:value-type="float" office:value="-0.00960000000000003">
            <text:p>-0,0096</text:p>
          </table:table-cell>
          <table:table-cell table:formula="of:=IF([.T73]=[.T72];[.W72];IF([.T73]&gt;[.T72];1;0))" office:value-type="float" office:value="0">
            <text:p>0</text:p>
          </table:table-cell>
          <table:table-cell table:formula="of:=IF(ABS([.T72])&lt;10;IF(OR(AND([.P73]&gt;[.P72];[.T72]&gt;=[.P66]);AND([.P73]&lt;[.P72];[.T72]&lt;=[.P6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3]" office:value-type="float" office:value="21">
            <text:p>21,00</text:p>
          </table:table-cell>
          <table:table-cell table:formula="of:=[.P73]+([.V73]*1+[.V72]*2+[.V71]*3+[.V70]*3+[.V69]*2+[.V68]*1+[.V67]*1+[.V66]*1)/14+RAND()*0.08-0.08/2+[.N74]" office:value-type="float" office:value="21.1754523643884">
            <text:p>21,1754523644</text:p>
          </table:table-cell>
          <table:table-cell table:formula="of:=ROUND(([.O74]-[.P74])*12)/12" office:value-type="float" office:value="-0.166666666666667">
            <text:p>-0,17</text:p>
          </table:table-cell>
          <table:table-cell table:formula="of:=IF([.X73]&gt;0;TRUNC([.R73]+[.Q74]*800);[.R73])" office:value-type="float" office:value="16069">
            <text:p>16069</text:p>
          </table:table-cell>
          <table:table-cell table:formula="of:=((([.Q74]*[.Q74]*10000)/256*[.$B$5]+[.$B$6]*256)*[.Q74]*100+[.R74]*[.$B$7])/256/256+0" office:value-type="float" office:value="3.39619152634232">
            <text:p>3,40</text:p>
          </table:table-cell>
          <table:table-cell table:formula="of:=IF([.S74]&gt;10;10;IF([.S74]&lt;-10;-10;IF([.S74]&gt;=[.T73];TRUNC([.S74]+1/4);TRUNC([.S74]+3/4))))" office:value-type="float" office:value="4">
            <text:p>4</text:p>
          </table:table-cell>
          <table:table-cell table:formula="of:=IF([.T74]&gt;[.T73];[.T74]-[.$U$3];[.T74]+[.$U$3])-[.$Y$4]" office:value-type="float" office:value="-0.180000000000001">
            <text:p>-0,18</text:p>
          </table:table-cell>
          <table:table-cell table:formula="of:=IF([.U74]&gt;0;IF([.U74]&gt;3;3*0.25;[.U74]*0.25);IF([.U74]&lt;-3;-3*0.16;[.U74]*0.16))/3" office:value-type="float" office:value="-0.00960000000000003">
            <text:p>-0,0096</text:p>
          </table:table-cell>
          <table:table-cell table:formula="of:=IF([.T74]=[.T73];[.W73];IF([.T74]&gt;[.T73];1;0))" office:value-type="float" office:value="0">
            <text:p>0</text:p>
          </table:table-cell>
          <table:table-cell table:formula="of:=IF(ABS([.T73])&lt;10;IF(OR(AND([.P74]&gt;[.P73];[.T73]&gt;=[.P67]);AND([.P74]&lt;[.P73];[.T73]&lt;=[.P6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4]" office:value-type="float" office:value="21">
            <text:p>21,00</text:p>
          </table:table-cell>
          <table:table-cell table:formula="of:=[.P74]+([.V74]*1+[.V73]*2+[.V72]*3+[.V71]*3+[.V70]*2+[.V69]*1+[.V68]*1+[.V67]*1)/14+RAND()*0.08-0.08/2+[.N75]" office:value-type="float" office:value="21.1488963079952">
            <text:p>21,148896308</text:p>
          </table:table-cell>
          <table:table-cell table:formula="of:=ROUND(([.O75]-[.P75])*12)/12" office:value-type="float" office:value="-0.166666666666667">
            <text:p>-0,17</text:p>
          </table:table-cell>
          <table:table-cell table:formula="of:=IF([.X74]&gt;0;TRUNC([.R74]+[.Q75]*800);[.R74])" office:value-type="float" office:value="16069">
            <text:p>16069</text:p>
          </table:table-cell>
          <table:table-cell table:formula="of:=((([.Q75]*[.Q75]*10000)/256*[.$B$5]+[.$B$6]*256)*[.Q75]*100+[.R75]*[.$B$7])/256/256+0" office:value-type="float" office:value="3.39619152634232">
            <text:p>3,40</text:p>
          </table:table-cell>
          <table:table-cell table:formula="of:=IF([.S75]&gt;10;10;IF([.S75]&lt;-10;-10;IF([.S75]&gt;=[.T74];TRUNC([.S75]+1/4);TRUNC([.S75]+3/4))))" office:value-type="float" office:value="4">
            <text:p>4</text:p>
          </table:table-cell>
          <table:table-cell table:formula="of:=IF([.T75]&gt;[.T74];[.T75]-[.$U$3];[.T75]+[.$U$3])-[.$Y$4]" office:value-type="float" office:value="-0.180000000000001">
            <text:p>-0,18</text:p>
          </table:table-cell>
          <table:table-cell table:formula="of:=IF([.U75]&gt;0;IF([.U75]&gt;3;3*0.25;[.U75]*0.25);IF([.U75]&lt;-3;-3*0.16;[.U75]*0.16))/3" office:value-type="float" office:value="-0.00960000000000003">
            <text:p>-0,0096</text:p>
          </table:table-cell>
          <table:table-cell table:formula="of:=IF([.T75]=[.T74];[.W74];IF([.T75]&gt;[.T74];1;0))" office:value-type="float" office:value="0">
            <text:p>0</text:p>
          </table:table-cell>
          <table:table-cell table:formula="of:=IF(ABS([.T74])&lt;10;IF(OR(AND([.P75]&gt;[.P74];[.T74]&gt;=[.P68]);AND([.P75]&lt;[.P74];[.T74]&lt;=[.P6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5]" office:value-type="float" office:value="21">
            <text:p>21,00</text:p>
          </table:table-cell>
          <table:table-cell table:formula="of:=[.P75]+([.V75]*1+[.V74]*2+[.V73]*3+[.V72]*3+[.V71]*2+[.V70]*1+[.V69]*1+[.V68]*1)/14+RAND()*0.08-0.08/2+[.N76]" office:value-type="float" office:value="21.1803321457687">
            <text:p>21,1803321458</text:p>
          </table:table-cell>
          <table:table-cell table:formula="of:=ROUND(([.O76]-[.P76])*12)/12" office:value-type="float" office:value="-0.166666666666667">
            <text:p>-0,17</text:p>
          </table:table-cell>
          <table:table-cell table:formula="of:=IF([.X75]&gt;0;TRUNC([.R75]+[.Q76]*800);[.R75])" office:value-type="float" office:value="15935">
            <text:p>15935</text:p>
          </table:table-cell>
          <table:table-cell table:formula="of:=((([.Q76]*[.Q76]*10000)/256*[.$B$5]+[.$B$6]*256)*[.Q76]*100+[.R76]*[.$B$7])/256/256+0" office:value-type="float" office:value="3.36347668259232">
            <text:p>3,36</text:p>
          </table:table-cell>
          <table:table-cell table:formula="of:=IF([.S76]&gt;10;10;IF([.S76]&lt;-10;-10;IF([.S76]&gt;=[.T75];TRUNC([.S76]+1/4);TRUNC([.S76]+3/4))))" office:value-type="float" office:value="4">
            <text:p>4</text:p>
          </table:table-cell>
          <table:table-cell table:formula="of:=IF([.T76]&gt;[.T75];[.T76]-[.$U$3];[.T76]+[.$U$3])-[.$Y$4]" office:value-type="float" office:value="-0.180000000000001">
            <text:p>-0,18</text:p>
          </table:table-cell>
          <table:table-cell table:formula="of:=IF([.U76]&gt;0;IF([.U76]&gt;3;3*0.25;[.U76]*0.25);IF([.U76]&lt;-3;-3*0.16;[.U76]*0.16))/3" office:value-type="float" office:value="-0.00960000000000003">
            <text:p>-0,0096</text:p>
          </table:table-cell>
          <table:table-cell table:formula="of:=IF([.T76]=[.T75];[.W75];IF([.T76]&gt;[.T75];1;0))" office:value-type="float" office:value="0">
            <text:p>0</text:p>
          </table:table-cell>
          <table:table-cell table:formula="of:=IF(ABS([.T75])&lt;10;IF(OR(AND([.P76]&gt;[.P75];[.T75]&gt;=[.P69]);AND([.P76]&lt;[.P75];[.T75]&lt;=[.P6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6]" office:value-type="float" office:value="21">
            <text:p>21,00</text:p>
          </table:table-cell>
          <table:table-cell table:formula="of:=[.P76]+([.V76]*1+[.V75]*2+[.V74]*3+[.V73]*3+[.V72]*2+[.V71]*1+[.V70]*1+[.V69]*1)/14+RAND()*0.08-0.08/2+[.N77]" office:value-type="float" office:value="21.1878242277849">
            <text:p>21,1878242278</text:p>
          </table:table-cell>
          <table:table-cell table:formula="of:=ROUND(([.O77]-[.P77])*12)/12" office:value-type="float" office:value="-0.166666666666667">
            <text:p>-0,17</text:p>
          </table:table-cell>
          <table:table-cell table:formula="of:=IF([.X76]&gt;0;TRUNC([.R76]+[.Q77]*800);[.R76])" office:value-type="float" office:value="15935">
            <text:p>15935</text:p>
          </table:table-cell>
          <table:table-cell table:formula="of:=((([.Q77]*[.Q77]*10000)/256*[.$B$5]+[.$B$6]*256)*[.Q77]*100+[.R77]*[.$B$7])/256/256+0" office:value-type="float" office:value="3.36347668259232">
            <text:p>3,36</text:p>
          </table:table-cell>
          <table:table-cell table:formula="of:=IF([.S77]&gt;10;10;IF([.S77]&lt;-10;-10;IF([.S77]&gt;=[.T76];TRUNC([.S77]+1/4);TRUNC([.S77]+3/4))))" office:value-type="float" office:value="4">
            <text:p>4</text:p>
          </table:table-cell>
          <table:table-cell table:formula="of:=IF([.T77]&gt;[.T76];[.T77]-[.$U$3];[.T77]+[.$U$3])-[.$Y$4]" office:value-type="float" office:value="-0.180000000000001">
            <text:p>-0,18</text:p>
          </table:table-cell>
          <table:table-cell table:formula="of:=IF([.U77]&gt;0;IF([.U77]&gt;3;3*0.25;[.U77]*0.25);IF([.U77]&lt;-3;-3*0.16;[.U77]*0.16))/3" office:value-type="float" office:value="-0.00960000000000003">
            <text:p>-0,0096</text:p>
          </table:table-cell>
          <table:table-cell table:formula="of:=IF([.T77]=[.T76];[.W76];IF([.T77]&gt;[.T76];1;0))" office:value-type="float" office:value="0">
            <text:p>0</text:p>
          </table:table-cell>
          <table:table-cell table:formula="of:=IF(ABS([.T76])&lt;10;IF(OR(AND([.P77]&gt;[.P76];[.T76]&gt;=[.P70]);AND([.P77]&lt;[.P76];[.T76]&lt;=[.P7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7]" office:value-type="float" office:value="21">
            <text:p>21,00</text:p>
          </table:table-cell>
          <table:table-cell table:formula="of:=[.P77]+([.V77]*1+[.V76]*2+[.V75]*3+[.V74]*3+[.V73]*2+[.V72]*1+[.V71]*1+[.V70]*1)/14+RAND()*0.08-0.08/2+[.N78]" office:value-type="float" office:value="21.1975271186817">
            <text:p>21,1975271187</text:p>
          </table:table-cell>
          <table:table-cell table:formula="of:=ROUND(([.O78]-[.P78])*12)/12" office:value-type="float" office:value="-0.166666666666667">
            <text:p>-0,17</text:p>
          </table:table-cell>
          <table:table-cell table:formula="of:=IF([.X77]&gt;0;TRUNC([.R77]+[.Q78]*800);[.R77])" office:value-type="float" office:value="15935">
            <text:p>15935</text:p>
          </table:table-cell>
          <table:table-cell table:formula="of:=((([.Q78]*[.Q78]*10000)/256*[.$B$5]+[.$B$6]*256)*[.Q78]*100+[.R78]*[.$B$7])/256/256+0" office:value-type="float" office:value="3.36347668259232">
            <text:p>3,36</text:p>
          </table:table-cell>
          <table:table-cell table:formula="of:=IF([.S78]&gt;10;10;IF([.S78]&lt;-10;-10;IF([.S78]&gt;=[.T77];TRUNC([.S78]+1/4);TRUNC([.S78]+3/4))))" office:value-type="float" office:value="4">
            <text:p>4</text:p>
          </table:table-cell>
          <table:table-cell table:formula="of:=IF([.T78]&gt;[.T77];[.T78]-[.$U$3];[.T78]+[.$U$3])-[.$Y$4]" office:value-type="float" office:value="-0.180000000000001">
            <text:p>-0,18</text:p>
          </table:table-cell>
          <table:table-cell table:formula="of:=IF([.U78]&gt;0;IF([.U78]&gt;3;3*0.25;[.U78]*0.25);IF([.U78]&lt;-3;-3*0.16;[.U78]*0.16))/3" office:value-type="float" office:value="-0.00960000000000003">
            <text:p>-0,0096</text:p>
          </table:table-cell>
          <table:table-cell table:formula="of:=IF([.T78]=[.T77];[.W77];IF([.T78]&gt;[.T77];1;0))" office:value-type="float" office:value="0">
            <text:p>0</text:p>
          </table:table-cell>
          <table:table-cell table:formula="of:=IF(ABS([.T77])&lt;10;IF(OR(AND([.P78]&gt;[.P77];[.T77]&gt;=[.P71]);AND([.P78]&lt;[.P77];[.T77]&lt;=[.P7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8]" office:value-type="float" office:value="21">
            <text:p>21,00</text:p>
          </table:table-cell>
          <table:table-cell table:formula="of:=[.P78]+([.V78]*1+[.V77]*2+[.V76]*3+[.V75]*3+[.V74]*2+[.V73]*1+[.V72]*1+[.V71]*1)/14+RAND()*0.08-0.08/2+[.N79]" office:value-type="float" office:value="21.2221787100586">
            <text:p>21,2221787101</text:p>
          </table:table-cell>
          <table:table-cell table:formula="of:=ROUND(([.O79]-[.P79])*12)/12" office:value-type="float" office:value="-0.25">
            <text:p>-0,25</text:p>
          </table:table-cell>
          <table:table-cell table:formula="of:=IF([.X78]&gt;0;TRUNC([.R78]+[.Q79]*800);[.R78])" office:value-type="float" office:value="15935">
            <text:p>15935</text:p>
          </table:table-cell>
          <table:table-cell table:formula="of:=((([.Q79]*[.Q79]*10000)/256*[.$B$5]+[.$B$6]*256)*[.Q79]*100+[.R79]*[.$B$7])/256/256+0" office:value-type="float" office:value="3.08864176273346">
            <text:p>3,09</text:p>
          </table:table-cell>
          <table:table-cell table:formula="of:=IF([.S79]&gt;10;10;IF([.S79]&lt;-10;-10;IF([.S79]&gt;=[.T78];TRUNC([.S79]+1/4);TRUNC([.S79]+3/4))))" office:value-type="float" office:value="3">
            <text:p>3</text:p>
          </table:table-cell>
          <table:table-cell table:formula="of:=IF([.T79]&gt;[.T78];[.T79]-[.$U$3];[.T79]+[.$U$3])-[.$Y$4]" office:value-type="float" office:value="-1.18">
            <text:p>-1,18</text:p>
          </table:table-cell>
          <table:table-cell table:formula="of:=IF([.U79]&gt;0;IF([.U79]&gt;3;3*0.25;[.U79]*0.25);IF([.U79]&lt;-3;-3*0.16;[.U79]*0.16))/3" office:value-type="float" office:value="-0.0629333333333333">
            <text:p>-0,0629333333</text:p>
          </table:table-cell>
          <table:table-cell table:formula="of:=IF([.T79]=[.T78];[.W78];IF([.T79]&gt;[.T78];1;0))" office:value-type="float" office:value="0">
            <text:p>0</text:p>
          </table:table-cell>
          <table:table-cell table:formula="of:=IF(ABS([.T78])&lt;10;IF(OR(AND([.P79]&gt;[.P78];[.T78]&gt;=[.P72]);AND([.P79]&lt;[.P78];[.T78]&lt;=[.P7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9]" office:value-type="float" office:value="21">
            <text:p>21,00</text:p>
          </table:table-cell>
          <table:table-cell table:formula="of:=[.P79]+([.V79]*1+[.V78]*2+[.V77]*3+[.V76]*3+[.V75]*2+[.V74]*1+[.V73]*1+[.V72]*1)/14+RAND()*0.08-0.08/2+[.N80]" office:value-type="float" office:value="21.2279903411848">
            <text:p>21,2279903412</text:p>
          </table:table-cell>
          <table:table-cell table:formula="of:=ROUND(([.O80]-[.P80])*12)/12" office:value-type="float" office:value="-0.25">
            <text:p>-0,25</text:p>
          </table:table-cell>
          <table:table-cell table:formula="of:=IF([.X79]&gt;0;TRUNC([.R79]+[.Q80]*800);[.R79])" office:value-type="float" office:value="15935">
            <text:p>15935</text:p>
          </table:table-cell>
          <table:table-cell table:formula="of:=((([.Q80]*[.Q80]*10000)/256*[.$B$5]+[.$B$6]*256)*[.Q80]*100+[.R80]*[.$B$7])/256/256+0" office:value-type="float" office:value="3.08864176273346">
            <text:p>3,09</text:p>
          </table:table-cell>
          <table:table-cell table:formula="of:=IF([.S80]&gt;10;10;IF([.S80]&lt;-10;-10;IF([.S80]&gt;=[.T79];TRUNC([.S80]+1/4);TRUNC([.S80]+3/4))))" office:value-type="float" office:value="3">
            <text:p>3</text:p>
          </table:table-cell>
          <table:table-cell table:formula="of:=IF([.T80]&gt;[.T79];[.T80]-[.$U$3];[.T80]+[.$U$3])-[.$Y$4]" office:value-type="float" office:value="-1.18">
            <text:p>-1,18</text:p>
          </table:table-cell>
          <table:table-cell table:formula="of:=IF([.U80]&gt;0;IF([.U80]&gt;3;3*0.25;[.U80]*0.25);IF([.U80]&lt;-3;-3*0.16;[.U80]*0.16))/3" office:value-type="float" office:value="-0.0629333333333333">
            <text:p>-0,0629333333</text:p>
          </table:table-cell>
          <table:table-cell table:formula="of:=IF([.T80]=[.T79];[.W79];IF([.T80]&gt;[.T79];1;0))" office:value-type="float" office:value="0">
            <text:p>0</text:p>
          </table:table-cell>
          <table:table-cell table:formula="of:=IF(ABS([.T79])&lt;10;IF(OR(AND([.P80]&gt;[.P79];[.T79]&gt;=[.P73]);AND([.P80]&lt;[.P79];[.T79]&lt;=[.P7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80]" office:value-type="float" office:value="21">
            <text:p>21,00</text:p>
          </table:table-cell>
          <table:table-cell table:formula="of:=[.P80]+([.V80]*1+[.V79]*2+[.V78]*3+[.V77]*3+[.V76]*2+[.V75]*1+[.V74]*1+[.V73]*1)/14+RAND()*0.08-0.08/2+[.N81]" office:value-type="float" office:value="21.1839122406359">
            <text:p>21,1839122406</text:p>
          </table:table-cell>
          <table:table-cell table:formula="of:=ROUND(([.O81]-[.P81])*12)/12" office:value-type="float" office:value="-0.166666666666667">
            <text:p>-0,17</text:p>
          </table:table-cell>
          <table:table-cell table:formula="of:=IF([.X80]&gt;0;TRUNC([.R80]+[.Q81]*800);[.R80])" office:value-type="float" office:value="15935">
            <text:p>15935</text:p>
          </table:table-cell>
          <table:table-cell table:formula="of:=((([.Q81]*[.Q81]*10000)/256*[.$B$5]+[.$B$6]*256)*[.Q81]*100+[.R81]*[.$B$7])/256/256+0" office:value-type="float" office:value="3.36347668259232">
            <text:p>3,36</text:p>
          </table:table-cell>
          <table:table-cell table:formula="of:=IF([.S81]&gt;10;10;IF([.S81]&lt;-10;-10;IF([.S81]&gt;=[.T80];TRUNC([.S81]+1/4);TRUNC([.S81]+3/4))))" office:value-type="float" office:value="3">
            <text:p>3</text:p>
          </table:table-cell>
          <table:table-cell table:formula="of:=IF([.T81]&gt;[.T80];[.T81]-[.$U$3];[.T81]+[.$U$3])-[.$Y$4]" office:value-type="float" office:value="-1.18">
            <text:p>-1,18</text:p>
          </table:table-cell>
          <table:table-cell table:formula="of:=IF([.U81]&gt;0;IF([.U81]&gt;3;3*0.25;[.U81]*0.25);IF([.U81]&lt;-3;-3*0.16;[.U81]*0.16))/3" office:value-type="float" office:value="-0.0629333333333333">
            <text:p>-0,0629333333</text:p>
          </table:table-cell>
          <table:table-cell table:formula="of:=IF([.T81]=[.T80];[.W80];IF([.T81]&gt;[.T80];1;0))" office:value-type="float" office:value="0">
            <text:p>0</text:p>
          </table:table-cell>
          <table:table-cell table:formula="of:=IF(ABS([.T80])&lt;10;IF(OR(AND([.P81]&gt;[.P80];[.T80]&gt;=[.P74]);AND([.P81]&lt;[.P80];[.T80]&lt;=[.P7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81]" office:value-type="float" office:value="21">
            <text:p>21,00</text:p>
          </table:table-cell>
          <table:table-cell table:formula="of:=[.P81]+([.V81]*1+[.V80]*2+[.V79]*3+[.V78]*3+[.V77]*2+[.V76]*1+[.V75]*1+[.V74]*1)/14+RAND()*0.08-0.08/2+[.N82]" office:value-type="float" office:value="21.1400241153529">
            <text:p>21,1400241154</text:p>
          </table:table-cell>
          <table:table-cell table:formula="of:=ROUND(([.O82]-[.P82])*12)/12" office:value-type="float" office:value="-0.166666666666667">
            <text:p>-0,17</text:p>
          </table:table-cell>
          <table:table-cell table:formula="of:=IF([.X81]&gt;0;TRUNC([.R81]+[.Q82]*800);[.R81])" office:value-type="float" office:value="15801">
            <text:p>15801</text:p>
          </table:table-cell>
          <table:table-cell table:formula="of:=((([.Q82]*[.Q82]*10000)/256*[.$B$5]+[.$B$6]*256)*[.Q82]*100+[.R82]*[.$B$7])/256/256+0" office:value-type="float" office:value="3.33076183884232">
            <text:p>3,33</text:p>
          </table:table-cell>
          <table:table-cell table:formula="of:=IF([.S82]&gt;10;10;IF([.S82]&lt;-10;-10;IF([.S82]&gt;=[.T81];TRUNC([.S82]+1/4);TRUNC([.S82]+3/4))))" office:value-type="float" office:value="3">
            <text:p>3</text:p>
          </table:table-cell>
          <table:table-cell table:formula="of:=IF([.T82]&gt;[.T81];[.T82]-[.$U$3];[.T82]+[.$U$3])-[.$Y$4]" office:value-type="float" office:value="-1.18">
            <text:p>-1,18</text:p>
          </table:table-cell>
          <table:table-cell table:formula="of:=IF([.U82]&gt;0;IF([.U82]&gt;3;3*0.25;[.U82]*0.25);IF([.U82]&lt;-3;-3*0.16;[.U82]*0.16))/3" office:value-type="float" office:value="-0.0629333333333333">
            <text:p>-0,0629333333</text:p>
          </table:table-cell>
          <table:table-cell table:formula="of:=IF([.T82]=[.T81];[.W81];IF([.T82]&gt;[.T81];1;0))" office:value-type="float" office:value="0">
            <text:p>0</text:p>
          </table:table-cell>
          <table:table-cell table:formula="of:=IF(ABS([.T81])&lt;10;IF(OR(AND([.P82]&gt;[.P81];[.T81]&gt;=[.P75]);AND([.P82]&lt;[.P81];[.T81]&lt;=[.P7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82]" office:value-type="float" office:value="21">
            <text:p>21,00</text:p>
          </table:table-cell>
          <table:table-cell table:formula="of:=[.P82]+([.V82]*1+[.V81]*2+[.V80]*3+[.V79]*3+[.V78]*2+[.V77]*1+[.V76]*1+[.V75]*1)/14+RAND()*0.08-0.08/2+[.N83]" office:value-type="float" office:value="21.1040905860796">
            <text:p>21,1040905861</text:p>
          </table:table-cell>
          <table:table-cell table:formula="of:=ROUND(([.O83]-[.P83])*12)/12" office:value-type="float" office:value="-0.0833333333333333">
            <text:p>-0,08</text:p>
          </table:table-cell>
          <table:table-cell table:formula="of:=IF([.X82]&gt;0;TRUNC([.R82]+[.Q83]*800);[.R82])" office:value-type="float" office:value="15734">
            <text:p>15734</text:p>
          </table:table-cell>
          <table:table-cell table:formula="of:=((([.Q83]*[.Q83]*10000)/256*[.$B$5]+[.$B$6]*256)*[.Q83]*100+[.R83]*[.$B$7])/256/256+0" office:value-type="float" office:value="3.58013307165216">
            <text:p>3,58</text:p>
          </table:table-cell>
          <table:table-cell table:formula="of:=IF([.S83]&gt;10;10;IF([.S83]&lt;-10;-10;IF([.S83]&gt;=[.T82];TRUNC([.S83]+1/4);TRUNC([.S83]+3/4))))" office:value-type="float" office:value="3">
            <text:p>3</text:p>
          </table:table-cell>
          <table:table-cell table:formula="of:=IF([.T83]&gt;[.T82];[.T83]-[.$U$3];[.T83]+[.$U$3])-[.$Y$4]" office:value-type="float" office:value="-1.18">
            <text:p>-1,18</text:p>
          </table:table-cell>
          <table:table-cell table:formula="of:=IF([.U83]&gt;0;IF([.U83]&gt;3;3*0.25;[.U83]*0.25);IF([.U83]&lt;-3;-3*0.16;[.U83]*0.16))/3" office:value-type="float" office:value="-0.0629333333333333">
            <text:p>-0,0629333333</text:p>
          </table:table-cell>
          <table:table-cell table:formula="of:=IF([.T83]=[.T82];[.W82];IF([.T83]&gt;[.T82];1;0))" office:value-type="float" office:value="0">
            <text:p>0</text:p>
          </table:table-cell>
          <table:table-cell table:formula="of:=IF(ABS([.T82])&lt;10;IF(OR(AND([.P83]&gt;[.P82];[.T82]&gt;=[.P76]);AND([.P83]&lt;[.P82];[.T82]&lt;=[.P7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83]" office:value-type="float" office:value="21">
            <text:p>21,00</text:p>
          </table:table-cell>
          <table:table-cell table:formula="of:=[.P83]+([.V83]*1+[.V82]*2+[.V81]*3+[.V80]*3+[.V79]*2+[.V78]*1+[.V77]*1+[.V76]*1)/14+RAND()*0.08-0.08/2+[.N84]" office:value-type="float" office:value="21.0600101277661">
            <text:p>21,0600101278</text:p>
          </table:table-cell>
          <table:table-cell table:formula="of:=ROUND(([.O84]-[.P84])*12)/12" office:value-type="float" office:value="-0.0833333333333333">
            <text:p>-0,08</text:p>
          </table:table-cell>
          <table:table-cell table:formula="of:=IF([.X83]&gt;0;TRUNC([.R83]+[.Q84]*800);[.R83])" office:value-type="float" office:value="15667">
            <text:p>15667</text:p>
          </table:table-cell>
          <table:table-cell table:formula="of:=((([.Q84]*[.Q84]*10000)/256*[.$B$5]+[.$B$6]*256)*[.Q84]*100+[.R84]*[.$B$7])/256/256+0" office:value-type="float" office:value="3.56377564977716">
            <text:p>3,56</text:p>
          </table:table-cell>
          <table:table-cell table:formula="of:=IF([.S84]&gt;10;10;IF([.S84]&lt;-10;-10;IF([.S84]&gt;=[.T83];TRUNC([.S84]+1/4);TRUNC([.S84]+3/4))))" office:value-type="float" office:value="3">
            <text:p>3</text:p>
          </table:table-cell>
          <table:table-cell table:formula="of:=IF([.T84]&gt;[.T83];[.T84]-[.$U$3];[.T84]+[.$U$3])-[.$Y$4]" office:value-type="float" office:value="-1.18">
            <text:p>-1,18</text:p>
          </table:table-cell>
          <table:table-cell table:formula="of:=IF([.U84]&gt;0;IF([.U84]&gt;3;3*0.25;[.U84]*0.25);IF([.U84]&lt;-3;-3*0.16;[.U84]*0.16))/3" office:value-type="float" office:value="-0.0629333333333333">
            <text:p>-0,0629333333</text:p>
          </table:table-cell>
          <table:table-cell table:formula="of:=IF([.T84]=[.T83];[.W83];IF([.T84]&gt;[.T83];1;0))" office:value-type="float" office:value="0">
            <text:p>0</text:p>
          </table:table-cell>
          <table:table-cell table:formula="of:=IF(ABS([.T83])&lt;10;IF(OR(AND([.P84]&gt;[.P83];[.T83]&gt;=[.P77]);AND([.P84]&lt;[.P83];[.T83]&lt;=[.P7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84]" office:value-type="float" office:value="21">
            <text:p>21,00</text:p>
          </table:table-cell>
          <table:table-cell table:formula="of:=[.P84]+([.V84]*1+[.V83]*2+[.V82]*3+[.V81]*3+[.V80]*2+[.V79]*1+[.V78]*1+[.V77]*1)/14+RAND()*0.08-0.08/2+[.N85]" office:value-type="float" office:value="20.9932772360462">
            <text:p>20,993277236</text:p>
          </table:table-cell>
          <table:table-cell table:formula="of:=ROUND(([.O85]-[.P85])*12)/12" office:value-type="float" office:value="0">
            <text:p>0,00</text:p>
          </table:table-cell>
          <table:table-cell table:formula="of:=IF([.X84]&gt;0;TRUNC([.R84]+[.Q85]*800);[.R84])" office:value-type="float" office:value="15667">
            <text:p>15667</text:p>
          </table:table-cell>
          <table:table-cell table:formula="of:=((([.Q85]*[.Q85]*10000)/256*[.$B$5]+[.$B$6]*256)*[.Q85]*100+[.R85]*[.$B$7])/256/256+0" office:value-type="float" office:value="3.824951171875">
            <text:p>3,82</text:p>
          </table:table-cell>
          <table:table-cell table:formula="of:=IF([.S85]&gt;10;10;IF([.S85]&lt;-10;-10;IF([.S85]&gt;=[.T84];TRUNC([.S85]+1/4);TRUNC([.S85]+3/4))))" office:value-type="float" office:value="4">
            <text:p>4</text:p>
          </table:table-cell>
          <table:table-cell table:formula="of:=IF([.T85]&gt;[.T84];[.T85]-[.$U$3];[.T85]+[.$U$3])-[.$Y$4]" office:value-type="float" office:value="-0.620000000000001">
            <text:p>-0,62</text:p>
          </table:table-cell>
          <table:table-cell table:formula="of:=IF([.U85]&gt;0;IF([.U85]&gt;3;3*0.25;[.U85]*0.25);IF([.U85]&lt;-3;-3*0.16;[.U85]*0.16))/3" office:value-type="float" office:value="-0.0330666666666667">
            <text:p>-0,0330666667</text:p>
          </table:table-cell>
          <table:table-cell table:formula="of:=IF([.T85]=[.T84];[.W84];IF([.T85]&gt;[.T84];1;0))" office:value-type="float" office:value="1">
            <text:p>1</text:p>
          </table:table-cell>
          <table:table-cell table:formula="of:=IF(ABS([.T84])&lt;10;IF(OR(AND([.P85]&gt;[.P84];[.T84]&gt;=[.P78]);AND([.P85]&lt;[.P84];[.T84]&lt;=[.P7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5]" office:value-type="float" office:value="21">
            <text:p>21,00</text:p>
          </table:table-cell>
          <table:table-cell table:formula="of:=[.P85]+([.V85]*1+[.V84]*2+[.V83]*3+[.V82]*3+[.V81]*2+[.V80]*1+[.V79]*1+[.V78]*1)/14+RAND()*0.08-0.08/2+[.N86]" office:value-type="float" office:value="20.9618635117957">
            <text:p>20,9618635118</text:p>
          </table:table-cell>
          <table:table-cell table:formula="of:=ROUND(([.O86]-[.P86])*12)/12" office:value-type="float" office:value="0">
            <text:p>0,00</text:p>
          </table:table-cell>
          <table:table-cell table:formula="of:=IF([.X85]&gt;0;TRUNC([.R85]+[.Q86]*800);[.R85])" office:value-type="float" office:value="15667">
            <text:p>15667</text:p>
          </table:table-cell>
          <table:table-cell table:formula="of:=((([.Q86]*[.Q86]*10000)/256*[.$B$5]+[.$B$6]*256)*[.Q86]*100+[.R86]*[.$B$7])/256/256+0" office:value-type="float" office:value="3.824951171875">
            <text:p>3,82</text:p>
          </table:table-cell>
          <table:table-cell table:formula="of:=IF([.S86]&gt;10;10;IF([.S86]&lt;-10;-10;IF([.S86]&gt;=[.T85];TRUNC([.S86]+1/4);TRUNC([.S86]+3/4))))" office:value-type="float" office:value="4">
            <text:p>4</text:p>
          </table:table-cell>
          <table:table-cell table:formula="of:=IF([.T86]&gt;[.T85];[.T86]-[.$U$3];[.T86]+[.$U$3])-[.$Y$4]" office:value-type="float" office:value="-0.180000000000001">
            <text:p>-0,18</text:p>
          </table:table-cell>
          <table:table-cell table:formula="of:=IF([.U86]&gt;0;IF([.U86]&gt;3;3*0.25;[.U86]*0.25);IF([.U86]&lt;-3;-3*0.16;[.U86]*0.16))/3" office:value-type="float" office:value="-0.00960000000000003">
            <text:p>-0,0096</text:p>
          </table:table-cell>
          <table:table-cell table:formula="of:=IF([.T86]=[.T85];[.W85];IF([.T86]&gt;[.T85];1;0))" office:value-type="float" office:value="1">
            <text:p>1</text:p>
          </table:table-cell>
          <table:table-cell table:formula="of:=IF(ABS([.T85])&lt;10;IF(OR(AND([.P86]&gt;[.P85];[.T85]&gt;=[.P79]);AND([.P86]&lt;[.P85];[.T85]&lt;=[.P7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6]" office:value-type="float" office:value="21">
            <text:p>21,00</text:p>
          </table:table-cell>
          <table:table-cell table:formula="of:=[.P86]+([.V86]*1+[.V85]*2+[.V84]*3+[.V83]*3+[.V82]*2+[.V81]*1+[.V80]*1+[.V79]*1)/14+RAND()*0.08-0.08/2+[.N87]" office:value-type="float" office:value="20.885185871165">
            <text:p>20,8851858712</text:p>
          </table:table-cell>
          <table:table-cell table:formula="of:=ROUND(([.O87]-[.P87])*12)/12" office:value-type="float" office:value="0.0833333333333333">
            <text:p>0,08</text:p>
          </table:table-cell>
          <table:table-cell table:formula="of:=IF([.X86]&gt;0;TRUNC([.R86]+[.Q87]*800);[.R86])" office:value-type="float" office:value="15733">
            <text:p>15733</text:p>
          </table:table-cell>
          <table:table-cell table:formula="of:=((([.Q87]*[.Q87]*10000)/256*[.$B$5]+[.$B$6]*256)*[.Q87]*100+[.R87]*[.$B$7])/256/256+0" office:value-type="float" office:value="4.10223997522284">
            <text:p>4,10</text:p>
          </table:table-cell>
          <table:table-cell table:formula="of:=IF([.S87]&gt;10;10;IF([.S87]&lt;-10;-10;IF([.S87]&gt;=[.T86];TRUNC([.S87]+1/4);TRUNC([.S87]+3/4))))" office:value-type="float" office:value="4">
            <text:p>4</text:p>
          </table:table-cell>
          <table:table-cell table:formula="of:=IF([.T87]&gt;[.T86];[.T87]-[.$U$3];[.T87]+[.$U$3])-[.$Y$4]" office:value-type="float" office:value="-0.180000000000001">
            <text:p>-0,18</text:p>
          </table:table-cell>
          <table:table-cell table:formula="of:=IF([.U87]&gt;0;IF([.U87]&gt;3;3*0.25;[.U87]*0.25);IF([.U87]&lt;-3;-3*0.16;[.U87]*0.16))/3" office:value-type="float" office:value="-0.00960000000000003">
            <text:p>-0,0096</text:p>
          </table:table-cell>
          <table:table-cell table:formula="of:=IF([.T87]=[.T86];[.W86];IF([.T87]&gt;[.T86];1;0))" office:value-type="float" office:value="1">
            <text:p>1</text:p>
          </table:table-cell>
          <table:table-cell table:formula="of:=IF(ABS([.T86])&lt;10;IF(OR(AND([.P87]&gt;[.P86];[.T86]&gt;=[.P80]);AND([.P87]&lt;[.P86];[.T86]&lt;=[.P8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7]" office:value-type="float" office:value="21">
            <text:p>21,00</text:p>
          </table:table-cell>
          <table:table-cell table:formula="of:=[.P87]+([.V87]*1+[.V86]*2+[.V85]*3+[.V84]*3+[.V83]*2+[.V82]*1+[.V81]*1+[.V80]*1)/14+RAND()*0.08-0.08/2+[.N88]" office:value-type="float" office:value="20.8189276906522">
            <text:p>20,8189276907</text:p>
          </table:table-cell>
          <table:table-cell table:formula="of:=ROUND(([.O88]-[.P88])*12)/12" office:value-type="float" office:value="0.166666666666667">
            <text:p>0,17</text:p>
          </table:table-cell>
          <table:table-cell table:formula="of:=IF([.X87]&gt;0;TRUNC([.R87]+[.Q88]*800);[.R87])" office:value-type="float" office:value="15866">
            <text:p>15866</text:p>
          </table:table-cell>
          <table:table-cell table:formula="of:=((([.Q88]*[.Q88]*10000)/256*[.$B$5]+[.$B$6]*256)*[.Q88]*100+[.R88]*[.$B$7])/256/256+0" office:value-type="float" office:value="4.40043933303268">
            <text:p>4,40</text:p>
          </table:table-cell>
          <table:table-cell table:formula="of:=IF([.S88]&gt;10;10;IF([.S88]&lt;-10;-10;IF([.S88]&gt;=[.T87];TRUNC([.S88]+1/4);TRUNC([.S88]+3/4))))" office:value-type="float" office:value="4">
            <text:p>4</text:p>
          </table:table-cell>
          <table:table-cell table:formula="of:=IF([.T88]&gt;[.T87];[.T88]-[.$U$3];[.T88]+[.$U$3])-[.$Y$4]" office:value-type="float" office:value="-0.180000000000001">
            <text:p>-0,18</text:p>
          </table:table-cell>
          <table:table-cell table:formula="of:=IF([.U88]&gt;0;IF([.U88]&gt;3;3*0.25;[.U88]*0.25);IF([.U88]&lt;-3;-3*0.16;[.U88]*0.16))/3" office:value-type="float" office:value="-0.00960000000000003">
            <text:p>-0,0096</text:p>
          </table:table-cell>
          <table:table-cell table:formula="of:=IF([.T88]=[.T87];[.W87];IF([.T88]&gt;[.T87];1;0))" office:value-type="float" office:value="1">
            <text:p>1</text:p>
          </table:table-cell>
          <table:table-cell table:formula="of:=IF(ABS([.T87])&lt;10;IF(OR(AND([.P88]&gt;[.P87];[.T87]&gt;=[.P81]);AND([.P88]&lt;[.P87];[.T87]&lt;=[.P8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8]" office:value-type="float" office:value="21">
            <text:p>21,00</text:p>
          </table:table-cell>
          <table:table-cell table:formula="of:=[.P88]+([.V88]*1+[.V87]*2+[.V86]*3+[.V85]*3+[.V84]*2+[.V83]*1+[.V82]*1+[.V81]*1)/14+RAND()*0.08-0.08/2+[.N89]" office:value-type="float" office:value="20.7675233046875">
            <text:p>20,7675233047</text:p>
          </table:table-cell>
          <table:table-cell table:formula="of:=ROUND(([.O89]-[.P89])*12)/12" office:value-type="float" office:value="0.25">
            <text:p>0,25</text:p>
          </table:table-cell>
          <table:table-cell table:formula="of:=IF([.X88]&gt;0;TRUNC([.R88]+[.Q89]*800);[.R88])" office:value-type="float" office:value="16066">
            <text:p>16066</text:p>
          </table:table-cell>
          <table:table-cell table:formula="of:=((([.Q89]*[.Q89]*10000)/256*[.$B$5]+[.$B$6]*256)*[.Q89]*100+[.R89]*[.$B$7])/256/256+0" office:value-type="float" office:value="4.72410237789154">
            <text:p>4,72</text:p>
          </table:table-cell>
          <table:table-cell table:formula="of:=IF([.S89]&gt;10;10;IF([.S89]&lt;-10;-10;IF([.S89]&gt;=[.T88];TRUNC([.S89]+1/4);TRUNC([.S89]+3/4))))" office:value-type="float" office:value="4">
            <text:p>4</text:p>
          </table:table-cell>
          <table:table-cell table:formula="of:=IF([.T89]&gt;[.T88];[.T89]-[.$U$3];[.T89]+[.$U$3])-[.$Y$4]" office:value-type="float" office:value="-0.180000000000001">
            <text:p>-0,18</text:p>
          </table:table-cell>
          <table:table-cell table:formula="of:=IF([.U89]&gt;0;IF([.U89]&gt;3;3*0.25;[.U89]*0.25);IF([.U89]&lt;-3;-3*0.16;[.U89]*0.16))/3" office:value-type="float" office:value="-0.00960000000000003">
            <text:p>-0,0096</text:p>
          </table:table-cell>
          <table:table-cell table:formula="of:=IF([.T89]=[.T88];[.W88];IF([.T89]&gt;[.T88];1;0))" office:value-type="float" office:value="1">
            <text:p>1</text:p>
          </table:table-cell>
          <table:table-cell table:formula="of:=IF(ABS([.T88])&lt;10;IF(OR(AND([.P89]&gt;[.P88];[.T88]&gt;=[.P82]);AND([.P89]&lt;[.P88];[.T88]&lt;=[.P8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9]" office:value-type="float" office:value="21">
            <text:p>21,00</text:p>
          </table:table-cell>
          <table:table-cell table:formula="of:=[.P89]+([.V89]*1+[.V88]*2+[.V87]*3+[.V86]*3+[.V85]*2+[.V84]*1+[.V83]*1+[.V82]*1)/14+RAND()*0.08-0.08/2+[.N90]" office:value-type="float" office:value="20.7070314039079">
            <text:p>20,7070314039</text:p>
          </table:table-cell>
          <table:table-cell table:formula="of:=ROUND(([.O90]-[.P90])*12)/12" office:value-type="float" office:value="0.333333333333333">
            <text:p>0,33</text:p>
          </table:table-cell>
          <table:table-cell table:formula="of:=IF([.X89]&gt;0;TRUNC([.R89]+[.Q90]*800);[.R89])" office:value-type="float" office:value="16332">
            <text:p>16332</text:p>
          </table:table-cell>
          <table:table-cell table:formula="of:=((([.Q90]*[.Q90]*10000)/256*[.$B$5]+[.$B$6]*256)*[.Q90]*100+[.R90]*[.$B$7])/256/256+0" office:value-type="float" office:value="5.07753810176143">
            <text:p>5,08</text:p>
          </table:table-cell>
          <table:table-cell table:formula="of:=IF([.S90]&gt;10;10;IF([.S90]&lt;-10;-10;IF([.S90]&gt;=[.T89];TRUNC([.S90]+1/4);TRUNC([.S90]+3/4))))" office:value-type="float" office:value="5">
            <text:p>5</text:p>
          </table:table-cell>
          <table:table-cell table:formula="of:=IF([.T90]&gt;[.T89];[.T90]-[.$U$3];[.T90]+[.$U$3])-[.$Y$4]" office:value-type="float" office:value="0.38">
            <text:p>0,38</text:p>
          </table:table-cell>
          <table:table-cell table:formula="of:=IF([.U90]&gt;0;IF([.U90]&gt;3;3*0.25;[.U90]*0.25);IF([.U90]&lt;-3;-3*0.16;[.U90]*0.16))/3" office:value-type="float" office:value="0.0316666666666667">
            <text:p>0,0316666667</text:p>
          </table:table-cell>
          <table:table-cell table:formula="of:=IF([.T90]=[.T89];[.W89];IF([.T90]&gt;[.T89];1;0))" office:value-type="float" office:value="1">
            <text:p>1</text:p>
          </table:table-cell>
          <table:table-cell table:formula="of:=IF(ABS([.T89])&lt;10;IF(OR(AND([.P90]&gt;[.P89];[.T89]&gt;=[.P83]);AND([.P90]&lt;[.P89];[.T89]&lt;=[.P8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0]" office:value-type="float" office:value="21">
            <text:p>21,00</text:p>
          </table:table-cell>
          <table:table-cell table:formula="of:=[.P90]+([.V90]*1+[.V89]*2+[.V88]*3+[.V87]*3+[.V86]*2+[.V85]*1+[.V84]*1+[.V83]*1)/14+RAND()*0.08-0.08/2+[.N91]" office:value-type="float" office:value="20.6970682503029">
            <text:p>20,6970682503</text:p>
          </table:table-cell>
          <table:table-cell table:formula="of:=ROUND(([.O91]-[.P91])*12)/12" office:value-type="float" office:value="0.333333333333333">
            <text:p>0,33</text:p>
          </table:table-cell>
          <table:table-cell table:formula="of:=IF([.X90]&gt;0;TRUNC([.R90]+[.Q91]*800);[.R90])" office:value-type="float" office:value="16598">
            <text:p>16598</text:p>
          </table:table-cell>
          <table:table-cell table:formula="of:=((([.Q91]*[.Q91]*10000)/256*[.$B$5]+[.$B$6]*256)*[.Q91]*100+[.R91]*[.$B$7])/256/256+0" office:value-type="float" office:value="5.14247950801143">
            <text:p>5,14</text:p>
          </table:table-cell>
          <table:table-cell table:formula="of:=IF([.S91]&gt;10;10;IF([.S91]&lt;-10;-10;IF([.S91]&gt;=[.T90];TRUNC([.S91]+1/4);TRUNC([.S91]+3/4))))" office:value-type="float" office:value="5">
            <text:p>5</text:p>
          </table:table-cell>
          <table:table-cell table:formula="of:=IF([.T91]&gt;[.T90];[.T91]-[.$U$3];[.T91]+[.$U$3])-[.$Y$4]" office:value-type="float" office:value="0.819999999999999">
            <text:p>0,82</text:p>
          </table:table-cell>
          <table:table-cell table:formula="of:=IF([.U91]&gt;0;IF([.U91]&gt;3;3*0.25;[.U91]*0.25);IF([.U91]&lt;-3;-3*0.16;[.U91]*0.16))/3" office:value-type="float" office:value="0.0683333333333333">
            <text:p>0,0683333333</text:p>
          </table:table-cell>
          <table:table-cell table:formula="of:=IF([.T91]=[.T90];[.W90];IF([.T91]&gt;[.T90];1;0))" office:value-type="float" office:value="1">
            <text:p>1</text:p>
          </table:table-cell>
          <table:table-cell table:formula="of:=IF(ABS([.T90])&lt;10;IF(OR(AND([.P91]&gt;[.P90];[.T90]&gt;=[.P84]);AND([.P91]&lt;[.P90];[.T90]&lt;=[.P8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1]" office:value-type="float" office:value="21">
            <text:p>21,00</text:p>
          </table:table-cell>
          <table:table-cell table:formula="of:=[.P91]+([.V91]*1+[.V90]*2+[.V89]*3+[.V88]*3+[.V87]*2+[.V86]*1+[.V85]*1+[.V84]*1)/14+RAND()*0.08-0.08/2+[.N92]" office:value-type="float" office:value="20.6787432509705">
            <text:p>20,678743251</text:p>
          </table:table-cell>
          <table:table-cell table:formula="of:=ROUND(([.O92]-[.P92])*12)/12" office:value-type="float" office:value="0.333333333333333">
            <text:p>0,33</text:p>
          </table:table-cell>
          <table:table-cell table:formula="of:=IF([.X91]&gt;0;TRUNC([.R91]+[.Q92]*800);[.R91])" office:value-type="float" office:value="16864">
            <text:p>16864</text:p>
          </table:table-cell>
          <table:table-cell table:formula="of:=((([.Q92]*[.Q92]*10000)/256*[.$B$5]+[.$B$6]*256)*[.Q92]*100+[.R92]*[.$B$7])/256/256+0" office:value-type="float" office:value="5.20742091426143">
            <text:p>5,21</text:p>
          </table:table-cell>
          <table:table-cell table:formula="of:=IF([.S92]&gt;10;10;IF([.S92]&lt;-10;-10;IF([.S92]&gt;=[.T91];TRUNC([.S92]+1/4);TRUNC([.S92]+3/4))))" office:value-type="float" office:value="5">
            <text:p>5</text:p>
          </table:table-cell>
          <table:table-cell table:formula="of:=IF([.T92]&gt;[.T91];[.T92]-[.$U$3];[.T92]+[.$U$3])-[.$Y$4]" office:value-type="float" office:value="0.819999999999999">
            <text:p>0,82</text:p>
          </table:table-cell>
          <table:table-cell table:formula="of:=IF([.U92]&gt;0;IF([.U92]&gt;3;3*0.25;[.U92]*0.25);IF([.U92]&lt;-3;-3*0.16;[.U92]*0.16))/3" office:value-type="float" office:value="0.0683333333333333">
            <text:p>0,0683333333</text:p>
          </table:table-cell>
          <table:table-cell table:formula="of:=IF([.T92]=[.T91];[.W91];IF([.T92]&gt;[.T91];1;0))" office:value-type="float" office:value="1">
            <text:p>1</text:p>
          </table:table-cell>
          <table:table-cell table:formula="of:=IF(ABS([.T91])&lt;10;IF(OR(AND([.P92]&gt;[.P91];[.T91]&gt;=[.P85]);AND([.P92]&lt;[.P91];[.T91]&lt;=[.P8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2]" office:value-type="float" office:value="21">
            <text:p>21,00</text:p>
          </table:table-cell>
          <table:table-cell table:formula="of:=[.P92]+([.V92]*1+[.V91]*2+[.V90]*3+[.V89]*3+[.V88]*2+[.V87]*1+[.V86]*1+[.V85]*1)/14+RAND()*0.08-0.08/2+[.N93]" office:value-type="float" office:value="20.6738109285886">
            <text:p>20,6738109286</text:p>
          </table:table-cell>
          <table:table-cell table:formula="of:=ROUND(([.O93]-[.P93])*12)/12" office:value-type="float" office:value="0.333333333333333">
            <text:p>0,33</text:p>
          </table:table-cell>
          <table:table-cell table:formula="of:=IF([.X92]&gt;0;TRUNC([.R92]+[.Q93]*800);[.R92])" office:value-type="float" office:value="17130">
            <text:p>17130</text:p>
          </table:table-cell>
          <table:table-cell table:formula="of:=((([.Q93]*[.Q93]*10000)/256*[.$B$5]+[.$B$6]*256)*[.Q93]*100+[.R93]*[.$B$7])/256/256+0" office:value-type="float" office:value="5.27236232051143">
            <text:p>5,27</text:p>
          </table:table-cell>
          <table:table-cell table:formula="of:=IF([.S93]&gt;10;10;IF([.S93]&lt;-10;-10;IF([.S93]&gt;=[.T92];TRUNC([.S93]+1/4);TRUNC([.S93]+3/4))))" office:value-type="float" office:value="5">
            <text:p>5</text:p>
          </table:table-cell>
          <table:table-cell table:formula="of:=IF([.T93]&gt;[.T92];[.T93]-[.$U$3];[.T93]+[.$U$3])-[.$Y$4]" office:value-type="float" office:value="0.819999999999999">
            <text:p>0,82</text:p>
          </table:table-cell>
          <table:table-cell table:formula="of:=IF([.U93]&gt;0;IF([.U93]&gt;3;3*0.25;[.U93]*0.25);IF([.U93]&lt;-3;-3*0.16;[.U93]*0.16))/3" office:value-type="float" office:value="0.0683333333333333">
            <text:p>0,0683333333</text:p>
          </table:table-cell>
          <table:table-cell table:formula="of:=IF([.T93]=[.T92];[.W92];IF([.T93]&gt;[.T92];1;0))" office:value-type="float" office:value="1">
            <text:p>1</text:p>
          </table:table-cell>
          <table:table-cell table:formula="of:=IF(ABS([.T92])&lt;10;IF(OR(AND([.P93]&gt;[.P92];[.T92]&gt;=[.P86]);AND([.P93]&lt;[.P92];[.T92]&lt;=[.P8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3]" office:value-type="float" office:value="21">
            <text:p>21,00</text:p>
          </table:table-cell>
          <table:table-cell table:formula="of:=[.P93]+([.V93]*1+[.V92]*2+[.V91]*3+[.V90]*3+[.V89]*2+[.V88]*1+[.V87]*1+[.V86]*1)/14+RAND()*0.08-0.08/2+[.N94]" office:value-type="float" office:value="20.7383617301127">
            <text:p>20,7383617301</text:p>
          </table:table-cell>
          <table:table-cell table:formula="of:=ROUND(([.O94]-[.P94])*12)/12" office:value-type="float" office:value="0.25">
            <text:p>0,25</text:p>
          </table:table-cell>
          <table:table-cell table:formula="of:=IF([.X93]&gt;0;TRUNC([.R93]+[.Q94]*800);[.R93])" office:value-type="float" office:value="17330">
            <text:p>17330</text:p>
          </table:table-cell>
          <table:table-cell table:formula="of:=((([.Q94]*[.Q94]*10000)/256*[.$B$5]+[.$B$6]*256)*[.Q94]*100+[.R94]*[.$B$7])/256/256+0" office:value-type="float" office:value="5.03269612789154">
            <text:p>5,03</text:p>
          </table:table-cell>
          <table:table-cell table:formula="of:=IF([.S94]&gt;10;10;IF([.S94]&lt;-10;-10;IF([.S94]&gt;=[.T93];TRUNC([.S94]+1/4);TRUNC([.S94]+3/4))))" office:value-type="float" office:value="5">
            <text:p>5</text:p>
          </table:table-cell>
          <table:table-cell table:formula="of:=IF([.T94]&gt;[.T93];[.T94]-[.$U$3];[.T94]+[.$U$3])-[.$Y$4]" office:value-type="float" office:value="0.819999999999999">
            <text:p>0,82</text:p>
          </table:table-cell>
          <table:table-cell table:formula="of:=IF([.U94]&gt;0;IF([.U94]&gt;3;3*0.25;[.U94]*0.25);IF([.U94]&lt;-3;-3*0.16;[.U94]*0.16))/3" office:value-type="float" office:value="0.0683333333333333">
            <text:p>0,0683333333</text:p>
          </table:table-cell>
          <table:table-cell table:formula="of:=IF([.T94]=[.T93];[.W93];IF([.T94]&gt;[.T93];1;0))" office:value-type="float" office:value="1">
            <text:p>1</text:p>
          </table:table-cell>
          <table:table-cell table:formula="of:=IF(ABS([.T93])&lt;10;IF(OR(AND([.P94]&gt;[.P93];[.T93]&gt;=[.P87]);AND([.P94]&lt;[.P93];[.T93]&lt;=[.P8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4]" office:value-type="float" office:value="21">
            <text:p>21,00</text:p>
          </table:table-cell>
          <table:table-cell table:formula="of:=[.P94]+([.V94]*1+[.V93]*2+[.V92]*3+[.V91]*3+[.V90]*2+[.V89]*1+[.V88]*1+[.V87]*1)/14+RAND()*0.08-0.08/2+[.N95]" office:value-type="float" office:value="20.7583488308268">
            <text:p>20,7583488308</text:p>
          </table:table-cell>
          <table:table-cell table:formula="of:=ROUND(([.O95]-[.P95])*12)/12" office:value-type="float" office:value="0.25">
            <text:p>0,25</text:p>
          </table:table-cell>
          <table:table-cell table:formula="of:=IF([.X94]&gt;0;TRUNC([.R94]+[.Q95]*800);[.R94])" office:value-type="float" office:value="17330">
            <text:p>17330</text:p>
          </table:table-cell>
          <table:table-cell table:formula="of:=((([.Q95]*[.Q95]*10000)/256*[.$B$5]+[.$B$6]*256)*[.Q95]*100+[.R95]*[.$B$7])/256/256+0" office:value-type="float" office:value="5.03269612789154">
            <text:p>5,03</text:p>
          </table:table-cell>
          <table:table-cell table:formula="of:=IF([.S95]&gt;10;10;IF([.S95]&lt;-10;-10;IF([.S95]&gt;=[.T94];TRUNC([.S95]+1/4);TRUNC([.S95]+3/4))))" office:value-type="float" office:value="5">
            <text:p>5</text:p>
          </table:table-cell>
          <table:table-cell table:formula="of:=IF([.T95]&gt;[.T94];[.T95]-[.$U$3];[.T95]+[.$U$3])-[.$Y$4]" office:value-type="float" office:value="0.819999999999999">
            <text:p>0,82</text:p>
          </table:table-cell>
          <table:table-cell table:formula="of:=IF([.U95]&gt;0;IF([.U95]&gt;3;3*0.25;[.U95]*0.25);IF([.U95]&lt;-3;-3*0.16;[.U95]*0.16))/3" office:value-type="float" office:value="0.0683333333333333">
            <text:p>0,0683333333</text:p>
          </table:table-cell>
          <table:table-cell table:formula="of:=IF([.T95]=[.T94];[.W94];IF([.T95]&gt;[.T94];1;0))" office:value-type="float" office:value="1">
            <text:p>1</text:p>
          </table:table-cell>
          <table:table-cell table:formula="of:=IF(ABS([.T94])&lt;10;IF(OR(AND([.P95]&gt;[.P94];[.T94]&gt;=[.P88]);AND([.P95]&lt;[.P94];[.T94]&lt;=[.P8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5]" office:value-type="float" office:value="21">
            <text:p>21,00</text:p>
          </table:table-cell>
          <table:table-cell table:formula="of:=[.P95]+([.V95]*1+[.V94]*2+[.V93]*3+[.V92]*3+[.V91]*2+[.V90]*1+[.V89]*1+[.V88]*1)/14+RAND()*0.08-0.08/2+[.N96]" office:value-type="float" office:value="20.8154636441594">
            <text:p>20,8154636442</text:p>
          </table:table-cell>
          <table:table-cell table:formula="of:=ROUND(([.O96]-[.P96])*12)/12" office:value-type="float" office:value="0.166666666666667">
            <text:p>0,17</text:p>
          </table:table-cell>
          <table:table-cell table:formula="of:=IF([.X95]&gt;0;TRUNC([.R95]+[.Q96]*800);[.R95])" office:value-type="float" office:value="17330">
            <text:p>17330</text:p>
          </table:table-cell>
          <table:table-cell table:formula="of:=((([.Q96]*[.Q96]*10000)/256*[.$B$5]+[.$B$6]*256)*[.Q96]*100+[.R96]*[.$B$7])/256/256+0" office:value-type="float" office:value="4.75786120803268">
            <text:p>4,76</text:p>
          </table:table-cell>
          <table:table-cell table:formula="of:=IF([.S96]&gt;10;10;IF([.S96]&lt;-10;-10;IF([.S96]&gt;=[.T95];TRUNC([.S96]+1/4);TRUNC([.S96]+3/4))))" office:value-type="float" office:value="5">
            <text:p>5</text:p>
          </table:table-cell>
          <table:table-cell table:formula="of:=IF([.T96]&gt;[.T95];[.T96]-[.$U$3];[.T96]+[.$U$3])-[.$Y$4]" office:value-type="float" office:value="0.819999999999999">
            <text:p>0,82</text:p>
          </table:table-cell>
          <table:table-cell table:formula="of:=IF([.U96]&gt;0;IF([.U96]&gt;3;3*0.25;[.U96]*0.25);IF([.U96]&lt;-3;-3*0.16;[.U96]*0.16))/3" office:value-type="float" office:value="0.0683333333333333">
            <text:p>0,0683333333</text:p>
          </table:table-cell>
          <table:table-cell table:formula="of:=IF([.T96]=[.T95];[.W95];IF([.T96]&gt;[.T95];1;0))" office:value-type="float" office:value="1">
            <text:p>1</text:p>
          </table:table-cell>
          <table:table-cell table:formula="of:=IF(ABS([.T95])&lt;10;IF(OR(AND([.P96]&gt;[.P95];[.T95]&gt;=[.P89]);AND([.P96]&lt;[.P95];[.T95]&lt;=[.P8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6]" office:value-type="float" office:value="21">
            <text:p>21,00</text:p>
          </table:table-cell>
          <table:table-cell table:formula="of:=[.P96]+([.V96]*1+[.V95]*2+[.V94]*3+[.V93]*3+[.V92]*2+[.V91]*1+[.V90]*1+[.V89]*1)/14+RAND()*0.08-0.08/2+[.N97]" office:value-type="float" office:value="20.871497627004">
            <text:p>20,871497627</text:p>
          </table:table-cell>
          <table:table-cell table:formula="of:=ROUND(([.O97]-[.P97])*12)/12" office:value-type="float" office:value="0.166666666666667">
            <text:p>0,17</text:p>
          </table:table-cell>
          <table:table-cell table:formula="of:=IF([.X96]&gt;0;TRUNC([.R96]+[.Q97]*800);[.R96])" office:value-type="float" office:value="17330">
            <text:p>17330</text:p>
          </table:table-cell>
          <table:table-cell table:formula="of:=((([.Q97]*[.Q97]*10000)/256*[.$B$5]+[.$B$6]*256)*[.Q97]*100+[.R97]*[.$B$7])/256/256+0" office:value-type="float" office:value="4.75786120803268">
            <text:p>4,76</text:p>
          </table:table-cell>
          <table:table-cell table:formula="of:=IF([.S97]&gt;10;10;IF([.S97]&lt;-10;-10;IF([.S97]&gt;=[.T96];TRUNC([.S97]+1/4);TRUNC([.S97]+3/4))))" office:value-type="float" office:value="5">
            <text:p>5</text:p>
          </table:table-cell>
          <table:table-cell table:formula="of:=IF([.T97]&gt;[.T96];[.T97]-[.$U$3];[.T97]+[.$U$3])-[.$Y$4]" office:value-type="float" office:value="0.819999999999999">
            <text:p>0,82</text:p>
          </table:table-cell>
          <table:table-cell table:formula="of:=IF([.U97]&gt;0;IF([.U97]&gt;3;3*0.25;[.U97]*0.25);IF([.U97]&lt;-3;-3*0.16;[.U97]*0.16))/3" office:value-type="float" office:value="0.0683333333333333">
            <text:p>0,0683333333</text:p>
          </table:table-cell>
          <table:table-cell table:formula="of:=IF([.T97]=[.T96];[.W96];IF([.T97]&gt;[.T96];1;0))" office:value-type="float" office:value="1">
            <text:p>1</text:p>
          </table:table-cell>
          <table:table-cell table:formula="of:=IF(ABS([.T96])&lt;10;IF(OR(AND([.P97]&gt;[.P96];[.T96]&gt;=[.P90]);AND([.P97]&lt;[.P96];[.T96]&lt;=[.P9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7]" office:value-type="float" office:value="21">
            <text:p>21,00</text:p>
          </table:table-cell>
          <table:table-cell table:formula="of:=[.P97]+([.V97]*1+[.V96]*2+[.V95]*3+[.V94]*3+[.V93]*2+[.V92]*1+[.V91]*1+[.V90]*1)/14+RAND()*0.08-0.08/2+[.N98]" office:value-type="float" office:value="20.9111066877438">
            <text:p>20,9111066877</text:p>
          </table:table-cell>
          <table:table-cell table:formula="of:=ROUND(([.O98]-[.P98])*12)/12" office:value-type="float" office:value="0.0833333333333333">
            <text:p>0,08</text:p>
          </table:table-cell>
          <table:table-cell table:formula="of:=IF([.X97]&gt;0;TRUNC([.R97]+[.Q98]*800);[.R97])" office:value-type="float" office:value="17330">
            <text:p>17330</text:p>
          </table:table-cell>
          <table:table-cell table:formula="of:=((([.Q98]*[.Q98]*10000)/256*[.$B$5]+[.$B$6]*256)*[.Q98]*100+[.R98]*[.$B$7])/256/256+0" office:value-type="float" office:value="4.49213255334784">
            <text:p>4,49</text:p>
          </table:table-cell>
          <table:table-cell table:formula="of:=IF([.S98]&gt;10;10;IF([.S98]&lt;-10;-10;IF([.S98]&gt;=[.T97];TRUNC([.S98]+1/4);TRUNC([.S98]+3/4))))" office:value-type="float" office:value="5">
            <text:p>5</text:p>
          </table:table-cell>
          <table:table-cell table:formula="of:=IF([.T98]&gt;[.T97];[.T98]-[.$U$3];[.T98]+[.$U$3])-[.$Y$4]" office:value-type="float" office:value="0.819999999999999">
            <text:p>0,82</text:p>
          </table:table-cell>
          <table:table-cell table:formula="of:=IF([.U98]&gt;0;IF([.U98]&gt;3;3*0.25;[.U98]*0.25);IF([.U98]&lt;-3;-3*0.16;[.U98]*0.16))/3" office:value-type="float" office:value="0.0683333333333333">
            <text:p>0,0683333333</text:p>
          </table:table-cell>
          <table:table-cell table:formula="of:=IF([.T98]=[.T97];[.W97];IF([.T98]&gt;[.T97];1;0))" office:value-type="float" office:value="1">
            <text:p>1</text:p>
          </table:table-cell>
          <table:table-cell table:formula="of:=IF(ABS([.T97])&lt;10;IF(OR(AND([.P98]&gt;[.P97];[.T97]&gt;=[.P91]);AND([.P98]&lt;[.P97];[.T97]&lt;=[.P9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98]" office:value-type="float" office:value="21">
            <text:p>21,00</text:p>
          </table:table-cell>
          <table:table-cell table:formula="of:=[.P98]+([.V98]*1+[.V97]*2+[.V96]*3+[.V95]*3+[.V94]*2+[.V93]*1+[.V92]*1+[.V91]*1)/14+RAND()*0.08-0.08/2+[.N99]" office:value-type="float" office:value="20.9526236412022">
            <text:p>20,9526236412</text:p>
          </table:table-cell>
          <table:table-cell table:formula="of:=ROUND(([.O99]-[.P99])*12)/12" office:value-type="float" office:value="0.0833333333333333">
            <text:p>0,08</text:p>
          </table:table-cell>
          <table:table-cell table:formula="of:=IF([.X98]&gt;0;TRUNC([.R98]+[.Q99]*800);[.R98])" office:value-type="float" office:value="17330">
            <text:p>17330</text:p>
          </table:table-cell>
          <table:table-cell table:formula="of:=((([.Q99]*[.Q99]*10000)/256*[.$B$5]+[.$B$6]*256)*[.Q99]*100+[.R99]*[.$B$7])/256/256+0" office:value-type="float" office:value="4.49213255334784">
            <text:p>4,49</text:p>
          </table:table-cell>
          <table:table-cell table:formula="of:=IF([.S99]&gt;10;10;IF([.S99]&lt;-10;-10;IF([.S99]&gt;=[.T98];TRUNC([.S99]+1/4);TRUNC([.S99]+3/4))))" office:value-type="float" office:value="5">
            <text:p>5</text:p>
          </table:table-cell>
          <table:table-cell table:formula="of:=IF([.T99]&gt;[.T98];[.T99]-[.$U$3];[.T99]+[.$U$3])-[.$Y$4]" office:value-type="float" office:value="0.819999999999999">
            <text:p>0,82</text:p>
          </table:table-cell>
          <table:table-cell table:formula="of:=IF([.U99]&gt;0;IF([.U99]&gt;3;3*0.25;[.U99]*0.25);IF([.U99]&lt;-3;-3*0.16;[.U99]*0.16))/3" office:value-type="float" office:value="0.0683333333333333">
            <text:p>0,0683333333</text:p>
          </table:table-cell>
          <table:table-cell table:formula="of:=IF([.T99]=[.T98];[.W98];IF([.T99]&gt;[.T98];1;0))" office:value-type="float" office:value="1">
            <text:p>1</text:p>
          </table:table-cell>
          <table:table-cell table:formula="of:=IF(ABS([.T98])&lt;10;IF(OR(AND([.P99]&gt;[.P98];[.T98]&gt;=[.P92]);AND([.P99]&lt;[.P98];[.T98]&lt;=[.P9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99]" office:value-type="float" office:value="21">
            <text:p>21,00</text:p>
          </table:table-cell>
          <table:table-cell table:formula="of:=[.P99]+([.V99]*1+[.V98]*2+[.V97]*3+[.V96]*3+[.V95]*2+[.V94]*1+[.V93]*1+[.V92]*1)/14+RAND()*0.08-0.08/2+[.N100]" office:value-type="float" office:value="21.0192391322397">
            <text:p>21,0192391322</text:p>
          </table:table-cell>
          <table:table-cell table:formula="of:=ROUND(([.O100]-[.P100])*12)/12" office:value-type="float" office:value="-0">
            <text:p>0,00</text:p>
          </table:table-cell>
          <table:table-cell table:formula="of:=IF([.X99]&gt;0;TRUNC([.R99]+[.Q100]*800);[.R99])" office:value-type="float" office:value="17330">
            <text:p>17330</text:p>
          </table:table-cell>
          <table:table-cell table:formula="of:=((([.Q100]*[.Q100]*10000)/256*[.$B$5]+[.$B$6]*256)*[.Q100]*100+[.R100]*[.$B$7])/256/256+0" office:value-type="float" office:value="4.23095703125">
            <text:p>4,23</text:p>
          </table:table-cell>
          <table:table-cell table:formula="of:=IF([.S100]&gt;10;10;IF([.S100]&lt;-10;-10;IF([.S100]&gt;=[.T99];TRUNC([.S100]+1/4);TRUNC([.S100]+3/4))))" office:value-type="float" office:value="4">
            <text:p>4</text:p>
          </table:table-cell>
          <table:table-cell table:formula="of:=IF([.T100]&gt;[.T99];[.T100]-[.$U$3];[.T100]+[.$U$3])-[.$Y$4]" office:value-type="float" office:value="-0.180000000000001">
            <text:p>-0,18</text:p>
          </table:table-cell>
          <table:table-cell table:formula="of:=IF([.U100]&gt;0;IF([.U100]&gt;3;3*0.25;[.U100]*0.25);IF([.U100]&lt;-3;-3*0.16;[.U100]*0.16))/3" office:value-type="float" office:value="-0.00960000000000003">
            <text:p>-0,0096</text:p>
          </table:table-cell>
          <table:table-cell table:formula="of:=IF([.T100]=[.T99];[.W99];IF([.T100]&gt;[.T99];1;0))" office:value-type="float" office:value="0">
            <text:p>0</text:p>
          </table:table-cell>
          <table:table-cell table:formula="of:=IF(ABS([.T99])&lt;10;IF(OR(AND([.P100]&gt;[.P99];[.T99]&gt;=[.P93]);AND([.P100]&lt;[.P99];[.T99]&lt;=[.P9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00]" office:value-type="float" office:value="21">
            <text:p>21,00</text:p>
          </table:table-cell>
          <table:table-cell table:formula="of:=[.P100]+([.V100]*1+[.V99]*2+[.V98]*3+[.V97]*3+[.V96]*2+[.V95]*1+[.V94]*1+[.V93]*1)/14+RAND()*0.08-0.08/2+[.N101]" office:value-type="float" office:value="21.0501167741198">
            <text:p>21,0501167741</text:p>
          </table:table-cell>
          <table:table-cell table:formula="of:=ROUND(([.O101]-[.P101])*12)/12" office:value-type="float" office:value="-0.0833333333333333">
            <text:p>-0,08</text:p>
          </table:table-cell>
          <table:table-cell table:formula="of:=IF([.X100]&gt;0;TRUNC([.R100]+[.Q101]*800);[.R100])" office:value-type="float" office:value="17330">
            <text:p>17330</text:p>
          </table:table-cell>
          <table:table-cell table:formula="of:=((([.Q101]*[.Q101]*10000)/256*[.$B$5]+[.$B$6]*256)*[.Q101]*100+[.R101]*[.$B$7])/256/256+0" office:value-type="float" office:value="3.96978150915217">
            <text:p>3,97</text:p>
          </table:table-cell>
          <table:table-cell table:formula="of:=IF([.S101]&gt;10;10;IF([.S101]&lt;-10;-10;IF([.S101]&gt;=[.T100];TRUNC([.S101]+1/4);TRUNC([.S101]+3/4))))" office:value-type="float" office:value="4">
            <text:p>4</text:p>
          </table:table-cell>
          <table:table-cell table:formula="of:=IF([.T101]&gt;[.T100];[.T101]-[.$U$3];[.T101]+[.$U$3])-[.$Y$4]" office:value-type="float" office:value="-0.180000000000001">
            <text:p>-0,18</text:p>
          </table:table-cell>
          <table:table-cell table:formula="of:=IF([.U101]&gt;0;IF([.U101]&gt;3;3*0.25;[.U101]*0.25);IF([.U101]&lt;-3;-3*0.16;[.U101]*0.16))/3" office:value-type="float" office:value="-0.00960000000000003">
            <text:p>-0,0096</text:p>
          </table:table-cell>
          <table:table-cell table:formula="of:=IF([.T101]=[.T100];[.W100];IF([.T101]&gt;[.T100];1;0))" office:value-type="float" office:value="0">
            <text:p>0</text:p>
          </table:table-cell>
          <table:table-cell table:formula="of:=IF(ABS([.T100])&lt;10;IF(OR(AND([.P101]&gt;[.P100];[.T100]&gt;=[.P94]);AND([.P101]&lt;[.P100];[.T100]&lt;=[.P9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01]" office:value-type="float" office:value="21">
            <text:p>21,00</text:p>
          </table:table-cell>
          <table:table-cell table:formula="of:=[.P101]+([.V101]*1+[.V100]*2+[.V99]*3+[.V98]*3+[.V97]*2+[.V96]*1+[.V95]*1+[.V94]*1)/14+RAND()*0.08-0.08/2+[.N102]" office:value-type="float" office:value="21.1337707695075">
            <text:p>21,1337707695</text:p>
          </table:table-cell>
          <table:table-cell table:formula="of:=ROUND(([.O102]-[.P102])*12)/12" office:value-type="float" office:value="-0.166666666666667">
            <text:p>-0,17</text:p>
          </table:table-cell>
          <table:table-cell table:formula="of:=IF([.X101]&gt;0;TRUNC([.R101]+[.Q102]*800);[.R101])" office:value-type="float" office:value="17330">
            <text:p>17330</text:p>
          </table:table-cell>
          <table:table-cell table:formula="of:=((([.Q102]*[.Q102]*10000)/256*[.$B$5]+[.$B$6]*256)*[.Q102]*100+[.R102]*[.$B$7])/256/256+0" office:value-type="float" office:value="3.70405285446732">
            <text:p>3,70</text:p>
          </table:table-cell>
          <table:table-cell table:formula="of:=IF([.S102]&gt;10;10;IF([.S102]&lt;-10;-10;IF([.S102]&gt;=[.T101];TRUNC([.S102]+1/4);TRUNC([.S102]+3/4))))" office:value-type="float" office:value="4">
            <text:p>4</text:p>
          </table:table-cell>
          <table:table-cell table:formula="of:=IF([.T102]&gt;[.T101];[.T102]-[.$U$3];[.T102]+[.$U$3])-[.$Y$4]" office:value-type="float" office:value="-0.180000000000001">
            <text:p>-0,18</text:p>
          </table:table-cell>
          <table:table-cell table:formula="of:=IF([.U102]&gt;0;IF([.U102]&gt;3;3*0.25;[.U102]*0.25);IF([.U102]&lt;-3;-3*0.16;[.U102]*0.16))/3" office:value-type="float" office:value="-0.00960000000000003">
            <text:p>-0,0096</text:p>
          </table:table-cell>
          <table:table-cell table:formula="of:=IF([.T102]=[.T101];[.W101];IF([.T102]&gt;[.T101];1;0))" office:value-type="float" office:value="0">
            <text:p>0</text:p>
          </table:table-cell>
          <table:table-cell table:formula="of:=IF(ABS([.T101])&lt;10;IF(OR(AND([.P102]&gt;[.P101];[.T101]&gt;=[.P95]);AND([.P102]&lt;[.P101];[.T101]&lt;=[.P9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02]" office:value-type="float" office:value="21">
            <text:p>21,00</text:p>
          </table:table-cell>
          <table:table-cell table:formula="of:=[.P102]+([.V102]*1+[.V101]*2+[.V100]*3+[.V99]*3+[.V98]*2+[.V97]*1+[.V96]*1+[.V95]*1)/14+RAND()*0.08-0.08/2+[.N103]" office:value-type="float" office:value="21.1647148012562">
            <text:p>21,1647148013</text:p>
          </table:table-cell>
          <table:table-cell table:formula="of:=ROUND(([.O103]-[.P103])*12)/12" office:value-type="float" office:value="-0.166666666666667">
            <text:p>-0,17</text:p>
          </table:table-cell>
          <table:table-cell table:formula="of:=IF([.X102]&gt;0;TRUNC([.R102]+[.Q103]*800);[.R102])" office:value-type="float" office:value="17330">
            <text:p>17330</text:p>
          </table:table-cell>
          <table:table-cell table:formula="of:=((([.Q103]*[.Q103]*10000)/256*[.$B$5]+[.$B$6]*256)*[.Q103]*100+[.R103]*[.$B$7])/256/256+0" office:value-type="float" office:value="3.70405285446732">
            <text:p>3,70</text:p>
          </table:table-cell>
          <table:table-cell table:formula="of:=IF([.S103]&gt;10;10;IF([.S103]&lt;-10;-10;IF([.S103]&gt;=[.T102];TRUNC([.S103]+1/4);TRUNC([.S103]+3/4))))" office:value-type="float" office:value="4">
            <text:p>4</text:p>
          </table:table-cell>
          <table:table-cell table:formula="of:=IF([.T103]&gt;[.T102];[.T103]-[.$U$3];[.T103]+[.$U$3])-[.$Y$4]" office:value-type="float" office:value="-0.180000000000001">
            <text:p>-0,18</text:p>
          </table:table-cell>
          <table:table-cell table:formula="of:=IF([.U103]&gt;0;IF([.U103]&gt;3;3*0.25;[.U103]*0.25);IF([.U103]&lt;-3;-3*0.16;[.U103]*0.16))/3" office:value-type="float" office:value="-0.00960000000000003">
            <text:p>-0,0096</text:p>
          </table:table-cell>
          <table:table-cell table:formula="of:=IF([.T103]=[.T102];[.W102];IF([.T103]&gt;[.T102];1;0))" office:value-type="float" office:value="0">
            <text:p>0</text:p>
          </table:table-cell>
          <table:table-cell table:formula="of:=IF(ABS([.T102])&lt;10;IF(OR(AND([.P103]&gt;[.P102];[.T102]&gt;=[.P96]);AND([.P103]&lt;[.P102];[.T102]&lt;=[.P9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1">
            <text:p>0,10</text:p>
          </table:table-cell>
          <table:table-cell table:formula="of:=[.O103]" office:value-type="float" office:value="21">
            <text:p>21,00</text:p>
          </table:table-cell>
          <table:table-cell table:formula="of:=[.P103]+([.V103]*1+[.V102]*2+[.V101]*3+[.V100]*3+[.V99]*2+[.V98]*1+[.V97]*1+[.V96]*1)/14+RAND()*0.08-0.08/2+[.N104]" office:value-type="float" office:value="21.2857301868978">
            <text:p>21,2857301869</text:p>
          </table:table-cell>
          <table:table-cell table:formula="of:=ROUND(([.O104]-[.P104])*12)/12" office:value-type="float" office:value="-0.25">
            <text:p>-0,25</text:p>
          </table:table-cell>
          <table:table-cell table:formula="of:=IF([.X103]&gt;0;TRUNC([.R103]+[.Q104]*800);[.R103])" office:value-type="float" office:value="17330">
            <text:p>17330</text:p>
          </table:table-cell>
          <table:table-cell table:formula="of:=((([.Q104]*[.Q104]*10000)/256*[.$B$5]+[.$B$6]*256)*[.Q104]*100+[.R104]*[.$B$7])/256/256+0" office:value-type="float" office:value="3.42921793460846">
            <text:p>3,43</text:p>
          </table:table-cell>
          <table:table-cell table:formula="of:=IF([.S104]&gt;10;10;IF([.S104]&lt;-10;-10;IF([.S104]&gt;=[.T103];TRUNC([.S104]+1/4);TRUNC([.S104]+3/4))))" office:value-type="float" office:value="4">
            <text:p>4</text:p>
          </table:table-cell>
          <table:table-cell table:formula="of:=IF([.T104]&gt;[.T103];[.T104]-[.$U$3];[.T104]+[.$U$3])-[.$Y$4]" office:value-type="float" office:value="-0.180000000000001">
            <text:p>-0,18</text:p>
          </table:table-cell>
          <table:table-cell table:formula="of:=IF([.U104]&gt;0;IF([.U104]&gt;3;3*0.25;[.U104]*0.25);IF([.U104]&lt;-3;-3*0.16;[.U104]*0.16))/3" office:value-type="float" office:value="-0.00960000000000003">
            <text:p>-0,0096</text:p>
          </table:table-cell>
          <table:table-cell table:formula="of:=IF([.T104]=[.T103];[.W103];IF([.T104]&gt;[.T103];1;0))" office:value-type="float" office:value="0">
            <text:p>0</text:p>
          </table:table-cell>
          <table:table-cell table:formula="of:=IF(ABS([.T103])&lt;10;IF(OR(AND([.P104]&gt;[.P103];[.T103]&gt;=[.P97]);AND([.P104]&lt;[.P103];[.T103]&lt;=[.P9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2">
            <text:p>0,20</text:p>
          </table:table-cell>
          <table:table-cell table:formula="of:=[.O104]" office:value-type="float" office:value="21">
            <text:p>21,00</text:p>
          </table:table-cell>
          <table:table-cell table:formula="of:=[.P104]+([.V104]*1+[.V103]*2+[.V102]*3+[.V101]*3+[.V100]*2+[.V99]*1+[.V98]*1+[.V97]*1)/14+RAND()*0.08-0.08/2+[.N105]" office:value-type="float" office:value="21.5058637036029">
            <text:p>21,5058637036</text:p>
          </table:table-cell>
          <table:table-cell table:formula="of:=ROUND(([.O105]-[.P105])*12)/12" office:value-type="float" office:value="-0.5">
            <text:p>-0,50</text:p>
          </table:table-cell>
          <table:table-cell table:formula="of:=IF([.X104]&gt;0;TRUNC([.R104]+[.Q105]*800);[.R104])" office:value-type="float" office:value="17330">
            <text:p>17330</text:p>
          </table:table-cell>
          <table:table-cell table:formula="of:=((([.Q105]*[.Q105]*10000)/256*[.$B$5]+[.$B$6]*256)*[.Q105]*100+[.R105]*[.$B$7])/256/256+0" office:value-type="float" office:value="2.50454425811768">
            <text:p>2,50</text:p>
          </table:table-cell>
          <table:table-cell table:formula="of:=IF([.S105]&gt;10;10;IF([.S105]&lt;-10;-10;IF([.S105]&gt;=[.T104];TRUNC([.S105]+1/4);TRUNC([.S105]+3/4))))" office:value-type="float" office:value="3">
            <text:p>3</text:p>
          </table:table-cell>
          <table:table-cell table:formula="of:=IF([.T105]&gt;[.T104];[.T105]-[.$U$3];[.T105]+[.$U$3])-[.$Y$4]" office:value-type="float" office:value="-1.18">
            <text:p>-1,18</text:p>
          </table:table-cell>
          <table:table-cell table:formula="of:=IF([.U105]&gt;0;IF([.U105]&gt;3;3*0.25;[.U105]*0.25);IF([.U105]&lt;-3;-3*0.16;[.U105]*0.16))/3" office:value-type="float" office:value="-0.0629333333333333">
            <text:p>-0,0629333333</text:p>
          </table:table-cell>
          <table:table-cell table:formula="of:=IF([.T105]=[.T104];[.W104];IF([.T105]&gt;[.T104];1;0))" office:value-type="float" office:value="0">
            <text:p>0</text:p>
          </table:table-cell>
          <table:table-cell table:formula="of:=IF(ABS([.T104])&lt;10;IF(OR(AND([.P105]&gt;[.P104];[.T104]&gt;=[.P98]);AND([.P105]&lt;[.P104];[.T104]&lt;=[.P9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3">
            <text:p>0,30</text:p>
          </table:table-cell>
          <table:table-cell table:formula="of:=[.O105]" office:value-type="float" office:value="21">
            <text:p>21,00</text:p>
          </table:table-cell>
          <table:table-cell table:formula="of:=[.P105]+([.V105]*1+[.V104]*2+[.V103]*3+[.V102]*3+[.V101]*2+[.V100]*1+[.V99]*1+[.V98]*1)/14+RAND()*0.08-0.08/2+[.N106]" office:value-type="float" office:value="21.8115088218155">
            <text:p>21,8115088218</text:p>
          </table:table-cell>
          <table:table-cell table:formula="of:=ROUND(([.O106]-[.P106])*12)/12" office:value-type="float" office:value="-0.833333333333333">
            <text:p>-0,83</text:p>
          </table:table-cell>
          <table:table-cell table:formula="of:=IF([.X105]&gt;0;TRUNC([.R105]+[.Q106]*800);[.R105])" office:value-type="float" office:value="17330">
            <text:p>17330</text:p>
          </table:table-cell>
          <table:table-cell table:formula="of:=((([.Q106]*[.Q106]*10000)/256*[.$B$5]+[.$B$6]*256)*[.Q106]*100+[.R106]*[.$B$7])/256/256+0" office:value-type="float" office:value="0.867934933415166">
            <text:p>0,87</text:p>
          </table:table-cell>
          <table:table-cell table:formula="of:=IF([.S106]&gt;10;10;IF([.S106]&lt;-10;-10;IF([.S106]&gt;=[.T105];TRUNC([.S106]+1/4);TRUNC([.S106]+3/4))))" office:value-type="float" office:value="1">
            <text:p>1</text:p>
          </table:table-cell>
          <table:table-cell table:formula="of:=IF([.T106]&gt;[.T105];[.T106]-[.$U$3];[.T106]+[.$U$3])-[.$Y$4]" office:value-type="float" office:value="-3.18">
            <text:p>-3,18</text:p>
          </table:table-cell>
          <table:table-cell table:formula="of:=IF([.U106]&gt;0;IF([.U106]&gt;3;3*0.25;[.U106]*0.25);IF([.U106]&lt;-3;-3*0.16;[.U106]*0.16))/3" office:value-type="float" office:value="-0.16">
            <text:p>-0,16</text:p>
          </table:table-cell>
          <table:table-cell table:formula="of:=IF([.T106]=[.T105];[.W105];IF([.T106]&gt;[.T105];1;0))" office:value-type="float" office:value="0">
            <text:p>0</text:p>
          </table:table-cell>
          <table:table-cell table:formula="of:=IF(ABS([.T105])&lt;10;IF(OR(AND([.P106]&gt;[.P105];[.T105]&gt;=[.P99]);AND([.P106]&lt;[.P105];[.T105]&lt;=[.P9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3">
            <text:p>0,30</text:p>
          </table:table-cell>
          <table:table-cell table:formula="of:=[.O106]" office:value-type="float" office:value="21">
            <text:p>21,00</text:p>
          </table:table-cell>
          <table:table-cell table:formula="of:=[.P106]+([.V106]*1+[.V105]*2+[.V104]*3+[.V103]*3+[.V102]*2+[.V101]*1+[.V100]*1+[.V99]*1)/14+RAND()*0.08-0.08/2+[.N107]" office:value-type="float" office:value="22.0873648071727">
            <text:p>22,0873648072</text:p>
          </table:table-cell>
          <table:table-cell table:formula="of:=ROUND(([.O107]-[.P107])*12)/12" office:value-type="float" office:value="-1.08333333333333">
            <text:p>-1,08</text:p>
          </table:table-cell>
          <table:table-cell table:formula="of:=IF([.X106]&gt;0;TRUNC([.R106]+[.Q107]*800);[.R106])" office:value-type="float" office:value="17330">
            <text:p>17330</text:p>
          </table:table-cell>
          <table:table-cell table:formula="of:=((([.Q107]*[.Q107]*10000)/256*[.$B$5]+[.$B$6]*256)*[.Q107]*100+[.R107]*[.$B$7])/256/256+0" office:value-type="float" office:value="-0.821665017693131">
            <text:p>-0,82</text:p>
          </table:table-cell>
          <table:table-cell table:formula="of:=IF([.S107]&gt;10;10;IF([.S107]&lt;-10;-10;IF([.S107]&gt;=[.T106];TRUNC([.S107]+1/4);TRUNC([.S107]+3/4))))" office:value-type="float" office:value="-0">
            <text:p>-0</text:p>
          </table:table-cell>
          <table:table-cell table:formula="of:=IF([.T107]&gt;[.T106];[.T107]-[.$U$3];[.T107]+[.$U$3])-[.$Y$4]" office:value-type="float" office:value="-4.18">
            <text:p>-4,18</text:p>
          </table:table-cell>
          <table:table-cell table:formula="of:=IF([.U107]&gt;0;IF([.U107]&gt;3;3*0.25;[.U107]*0.25);IF([.U107]&lt;-3;-3*0.16;[.U107]*0.16))/3" office:value-type="float" office:value="-0.16">
            <text:p>-0,16</text:p>
          </table:table-cell>
          <table:table-cell table:formula="of:=IF([.T107]=[.T106];[.W106];IF([.T107]&gt;[.T106];1;0))" office:value-type="float" office:value="0">
            <text:p>0</text:p>
          </table:table-cell>
          <table:table-cell table:formula="of:=IF(ABS([.T106])&lt;10;IF(OR(AND([.P107]&gt;[.P106];[.T106]&gt;=[.P100]);AND([.P107]&lt;[.P106];[.T106]&lt;=[.P10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2">
            <text:p>0,20</text:p>
          </table:table-cell>
          <table:table-cell table:formula="of:=[.O107]" office:value-type="float" office:value="21">
            <text:p>21,00</text:p>
          </table:table-cell>
          <table:table-cell table:formula="of:=[.P107]+([.V107]*1+[.V106]*2+[.V105]*3+[.V104]*3+[.V103]*2+[.V102]*1+[.V101]*1+[.V100]*1)/14+RAND()*0.08-0.08/2+[.N108]" office:value-type="float" office:value="22.2242332630367">
            <text:p>22,224233263</text:p>
          </table:table-cell>
          <table:table-cell table:formula="of:=ROUND(([.O108]-[.P108])*12)/12" office:value-type="float" office:value="-1.25">
            <text:p>-1,25</text:p>
          </table:table-cell>
          <table:table-cell table:formula="of:=IF([.X107]&gt;0;TRUNC([.R107]+[.Q108]*800);[.R107])" office:value-type="float" office:value="17330">
            <text:p>17330</text:p>
          </table:table-cell>
          <table:table-cell table:formula="of:=((([.Q108]*[.Q108]*10000)/256*[.$B$5]+[.$B$6]*256)*[.Q108]*100+[.R108]*[.$B$7])/256/256+0" office:value-type="float" office:value="-2.23643004894257">
            <text:p>-2,24</text:p>
          </table:table-cell>
          <table:table-cell table:formula="of:=IF([.S108]&gt;10;10;IF([.S108]&lt;-10;-10;IF([.S108]&gt;=[.T107];TRUNC([.S108]+1/4);TRUNC([.S108]+3/4))))" office:value-type="float" office:value="-1">
            <text:p>-1</text:p>
          </table:table-cell>
          <table:table-cell table:formula="of:=IF([.T108]&gt;[.T107];[.T108]-[.$U$3];[.T108]+[.$U$3])-[.$Y$4]" office:value-type="float" office:value="-5.18">
            <text:p>-5,18</text:p>
          </table:table-cell>
          <table:table-cell table:formula="of:=IF([.U108]&gt;0;IF([.U108]&gt;3;3*0.25;[.U108]*0.25);IF([.U108]&lt;-3;-3*0.16;[.U108]*0.16))/3" office:value-type="float" office:value="-0.16">
            <text:p>-0,16</text:p>
          </table:table-cell>
          <table:table-cell table:formula="of:=IF([.T108]=[.T107];[.W107];IF([.T108]&gt;[.T107];1;0))" office:value-type="float" office:value="0">
            <text:p>0</text:p>
          </table:table-cell>
          <table:table-cell table:formula="of:=IF(ABS([.T107])&lt;10;IF(OR(AND([.P108]&gt;[.P107];[.T107]&gt;=[.P101]);AND([.P108]&lt;[.P107];[.T107]&lt;=[.P10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1">
            <text:p>0,10</text:p>
          </table:table-cell>
          <table:table-cell table:formula="of:=[.O108]" office:value-type="float" office:value="21">
            <text:p>21,00</text:p>
          </table:table-cell>
          <table:table-cell table:formula="of:=[.P108]+([.V108]*1+[.V107]*2+[.V106]*3+[.V105]*3+[.V104]*2+[.V103]*1+[.V102]*1+[.V101]*1)/14+RAND()*0.08-0.08/2+[.N109]" office:value-type="float" office:value="22.2259717483366">
            <text:p>22,2259717483</text:p>
          </table:table-cell>
          <table:table-cell table:formula="of:=ROUND(([.O109]-[.P109])*12)/12" office:value-type="float" office:value="-1.25">
            <text:p>-1,25</text:p>
          </table:table-cell>
          <table:table-cell table:formula="of:=IF([.X108]&gt;0;TRUNC([.R108]+[.Q109]*800);[.R108])" office:value-type="float" office:value="17330">
            <text:p>17330</text:p>
          </table:table-cell>
          <table:table-cell table:formula="of:=((([.Q109]*[.Q109]*10000)/256*[.$B$5]+[.$B$6]*256)*[.Q109]*100+[.R109]*[.$B$7])/256/256+0" office:value-type="float" office:value="-2.23643004894257">
            <text:p>-2,24</text:p>
          </table:table-cell>
          <table:table-cell table:formula="of:=IF([.S109]&gt;10;10;IF([.S109]&lt;-10;-10;IF([.S109]&gt;=[.T108];TRUNC([.S109]+1/4);TRUNC([.S109]+3/4))))" office:value-type="float" office:value="-1">
            <text:p>-1</text:p>
          </table:table-cell>
          <table:table-cell table:formula="of:=IF([.T109]&gt;[.T108];[.T109]-[.$U$3];[.T109]+[.$U$3])-[.$Y$4]" office:value-type="float" office:value="-5.18">
            <text:p>-5,18</text:p>
          </table:table-cell>
          <table:table-cell table:formula="of:=IF([.U109]&gt;0;IF([.U109]&gt;3;3*0.25;[.U109]*0.25);IF([.U109]&lt;-3;-3*0.16;[.U109]*0.16))/3" office:value-type="float" office:value="-0.16">
            <text:p>-0,16</text:p>
          </table:table-cell>
          <table:table-cell table:formula="of:=IF([.T109]=[.T108];[.W108];IF([.T109]&gt;[.T108];1;0))" office:value-type="float" office:value="0">
            <text:p>0</text:p>
          </table:table-cell>
          <table:table-cell table:formula="of:=IF(ABS([.T108])&lt;10;IF(OR(AND([.P109]&gt;[.P108];[.T108]&gt;=[.P102]);AND([.P109]&lt;[.P108];[.T108]&lt;=[.P10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109]" office:value-type="float" office:value="21">
            <text:p>21,00</text:p>
          </table:table-cell>
          <table:table-cell table:formula="of:=[.P109]+([.V109]*1+[.V108]*2+[.V107]*3+[.V106]*3+[.V105]*2+[.V104]*1+[.V103]*1+[.V102]*1)/14+RAND()*0.08-0.08/2+[.N110]" office:value-type="float" office:value="22.1045698012612">
            <text:p>22,1045698013</text:p>
          </table:table-cell>
          <table:table-cell table:formula="of:=ROUND(([.O110]-[.P110])*12)/12" office:value-type="float" office:value="-1.08333333333333">
            <text:p>-1,08</text:p>
          </table:table-cell>
          <table:table-cell table:formula="of:=IF([.X109]&gt;0;TRUNC([.R109]+[.Q110]*800);[.R109])" office:value-type="float" office:value="17330">
            <text:p>17330</text:p>
          </table:table-cell>
          <table:table-cell table:formula="of:=((([.Q110]*[.Q110]*10000)/256*[.$B$5]+[.$B$6]*256)*[.Q110]*100+[.R110]*[.$B$7])/256/256+0" office:value-type="float" office:value="-0.821665017693131">
            <text:p>-0,82</text:p>
          </table:table-cell>
          <table:table-cell table:formula="of:=IF([.S110]&gt;10;10;IF([.S110]&lt;-10;-10;IF([.S110]&gt;=[.T109];TRUNC([.S110]+1/4);TRUNC([.S110]+3/4))))" office:value-type="float" office:value="-0">
            <text:p>-0</text:p>
          </table:table-cell>
          <table:table-cell table:formula="of:=IF([.T110]&gt;[.T109];[.T110]-[.$U$3];[.T110]+[.$U$3])-[.$Y$4]" office:value-type="float" office:value="-4.62">
            <text:p>-4,62</text:p>
          </table:table-cell>
          <table:table-cell table:formula="of:=IF([.U110]&gt;0;IF([.U110]&gt;3;3*0.25;[.U110]*0.25);IF([.U110]&lt;-3;-3*0.16;[.U110]*0.16))/3" office:value-type="float" office:value="-0.16">
            <text:p>-0,16</text:p>
          </table:table-cell>
          <table:table-cell table:formula="of:=IF([.T110]=[.T109];[.W109];IF([.T110]&gt;[.T109];1;0))" office:value-type="float" office:value="1">
            <text:p>1</text:p>
          </table:table-cell>
          <table:table-cell table:formula="of:=IF(ABS([.T109])&lt;10;IF(OR(AND([.P110]&gt;[.P109];[.T109]&gt;=[.P103]);AND([.P110]&lt;[.P109];[.T109]&lt;=[.P10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110]" office:value-type="float" office:value="21">
            <text:p>21,00</text:p>
          </table:table-cell>
          <table:table-cell table:formula="of:=[.P110]+([.V110]*1+[.V109]*2+[.V108]*3+[.V107]*3+[.V106]*2+[.V105]*1+[.V104]*1+[.V103]*1)/14+RAND()*0.08-0.08/2+[.N111]" office:value-type="float" office:value="21.9423356025744">
            <text:p>21,9423356026</text:p>
          </table:table-cell>
          <table:table-cell table:formula="of:=ROUND(([.O111]-[.P111])*12)/12" office:value-type="float" office:value="-0.916666666666667">
            <text:p>-0,92</text:p>
          </table:table-cell>
          <table:table-cell table:formula="of:=IF([.X110]&gt;0;TRUNC([.R110]+[.Q111]*800);[.R110])" office:value-type="float" office:value="16596">
            <text:p>16596</text:p>
          </table:table-cell>
          <table:table-cell table:formula="of:=((([.Q111]*[.Q111]*10000)/256*[.$B$5]+[.$B$6]*256)*[.Q111]*100+[.R111]*[.$B$7])/256/256+0" office:value-type="float" office:value="0.177137900281836">
            <text:p>0,18</text:p>
          </table:table-cell>
          <table:table-cell table:formula="of:=IF([.S111]&gt;10;10;IF([.S111]&lt;-10;-10;IF([.S111]&gt;=[.T110];TRUNC([.S111]+1/4);TRUNC([.S111]+3/4))))" office:value-type="float" office:value="0">
            <text:p>0</text:p>
          </table:table-cell>
          <table:table-cell table:formula="of:=IF([.T111]&gt;[.T110];[.T111]-[.$U$3];[.T111]+[.$U$3])-[.$Y$4]" office:value-type="float" office:value="-4.18">
            <text:p>-4,18</text:p>
          </table:table-cell>
          <table:table-cell table:formula="of:=IF([.U111]&gt;0;IF([.U111]&gt;3;3*0.25;[.U111]*0.25);IF([.U111]&lt;-3;-3*0.16;[.U111]*0.16))/3" office:value-type="float" office:value="-0.16">
            <text:p>-0,16</text:p>
          </table:table-cell>
          <table:table-cell table:formula="of:=IF([.T111]=[.T110];[.W110];IF([.T111]&gt;[.T110];1;0))" office:value-type="float" office:value="1">
            <text:p>1</text:p>
          </table:table-cell>
          <table:table-cell table:formula="of:=IF(ABS([.T110])&lt;10;IF(OR(AND([.P111]&gt;[.P110];[.T110]&gt;=[.P104]);AND([.P111]&lt;[.P110];[.T110]&lt;=[.P10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1]" office:value-type="float" office:value="21">
            <text:p>21,00</text:p>
          </table:table-cell>
          <table:table-cell table:formula="of:=[.P111]+([.V111]*1+[.V110]*2+[.V109]*3+[.V108]*3+[.V107]*2+[.V106]*1+[.V105]*1+[.V104]*1)/14+RAND()*0.08-0.08/2+[.N112]" office:value-type="float" office:value="21.8041864635159">
            <text:p>21,8041864635</text:p>
          </table:table-cell>
          <table:table-cell table:formula="of:=ROUND(([.O112]-[.P112])*12)/12" office:value-type="float" office:value="-0.833333333333333">
            <text:p>-0,83</text:p>
          </table:table-cell>
          <table:table-cell table:formula="of:=IF([.X111]&gt;0;TRUNC([.R111]+[.Q112]*800);[.R111])" office:value-type="float" office:value="15929">
            <text:p>15929</text:p>
          </table:table-cell>
          <table:table-cell table:formula="of:=((([.Q112]*[.Q112]*10000)/256*[.$B$5]+[.$B$6]*256)*[.Q112]*100+[.R112]*[.$B$7])/256/256+0" office:value-type="float" office:value="0.525893917790166">
            <text:p>0,53</text:p>
          </table:table-cell>
          <table:table-cell table:formula="of:=IF([.S112]&gt;10;10;IF([.S112]&lt;-10;-10;IF([.S112]&gt;=[.T111];TRUNC([.S112]+1/4);TRUNC([.S112]+3/4))))" office:value-type="float" office:value="0">
            <text:p>0</text:p>
          </table:table-cell>
          <table:table-cell table:formula="of:=IF([.T112]&gt;[.T111];[.T112]-[.$U$3];[.T112]+[.$U$3])-[.$Y$4]" office:value-type="float" office:value="-4.18">
            <text:p>-4,18</text:p>
          </table:table-cell>
          <table:table-cell table:formula="of:=IF([.U112]&gt;0;IF([.U112]&gt;3;3*0.25;[.U112]*0.25);IF([.U112]&lt;-3;-3*0.16;[.U112]*0.16))/3" office:value-type="float" office:value="-0.16">
            <text:p>-0,16</text:p>
          </table:table-cell>
          <table:table-cell table:formula="of:=IF([.T112]=[.T111];[.W111];IF([.T112]&gt;[.T111];1;0))" office:value-type="float" office:value="1">
            <text:p>1</text:p>
          </table:table-cell>
          <table:table-cell table:formula="of:=IF(ABS([.T111])&lt;10;IF(OR(AND([.P112]&gt;[.P111];[.T111]&gt;=[.P105]);AND([.P112]&lt;[.P111];[.T111]&lt;=[.P10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2]" office:value-type="float" office:value="21">
            <text:p>21,00</text:p>
          </table:table-cell>
          <table:table-cell table:formula="of:=[.P112]+([.V112]*1+[.V111]*2+[.V110]*3+[.V109]*3+[.V108]*2+[.V107]*1+[.V106]*1+[.V105]*1)/14+RAND()*0.08-0.08/2+[.N113]" office:value-type="float" office:value="21.6721916292528">
            <text:p>21,6721916293</text:p>
          </table:table-cell>
          <table:table-cell table:formula="of:=ROUND(([.O113]-[.P113])*12)/12" office:value-type="float" office:value="-0.666666666666667">
            <text:p>-0,67</text:p>
          </table:table-cell>
          <table:table-cell table:formula="of:=IF([.X112]&gt;0;TRUNC([.R112]+[.Q113]*800);[.R112])" office:value-type="float" office:value="15395">
            <text:p>15395</text:p>
          </table:table-cell>
          <table:table-cell table:formula="of:=((([.Q113]*[.Q113]*10000)/256*[.$B$5]+[.$B$6]*256)*[.Q113]*100+[.R113]*[.$B$7])/256/256+0" office:value-type="float" office:value="1.28667760778356">
            <text:p>1,29</text:p>
          </table:table-cell>
          <table:table-cell table:formula="of:=IF([.S113]&gt;10;10;IF([.S113]&lt;-10;-10;IF([.S113]&gt;=[.T112];TRUNC([.S113]+1/4);TRUNC([.S113]+3/4))))" office:value-type="float" office:value="1">
            <text:p>1</text:p>
          </table:table-cell>
          <table:table-cell table:formula="of:=IF([.T113]&gt;[.T112];[.T113]-[.$U$3];[.T113]+[.$U$3])-[.$Y$4]" office:value-type="float" office:value="-3.62">
            <text:p>-3,62</text:p>
          </table:table-cell>
          <table:table-cell table:formula="of:=IF([.U113]&gt;0;IF([.U113]&gt;3;3*0.25;[.U113]*0.25);IF([.U113]&lt;-3;-3*0.16;[.U113]*0.16))/3" office:value-type="float" office:value="-0.16">
            <text:p>-0,16</text:p>
          </table:table-cell>
          <table:table-cell table:formula="of:=IF([.T113]=[.T112];[.W112];IF([.T113]&gt;[.T112];1;0))" office:value-type="float" office:value="1">
            <text:p>1</text:p>
          </table:table-cell>
          <table:table-cell table:formula="of:=IF(ABS([.T112])&lt;10;IF(OR(AND([.P113]&gt;[.P112];[.T112]&gt;=[.P106]);AND([.P113]&lt;[.P112];[.T112]&lt;=[.P10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3]" office:value-type="float" office:value="21">
            <text:p>21,00</text:p>
          </table:table-cell>
          <table:table-cell table:formula="of:=[.P113]+([.V113]*1+[.V112]*2+[.V111]*3+[.V110]*3+[.V109]*2+[.V108]*1+[.V107]*1+[.V106]*1)/14+RAND()*0.08-0.08/2+[.N114]" office:value-type="float" office:value="21.5294905679593">
            <text:p>21,529490568</text:p>
          </table:table-cell>
          <table:table-cell table:formula="of:=ROUND(([.O114]-[.P114])*12)/12" office:value-type="float" office:value="-0.5">
            <text:p>-0,50</text:p>
          </table:table-cell>
          <table:table-cell table:formula="of:=IF([.X113]&gt;0;TRUNC([.R113]+[.Q114]*800);[.R113])" office:value-type="float" office:value="14995">
            <text:p>14995</text:p>
          </table:table-cell>
          <table:table-cell table:formula="of:=((([.Q114]*[.Q114]*10000)/256*[.$B$5]+[.$B$6]*256)*[.Q114]*100+[.R114]*[.$B$7])/256/256+0" office:value-type="float" office:value="1.93447589874268">
            <text:p>1,93</text:p>
          </table:table-cell>
          <table:table-cell table:formula="of:=IF([.S114]&gt;10;10;IF([.S114]&lt;-10;-10;IF([.S114]&gt;=[.T113];TRUNC([.S114]+1/4);TRUNC([.S114]+3/4))))" office:value-type="float" office:value="2">
            <text:p>2</text:p>
          </table:table-cell>
          <table:table-cell table:formula="of:=IF([.T114]&gt;[.T113];[.T114]-[.$U$3];[.T114]+[.$U$3])-[.$Y$4]" office:value-type="float" office:value="-2.62">
            <text:p>-2,62</text:p>
          </table:table-cell>
          <table:table-cell table:formula="of:=IF([.U114]&gt;0;IF([.U114]&gt;3;3*0.25;[.U114]*0.25);IF([.U114]&lt;-3;-3*0.16;[.U114]*0.16))/3" office:value-type="float" office:value="-0.139733333333333">
            <text:p>-0,1397333333</text:p>
          </table:table-cell>
          <table:table-cell table:formula="of:=IF([.T114]=[.T113];[.W113];IF([.T114]&gt;[.T113];1;0))" office:value-type="float" office:value="1">
            <text:p>1</text:p>
          </table:table-cell>
          <table:table-cell table:formula="of:=IF(ABS([.T113])&lt;10;IF(OR(AND([.P114]&gt;[.P113];[.T113]&gt;=[.P107]);AND([.P114]&lt;[.P113];[.T113]&lt;=[.P10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4]" office:value-type="float" office:value="21">
            <text:p>21,00</text:p>
          </table:table-cell>
          <table:table-cell table:formula="of:=[.P114]+([.V114]*1+[.V113]*2+[.V112]*3+[.V111]*3+[.V110]*2+[.V109]*1+[.V108]*1+[.V107]*1)/14+RAND()*0.08-0.08/2+[.N115]" office:value-type="float" office:value="21.3425371610634">
            <text:p>21,3425371611</text:p>
          </table:table-cell>
          <table:table-cell table:formula="of:=ROUND(([.O115]-[.P115])*12)/12" office:value-type="float" office:value="-0.333333333333333">
            <text:p>-0,33</text:p>
          </table:table-cell>
          <table:table-cell table:formula="of:=IF([.X114]&gt;0;TRUNC([.R114]+[.Q115]*800);[.R114])" office:value-type="float" office:value="14728">
            <text:p>14728</text:p>
          </table:table-cell>
          <table:table-cell table:formula="of:=((([.Q115]*[.Q115]*10000)/256*[.$B$5]+[.$B$6]*256)*[.Q115]*100+[.R115]*[.$B$7])/256/256+0" office:value-type="float" office:value="2.50546971073857">
            <text:p>2,51</text:p>
          </table:table-cell>
          <table:table-cell table:formula="of:=IF([.S115]&gt;10;10;IF([.S115]&lt;-10;-10;IF([.S115]&gt;=[.T114];TRUNC([.S115]+1/4);TRUNC([.S115]+3/4))))" office:value-type="float" office:value="2">
            <text:p>2</text:p>
          </table:table-cell>
          <table:table-cell table:formula="of:=IF([.T115]&gt;[.T114];[.T115]-[.$U$3];[.T115]+[.$U$3])-[.$Y$4]" office:value-type="float" office:value="-2.18">
            <text:p>-2,18</text:p>
          </table:table-cell>
          <table:table-cell table:formula="of:=IF([.U115]&gt;0;IF([.U115]&gt;3;3*0.25;[.U115]*0.25);IF([.U115]&lt;-3;-3*0.16;[.U115]*0.16))/3" office:value-type="float" office:value="-0.116266666666667">
            <text:p>-0,1162666667</text:p>
          </table:table-cell>
          <table:table-cell table:formula="of:=IF([.T115]=[.T114];[.W114];IF([.T115]&gt;[.T114];1;0))" office:value-type="float" office:value="1">
            <text:p>1</text:p>
          </table:table-cell>
          <table:table-cell table:formula="of:=IF(ABS([.T114])&lt;10;IF(OR(AND([.P115]&gt;[.P114];[.T114]&gt;=[.P108]);AND([.P115]&lt;[.P114];[.T114]&lt;=[.P10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5]" office:value-type="float" office:value="21">
            <text:p>21,00</text:p>
          </table:table-cell>
          <table:table-cell table:formula="of:=[.P115]+([.V115]*1+[.V114]*2+[.V113]*3+[.V112]*3+[.V111]*2+[.V110]*1+[.V109]*1+[.V108]*1)/14+RAND()*0.08-0.08/2+[.N116]" office:value-type="float" office:value="21.1582094351177">
            <text:p>21,1582094351</text:p>
          </table:table-cell>
          <table:table-cell table:formula="of:=ROUND(([.O116]-[.P116])*12)/12" office:value-type="float" office:value="-0.166666666666667">
            <text:p>-0,17</text:p>
          </table:table-cell>
          <table:table-cell table:formula="of:=IF([.X115]&gt;0;TRUNC([.R115]+[.Q116]*800);[.R115])" office:value-type="float" office:value="14594">
            <text:p>14594</text:p>
          </table:table-cell>
          <table:table-cell table:formula="of:=((([.Q116]*[.Q116]*10000)/256*[.$B$5]+[.$B$6]*256)*[.Q116]*100+[.R116]*[.$B$7])/256/256+0" office:value-type="float" office:value="3.03608410446732">
            <text:p>3,04</text:p>
          </table:table-cell>
          <table:table-cell table:formula="of:=IF([.S116]&gt;10;10;IF([.S116]&lt;-10;-10;IF([.S116]&gt;=[.T115];TRUNC([.S116]+1/4);TRUNC([.S116]+3/4))))" office:value-type="float" office:value="3">
            <text:p>3</text:p>
          </table:table-cell>
          <table:table-cell table:formula="of:=IF([.T116]&gt;[.T115];[.T116]-[.$U$3];[.T116]+[.$U$3])-[.$Y$4]" office:value-type="float" office:value="-1.62">
            <text:p>-1,62</text:p>
          </table:table-cell>
          <table:table-cell table:formula="of:=IF([.U116]&gt;0;IF([.U116]&gt;3;3*0.25;[.U116]*0.25);IF([.U116]&lt;-3;-3*0.16;[.U116]*0.16))/3" office:value-type="float" office:value="-0.0864">
            <text:p>-0,0864</text:p>
          </table:table-cell>
          <table:table-cell table:formula="of:=IF([.T116]=[.T115];[.W115];IF([.T116]&gt;[.T115];1;0))" office:value-type="float" office:value="1">
            <text:p>1</text:p>
          </table:table-cell>
          <table:table-cell table:formula="of:=IF(ABS([.T115])&lt;10;IF(OR(AND([.P116]&gt;[.P115];[.T115]&gt;=[.P109]);AND([.P116]&lt;[.P115];[.T115]&lt;=[.P10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6]" office:value-type="float" office:value="21">
            <text:p>21,00</text:p>
          </table:table-cell>
          <table:table-cell table:formula="of:=[.P116]+([.V116]*1+[.V115]*2+[.V114]*3+[.V113]*3+[.V112]*2+[.V111]*1+[.V110]*1+[.V109]*1)/14+RAND()*0.08-0.08/2+[.N117]" office:value-type="float" office:value="21.0169327448118">
            <text:p>21,0169327448</text:p>
          </table:table-cell>
          <table:table-cell table:formula="of:=ROUND(([.O117]-[.P117])*12)/12" office:value-type="float" office:value="-0">
            <text:p>0,00</text:p>
          </table:table-cell>
          <table:table-cell table:formula="of:=IF([.X116]&gt;0;TRUNC([.R116]+[.Q117]*800);[.R116])" office:value-type="float" office:value="14594">
            <text:p>14594</text:p>
          </table:table-cell>
          <table:table-cell table:formula="of:=((([.Q117]*[.Q117]*10000)/256*[.$B$5]+[.$B$6]*256)*[.Q117]*100+[.R117]*[.$B$7])/256/256+0" office:value-type="float" office:value="3.56298828125">
            <text:p>3,56</text:p>
          </table:table-cell>
          <table:table-cell table:formula="of:=IF([.S117]&gt;10;10;IF([.S117]&lt;-10;-10;IF([.S117]&gt;=[.T116];TRUNC([.S117]+1/4);TRUNC([.S117]+3/4))))" office:value-type="float" office:value="3">
            <text:p>3</text:p>
          </table:table-cell>
          <table:table-cell table:formula="of:=IF([.T117]&gt;[.T116];[.T117]-[.$U$3];[.T117]+[.$U$3])-[.$Y$4]" office:value-type="float" office:value="-1.18">
            <text:p>-1,18</text:p>
          </table:table-cell>
          <table:table-cell table:formula="of:=IF([.U117]&gt;0;IF([.U117]&gt;3;3*0.25;[.U117]*0.25);IF([.U117]&lt;-3;-3*0.16;[.U117]*0.16))/3" office:value-type="float" office:value="-0.0629333333333333">
            <text:p>-0,0629333333</text:p>
          </table:table-cell>
          <table:table-cell table:formula="of:=IF([.T117]=[.T116];[.W116];IF([.T117]&gt;[.T116];1;0))" office:value-type="float" office:value="1">
            <text:p>1</text:p>
          </table:table-cell>
          <table:table-cell table:formula="of:=IF(ABS([.T116])&lt;10;IF(OR(AND([.P117]&gt;[.P116];[.T116]&gt;=[.P110]);AND([.P117]&lt;[.P116];[.T116]&lt;=[.P11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7]" office:value-type="float" office:value="21">
            <text:p>21,00</text:p>
          </table:table-cell>
          <table:table-cell table:formula="of:=[.P117]+([.V117]*1+[.V116]*2+[.V115]*3+[.V114]*3+[.V113]*2+[.V112]*1+[.V111]*1+[.V110]*1)/14+RAND()*0.08-0.08/2+[.N118]" office:value-type="float" office:value="20.8778731258566">
            <text:p>20,8778731259</text:p>
          </table:table-cell>
          <table:table-cell table:formula="of:=ROUND(([.O118]-[.P118])*12)/12" office:value-type="float" office:value="0.0833333333333333">
            <text:p>0,08</text:p>
          </table:table-cell>
          <table:table-cell table:formula="of:=IF([.X117]&gt;0;TRUNC([.R117]+[.Q118]*800);[.R117])" office:value-type="float" office:value="14660">
            <text:p>14660</text:p>
          </table:table-cell>
          <table:table-cell table:formula="of:=((([.Q118]*[.Q118]*10000)/256*[.$B$5]+[.$B$6]*256)*[.Q118]*100+[.R118]*[.$B$7])/256/256+0" office:value-type="float" office:value="3.84027708459783">
            <text:p>3,84</text:p>
          </table:table-cell>
          <table:table-cell table:formula="of:=IF([.S118]&gt;10;10;IF([.S118]&lt;-10;-10;IF([.S118]&gt;=[.T117];TRUNC([.S118]+1/4);TRUNC([.S118]+3/4))))" office:value-type="float" office:value="4">
            <text:p>4</text:p>
          </table:table-cell>
          <table:table-cell table:formula="of:=IF([.T118]&gt;[.T117];[.T118]-[.$U$3];[.T118]+[.$U$3])-[.$Y$4]" office:value-type="float" office:value="-0.620000000000001">
            <text:p>-0,62</text:p>
          </table:table-cell>
          <table:table-cell table:formula="of:=IF([.U118]&gt;0;IF([.U118]&gt;3;3*0.25;[.U118]*0.25);IF([.U118]&lt;-3;-3*0.16;[.U118]*0.16))/3" office:value-type="float" office:value="-0.0330666666666667">
            <text:p>-0,0330666667</text:p>
          </table:table-cell>
          <table:table-cell table:formula="of:=IF([.T118]=[.T117];[.W117];IF([.T118]&gt;[.T117];1;0))" office:value-type="float" office:value="1">
            <text:p>1</text:p>
          </table:table-cell>
          <table:table-cell table:formula="of:=IF(ABS([.T117])&lt;10;IF(OR(AND([.P118]&gt;[.P117];[.T117]&gt;=[.P111]);AND([.P118]&lt;[.P117];[.T117]&lt;=[.P11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8]" office:value-type="float" office:value="21">
            <text:p>21,00</text:p>
          </table:table-cell>
          <table:table-cell table:formula="of:=[.P118]+([.V118]*1+[.V117]*2+[.V116]*3+[.V115]*3+[.V114]*2+[.V113]*1+[.V112]*1+[.V111]*1)/14+RAND()*0.08-0.08/2+[.N119]" office:value-type="float" office:value="20.7573443622552">
            <text:p>20,7573443623</text:p>
          </table:table-cell>
          <table:table-cell table:formula="of:=ROUND(([.O119]-[.P119])*12)/12" office:value-type="float" office:value="0.25">
            <text:p>0,25</text:p>
          </table:table-cell>
          <table:table-cell table:formula="of:=IF([.X118]&gt;0;TRUNC([.R118]+[.Q119]*800);[.R118])" office:value-type="float" office:value="14860">
            <text:p>14860</text:p>
          </table:table-cell>
          <table:table-cell table:formula="of:=((([.Q119]*[.Q119]*10000)/256*[.$B$5]+[.$B$6]*256)*[.Q119]*100+[.R119]*[.$B$7])/256/256+0" office:value-type="float" office:value="4.42966878414154">
            <text:p>4,43</text:p>
          </table:table-cell>
          <table:table-cell table:formula="of:=IF([.S119]&gt;10;10;IF([.S119]&lt;-10;-10;IF([.S119]&gt;=[.T118];TRUNC([.S119]+1/4);TRUNC([.S119]+3/4))))" office:value-type="float" office:value="4">
            <text:p>4</text:p>
          </table:table-cell>
          <table:table-cell table:formula="of:=IF([.T119]&gt;[.T118];[.T119]-[.$U$3];[.T119]+[.$U$3])-[.$Y$4]" office:value-type="float" office:value="-0.180000000000001">
            <text:p>-0,18</text:p>
          </table:table-cell>
          <table:table-cell table:formula="of:=IF([.U119]&gt;0;IF([.U119]&gt;3;3*0.25;[.U119]*0.25);IF([.U119]&lt;-3;-3*0.16;[.U119]*0.16))/3" office:value-type="float" office:value="-0.00960000000000003">
            <text:p>-0,0096</text:p>
          </table:table-cell>
          <table:table-cell table:formula="of:=IF([.T119]=[.T118];[.W118];IF([.T119]&gt;[.T118];1;0))" office:value-type="float" office:value="1">
            <text:p>1</text:p>
          </table:table-cell>
          <table:table-cell table:formula="of:=IF(ABS([.T118])&lt;10;IF(OR(AND([.P119]&gt;[.P118];[.T118]&gt;=[.P112]);AND([.P119]&lt;[.P118];[.T118]&lt;=[.P11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9]" office:value-type="float" office:value="21">
            <text:p>21,00</text:p>
          </table:table-cell>
          <table:table-cell table:formula="of:=[.P119]+([.V119]*1+[.V118]*2+[.V117]*3+[.V116]*3+[.V115]*2+[.V114]*1+[.V113]*1+[.V112]*1)/14+RAND()*0.08-0.08/2+[.N120]" office:value-type="float" office:value="20.6956347145561">
            <text:p>20,6956347146</text:p>
          </table:table-cell>
          <table:table-cell table:formula="of:=ROUND(([.O120]-[.P120])*12)/12" office:value-type="float" office:value="0.333333333333333">
            <text:p>0,33</text:p>
          </table:table-cell>
          <table:table-cell table:formula="of:=IF([.X119]&gt;0;TRUNC([.R119]+[.Q120]*800);[.R119])" office:value-type="float" office:value="15126">
            <text:p>15126</text:p>
          </table:table-cell>
          <table:table-cell table:formula="of:=((([.Q120]*[.Q120]*10000)/256*[.$B$5]+[.$B$6]*256)*[.Q120]*100+[.R120]*[.$B$7])/256/256+0" office:value-type="float" office:value="4.78310450801143">
            <text:p>4,78</text:p>
          </table:table-cell>
          <table:table-cell table:formula="of:=IF([.S120]&gt;10;10;IF([.S120]&lt;-10;-10;IF([.S120]&gt;=[.T119];TRUNC([.S120]+1/4);TRUNC([.S120]+3/4))))" office:value-type="float" office:value="5">
            <text:p>5</text:p>
          </table:table-cell>
          <table:table-cell table:formula="of:=IF([.T120]&gt;[.T119];[.T120]-[.$U$3];[.T120]+[.$U$3])-[.$Y$4]" office:value-type="float" office:value="0.38">
            <text:p>0,38</text:p>
          </table:table-cell>
          <table:table-cell table:formula="of:=IF([.U120]&gt;0;IF([.U120]&gt;3;3*0.25;[.U120]*0.25);IF([.U120]&lt;-3;-3*0.16;[.U120]*0.16))/3" office:value-type="float" office:value="0.0316666666666667">
            <text:p>0,0316666667</text:p>
          </table:table-cell>
          <table:table-cell table:formula="of:=IF([.T120]=[.T119];[.W119];IF([.T120]&gt;[.T119];1;0))" office:value-type="float" office:value="1">
            <text:p>1</text:p>
          </table:table-cell>
          <table:table-cell table:formula="of:=IF(ABS([.T119])&lt;10;IF(OR(AND([.P120]&gt;[.P119];[.T119]&gt;=[.P113]);AND([.P120]&lt;[.P119];[.T119]&lt;=[.P11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0]" office:value-type="float" office:value="21">
            <text:p>21,00</text:p>
          </table:table-cell>
          <table:table-cell table:formula="of:=[.P120]+([.V120]*1+[.V119]*2+[.V118]*3+[.V117]*3+[.V116]*2+[.V115]*1+[.V114]*1+[.V113]*1)/14+RAND()*0.08-0.08/2+[.N121]" office:value-type="float" office:value="20.6275641472022">
            <text:p>20,6275641472</text:p>
          </table:table-cell>
          <table:table-cell table:formula="of:=ROUND(([.O121]-[.P121])*12)/12" office:value-type="float" office:value="0.333333333333333">
            <text:p>0,33</text:p>
          </table:table-cell>
          <table:table-cell table:formula="of:=IF([.X120]&gt;0;TRUNC([.R120]+[.Q121]*800);[.R120])" office:value-type="float" office:value="15392">
            <text:p>15392</text:p>
          </table:table-cell>
          <table:table-cell table:formula="of:=((([.Q121]*[.Q121]*10000)/256*[.$B$5]+[.$B$6]*256)*[.Q121]*100+[.R121]*[.$B$7])/256/256+0" office:value-type="float" office:value="4.84804591426143">
            <text:p>4,85</text:p>
          </table:table-cell>
          <table:table-cell table:formula="of:=IF([.S121]&gt;10;10;IF([.S121]&lt;-10;-10;IF([.S121]&gt;=[.T120];TRUNC([.S121]+1/4);TRUNC([.S121]+3/4))))" office:value-type="float" office:value="5">
            <text:p>5</text:p>
          </table:table-cell>
          <table:table-cell table:formula="of:=IF([.T121]&gt;[.T120];[.T121]-[.$U$3];[.T121]+[.$U$3])-[.$Y$4]" office:value-type="float" office:value="0.819999999999999">
            <text:p>0,82</text:p>
          </table:table-cell>
          <table:table-cell table:formula="of:=IF([.U121]&gt;0;IF([.U121]&gt;3;3*0.25;[.U121]*0.25);IF([.U121]&lt;-3;-3*0.16;[.U121]*0.16))/3" office:value-type="float" office:value="0.0683333333333333">
            <text:p>0,0683333333</text:p>
          </table:table-cell>
          <table:table-cell table:formula="of:=IF([.T121]=[.T120];[.W120];IF([.T121]&gt;[.T120];1;0))" office:value-type="float" office:value="1">
            <text:p>1</text:p>
          </table:table-cell>
          <table:table-cell table:formula="of:=IF(ABS([.T120])&lt;10;IF(OR(AND([.P121]&gt;[.P120];[.T120]&gt;=[.P114]);AND([.P121]&lt;[.P120];[.T120]&lt;=[.P11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1]" office:value-type="float" office:value="21">
            <text:p>21,00</text:p>
          </table:table-cell>
          <table:table-cell table:formula="of:=[.P121]+([.V121]*1+[.V120]*2+[.V119]*3+[.V118]*3+[.V117]*2+[.V116]*1+[.V115]*1+[.V114]*1)/14+RAND()*0.08-0.08/2+[.N122]" office:value-type="float" office:value="20.6288627062236">
            <text:p>20,6288627062</text:p>
          </table:table-cell>
          <table:table-cell table:formula="of:=ROUND(([.O122]-[.P122])*12)/12" office:value-type="float" office:value="0.333333333333333">
            <text:p>0,33</text:p>
          </table:table-cell>
          <table:table-cell table:formula="of:=IF([.X121]&gt;0;TRUNC([.R121]+[.Q122]*800);[.R121])" office:value-type="float" office:value="15658">
            <text:p>15658</text:p>
          </table:table-cell>
          <table:table-cell table:formula="of:=((([.Q122]*[.Q122]*10000)/256*[.$B$5]+[.$B$6]*256)*[.Q122]*100+[.R122]*[.$B$7])/256/256+0" office:value-type="float" office:value="4.91298732051143">
            <text:p>4,91</text:p>
          </table:table-cell>
          <table:table-cell table:formula="of:=IF([.S122]&gt;10;10;IF([.S122]&lt;-10;-10;IF([.S122]&gt;=[.T121];TRUNC([.S122]+1/4);TRUNC([.S122]+3/4))))" office:value-type="float" office:value="5">
            <text:p>5</text:p>
          </table:table-cell>
          <table:table-cell table:formula="of:=IF([.T122]&gt;[.T121];[.T122]-[.$U$3];[.T122]+[.$U$3])-[.$Y$4]" office:value-type="float" office:value="0.819999999999999">
            <text:p>0,82</text:p>
          </table:table-cell>
          <table:table-cell table:formula="of:=IF([.U122]&gt;0;IF([.U122]&gt;3;3*0.25;[.U122]*0.25);IF([.U122]&lt;-3;-3*0.16;[.U122]*0.16))/3" office:value-type="float" office:value="0.0683333333333333">
            <text:p>0,0683333333</text:p>
          </table:table-cell>
          <table:table-cell table:formula="of:=IF([.T122]=[.T121];[.W121];IF([.T122]&gt;[.T121];1;0))" office:value-type="float" office:value="1">
            <text:p>1</text:p>
          </table:table-cell>
          <table:table-cell table:formula="of:=IF(ABS([.T121])&lt;10;IF(OR(AND([.P122]&gt;[.P121];[.T121]&gt;=[.P115]);AND([.P122]&lt;[.P121];[.T121]&lt;=[.P11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2]" office:value-type="float" office:value="21">
            <text:p>21,00</text:p>
          </table:table-cell>
          <table:table-cell table:formula="of:=[.P122]+([.V122]*1+[.V121]*2+[.V120]*3+[.V119]*3+[.V118]*2+[.V117]*1+[.V116]*1+[.V115]*1)/14+RAND()*0.08-0.08/2+[.N123]" office:value-type="float" office:value="20.5949852020865">
            <text:p>20,5949852021</text:p>
          </table:table-cell>
          <table:table-cell table:formula="of:=ROUND(([.O123]-[.P123])*12)/12" office:value-type="float" office:value="0.416666666666667">
            <text:p>0,42</text:p>
          </table:table-cell>
          <table:table-cell table:formula="of:=IF([.X122]&gt;0;TRUNC([.R122]+[.Q123]*800);[.R122])" office:value-type="float" office:value="15658">
            <text:p>15658</text:p>
          </table:table-cell>
          <table:table-cell table:formula="of:=((([.Q123]*[.Q123]*10000)/256*[.$B$5]+[.$B$6]*256)*[.Q123]*100+[.R123]*[.$B$7])/256/256+0" office:value-type="float" office:value="5.21969416847935">
            <text:p>5,22</text:p>
          </table:table-cell>
          <table:table-cell table:formula="of:=IF([.S123]&gt;10;10;IF([.S123]&lt;-10;-10;IF([.S123]&gt;=[.T122];TRUNC([.S123]+1/4);TRUNC([.S123]+3/4))))" office:value-type="float" office:value="5">
            <text:p>5</text:p>
          </table:table-cell>
          <table:table-cell table:formula="of:=IF([.T123]&gt;[.T122];[.T123]-[.$U$3];[.T123]+[.$U$3])-[.$Y$4]" office:value-type="float" office:value="0.819999999999999">
            <text:p>0,82</text:p>
          </table:table-cell>
          <table:table-cell table:formula="of:=IF([.U123]&gt;0;IF([.U123]&gt;3;3*0.25;[.U123]*0.25);IF([.U123]&lt;-3;-3*0.16;[.U123]*0.16))/3" office:value-type="float" office:value="0.0683333333333333">
            <text:p>0,0683333333</text:p>
          </table:table-cell>
          <table:table-cell table:formula="of:=IF([.T123]=[.T122];[.W122];IF([.T123]&gt;[.T122];1;0))" office:value-type="float" office:value="1">
            <text:p>1</text:p>
          </table:table-cell>
          <table:table-cell table:formula="of:=IF(ABS([.T122])&lt;10;IF(OR(AND([.P123]&gt;[.P122];[.T122]&gt;=[.P116]);AND([.P123]&lt;[.P122];[.T122]&lt;=[.P11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3]" office:value-type="float" office:value="21">
            <text:p>21,00</text:p>
          </table:table-cell>
          <table:table-cell table:formula="of:=[.P123]+([.V123]*1+[.V122]*2+[.V121]*3+[.V120]*3+[.V119]*2+[.V118]*1+[.V117]*1+[.V116]*1)/14+RAND()*0.08-0.08/2+[.N124]" office:value-type="float" office:value="20.6311251694935">
            <text:p>20,6311251695</text:p>
          </table:table-cell>
          <table:table-cell table:formula="of:=ROUND(([.O124]-[.P124])*12)/12" office:value-type="float" office:value="0.333333333333333">
            <text:p>0,33</text:p>
          </table:table-cell>
          <table:table-cell table:formula="of:=IF([.X123]&gt;0;TRUNC([.R123]+[.Q124]*800);[.R123])" office:value-type="float" office:value="15924">
            <text:p>15924</text:p>
          </table:table-cell>
          <table:table-cell table:formula="of:=((([.Q124]*[.Q124]*10000)/256*[.$B$5]+[.$B$6]*256)*[.Q124]*100+[.R124]*[.$B$7])/256/256+0" office:value-type="float" office:value="4.97792872676143">
            <text:p>4,98</text:p>
          </table:table-cell>
          <table:table-cell table:formula="of:=IF([.S124]&gt;10;10;IF([.S124]&lt;-10;-10;IF([.S124]&gt;=[.T123];TRUNC([.S124]+1/4);TRUNC([.S124]+3/4))))" office:value-type="float" office:value="5">
            <text:p>5</text:p>
          </table:table-cell>
          <table:table-cell table:formula="of:=IF([.T124]&gt;[.T123];[.T124]-[.$U$3];[.T124]+[.$U$3])-[.$Y$4]" office:value-type="float" office:value="0.819999999999999">
            <text:p>0,82</text:p>
          </table:table-cell>
          <table:table-cell table:formula="of:=IF([.U124]&gt;0;IF([.U124]&gt;3;3*0.25;[.U124]*0.25);IF([.U124]&lt;-3;-3*0.16;[.U124]*0.16))/3" office:value-type="float" office:value="0.0683333333333333">
            <text:p>0,0683333333</text:p>
          </table:table-cell>
          <table:table-cell table:formula="of:=IF([.T124]=[.T123];[.W123];IF([.T124]&gt;[.T123];1;0))" office:value-type="float" office:value="1">
            <text:p>1</text:p>
          </table:table-cell>
          <table:table-cell table:formula="of:=IF(ABS([.T123])&lt;10;IF(OR(AND([.P124]&gt;[.P123];[.T123]&gt;=[.P117]);AND([.P124]&lt;[.P123];[.T123]&lt;=[.P11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4]" office:value-type="float" office:value="21">
            <text:p>21,00</text:p>
          </table:table-cell>
          <table:table-cell table:formula="of:=[.P124]+([.V124]*1+[.V123]*2+[.V122]*3+[.V121]*3+[.V120]*2+[.V119]*1+[.V118]*1+[.V117]*1)/14+RAND()*0.08-0.08/2+[.N125]" office:value-type="float" office:value="20.6984269109913">
            <text:p>20,698426911</text:p>
          </table:table-cell>
          <table:table-cell table:formula="of:=ROUND(([.O125]-[.P125])*12)/12" office:value-type="float" office:value="0.333333333333333">
            <text:p>0,33</text:p>
          </table:table-cell>
          <table:table-cell table:formula="of:=IF([.X124]&gt;0;TRUNC([.R124]+[.Q125]*800);[.R124])" office:value-type="float" office:value="15924">
            <text:p>15924</text:p>
          </table:table-cell>
          <table:table-cell table:formula="of:=((([.Q125]*[.Q125]*10000)/256*[.$B$5]+[.$B$6]*256)*[.Q125]*100+[.R125]*[.$B$7])/256/256+0" office:value-type="float" office:value="4.97792872676143">
            <text:p>4,98</text:p>
          </table:table-cell>
          <table:table-cell table:formula="of:=IF([.S125]&gt;10;10;IF([.S125]&lt;-10;-10;IF([.S125]&gt;=[.T124];TRUNC([.S125]+1/4);TRUNC([.S125]+3/4))))" office:value-type="float" office:value="5">
            <text:p>5</text:p>
          </table:table-cell>
          <table:table-cell table:formula="of:=IF([.T125]&gt;[.T124];[.T125]-[.$U$3];[.T125]+[.$U$3])-[.$Y$4]" office:value-type="float" office:value="0.819999999999999">
            <text:p>0,82</text:p>
          </table:table-cell>
          <table:table-cell table:formula="of:=IF([.U125]&gt;0;IF([.U125]&gt;3;3*0.25;[.U125]*0.25);IF([.U125]&lt;-3;-3*0.16;[.U125]*0.16))/3" office:value-type="float" office:value="0.0683333333333333">
            <text:p>0,0683333333</text:p>
          </table:table-cell>
          <table:table-cell table:formula="of:=IF([.T125]=[.T124];[.W124];IF([.T125]&gt;[.T124];1;0))" office:value-type="float" office:value="1">
            <text:p>1</text:p>
          </table:table-cell>
          <table:table-cell table:formula="of:=IF(ABS([.T124])&lt;10;IF(OR(AND([.P125]&gt;[.P124];[.T124]&gt;=[.P118]);AND([.P125]&lt;[.P124];[.T124]&lt;=[.P11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5]" office:value-type="float" office:value="21">
            <text:p>21,00</text:p>
          </table:table-cell>
          <table:table-cell table:formula="of:=[.P125]+([.V125]*1+[.V124]*2+[.V123]*3+[.V122]*3+[.V121]*2+[.V120]*1+[.V119]*1+[.V118]*1)/14+RAND()*0.08-0.08/2+[.N126]" office:value-type="float" office:value="20.7353698409017">
            <text:p>20,7353698409</text:p>
          </table:table-cell>
          <table:table-cell table:formula="of:=ROUND(([.O126]-[.P126])*12)/12" office:value-type="float" office:value="0.25">
            <text:p>0,25</text:p>
          </table:table-cell>
          <table:table-cell table:formula="of:=IF([.X125]&gt;0;TRUNC([.R125]+[.Q126]*800);[.R125])" office:value-type="float" office:value="15924">
            <text:p>15924</text:p>
          </table:table-cell>
          <table:table-cell table:formula="of:=((([.Q126]*[.Q126]*10000)/256*[.$B$5]+[.$B$6]*256)*[.Q126]*100+[.R126]*[.$B$7])/256/256+0" office:value-type="float" office:value="4.68943440914154">
            <text:p>4,69</text:p>
          </table:table-cell>
          <table:table-cell table:formula="of:=IF([.S126]&gt;10;10;IF([.S126]&lt;-10;-10;IF([.S126]&gt;=[.T125];TRUNC([.S126]+1/4);TRUNC([.S126]+3/4))))" office:value-type="float" office:value="5">
            <text:p>5</text:p>
          </table:table-cell>
          <table:table-cell table:formula="of:=IF([.T126]&gt;[.T125];[.T126]-[.$U$3];[.T126]+[.$U$3])-[.$Y$4]" office:value-type="float" office:value="0.819999999999999">
            <text:p>0,82</text:p>
          </table:table-cell>
          <table:table-cell table:formula="of:=IF([.U126]&gt;0;IF([.U126]&gt;3;3*0.25;[.U126]*0.25);IF([.U126]&lt;-3;-3*0.16;[.U126]*0.16))/3" office:value-type="float" office:value="0.0683333333333333">
            <text:p>0,0683333333</text:p>
          </table:table-cell>
          <table:table-cell table:formula="of:=IF([.T126]=[.T125];[.W125];IF([.T126]&gt;[.T125];1;0))" office:value-type="float" office:value="1">
            <text:p>1</text:p>
          </table:table-cell>
          <table:table-cell table:formula="of:=IF(ABS([.T125])&lt;10;IF(OR(AND([.P126]&gt;[.P125];[.T125]&gt;=[.P119]);AND([.P126]&lt;[.P125];[.T125]&lt;=[.P11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6]" office:value-type="float" office:value="21">
            <text:p>21,00</text:p>
          </table:table-cell>
          <table:table-cell table:formula="of:=[.P126]+([.V126]*1+[.V125]*2+[.V124]*3+[.V123]*3+[.V122]*2+[.V121]*1+[.V120]*1+[.V119]*1)/14+RAND()*0.08-0.08/2+[.N127]" office:value-type="float" office:value="20.7725198597739">
            <text:p>20,7725198598</text:p>
          </table:table-cell>
          <table:table-cell table:formula="of:=ROUND(([.O127]-[.P127])*12)/12" office:value-type="float" office:value="0.25">
            <text:p>0,25</text:p>
          </table:table-cell>
          <table:table-cell table:formula="of:=IF([.X126]&gt;0;TRUNC([.R126]+[.Q127]*800);[.R126])" office:value-type="float" office:value="15924">
            <text:p>15924</text:p>
          </table:table-cell>
          <table:table-cell table:formula="of:=((([.Q127]*[.Q127]*10000)/256*[.$B$5]+[.$B$6]*256)*[.Q127]*100+[.R127]*[.$B$7])/256/256+0" office:value-type="float" office:value="4.68943440914154">
            <text:p>4,69</text:p>
          </table:table-cell>
          <table:table-cell table:formula="of:=IF([.S127]&gt;10;10;IF([.S127]&lt;-10;-10;IF([.S127]&gt;=[.T126];TRUNC([.S127]+1/4);TRUNC([.S127]+3/4))))" office:value-type="float" office:value="5">
            <text:p>5</text:p>
          </table:table-cell>
          <table:table-cell table:formula="of:=IF([.T127]&gt;[.T126];[.T127]-[.$U$3];[.T127]+[.$U$3])-[.$Y$4]" office:value-type="float" office:value="0.819999999999999">
            <text:p>0,82</text:p>
          </table:table-cell>
          <table:table-cell table:formula="of:=IF([.U127]&gt;0;IF([.U127]&gt;3;3*0.25;[.U127]*0.25);IF([.U127]&lt;-3;-3*0.16;[.U127]*0.16))/3" office:value-type="float" office:value="0.0683333333333333">
            <text:p>0,0683333333</text:p>
          </table:table-cell>
          <table:table-cell table:formula="of:=IF([.T127]=[.T126];[.W126];IF([.T127]&gt;[.T126];1;0))" office:value-type="float" office:value="1">
            <text:p>1</text:p>
          </table:table-cell>
          <table:table-cell table:formula="of:=IF(ABS([.T126])&lt;10;IF(OR(AND([.P127]&gt;[.P126];[.T126]&gt;=[.P120]);AND([.P127]&lt;[.P126];[.T126]&lt;=[.P12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office:value-type="float" office:value="18">
            <text:p>18,00</text:p>
          </table:table-cell>
          <table:table-cell table:formula="of:=[.P127]+([.V127]*1+[.V126]*2+[.V125]*3+[.V124]*3+[.V123]*2+[.V122]*1+[.V121]*1+[.V120]*1)/14+RAND()*0.08-0.08/2+[.N128]" office:value-type="float" office:value="20.8205127270106">
            <text:p>20,820512727</text:p>
          </table:table-cell>
          <table:table-cell table:formula="of:=ROUND(([.O128]-[.P128])*12)/12" office:value-type="float" office:value="-2.83333333333333">
            <text:p>-2,83</text:p>
          </table:table-cell>
          <table:table-cell table:formula="of:=IF([.X127]&gt;0;TRUNC([.R127]+[.Q128]*800);[.R127])" office:value-type="float" office:value="15924">
            <text:p>15924</text:p>
          </table:table-cell>
          <table:table-cell table:formula="of:=((([.Q128]*[.Q128]*10000)/256*[.$B$5]+[.$B$6]*256)*[.Q128]*100+[.R128]*[.$B$7])/256/256+0" office:value-type="float" office:value="-34.7925252208003">
            <text:p>-34,79</text:p>
          </table:table-cell>
          <table:table-cell table:formula="of:=IF([.S128]&gt;10;10;IF([.S128]&lt;-10;-10;IF([.S128]&gt;=[.T127];TRUNC([.S128]+1/4);TRUNC([.S128]+3/4))))" office:value-type="float" office:value="-10">
            <text:p>-10</text:p>
          </table:table-cell>
          <table:table-cell table:formula="of:=IF([.T128]&gt;[.T127];[.T128]-[.$U$3];[.T128]+[.$U$3])-[.$Y$4]" office:value-type="float" office:value="-14.18">
            <text:p>-14,18</text:p>
          </table:table-cell>
          <table:table-cell table:formula="of:=IF([.U128]&gt;0;IF([.U128]&gt;3;3*0.25;[.U128]*0.25);IF([.U128]&lt;-3;-3*0.16;[.U128]*0.16))/3" office:value-type="float" office:value="-0.16">
            <text:p>-0,16</text:p>
          </table:table-cell>
          <table:table-cell table:formula="of:=IF([.T128]=[.T127];[.W127];IF([.T128]&gt;[.T127];1;0))" office:value-type="float" office:value="0">
            <text:p>0</text:p>
          </table:table-cell>
          <table:table-cell table:formula="of:=IF(ABS([.T127])&lt;10;IF(OR(AND([.P128]&gt;[.P127];[.T127]&gt;=[.P121]);AND([.P128]&lt;[.P127];[.T127]&lt;=[.P12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8]" office:value-type="float" office:value="18">
            <text:p>18,00</text:p>
          </table:table-cell>
          <table:table-cell table:formula="of:=[.P128]+([.V128]*1+[.V127]*2+[.V126]*3+[.V125]*3+[.V124]*2+[.V123]*1+[.V122]*1+[.V121]*1)/14+RAND()*0.08-0.08/2+[.N129]" office:value-type="float" office:value="20.8704694796029">
            <text:p>20,8704694796</text:p>
          </table:table-cell>
          <table:table-cell table:formula="of:=ROUND(([.O129]-[.P129])*12)/12" office:value-type="float" office:value="-2.83333333333333">
            <text:p>-2,83</text:p>
          </table:table-cell>
          <table:table-cell table:formula="of:=IF([.X128]&gt;0;TRUNC([.R128]+[.Q129]*800);[.R128])" office:value-type="float" office:value="15924">
            <text:p>15924</text:p>
          </table:table-cell>
          <table:table-cell table:formula="of:=((([.Q129]*[.Q129]*10000)/256*[.$B$5]+[.$B$6]*256)*[.Q129]*100+[.R129]*[.$B$7])/256/256+0" office:value-type="float" office:value="-34.7925252208003">
            <text:p>-34,79</text:p>
          </table:table-cell>
          <table:table-cell table:formula="of:=IF([.S129]&gt;10;10;IF([.S129]&lt;-10;-10;IF([.S129]&gt;=[.T128];TRUNC([.S129]+1/4);TRUNC([.S129]+3/4))))" office:value-type="float" office:value="-10">
            <text:p>-10</text:p>
          </table:table-cell>
          <table:table-cell table:formula="of:=IF([.T129]&gt;[.T128];[.T129]-[.$U$3];[.T129]+[.$U$3])-[.$Y$4]" office:value-type="float" office:value="-14.18">
            <text:p>-14,18</text:p>
          </table:table-cell>
          <table:table-cell table:formula="of:=IF([.U129]&gt;0;IF([.U129]&gt;3;3*0.25;[.U129]*0.25);IF([.U129]&lt;-3;-3*0.16;[.U129]*0.16))/3" office:value-type="float" office:value="-0.16">
            <text:p>-0,16</text:p>
          </table:table-cell>
          <table:table-cell table:formula="of:=IF([.T129]=[.T128];[.W128];IF([.T129]&gt;[.T128];1;0))" office:value-type="float" office:value="0">
            <text:p>0</text:p>
          </table:table-cell>
          <table:table-cell table:formula="of:=IF(ABS([.T128])&lt;10;IF(OR(AND([.P129]&gt;[.P128];[.T128]&gt;=[.P122]);AND([.P129]&lt;[.P128];[.T128]&lt;=[.P12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9]" office:value-type="float" office:value="18">
            <text:p>18,00</text:p>
          </table:table-cell>
          <table:table-cell table:formula="of:=[.P129]+([.V129]*1+[.V128]*2+[.V127]*3+[.V126]*3+[.V125]*2+[.V124]*1+[.V123]*1+[.V122]*1)/14+RAND()*0.08-0.08/2+[.N130]" office:value-type="float" office:value="20.8800602614572">
            <text:p>20,8800602615</text:p>
          </table:table-cell>
          <table:table-cell table:formula="of:=ROUND(([.O130]-[.P130])*12)/12" office:value-type="float" office:value="-2.91666666666667">
            <text:p>-2,92</text:p>
          </table:table-cell>
          <table:table-cell table:formula="of:=IF([.X129]&gt;0;TRUNC([.R129]+[.Q130]*800);[.R129])" office:value-type="float" office:value="15924">
            <text:p>15924</text:p>
          </table:table-cell>
          <table:table-cell table:formula="of:=((([.Q130]*[.Q130]*10000)/256*[.$B$5]+[.$B$6]*256)*[.Q130]*100+[.R130]*[.$B$7])/256/256+0" office:value-type="float" office:value="-37.7628146321685">
            <text:p>-37,76</text:p>
          </table:table-cell>
          <table:table-cell table:formula="of:=IF([.S130]&gt;10;10;IF([.S130]&lt;-10;-10;IF([.S130]&gt;=[.T129];TRUNC([.S130]+1/4);TRUNC([.S130]+3/4))))" office:value-type="float" office:value="-10">
            <text:p>-10</text:p>
          </table:table-cell>
          <table:table-cell table:formula="of:=IF([.T130]&gt;[.T129];[.T130]-[.$U$3];[.T130]+[.$U$3])-[.$Y$4]" office:value-type="float" office:value="-14.18">
            <text:p>-14,18</text:p>
          </table:table-cell>
          <table:table-cell table:formula="of:=IF([.U130]&gt;0;IF([.U130]&gt;3;3*0.25;[.U130]*0.25);IF([.U130]&lt;-3;-3*0.16;[.U130]*0.16))/3" office:value-type="float" office:value="-0.16">
            <text:p>-0,16</text:p>
          </table:table-cell>
          <table:table-cell table:formula="of:=IF([.T130]=[.T129];[.W129];IF([.T130]&gt;[.T129];1;0))" office:value-type="float" office:value="0">
            <text:p>0</text:p>
          </table:table-cell>
          <table:table-cell table:formula="of:=IF(ABS([.T129])&lt;10;IF(OR(AND([.P130]&gt;[.P129];[.T129]&gt;=[.P123]);AND([.P130]&lt;[.P129];[.T129]&lt;=[.P12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0]" office:value-type="float" office:value="18">
            <text:p>18,00</text:p>
          </table:table-cell>
          <table:table-cell table:formula="of:=[.P130]+([.V130]*1+[.V129]*2+[.V128]*3+[.V127]*3+[.V126]*2+[.V125]*1+[.V124]*1+[.V123]*1)/14+RAND()*0.08-0.08/2+[.N131]" office:value-type="float" office:value="20.8710971911601">
            <text:p>20,8710971912</text:p>
          </table:table-cell>
          <table:table-cell table:formula="of:=ROUND(([.O131]-[.P131])*12)/12" office:value-type="float" office:value="-2.83333333333333">
            <text:p>-2,83</text:p>
          </table:table-cell>
          <table:table-cell table:formula="of:=IF([.X130]&gt;0;TRUNC([.R130]+[.Q131]*800);[.R130])" office:value-type="float" office:value="15924">
            <text:p>15924</text:p>
          </table:table-cell>
          <table:table-cell table:formula="of:=((([.Q131]*[.Q131]*10000)/256*[.$B$5]+[.$B$6]*256)*[.Q131]*100+[.R131]*[.$B$7])/256/256+0" office:value-type="float" office:value="-34.7925252208003">
            <text:p>-34,79</text:p>
          </table:table-cell>
          <table:table-cell table:formula="of:=IF([.S131]&gt;10;10;IF([.S131]&lt;-10;-10;IF([.S131]&gt;=[.T130];TRUNC([.S131]+1/4);TRUNC([.S131]+3/4))))" office:value-type="float" office:value="-10">
            <text:p>-10</text:p>
          </table:table-cell>
          <table:table-cell table:formula="of:=IF([.T131]&gt;[.T130];[.T131]-[.$U$3];[.T131]+[.$U$3])-[.$Y$4]" office:value-type="float" office:value="-14.18">
            <text:p>-14,18</text:p>
          </table:table-cell>
          <table:table-cell table:formula="of:=IF([.U131]&gt;0;IF([.U131]&gt;3;3*0.25;[.U131]*0.25);IF([.U131]&lt;-3;-3*0.16;[.U131]*0.16))/3" office:value-type="float" office:value="-0.16">
            <text:p>-0,16</text:p>
          </table:table-cell>
          <table:table-cell table:formula="of:=IF([.T131]=[.T130];[.W130];IF([.T131]&gt;[.T130];1;0))" office:value-type="float" office:value="0">
            <text:p>0</text:p>
          </table:table-cell>
          <table:table-cell table:formula="of:=IF(ABS([.T130])&lt;10;IF(OR(AND([.P131]&gt;[.P130];[.T130]&gt;=[.P124]);AND([.P131]&lt;[.P130];[.T130]&lt;=[.P12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1]" office:value-type="float" office:value="18">
            <text:p>18,00</text:p>
          </table:table-cell>
          <table:table-cell table:formula="of:=[.P131]+([.V131]*1+[.V130]*2+[.V129]*3+[.V128]*3+[.V127]*2+[.V126]*1+[.V125]*1+[.V124]*1)/14+RAND()*0.08-0.08/2+[.N132]" office:value-type="float" office:value="20.7986887284895">
            <text:p>20,7986887285</text:p>
          </table:table-cell>
          <table:table-cell table:formula="of:=ROUND(([.O132]-[.P132])*12)/12" office:value-type="float" office:value="-2.83333333333333">
            <text:p>-2,83</text:p>
          </table:table-cell>
          <table:table-cell table:formula="of:=IF([.X131]&gt;0;TRUNC([.R131]+[.Q132]*800);[.R131])" office:value-type="float" office:value="15924">
            <text:p>15924</text:p>
          </table:table-cell>
          <table:table-cell table:formula="of:=((([.Q132]*[.Q132]*10000)/256*[.$B$5]+[.$B$6]*256)*[.Q132]*100+[.R132]*[.$B$7])/256/256+0" office:value-type="float" office:value="-34.7925252208003">
            <text:p>-34,79</text:p>
          </table:table-cell>
          <table:table-cell table:formula="of:=IF([.S132]&gt;10;10;IF([.S132]&lt;-10;-10;IF([.S132]&gt;=[.T131];TRUNC([.S132]+1/4);TRUNC([.S132]+3/4))))" office:value-type="float" office:value="-10">
            <text:p>-10</text:p>
          </table:table-cell>
          <table:table-cell table:formula="of:=IF([.T132]&gt;[.T131];[.T132]-[.$U$3];[.T132]+[.$U$3])-[.$Y$4]" office:value-type="float" office:value="-14.18">
            <text:p>-14,18</text:p>
          </table:table-cell>
          <table:table-cell table:formula="of:=IF([.U132]&gt;0;IF([.U132]&gt;3;3*0.25;[.U132]*0.25);IF([.U132]&lt;-3;-3*0.16;[.U132]*0.16))/3" office:value-type="float" office:value="-0.16">
            <text:p>-0,16</text:p>
          </table:table-cell>
          <table:table-cell table:formula="of:=IF([.T132]=[.T131];[.W131];IF([.T132]&gt;[.T131];1;0))" office:value-type="float" office:value="0">
            <text:p>0</text:p>
          </table:table-cell>
          <table:table-cell table:formula="of:=IF(ABS([.T131])&lt;10;IF(OR(AND([.P132]&gt;[.P131];[.T131]&gt;=[.P125]);AND([.P132]&lt;[.P131];[.T131]&lt;=[.P12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2]" office:value-type="float" office:value="18">
            <text:p>18,00</text:p>
          </table:table-cell>
          <table:table-cell table:formula="of:=[.P132]+([.V132]*1+[.V131]*2+[.V130]*3+[.V129]*3+[.V128]*2+[.V127]*1+[.V126]*1+[.V125]*1)/14+RAND()*0.08-0.08/2+[.N133]" office:value-type="float" office:value="20.6698239819221">
            <text:p>20,6698239819</text:p>
          </table:table-cell>
          <table:table-cell table:formula="of:=ROUND(([.O133]-[.P133])*12)/12" office:value-type="float" office:value="-2.66666666666667">
            <text:p>-2,67</text:p>
          </table:table-cell>
          <table:table-cell table:formula="of:=IF([.X132]&gt;0;TRUNC([.R132]+[.Q133]*800);[.R132])" office:value-type="float" office:value="15924">
            <text:p>15924</text:p>
          </table:table-cell>
          <table:table-cell table:formula="of:=((([.Q133]*[.Q133]*10000)/256*[.$B$5]+[.$B$6]*256)*[.Q133]*100+[.R133]*[.$B$7])/256/256+0" office:value-type="float" office:value="-29.3118127893518">
            <text:p>-29,31</text:p>
          </table:table-cell>
          <table:table-cell table:formula="of:=IF([.S133]&gt;10;10;IF([.S133]&lt;-10;-10;IF([.S133]&gt;=[.T132];TRUNC([.S133]+1/4);TRUNC([.S133]+3/4))))" office:value-type="float" office:value="-10">
            <text:p>-10</text:p>
          </table:table-cell>
          <table:table-cell table:formula="of:=IF([.T133]&gt;[.T132];[.T133]-[.$U$3];[.T133]+[.$U$3])-[.$Y$4]" office:value-type="float" office:value="-14.18">
            <text:p>-14,18</text:p>
          </table:table-cell>
          <table:table-cell table:formula="of:=IF([.U133]&gt;0;IF([.U133]&gt;3;3*0.25;[.U133]*0.25);IF([.U133]&lt;-3;-3*0.16;[.U133]*0.16))/3" office:value-type="float" office:value="-0.16">
            <text:p>-0,16</text:p>
          </table:table-cell>
          <table:table-cell table:formula="of:=IF([.T133]=[.T132];[.W132];IF([.T133]&gt;[.T132];1;0))" office:value-type="float" office:value="0">
            <text:p>0</text:p>
          </table:table-cell>
          <table:table-cell table:formula="of:=IF(ABS([.T132])&lt;10;IF(OR(AND([.P133]&gt;[.P132];[.T132]&gt;=[.P126]);AND([.P133]&lt;[.P132];[.T132]&lt;=[.P12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3]" office:value-type="float" office:value="18">
            <text:p>18,00</text:p>
          </table:table-cell>
          <table:table-cell table:formula="of:=[.P133]+([.V133]*1+[.V132]*2+[.V131]*3+[.V130]*3+[.V129]*2+[.V128]*1+[.V127]*1+[.V126]*1)/14+RAND()*0.08-0.08/2+[.N134]" office:value-type="float" office:value="20.5190144671831">
            <text:p>20,5190144672</text:p>
          </table:table-cell>
          <table:table-cell table:formula="of:=ROUND(([.O134]-[.P134])*12)/12" office:value-type="float" office:value="-2.5">
            <text:p>-2,50</text:p>
          </table:table-cell>
          <table:table-cell table:formula="of:=IF([.X133]&gt;0;TRUNC([.R133]+[.Q134]*800);[.R133])" office:value-type="float" office:value="15924">
            <text:p>15924</text:p>
          </table:table-cell>
          <table:table-cell table:formula="of:=((([.Q134]*[.Q134]*10000)/256*[.$B$5]+[.$B$6]*256)*[.Q134]*100+[.R134]*[.$B$7])/256/256+0" office:value-type="float" office:value="-24.4139013290405">
            <text:p>-24,41</text:p>
          </table:table-cell>
          <table:table-cell table:formula="of:=IF([.S134]&gt;10;10;IF([.S134]&lt;-10;-10;IF([.S134]&gt;=[.T133];TRUNC([.S134]+1/4);TRUNC([.S134]+3/4))))" office:value-type="float" office:value="-10">
            <text:p>-10</text:p>
          </table:table-cell>
          <table:table-cell table:formula="of:=IF([.T134]&gt;[.T133];[.T134]-[.$U$3];[.T134]+[.$U$3])-[.$Y$4]" office:value-type="float" office:value="-14.18">
            <text:p>-14,18</text:p>
          </table:table-cell>
          <table:table-cell table:formula="of:=IF([.U134]&gt;0;IF([.U134]&gt;3;3*0.25;[.U134]*0.25);IF([.U134]&lt;-3;-3*0.16;[.U134]*0.16))/3" office:value-type="float" office:value="-0.16">
            <text:p>-0,16</text:p>
          </table:table-cell>
          <table:table-cell table:formula="of:=IF([.T134]=[.T133];[.W133];IF([.T134]&gt;[.T133];1;0))" office:value-type="float" office:value="0">
            <text:p>0</text:p>
          </table:table-cell>
          <table:table-cell table:formula="of:=IF(ABS([.T133])&lt;10;IF(OR(AND([.P134]&gt;[.P133];[.T133]&gt;=[.P127]);AND([.P134]&lt;[.P133];[.T133]&lt;=[.P12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4]" office:value-type="float" office:value="18">
            <text:p>18,00</text:p>
          </table:table-cell>
          <table:table-cell table:formula="of:=[.P134]+([.V134]*1+[.V133]*2+[.V132]*3+[.V131]*3+[.V130]*2+[.V129]*1+[.V128]*1+[.V127]*1)/14+RAND()*0.08-0.08/2+[.N135]" office:value-type="float" office:value="20.34414996162">
            <text:p>20,3441499616</text:p>
          </table:table-cell>
          <table:table-cell table:formula="of:=ROUND(([.O135]-[.P135])*12)/12" office:value-type="float" office:value="-2.33333333333333">
            <text:p>-2,33</text:p>
          </table:table-cell>
          <table:table-cell table:formula="of:=IF([.X134]&gt;0;TRUNC([.R134]+[.Q135]*800);[.R134])" office:value-type="float" office:value="15924">
            <text:p>15924</text:p>
          </table:table-cell>
          <table:table-cell table:formula="of:=((([.Q135]*[.Q135]*10000)/256*[.$B$5]+[.$B$6]*256)*[.Q135]*100+[.R135]*[.$B$7])/256/256+0" office:value-type="float" office:value="-20.0623657791703">
            <text:p>-20,06</text:p>
          </table:table-cell>
          <table:table-cell table:formula="of:=IF([.S135]&gt;10;10;IF([.S135]&lt;-10;-10;IF([.S135]&gt;=[.T134];TRUNC([.S135]+1/4);TRUNC([.S135]+3/4))))" office:value-type="float" office:value="-10">
            <text:p>-10</text:p>
          </table:table-cell>
          <table:table-cell table:formula="of:=IF([.T135]&gt;[.T134];[.T135]-[.$U$3];[.T135]+[.$U$3])-[.$Y$4]" office:value-type="float" office:value="-14.18">
            <text:p>-14,18</text:p>
          </table:table-cell>
          <table:table-cell table:formula="of:=IF([.U135]&gt;0;IF([.U135]&gt;3;3*0.25;[.U135]*0.25);IF([.U135]&lt;-3;-3*0.16;[.U135]*0.16))/3" office:value-type="float" office:value="-0.16">
            <text:p>-0,16</text:p>
          </table:table-cell>
          <table:table-cell table:formula="of:=IF([.T135]=[.T134];[.W134];IF([.T135]&gt;[.T134];1;0))" office:value-type="float" office:value="0">
            <text:p>0</text:p>
          </table:table-cell>
          <table:table-cell table:formula="of:=IF(ABS([.T134])&lt;10;IF(OR(AND([.P135]&gt;[.P134];[.T134]&gt;=[.P128]);AND([.P135]&lt;[.P134];[.T134]&lt;=[.P12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5]" office:value-type="float" office:value="18">
            <text:p>18,00</text:p>
          </table:table-cell>
          <table:table-cell table:formula="of:=[.P135]+([.V135]*1+[.V134]*2+[.V133]*3+[.V132]*3+[.V131]*2+[.V130]*1+[.V129]*1+[.V128]*1)/14+RAND()*0.08-0.08/2+[.N136]" office:value-type="float" office:value="20.2193901603291">
            <text:p>20,2193901603</text:p>
          </table:table-cell>
          <table:table-cell table:formula="of:=ROUND(([.O136]-[.P136])*12)/12" office:value-type="float" office:value="-2.25">
            <text:p>-2,25</text:p>
          </table:table-cell>
          <table:table-cell table:formula="of:=IF([.X135]&gt;0;TRUNC([.R135]+[.Q136]*800);[.R135])" office:value-type="float" office:value="15924">
            <text:p>15924</text:p>
          </table:table-cell>
          <table:table-cell table:formula="of:=((([.Q136]*[.Q136]*10000)/256*[.$B$5]+[.$B$6]*256)*[.Q136]*100+[.R136]*[.$B$7])/256/256+0" office:value-type="float" office:value="-18.080106139183">
            <text:p>-18,08</text:p>
          </table:table-cell>
          <table:table-cell table:formula="of:=IF([.S136]&gt;10;10;IF([.S136]&lt;-10;-10;IF([.S136]&gt;=[.T135];TRUNC([.S136]+1/4);TRUNC([.S136]+3/4))))" office:value-type="float" office:value="-10">
            <text:p>-10</text:p>
          </table:table-cell>
          <table:table-cell table:formula="of:=IF([.T136]&gt;[.T135];[.T136]-[.$U$3];[.T136]+[.$U$3])-[.$Y$4]" office:value-type="float" office:value="-14.18">
            <text:p>-14,18</text:p>
          </table:table-cell>
          <table:table-cell table:formula="of:=IF([.U136]&gt;0;IF([.U136]&gt;3;3*0.25;[.U136]*0.25);IF([.U136]&lt;-3;-3*0.16;[.U136]*0.16))/3" office:value-type="float" office:value="-0.16">
            <text:p>-0,16</text:p>
          </table:table-cell>
          <table:table-cell table:formula="of:=IF([.T136]=[.T135];[.W135];IF([.T136]&gt;[.T135];1;0))" office:value-type="float" office:value="0">
            <text:p>0</text:p>
          </table:table-cell>
          <table:table-cell table:formula="of:=IF(ABS([.T135])&lt;10;IF(OR(AND([.P136]&gt;[.P135];[.T135]&gt;=[.P129]);AND([.P136]&lt;[.P135];[.T135]&lt;=[.P12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6]" office:value-type="float" office:value="18">
            <text:p>18,00</text:p>
          </table:table-cell>
          <table:table-cell table:formula="of:=[.P136]+([.V136]*1+[.V135]*2+[.V134]*3+[.V133]*3+[.V132]*2+[.V131]*1+[.V130]*1+[.V129]*1)/14+RAND()*0.08-0.08/2+[.N137]" office:value-type="float" office:value="20.0838829066599">
            <text:p>20,0838829067</text:p>
          </table:table-cell>
          <table:table-cell table:formula="of:=ROUND(([.O137]-[.P137])*12)/12" office:value-type="float" office:value="-2.08333333333333">
            <text:p>-2,08</text:p>
          </table:table-cell>
          <table:table-cell table:formula="of:=IF([.X136]&gt;0;TRUNC([.R136]+[.Q137]*800);[.R136])" office:value-type="float" office:value="15924">
            <text:p>15924</text:p>
          </table:table-cell>
          <table:table-cell table:formula="of:=((([.Q137]*[.Q137]*10000)/256*[.$B$5]+[.$B$6]*256)*[.Q137]*100+[.R137]*[.$B$7])/256/256+0" office:value-type="float" office:value="-14.4798374661693">
            <text:p>-14,48</text:p>
          </table:table-cell>
          <table:table-cell table:formula="of:=IF([.S137]&gt;10;10;IF([.S137]&lt;-10;-10;IF([.S137]&gt;=[.T136];TRUNC([.S137]+1/4);TRUNC([.S137]+3/4))))" office:value-type="float" office:value="-10">
            <text:p>-10</text:p>
          </table:table-cell>
          <table:table-cell table:formula="of:=IF([.T137]&gt;[.T136];[.T137]-[.$U$3];[.T137]+[.$U$3])-[.$Y$4]" office:value-type="float" office:value="-14.18">
            <text:p>-14,18</text:p>
          </table:table-cell>
          <table:table-cell table:formula="of:=IF([.U137]&gt;0;IF([.U137]&gt;3;3*0.25;[.U137]*0.25);IF([.U137]&lt;-3;-3*0.16;[.U137]*0.16))/3" office:value-type="float" office:value="-0.16">
            <text:p>-0,16</text:p>
          </table:table-cell>
          <table:table-cell table:formula="of:=IF([.T137]=[.T136];[.W136];IF([.T137]&gt;[.T136];1;0))" office:value-type="float" office:value="0">
            <text:p>0</text:p>
          </table:table-cell>
          <table:table-cell table:formula="of:=IF(ABS([.T136])&lt;10;IF(OR(AND([.P137]&gt;[.P136];[.T136]&gt;=[.P130]);AND([.P137]&lt;[.P136];[.T136]&lt;=[.P13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7]" office:value-type="float" office:value="18">
            <text:p>18,00</text:p>
          </table:table-cell>
          <table:table-cell table:formula="of:=[.P137]+([.V137]*1+[.V136]*2+[.V135]*3+[.V134]*3+[.V133]*2+[.V132]*1+[.V131]*1+[.V130]*1)/14+RAND()*0.08-0.08/2+[.N138]" office:value-type="float" office:value="19.9309601007396">
            <text:p>19,9309601007</text:p>
          </table:table-cell>
          <table:table-cell table:formula="of:=ROUND(([.O138]-[.P138])*12)/12" office:value-type="float" office:value="-1.91666666666667">
            <text:p>-1,92</text:p>
          </table:table-cell>
          <table:table-cell table:formula="of:=IF([.X137]&gt;0;TRUNC([.R137]+[.Q138]*800);[.R137])" office:value-type="float" office:value="15924">
            <text:p>15924</text:p>
          </table:table-cell>
          <table:table-cell table:formula="of:=((([.Q138]*[.Q138]*10000)/256*[.$B$5]+[.$B$6]*256)*[.Q138]*100+[.R138]*[.$B$7])/256/256+0" office:value-type="float" office:value="-11.3348820518564">
            <text:p>-11,33</text:p>
          </table:table-cell>
          <table:table-cell table:formula="of:=IF([.S138]&gt;10;10;IF([.S138]&lt;-10;-10;IF([.S138]&gt;=[.T137];TRUNC([.S138]+1/4);TRUNC([.S138]+3/4))))" office:value-type="float" office:value="-10">
            <text:p>-10</text:p>
          </table:table-cell>
          <table:table-cell table:formula="of:=IF([.T138]&gt;[.T137];[.T138]-[.$U$3];[.T138]+[.$U$3])-[.$Y$4]" office:value-type="float" office:value="-14.18">
            <text:p>-14,18</text:p>
          </table:table-cell>
          <table:table-cell table:formula="of:=IF([.U138]&gt;0;IF([.U138]&gt;3;3*0.25;[.U138]*0.25);IF([.U138]&lt;-3;-3*0.16;[.U138]*0.16))/3" office:value-type="float" office:value="-0.16">
            <text:p>-0,16</text:p>
          </table:table-cell>
          <table:table-cell table:formula="of:=IF([.T138]=[.T137];[.W137];IF([.T138]&gt;[.T137];1;0))" office:value-type="float" office:value="0">
            <text:p>0</text:p>
          </table:table-cell>
          <table:table-cell table:formula="of:=IF(ABS([.T137])&lt;10;IF(OR(AND([.P138]&gt;[.P137];[.T137]&gt;=[.P131]);AND([.P138]&lt;[.P137];[.T137]&lt;=[.P13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8]" office:value-type="float" office:value="18">
            <text:p>18,00</text:p>
          </table:table-cell>
          <table:table-cell table:formula="of:=[.P138]+([.V138]*1+[.V137]*2+[.V136]*3+[.V135]*3+[.V134]*2+[.V133]*1+[.V132]*1+[.V131]*1)/14+RAND()*0.08-0.08/2+[.N139]" office:value-type="float" office:value="19.7563258982072">
            <text:p>19,7563258982</text:p>
          </table:table-cell>
          <table:table-cell table:formula="of:=ROUND(([.O139]-[.P139])*12)/12" office:value-type="float" office:value="-1.75">
            <text:p>-1,75</text:p>
          </table:table-cell>
          <table:table-cell table:formula="of:=IF([.X138]&gt;0;TRUNC([.R138]+[.Q139]*800);[.R138])" office:value-type="float" office:value="15924">
            <text:p>15924</text:p>
          </table:table-cell>
          <table:table-cell table:formula="of:=((([.Q139]*[.Q139]*10000)/256*[.$B$5]+[.$B$6]*256)*[.Q139]*100+[.R139]*[.$B$7])/256/256+0" office:value-type="float" office:value="-8.6088148355484">
            <text:p>-8,61</text:p>
          </table:table-cell>
          <table:table-cell table:formula="of:=IF([.S139]&gt;10;10;IF([.S139]&lt;-10;-10;IF([.S139]&gt;=[.T138];TRUNC([.S139]+1/4);TRUNC([.S139]+3/4))))" office:value-type="float" office:value="-8">
            <text:p>-8</text:p>
          </table:table-cell>
          <table:table-cell table:formula="of:=IF([.T139]&gt;[.T138];[.T139]-[.$U$3];[.T139]+[.$U$3])-[.$Y$4]" office:value-type="float" office:value="-12.62">
            <text:p>-12,62</text:p>
          </table:table-cell>
          <table:table-cell table:formula="of:=IF([.U139]&gt;0;IF([.U139]&gt;3;3*0.25;[.U139]*0.25);IF([.U139]&lt;-3;-3*0.16;[.U139]*0.16))/3" office:value-type="float" office:value="-0.16">
            <text:p>-0,16</text:p>
          </table:table-cell>
          <table:table-cell table:formula="of:=IF([.T139]=[.T138];[.W138];IF([.T139]&gt;[.T138];1;0))" office:value-type="float" office:value="1">
            <text:p>1</text:p>
          </table:table-cell>
          <table:table-cell table:formula="of:=IF(ABS([.T138])&lt;10;IF(OR(AND([.P139]&gt;[.P138];[.T138]&gt;=[.P132]);AND([.P139]&lt;[.P138];[.T138]&lt;=[.P13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9]" office:value-type="float" office:value="18">
            <text:p>18,00</text:p>
          </table:table-cell>
          <table:table-cell table:formula="of:=[.P139]+([.V139]*1+[.V138]*2+[.V137]*3+[.V136]*3+[.V135]*2+[.V134]*1+[.V133]*1+[.V132]*1)/14+RAND()*0.08-0.08/2+[.N140]" office:value-type="float" office:value="19.5680428441236">
            <text:p>19,5680428441</text:p>
          </table:table-cell>
          <table:table-cell table:formula="of:=ROUND(([.O140]-[.P140])*12)/12" office:value-type="float" office:value="-1.58333333333333">
            <text:p>-1,58</text:p>
          </table:table-cell>
          <table:table-cell table:formula="of:=IF([.X139]&gt;0;TRUNC([.R139]+[.Q140]*800);[.R139])" office:value-type="float" office:value="15924">
            <text:p>15924</text:p>
          </table:table-cell>
          <table:table-cell table:formula="of:=((([.Q140]*[.Q140]*10000)/256*[.$B$5]+[.$B$6]*256)*[.Q140]*100+[.R140]*[.$B$7])/256/256+0" office:value-type="float" office:value="-6.26521075654913">
            <text:p>-6,27</text:p>
          </table:table-cell>
          <table:table-cell table:formula="of:=IF([.S140]&gt;10;10;IF([.S140]&lt;-10;-10;IF([.S140]&gt;=[.T139];TRUNC([.S140]+1/4);TRUNC([.S140]+3/4))))" office:value-type="float" office:value="-6">
            <text:p>-6</text:p>
          </table:table-cell>
          <table:table-cell table:formula="of:=IF([.T140]&gt;[.T139];[.T140]-[.$U$3];[.T140]+[.$U$3])-[.$Y$4]" office:value-type="float" office:value="-10.62">
            <text:p>-10,62</text:p>
          </table:table-cell>
          <table:table-cell table:formula="of:=IF([.U140]&gt;0;IF([.U140]&gt;3;3*0.25;[.U140]*0.25);IF([.U140]&lt;-3;-3*0.16;[.U140]*0.16))/3" office:value-type="float" office:value="-0.16">
            <text:p>-0,16</text:p>
          </table:table-cell>
          <table:table-cell table:formula="of:=IF([.T140]=[.T139];[.W139];IF([.T140]&gt;[.T139];1;0))" office:value-type="float" office:value="1">
            <text:p>1</text:p>
          </table:table-cell>
          <table:table-cell table:formula="of:=IF(ABS([.T139])&lt;10;IF(OR(AND([.P140]&gt;[.P139];[.T139]&gt;=[.P133]);AND([.P140]&lt;[.P139];[.T139]&lt;=[.P13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40]" office:value-type="float" office:value="18">
            <text:p>18,00</text:p>
          </table:table-cell>
          <table:table-cell table:formula="of:=[.P140]+([.V140]*1+[.V139]*2+[.V138]*3+[.V137]*3+[.V136]*2+[.V135]*1+[.V134]*1+[.V133]*1)/14+RAND()*0.08-0.08/2+[.N141]" office:value-type="float" office:value="19.4476228530327">
            <text:p>19,447622853</text:p>
          </table:table-cell>
          <table:table-cell table:formula="of:=ROUND(([.O141]-[.P141])*12)/12" office:value-type="float" office:value="-1.41666666666667">
            <text:p>-1,42</text:p>
          </table:table-cell>
          <table:table-cell table:formula="of:=IF([.X140]&gt;0;TRUNC([.R140]+[.Q141]*800);[.R140])" office:value-type="float" office:value="14790">
            <text:p>14790</text:p>
          </table:table-cell>
          <table:table-cell table:formula="of:=((([.Q141]*[.Q141]*10000)/256*[.$B$5]+[.$B$6]*256)*[.Q141]*100+[.R141]*[.$B$7])/256/256+0" office:value-type="float" office:value="-4.54450022291254">
            <text:p>-4,54</text:p>
          </table:table-cell>
          <table:table-cell table:formula="of:=IF([.S141]&gt;10;10;IF([.S141]&lt;-10;-10;IF([.S141]&gt;=[.T140];TRUNC([.S141]+1/4);TRUNC([.S141]+3/4))))" office:value-type="float" office:value="-4">
            <text:p>-4</text:p>
          </table:table-cell>
          <table:table-cell table:formula="of:=IF([.T141]&gt;[.T140];[.T141]-[.$U$3];[.T141]+[.$U$3])-[.$Y$4]" office:value-type="float" office:value="-8.62">
            <text:p>-8,62</text:p>
          </table:table-cell>
          <table:table-cell table:formula="of:=IF([.U141]&gt;0;IF([.U141]&gt;3;3*0.25;[.U141]*0.25);IF([.U141]&lt;-3;-3*0.16;[.U141]*0.16))/3" office:value-type="float" office:value="-0.16">
            <text:p>-0,16</text:p>
          </table:table-cell>
          <table:table-cell table:formula="of:=IF([.T141]=[.T140];[.W140];IF([.T141]&gt;[.T140];1;0))" office:value-type="float" office:value="1">
            <text:p>1</text:p>
          </table:table-cell>
          <table:table-cell table:formula="of:=IF(ABS([.T140])&lt;10;IF(OR(AND([.P141]&gt;[.P140];[.T140]&gt;=[.P134]);AND([.P141]&lt;[.P140];[.T140]&lt;=[.P13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41]" office:value-type="float" office:value="18">
            <text:p>18,00</text:p>
          </table:table-cell>
          <table:table-cell table:formula="of:=[.P141]+([.V141]*1+[.V140]*2+[.V139]*3+[.V138]*3+[.V137]*2+[.V136]*1+[.V135]*1+[.V134]*1)/14+RAND()*0.08-0.08/2+[.N142]" office:value-type="float" office:value="19.2823354041943">
            <text:p>19,2823354042</text:p>
          </table:table-cell>
          <table:table-cell table:formula="of:=ROUND(([.O142]-[.P142])*12)/12" office:value-type="float" office:value="-1.25">
            <text:p>-1,25</text:p>
          </table:table-cell>
          <table:table-cell table:formula="of:=IF([.X141]&gt;0;TRUNC([.R141]+[.Q142]*800);[.R141])" office:value-type="float" office:value="13790">
            <text:p>13790</text:p>
          </table:table-cell>
          <table:table-cell table:formula="of:=((([.Q142]*[.Q142]*10000)/256*[.$B$5]+[.$B$6]*256)*[.Q142]*100+[.R142]*[.$B$7])/256/256+0" office:value-type="float" office:value="-3.10068786144257">
            <text:p>-3,10</text:p>
          </table:table-cell>
          <table:table-cell table:formula="of:=IF([.S142]&gt;10;10;IF([.S142]&lt;-10;-10;IF([.S142]&gt;=[.T141];TRUNC([.S142]+1/4);TRUNC([.S142]+3/4))))" office:value-type="float" office:value="-2">
            <text:p>-2</text:p>
          </table:table-cell>
          <table:table-cell table:formula="of:=IF([.T142]&gt;[.T141];[.T142]-[.$U$3];[.T142]+[.$U$3])-[.$Y$4]" office:value-type="float" office:value="-6.62">
            <text:p>-6,62</text:p>
          </table:table-cell>
          <table:table-cell table:formula="of:=IF([.U142]&gt;0;IF([.U142]&gt;3;3*0.25;[.U142]*0.25);IF([.U142]&lt;-3;-3*0.16;[.U142]*0.16))/3" office:value-type="float" office:value="-0.16">
            <text:p>-0,16</text:p>
          </table:table-cell>
          <table:table-cell table:formula="of:=IF([.T142]=[.T141];[.W141];IF([.T142]&gt;[.T141];1;0))" office:value-type="float" office:value="1">
            <text:p>1</text:p>
          </table:table-cell>
          <table:table-cell table:formula="of:=IF(ABS([.T141])&lt;10;IF(OR(AND([.P142]&gt;[.P141];[.T141]&gt;=[.P135]);AND([.P142]&lt;[.P141];[.T141]&lt;=[.P13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42]" office:value-type="float" office:value="18">
            <text:p>18,00</text:p>
          </table:table-cell>
          <table:table-cell table:formula="of:=[.P142]+([.V142]*1+[.V141]*2+[.V140]*3+[.V139]*3+[.V138]*2+[.V137]*1+[.V136]*1+[.V135]*1)/14+RAND()*0.08-0.08/2+[.N143]" office:value-type="float" office:value="19.1382270206133">
            <text:p>19,1382270206</text:p>
          </table:table-cell>
          <table:table-cell table:formula="of:=ROUND(([.O143]-[.P143])*12)/12" office:value-type="float" office:value="-1.16666666666667">
            <text:p>-1,17</text:p>
          </table:table-cell>
          <table:table-cell table:formula="of:=IF([.X142]&gt;0;TRUNC([.R142]+[.Q143]*800);[.R142])" office:value-type="float" office:value="12856">
            <text:p>12856</text:p>
          </table:table-cell>
          <table:table-cell table:formula="of:=((([.Q143]*[.Q143]*10000)/256*[.$B$5]+[.$B$6]*256)*[.Q143]*100+[.R143]*[.$B$7])/256/256+0" office:value-type="float" office:value="-2.58946076145879">
            <text:p>-2,59</text:p>
          </table:table-cell>
          <table:table-cell table:formula="of:=IF([.S143]&gt;10;10;IF([.S143]&lt;-10;-10;IF([.S143]&gt;=[.T142];TRUNC([.S143]+1/4);TRUNC([.S143]+3/4))))" office:value-type="float" office:value="-1">
            <text:p>-1</text:p>
          </table:table-cell>
          <table:table-cell table:formula="of:=IF([.T143]&gt;[.T142];[.T143]-[.$U$3];[.T143]+[.$U$3])-[.$Y$4]" office:value-type="float" office:value="-5.62">
            <text:p>-5,62</text:p>
          </table:table-cell>
          <table:table-cell table:formula="of:=IF([.U143]&gt;0;IF([.U143]&gt;3;3*0.25;[.U143]*0.25);IF([.U143]&lt;-3;-3*0.16;[.U143]*0.16))/3" office:value-type="float" office:value="-0.16">
            <text:p>-0,16</text:p>
          </table:table-cell>
          <table:table-cell table:formula="of:=IF([.T143]=[.T142];[.W142];IF([.T143]&gt;[.T142];1;0))" office:value-type="float" office:value="1">
            <text:p>1</text:p>
          </table:table-cell>
          <table:table-cell table:formula="of:=IF(ABS([.T142])&lt;10;IF(OR(AND([.P143]&gt;[.P142];[.T142]&gt;=[.P136]);AND([.P143]&lt;[.P142];[.T142]&lt;=[.P13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43]" office:value-type="float" office:value="18">
            <text:p>18,00</text:p>
          </table:table-cell>
          <table:table-cell table:formula="of:=[.P143]+([.V143]*1+[.V142]*2+[.V141]*3+[.V140]*3+[.V139]*2+[.V138]*1+[.V137]*1+[.V136]*1)/14+RAND()*0.08-0.08/2+[.N144]" office:value-type="float" office:value="18.9988788619632">
            <text:p>18,998878862</text:p>
          </table:table-cell>
          <table:table-cell table:formula="of:=ROUND(([.O144]-[.P144])*12)/12" office:value-type="float" office:value="-1">
            <text:p>-1,00</text:p>
          </table:table-cell>
          <table:table-cell table:formula="of:=IF([.X143]&gt;0;TRUNC([.R143]+[.Q144]*800);[.R143])" office:value-type="float" office:value="12056">
            <text:p>12056</text:p>
          </table:table-cell>
          <table:table-cell table:formula="of:=((([.Q144]*[.Q144]*10000)/256*[.$B$5]+[.$B$6]*256)*[.Q144]*100+[.R144]*[.$B$7])/256/256+0" office:value-type="float" office:value="-1.49294281005859">
            <text:p>-1,49</text:p>
          </table:table-cell>
          <table:table-cell table:formula="of:=IF([.S144]&gt;10;10;IF([.S144]&lt;-10;-10;IF([.S144]&gt;=[.T143];TRUNC([.S144]+1/4);TRUNC([.S144]+3/4))))" office:value-type="float" office:value="-0">
            <text:p>-0</text:p>
          </table:table-cell>
          <table:table-cell table:formula="of:=IF([.T144]&gt;[.T143];[.T144]-[.$U$3];[.T144]+[.$U$3])-[.$Y$4]" office:value-type="float" office:value="-4.62">
            <text:p>-4,62</text:p>
          </table:table-cell>
          <table:table-cell table:formula="of:=IF([.U144]&gt;0;IF([.U144]&gt;3;3*0.25;[.U144]*0.25);IF([.U144]&lt;-3;-3*0.16;[.U144]*0.16))/3" office:value-type="float" office:value="-0.16">
            <text:p>-0,16</text:p>
          </table:table-cell>
          <table:table-cell table:formula="of:=IF([.T144]=[.T143];[.W143];IF([.T144]&gt;[.T143];1;0))" office:value-type="float" office:value="1">
            <text:p>1</text:p>
          </table:table-cell>
          <table:table-cell table:formula="of:=IF(ABS([.T143])&lt;10;IF(OR(AND([.P144]&gt;[.P143];[.T143]&gt;=[.P137]);AND([.P144]&lt;[.P143];[.T143]&lt;=[.P13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44]" office:value-type="float" office:value="18">
            <text:p>18,00</text:p>
          </table:table-cell>
          <table:table-cell table:formula="of:=[.P144]+([.V144]*1+[.V143]*2+[.V142]*3+[.V141]*3+[.V140]*2+[.V139]*1+[.V138]*1+[.V137]*1)/14+RAND()*0.08-0.08/2+[.N145]" office:value-type="float" office:value="18.8108903518314">
            <text:p>18,8108903518</text:p>
          </table:table-cell>
          <table:table-cell table:formula="of:=ROUND(([.O145]-[.P145])*12)/12" office:value-type="float" office:value="-0.833333333333333">
            <text:p>-0,83</text:p>
          </table:table-cell>
          <table:table-cell table:formula="of:=IF([.X144]&gt;0;TRUNC([.R144]+[.Q145]*800);[.R144])" office:value-type="float" office:value="11389">
            <text:p>11389</text:p>
          </table:table-cell>
          <table:table-cell table:formula="of:=((([.Q145]*[.Q145]*10000)/256*[.$B$5]+[.$B$6]*256)*[.Q145]*100+[.R145]*[.$B$7])/256/256+0" office:value-type="float" office:value="-0.582504519709834">
            <text:p>-0,58</text:p>
          </table:table-cell>
          <table:table-cell table:formula="of:=IF([.S145]&gt;10;10;IF([.S145]&lt;-10;-10;IF([.S145]&gt;=[.T144];TRUNC([.S145]+1/4);TRUNC([.S145]+3/4))))" office:value-type="float" office:value="0">
            <text:p>0</text:p>
          </table:table-cell>
          <table:table-cell table:formula="of:=IF([.T145]&gt;[.T144];[.T145]-[.$U$3];[.T145]+[.$U$3])-[.$Y$4]" office:value-type="float" office:value="-4.18">
            <text:p>-4,18</text:p>
          </table:table-cell>
          <table:table-cell table:formula="of:=IF([.U145]&gt;0;IF([.U145]&gt;3;3*0.25;[.U145]*0.25);IF([.U145]&lt;-3;-3*0.16;[.U145]*0.16))/3" office:value-type="float" office:value="-0.16">
            <text:p>-0,16</text:p>
          </table:table-cell>
          <table:table-cell table:formula="of:=IF([.T145]=[.T144];[.W144];IF([.T145]&gt;[.T144];1;0))" office:value-type="float" office:value="1">
            <text:p>1</text:p>
          </table:table-cell>
          <table:table-cell table:formula="of:=IF(ABS([.T144])&lt;10;IF(OR(AND([.P145]&gt;[.P144];[.T144]&gt;=[.P138]);AND([.P145]&lt;[.P144];[.T144]&lt;=[.P13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45]" office:value-type="float" office:value="18">
            <text:p>18,00</text:p>
          </table:table-cell>
          <table:table-cell table:formula="of:=[.P145]+([.V145]*1+[.V144]*2+[.V143]*3+[.V142]*3+[.V141]*2+[.V140]*1+[.V139]*1+[.V138]*1)/14+RAND()*0.08-0.08/2+[.N146]" office:value-type="float" office:value="18.6783809423069">
            <text:p>18,6783809423</text:p>
          </table:table-cell>
          <table:table-cell table:formula="of:=ROUND(([.O146]-[.P146])*12)/12" office:value-type="float" office:value="-0.666666666666667">
            <text:p>-0,67</text:p>
          </table:table-cell>
          <table:table-cell table:formula="of:=IF([.X145]&gt;0;TRUNC([.R145]+[.Q146]*800);[.R145])" office:value-type="float" office:value="10855">
            <text:p>10855</text:p>
          </table:table-cell>
          <table:table-cell table:formula="of:=((([.Q146]*[.Q146]*10000)/256*[.$B$5]+[.$B$6]*256)*[.Q146]*100+[.R146]*[.$B$7])/256/256+0" office:value-type="float" office:value="0.178279170283565">
            <text:p>0,18</text:p>
          </table:table-cell>
          <table:table-cell table:formula="of:=IF([.S146]&gt;10;10;IF([.S146]&lt;-10;-10;IF([.S146]&gt;=[.T145];TRUNC([.S146]+1/4);TRUNC([.S146]+3/4))))" office:value-type="float" office:value="0">
            <text:p>0</text:p>
          </table:table-cell>
          <table:table-cell table:formula="of:=IF([.T146]&gt;[.T145];[.T146]-[.$U$3];[.T146]+[.$U$3])-[.$Y$4]" office:value-type="float" office:value="-4.18">
            <text:p>-4,18</text:p>
          </table:table-cell>
          <table:table-cell table:formula="of:=IF([.U146]&gt;0;IF([.U146]&gt;3;3*0.25;[.U146]*0.25);IF([.U146]&lt;-3;-3*0.16;[.U146]*0.16))/3" office:value-type="float" office:value="-0.16">
            <text:p>-0,16</text:p>
          </table:table-cell>
          <table:table-cell table:formula="of:=IF([.T146]=[.T145];[.W145];IF([.T146]&gt;[.T145];1;0))" office:value-type="float" office:value="1">
            <text:p>1</text:p>
          </table:table-cell>
          <table:table-cell table:formula="of:=IF(ABS([.T145])&lt;10;IF(OR(AND([.P146]&gt;[.P145];[.T145]&gt;=[.P139]);AND([.P146]&lt;[.P145];[.T145]&lt;=[.P13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46]" office:value-type="float" office:value="18">
            <text:p>18,00</text:p>
          </table:table-cell>
          <table:table-cell table:formula="of:=[.P146]+([.V146]*1+[.V145]*2+[.V144]*3+[.V143]*3+[.V142]*2+[.V141]*1+[.V140]*1+[.V139]*1)/14+RAND()*0.08-0.08/2+[.N147]" office:value-type="float" office:value="18.5486860100919">
            <text:p>18,5486860101</text:p>
          </table:table-cell>
          <table:table-cell table:formula="of:=ROUND(([.O147]-[.P147])*12)/12" office:value-type="float" office:value="-0.583333333333333">
            <text:p>-0,58</text:p>
          </table:table-cell>
          <table:table-cell table:formula="of:=IF([.X146]&gt;0;TRUNC([.R146]+[.Q147]*800);[.R146])" office:value-type="float" office:value="10388">
            <text:p>10388</text:p>
          </table:table-cell>
          <table:table-cell table:formula="of:=((([.Q147]*[.Q147]*10000)/256*[.$B$5]+[.$B$6]*256)*[.Q147]*100+[.R147]*[.$B$7])/256/256+0" office:value-type="float" office:value="0.452928732942651">
            <text:p>0,45</text:p>
          </table:table-cell>
          <table:table-cell table:formula="of:=IF([.S147]&gt;10;10;IF([.S147]&lt;-10;-10;IF([.S147]&gt;=[.T146];TRUNC([.S147]+1/4);TRUNC([.S147]+3/4))))" office:value-type="float" office:value="0">
            <text:p>0</text:p>
          </table:table-cell>
          <table:table-cell table:formula="of:=IF([.T147]&gt;[.T146];[.T147]-[.$U$3];[.T147]+[.$U$3])-[.$Y$4]" office:value-type="float" office:value="-4.18">
            <text:p>-4,18</text:p>
          </table:table-cell>
          <table:table-cell table:formula="of:=IF([.U147]&gt;0;IF([.U147]&gt;3;3*0.25;[.U147]*0.25);IF([.U147]&lt;-3;-3*0.16;[.U147]*0.16))/3" office:value-type="float" office:value="-0.16">
            <text:p>-0,16</text:p>
          </table:table-cell>
          <table:table-cell table:formula="of:=IF([.T147]=[.T146];[.W146];IF([.T147]&gt;[.T146];1;0))" office:value-type="float" office:value="1">
            <text:p>1</text:p>
          </table:table-cell>
          <table:table-cell table:formula="of:=IF(ABS([.T146])&lt;10;IF(OR(AND([.P147]&gt;[.P146];[.T146]&gt;=[.P140]);AND([.P147]&lt;[.P146];[.T146]&lt;=[.P14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47]" office:value-type="float" office:value="18">
            <text:p>18,00</text:p>
          </table:table-cell>
          <table:table-cell table:formula="of:=[.P147]+([.V147]*1+[.V146]*2+[.V145]*3+[.V144]*3+[.V143]*2+[.V142]*1+[.V141]*1+[.V140]*1)/14+RAND()*0.08-0.08/2+[.N148]" office:value-type="float" office:value="18.4035731906066">
            <text:p>18,4035731906</text:p>
          </table:table-cell>
          <table:table-cell table:formula="of:=ROUND(([.O148]-[.P148])*12)/12" office:value-type="float" office:value="-0.416666666666667">
            <text:p>-0,42</text:p>
          </table:table-cell>
          <table:table-cell table:formula="of:=IF([.X147]&gt;0;TRUNC([.R147]+[.Q148]*800);[.R147])" office:value-type="float" office:value="10054">
            <text:p>10054</text:p>
          </table:table-cell>
          <table:table-cell table:formula="of:=((([.Q148]*[.Q148]*10000)/256*[.$B$5]+[.$B$6]*256)*[.Q148]*100+[.R148]*[.$B$7])/256/256+0" office:value-type="float" office:value="1.05764958152065">
            <text:p>1,06</text:p>
          </table:table-cell>
          <table:table-cell table:formula="of:=IF([.S148]&gt;10;10;IF([.S148]&lt;-10;-10;IF([.S148]&gt;=[.T147];TRUNC([.S148]+1/4);TRUNC([.S148]+3/4))))" office:value-type="float" office:value="1">
            <text:p>1</text:p>
          </table:table-cell>
          <table:table-cell table:formula="of:=IF([.T148]&gt;[.T147];[.T148]-[.$U$3];[.T148]+[.$U$3])-[.$Y$4]" office:value-type="float" office:value="-3.62">
            <text:p>-3,62</text:p>
          </table:table-cell>
          <table:table-cell table:formula="of:=IF([.U148]&gt;0;IF([.U148]&gt;3;3*0.25;[.U148]*0.25);IF([.U148]&lt;-3;-3*0.16;[.U148]*0.16))/3" office:value-type="float" office:value="-0.16">
            <text:p>-0,16</text:p>
          </table:table-cell>
          <table:table-cell table:formula="of:=IF([.T148]=[.T147];[.W147];IF([.T148]&gt;[.T147];1;0))" office:value-type="float" office:value="1">
            <text:p>1</text:p>
          </table:table-cell>
          <table:table-cell table:formula="of:=IF(ABS([.T147])&lt;10;IF(OR(AND([.P148]&gt;[.P147];[.T147]&gt;=[.P141]);AND([.P148]&lt;[.P147];[.T147]&lt;=[.P14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48]" office:value-type="float" office:value="18">
            <text:p>18,00</text:p>
          </table:table-cell>
          <table:table-cell table:formula="of:=[.P148]+([.V148]*1+[.V147]*2+[.V146]*3+[.V145]*3+[.V144]*2+[.V143]*1+[.V142]*1+[.V141]*1)/14+RAND()*0.08-0.08/2+[.N149]" office:value-type="float" office:value="18.2208422574023">
            <text:p>18,2208422574</text:p>
          </table:table-cell>
          <table:table-cell table:formula="of:=ROUND(([.O149]-[.P149])*12)/12" office:value-type="float" office:value="-0.25">
            <text:p>-0,25</text:p>
          </table:table-cell>
          <table:table-cell table:formula="of:=IF([.X148]&gt;0;TRUNC([.R148]+[.Q149]*800);[.R148])" office:value-type="float" office:value="9854">
            <text:p>9854</text:p>
          </table:table-cell>
          <table:table-cell table:formula="of:=((([.Q149]*[.Q149]*10000)/256*[.$B$5]+[.$B$6]*256)*[.Q149]*100+[.R149]*[.$B$7])/256/256+0" office:value-type="float" office:value="1.60402262210846">
            <text:p>1,60</text:p>
          </table:table-cell>
          <table:table-cell table:formula="of:=IF([.S149]&gt;10;10;IF([.S149]&lt;-10;-10;IF([.S149]&gt;=[.T148];TRUNC([.S149]+1/4);TRUNC([.S149]+3/4))))" office:value-type="float" office:value="1">
            <text:p>1</text:p>
          </table:table-cell>
          <table:table-cell table:formula="of:=IF([.T149]&gt;[.T148];[.T149]-[.$U$3];[.T149]+[.$U$3])-[.$Y$4]" office:value-type="float" office:value="-3.18">
            <text:p>-3,18</text:p>
          </table:table-cell>
          <table:table-cell table:formula="of:=IF([.U149]&gt;0;IF([.U149]&gt;3;3*0.25;[.U149]*0.25);IF([.U149]&lt;-3;-3*0.16;[.U149]*0.16))/3" office:value-type="float" office:value="-0.16">
            <text:p>-0,16</text:p>
          </table:table-cell>
          <table:table-cell table:formula="of:=IF([.T149]=[.T148];[.W148];IF([.T149]&gt;[.T148];1;0))" office:value-type="float" office:value="1">
            <text:p>1</text:p>
          </table:table-cell>
          <table:table-cell table:formula="of:=IF(ABS([.T148])&lt;10;IF(OR(AND([.P149]&gt;[.P148];[.T148]&gt;=[.P142]);AND([.P149]&lt;[.P148];[.T148]&lt;=[.P14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49]" office:value-type="float" office:value="18">
            <text:p>18,00</text:p>
          </table:table-cell>
          <table:table-cell table:formula="of:=[.P149]+([.V149]*1+[.V148]*2+[.V147]*3+[.V146]*3+[.V145]*2+[.V144]*1+[.V143]*1+[.V142]*1)/14+RAND()*0.08-0.08/2+[.N150]" office:value-type="float" office:value="18.0396471330145">
            <text:p>18,039647133</text:p>
          </table:table-cell>
          <table:table-cell table:formula="of:=ROUND(([.O150]-[.P150])*12)/12" office:value-type="float" office:value="-0">
            <text:p>0,00</text:p>
          </table:table-cell>
          <table:table-cell table:formula="of:=IF([.X149]&gt;0;TRUNC([.R149]+[.Q150]*800);[.R149])" office:value-type="float" office:value="9854">
            <text:p>9854</text:p>
          </table:table-cell>
          <table:table-cell table:formula="of:=((([.Q150]*[.Q150]*10000)/256*[.$B$5]+[.$B$6]*256)*[.Q150]*100+[.R150]*[.$B$7])/256/256+0" office:value-type="float" office:value="2.40576171875">
            <text:p>2,41</text:p>
          </table:table-cell>
          <table:table-cell table:formula="of:=IF([.S150]&gt;10;10;IF([.S150]&lt;-10;-10;IF([.S150]&gt;=[.T149];TRUNC([.S150]+1/4);TRUNC([.S150]+3/4))))" office:value-type="float" office:value="2">
            <text:p>2</text:p>
          </table:table-cell>
          <table:table-cell table:formula="of:=IF([.T150]&gt;[.T149];[.T150]-[.$U$3];[.T150]+[.$U$3])-[.$Y$4]" office:value-type="float" office:value="-2.62">
            <text:p>-2,62</text:p>
          </table:table-cell>
          <table:table-cell table:formula="of:=IF([.U150]&gt;0;IF([.U150]&gt;3;3*0.25;[.U150]*0.25);IF([.U150]&lt;-3;-3*0.16;[.U150]*0.16))/3" office:value-type="float" office:value="-0.139733333333333">
            <text:p>-0,1397333333</text:p>
          </table:table-cell>
          <table:table-cell table:formula="of:=IF([.T150]=[.T149];[.W149];IF([.T150]&gt;[.T149];1;0))" office:value-type="float" office:value="1">
            <text:p>1</text:p>
          </table:table-cell>
          <table:table-cell table:formula="of:=IF(ABS([.T149])&lt;10;IF(OR(AND([.P150]&gt;[.P149];[.T149]&gt;=[.P143]);AND([.P150]&lt;[.P149];[.T149]&lt;=[.P14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0]" office:value-type="float" office:value="18">
            <text:p>18,00</text:p>
          </table:table-cell>
          <table:table-cell table:formula="of:=[.P150]+([.V150]*1+[.V149]*2+[.V148]*3+[.V147]*3+[.V146]*2+[.V145]*1+[.V144]*1+[.V143]*1)/14+RAND()*0.08-0.08/2+[.N151]" office:value-type="float" office:value="17.8811294277721">
            <text:p>17,8811294278</text:p>
          </table:table-cell>
          <table:table-cell table:formula="of:=ROUND(([.O151]-[.P151])*12)/12" office:value-type="float" office:value="0.0833333333333333">
            <text:p>0,08</text:p>
          </table:table-cell>
          <table:table-cell table:formula="of:=IF([.X150]&gt;0;TRUNC([.R150]+[.Q151]*800);[.R150])" office:value-type="float" office:value="9920">
            <text:p>9920</text:p>
          </table:table-cell>
          <table:table-cell table:formula="of:=((([.Q151]*[.Q151]*10000)/256*[.$B$5]+[.$B$6]*256)*[.Q151]*100+[.R151]*[.$B$7])/256/256+0" office:value-type="float" office:value="2.68305052209783">
            <text:p>2,68</text:p>
          </table:table-cell>
          <table:table-cell table:formula="of:=IF([.S151]&gt;10;10;IF([.S151]&lt;-10;-10;IF([.S151]&gt;=[.T150];TRUNC([.S151]+1/4);TRUNC([.S151]+3/4))))" office:value-type="float" office:value="2">
            <text:p>2</text:p>
          </table:table-cell>
          <table:table-cell table:formula="of:=IF([.T151]&gt;[.T150];[.T151]-[.$U$3];[.T151]+[.$U$3])-[.$Y$4]" office:value-type="float" office:value="-2.18">
            <text:p>-2,18</text:p>
          </table:table-cell>
          <table:table-cell table:formula="of:=IF([.U151]&gt;0;IF([.U151]&gt;3;3*0.25;[.U151]*0.25);IF([.U151]&lt;-3;-3*0.16;[.U151]*0.16))/3" office:value-type="float" office:value="-0.116266666666667">
            <text:p>-0,1162666667</text:p>
          </table:table-cell>
          <table:table-cell table:formula="of:=IF([.T151]=[.T150];[.W150];IF([.T151]&gt;[.T150];1;0))" office:value-type="float" office:value="1">
            <text:p>1</text:p>
          </table:table-cell>
          <table:table-cell table:formula="of:=IF(ABS([.T150])&lt;10;IF(OR(AND([.P151]&gt;[.P150];[.T150]&gt;=[.P144]);AND([.P151]&lt;[.P150];[.T150]&lt;=[.P14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1]" office:value-type="float" office:value="18">
            <text:p>18,00</text:p>
          </table:table-cell>
          <table:table-cell table:formula="of:=[.P151]+([.V151]*1+[.V150]*2+[.V149]*3+[.V148]*3+[.V147]*2+[.V146]*1+[.V145]*1+[.V144]*1)/14+RAND()*0.08-0.08/2+[.N152]" office:value-type="float" office:value="17.7380850700711">
            <text:p>17,7380850701</text:p>
          </table:table-cell>
          <table:table-cell table:formula="of:=ROUND(([.O152]-[.P152])*12)/12" office:value-type="float" office:value="0.25">
            <text:p>0,25</text:p>
          </table:table-cell>
          <table:table-cell table:formula="of:=IF([.X151]&gt;0;TRUNC([.R151]+[.Q152]*800);[.R151])" office:value-type="float" office:value="10120">
            <text:p>10120</text:p>
          </table:table-cell>
          <table:table-cell table:formula="of:=((([.Q152]*[.Q152]*10000)/256*[.$B$5]+[.$B$6]*256)*[.Q152]*100+[.R152]*[.$B$7])/256/256+0" office:value-type="float" office:value="3.27244222164154">
            <text:p>3,27</text:p>
          </table:table-cell>
          <table:table-cell table:formula="of:=IF([.S152]&gt;10;10;IF([.S152]&lt;-10;-10;IF([.S152]&gt;=[.T151];TRUNC([.S152]+1/4);TRUNC([.S152]+3/4))))" office:value-type="float" office:value="3">
            <text:p>3</text:p>
          </table:table-cell>
          <table:table-cell table:formula="of:=IF([.T152]&gt;[.T151];[.T152]-[.$U$3];[.T152]+[.$U$3])-[.$Y$4]" office:value-type="float" office:value="-1.62">
            <text:p>-1,62</text:p>
          </table:table-cell>
          <table:table-cell table:formula="of:=IF([.U152]&gt;0;IF([.U152]&gt;3;3*0.25;[.U152]*0.25);IF([.U152]&lt;-3;-3*0.16;[.U152]*0.16))/3" office:value-type="float" office:value="-0.0864">
            <text:p>-0,0864</text:p>
          </table:table-cell>
          <table:table-cell table:formula="of:=IF([.T152]=[.T151];[.W151];IF([.T152]&gt;[.T151];1;0))" office:value-type="float" office:value="1">
            <text:p>1</text:p>
          </table:table-cell>
          <table:table-cell table:formula="of:=IF(ABS([.T151])&lt;10;IF(OR(AND([.P152]&gt;[.P151];[.T151]&gt;=[.P145]);AND([.P152]&lt;[.P151];[.T151]&lt;=[.P14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2]" office:value-type="float" office:value="18">
            <text:p>18,00</text:p>
          </table:table-cell>
          <table:table-cell table:formula="of:=[.P152]+([.V152]*1+[.V151]*2+[.V150]*3+[.V149]*3+[.V148]*2+[.V147]*1+[.V146]*1+[.V145]*1)/14+RAND()*0.08-0.08/2+[.N153]" office:value-type="float" office:value="17.567221838038">
            <text:p>17,567221838</text:p>
          </table:table-cell>
          <table:table-cell table:formula="of:=ROUND(([.O153]-[.P153])*12)/12" office:value-type="float" office:value="0.416666666666667">
            <text:p>0,42</text:p>
          </table:table-cell>
          <table:table-cell table:formula="of:=IF([.X152]&gt;0;TRUNC([.R152]+[.Q153]*800);[.R152])" office:value-type="float" office:value="10453">
            <text:p>10453</text:p>
          </table:table-cell>
          <table:table-cell table:formula="of:=((([.Q153]*[.Q153]*10000)/256*[.$B$5]+[.$B$6]*256)*[.Q153]*100+[.R153]*[.$B$7])/256/256+0" office:value-type="float" office:value="3.94894221535435">
            <text:p>3,95</text:p>
          </table:table-cell>
          <table:table-cell table:formula="of:=IF([.S153]&gt;10;10;IF([.S153]&lt;-10;-10;IF([.S153]&gt;=[.T152];TRUNC([.S153]+1/4);TRUNC([.S153]+3/4))))" office:value-type="float" office:value="4">
            <text:p>4</text:p>
          </table:table-cell>
          <table:table-cell table:formula="of:=IF([.T153]&gt;[.T152];[.T153]-[.$U$3];[.T153]+[.$U$3])-[.$Y$4]" office:value-type="float" office:value="-0.620000000000001">
            <text:p>-0,62</text:p>
          </table:table-cell>
          <table:table-cell table:formula="of:=IF([.U153]&gt;0;IF([.U153]&gt;3;3*0.25;[.U153]*0.25);IF([.U153]&lt;-3;-3*0.16;[.U153]*0.16))/3" office:value-type="float" office:value="-0.0330666666666667">
            <text:p>-0,0330666667</text:p>
          </table:table-cell>
          <table:table-cell table:formula="of:=IF([.T153]=[.T152];[.W152];IF([.T153]&gt;[.T152];1;0))" office:value-type="float" office:value="1">
            <text:p>1</text:p>
          </table:table-cell>
          <table:table-cell table:formula="of:=IF(ABS([.T152])&lt;10;IF(OR(AND([.P153]&gt;[.P152];[.T152]&gt;=[.P146]);AND([.P153]&lt;[.P152];[.T152]&lt;=[.P14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3]" office:value-type="float" office:value="18">
            <text:p>18,00</text:p>
          </table:table-cell>
          <table:table-cell table:formula="of:=[.P153]+([.V153]*1+[.V152]*2+[.V151]*3+[.V150]*3+[.V149]*2+[.V148]*1+[.V147]*1+[.V146]*1)/14+RAND()*0.08-0.08/2+[.N154]" office:value-type="float" office:value="17.4509980572298">
            <text:p>17,4509980572</text:p>
          </table:table-cell>
          <table:table-cell table:formula="of:=ROUND(([.O154]-[.P154])*12)/12" office:value-type="float" office:value="0.583333333333333">
            <text:p>0,58</text:p>
          </table:table-cell>
          <table:table-cell table:formula="of:=IF([.X153]&gt;0;TRUNC([.R153]+[.Q154]*800);[.R153])" office:value-type="float" office:value="10919">
            <text:p>10919</text:p>
          </table:table-cell>
          <table:table-cell table:formula="of:=((([.Q154]*[.Q154]*10000)/256*[.$B$5]+[.$B$6]*256)*[.Q154]*100+[.R154]*[.$B$7])/256/256+0" office:value-type="float" office:value="4.74897556393235">
            <text:p>4,75</text:p>
          </table:table-cell>
          <table:table-cell table:formula="of:=IF([.S154]&gt;10;10;IF([.S154]&lt;-10;-10;IF([.S154]&gt;=[.T153];TRUNC([.S154]+1/4);TRUNC([.S154]+3/4))))" office:value-type="float" office:value="4">
            <text:p>4</text:p>
          </table:table-cell>
          <table:table-cell table:formula="of:=IF([.T154]&gt;[.T153];[.T154]-[.$U$3];[.T154]+[.$U$3])-[.$Y$4]" office:value-type="float" office:value="-0.180000000000001">
            <text:p>-0,18</text:p>
          </table:table-cell>
          <table:table-cell table:formula="of:=IF([.U154]&gt;0;IF([.U154]&gt;3;3*0.25;[.U154]*0.25);IF([.U154]&lt;-3;-3*0.16;[.U154]*0.16))/3" office:value-type="float" office:value="-0.00960000000000003">
            <text:p>-0,0096</text:p>
          </table:table-cell>
          <table:table-cell table:formula="of:=IF([.T154]=[.T153];[.W153];IF([.T154]&gt;[.T153];1;0))" office:value-type="float" office:value="1">
            <text:p>1</text:p>
          </table:table-cell>
          <table:table-cell table:formula="of:=IF(ABS([.T153])&lt;10;IF(OR(AND([.P154]&gt;[.P153];[.T153]&gt;=[.P147]);AND([.P154]&lt;[.P153];[.T153]&lt;=[.P14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4]" office:value-type="float" office:value="18">
            <text:p>18,00</text:p>
          </table:table-cell>
          <table:table-cell table:formula="of:=[.P154]+([.V154]*1+[.V153]*2+[.V152]*3+[.V151]*3+[.V150]*2+[.V149]*1+[.V148]*1+[.V147]*1)/14+RAND()*0.08-0.08/2+[.N155]" office:value-type="float" office:value="17.333317476497">
            <text:p>17,3333174765</text:p>
          </table:table-cell>
          <table:table-cell table:formula="of:=ROUND(([.O155]-[.P155])*12)/12" office:value-type="float" office:value="0.666666666666667">
            <text:p>0,67</text:p>
          </table:table-cell>
          <table:table-cell table:formula="of:=IF([.X154]&gt;0;TRUNC([.R154]+[.Q155]*800);[.R154])" office:value-type="float" office:value="11452">
            <text:p>11452</text:p>
          </table:table-cell>
          <table:table-cell table:formula="of:=((([.Q155]*[.Q155]*10000)/256*[.$B$5]+[.$B$6]*256)*[.Q155]*100+[.R155]*[.$B$7])/256/256+0" office:value-type="float" office:value="5.26776575159144">
            <text:p>5,27</text:p>
          </table:table-cell>
          <table:table-cell table:formula="of:=IF([.S155]&gt;10;10;IF([.S155]&lt;-10;-10;IF([.S155]&gt;=[.T154];TRUNC([.S155]+1/4);TRUNC([.S155]+3/4))))" office:value-type="float" office:value="5">
            <text:p>5</text:p>
          </table:table-cell>
          <table:table-cell table:formula="of:=IF([.T155]&gt;[.T154];[.T155]-[.$U$3];[.T155]+[.$U$3])-[.$Y$4]" office:value-type="float" office:value="0.38">
            <text:p>0,38</text:p>
          </table:table-cell>
          <table:table-cell table:formula="of:=IF([.U155]&gt;0;IF([.U155]&gt;3;3*0.25;[.U155]*0.25);IF([.U155]&lt;-3;-3*0.16;[.U155]*0.16))/3" office:value-type="float" office:value="0.0316666666666667">
            <text:p>0,0316666667</text:p>
          </table:table-cell>
          <table:table-cell table:formula="of:=IF([.T155]=[.T154];[.W154];IF([.T155]&gt;[.T154];1;0))" office:value-type="float" office:value="1">
            <text:p>1</text:p>
          </table:table-cell>
          <table:table-cell table:formula="of:=IF(ABS([.T154])&lt;10;IF(OR(AND([.P155]&gt;[.P154];[.T154]&gt;=[.P148]);AND([.P155]&lt;[.P154];[.T154]&lt;=[.P14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5]" office:value-type="float" office:value="18">
            <text:p>18,00</text:p>
          </table:table-cell>
          <table:table-cell table:formula="of:=[.P155]+([.V155]*1+[.V154]*2+[.V153]*3+[.V152]*3+[.V151]*2+[.V150]*1+[.V149]*1+[.V148]*1)/14+RAND()*0.08-0.08/2+[.N156]" office:value-type="float" office:value="17.2988417002846">
            <text:p>17,2988417003</text:p>
          </table:table-cell>
          <table:table-cell table:formula="of:=ROUND(([.O156]-[.P156])*12)/12" office:value-type="float" office:value="0.666666666666667">
            <text:p>0,67</text:p>
          </table:table-cell>
          <table:table-cell table:formula="of:=IF([.X155]&gt;0;TRUNC([.R155]+[.Q156]*800);[.R155])" office:value-type="float" office:value="11985">
            <text:p>11985</text:p>
          </table:table-cell>
          <table:table-cell table:formula="of:=((([.Q156]*[.Q156]*10000)/256*[.$B$5]+[.$B$6]*256)*[.Q156]*100+[.R156]*[.$B$7])/256/256+0" office:value-type="float" office:value="5.39789270471644">
            <text:p>5,40</text:p>
          </table:table-cell>
          <table:table-cell table:formula="of:=IF([.S156]&gt;10;10;IF([.S156]&lt;-10;-10;IF([.S156]&gt;=[.T155];TRUNC([.S156]+1/4);TRUNC([.S156]+3/4))))" office:value-type="float" office:value="5">
            <text:p>5</text:p>
          </table:table-cell>
          <table:table-cell table:formula="of:=IF([.T156]&gt;[.T155];[.T156]-[.$U$3];[.T156]+[.$U$3])-[.$Y$4]" office:value-type="float" office:value="0.819999999999999">
            <text:p>0,82</text:p>
          </table:table-cell>
          <table:table-cell table:formula="of:=IF([.U156]&gt;0;IF([.U156]&gt;3;3*0.25;[.U156]*0.25);IF([.U156]&lt;-3;-3*0.16;[.U156]*0.16))/3" office:value-type="float" office:value="0.0683333333333333">
            <text:p>0,0683333333</text:p>
          </table:table-cell>
          <table:table-cell table:formula="of:=IF([.T156]=[.T155];[.W155];IF([.T156]&gt;[.T155];1;0))" office:value-type="float" office:value="1">
            <text:p>1</text:p>
          </table:table-cell>
          <table:table-cell table:formula="of:=IF(ABS([.T155])&lt;10;IF(OR(AND([.P156]&gt;[.P155];[.T155]&gt;=[.P149]);AND([.P156]&lt;[.P155];[.T155]&lt;=[.P14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6]" office:value-type="float" office:value="18">
            <text:p>18,00</text:p>
          </table:table-cell>
          <table:table-cell table:formula="of:=[.P156]+([.V156]*1+[.V155]*2+[.V154]*3+[.V153]*3+[.V152]*2+[.V151]*1+[.V150]*1+[.V149]*1)/14+RAND()*0.08-0.08/2+[.N157]" office:value-type="float" office:value="17.2915656112917">
            <text:p>17,2915656113</text:p>
          </table:table-cell>
          <table:table-cell table:formula="of:=ROUND(([.O157]-[.P157])*12)/12" office:value-type="float" office:value="0.75">
            <text:p>0,75</text:p>
          </table:table-cell>
          <table:table-cell table:formula="of:=IF([.X156]&gt;0;TRUNC([.R156]+[.Q157]*800);[.R156])" office:value-type="float" office:value="12585">
            <text:p>12585</text:p>
          </table:table-cell>
          <table:table-cell table:formula="of:=((([.Q157]*[.Q157]*10000)/256*[.$B$5]+[.$B$6]*256)*[.Q157]*100+[.R157]*[.$B$7])/256/256+0" office:value-type="float" office:value="5.96946537494659">
            <text:p>5,97</text:p>
          </table:table-cell>
          <table:table-cell table:formula="of:=IF([.S157]&gt;10;10;IF([.S157]&lt;-10;-10;IF([.S157]&gt;=[.T156];TRUNC([.S157]+1/4);TRUNC([.S157]+3/4))))" office:value-type="float" office:value="6">
            <text:p>6</text:p>
          </table:table-cell>
          <table:table-cell table:formula="of:=IF([.T157]&gt;[.T156];[.T157]-[.$U$3];[.T157]+[.$U$3])-[.$Y$4]" office:value-type="float" office:value="1.38">
            <text:p>1,38</text:p>
          </table:table-cell>
          <table:table-cell table:formula="of:=IF([.U157]&gt;0;IF([.U157]&gt;3;3*0.25;[.U157]*0.25);IF([.U157]&lt;-3;-3*0.16;[.U157]*0.16))/3" office:value-type="float" office:value="0.115">
            <text:p>0,115</text:p>
          </table:table-cell>
          <table:table-cell table:formula="of:=IF([.T157]=[.T156];[.W156];IF([.T157]&gt;[.T156];1;0))" office:value-type="float" office:value="1">
            <text:p>1</text:p>
          </table:table-cell>
          <table:table-cell table:formula="of:=IF(ABS([.T156])&lt;10;IF(OR(AND([.P157]&gt;[.P156];[.T156]&gt;=[.P150]);AND([.P157]&lt;[.P156];[.T156]&lt;=[.P15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7]" office:value-type="float" office:value="18">
            <text:p>18,00</text:p>
          </table:table-cell>
          <table:table-cell table:formula="of:=[.P157]+([.V157]*1+[.V156]*2+[.V155]*3+[.V154]*3+[.V153]*2+[.V152]*1+[.V151]*1+[.V150]*1)/14+RAND()*0.08-0.08/2+[.N158]" office:value-type="float" office:value="17.2874969541929">
            <text:p>17,2874969542</text:p>
          </table:table-cell>
          <table:table-cell table:formula="of:=ROUND(([.O158]-[.P158])*12)/12" office:value-type="float" office:value="0.75">
            <text:p>0,75</text:p>
          </table:table-cell>
          <table:table-cell table:formula="of:=IF([.X157]&gt;0;TRUNC([.R157]+[.Q158]*800);[.R157])" office:value-type="float" office:value="13185">
            <text:p>13185</text:p>
          </table:table-cell>
          <table:table-cell table:formula="of:=((([.Q158]*[.Q158]*10000)/256*[.$B$5]+[.$B$6]*256)*[.Q158]*100+[.R158]*[.$B$7])/256/256+0" office:value-type="float" office:value="6.11594974994659">
            <text:p>6,12</text:p>
          </table:table-cell>
          <table:table-cell table:formula="of:=IF([.S158]&gt;10;10;IF([.S158]&lt;-10;-10;IF([.S158]&gt;=[.T157];TRUNC([.S158]+1/4);TRUNC([.S158]+3/4))))" office:value-type="float" office:value="6">
            <text:p>6</text:p>
          </table:table-cell>
          <table:table-cell table:formula="of:=IF([.T158]&gt;[.T157];[.T158]-[.$U$3];[.T158]+[.$U$3])-[.$Y$4]" office:value-type="float" office:value="1.82">
            <text:p>1,82</text:p>
          </table:table-cell>
          <table:table-cell table:formula="of:=IF([.U158]&gt;0;IF([.U158]&gt;3;3*0.25;[.U158]*0.25);IF([.U158]&lt;-3;-3*0.16;[.U158]*0.16))/3" office:value-type="float" office:value="0.151666666666667">
            <text:p>0,1516666667</text:p>
          </table:table-cell>
          <table:table-cell table:formula="of:=IF([.T158]=[.T157];[.W157];IF([.T158]&gt;[.T157];1;0))" office:value-type="float" office:value="1">
            <text:p>1</text:p>
          </table:table-cell>
          <table:table-cell table:formula="of:=IF(ABS([.T157])&lt;10;IF(OR(AND([.P158]&gt;[.P157];[.T157]&gt;=[.P151]);AND([.P158]&lt;[.P157];[.T157]&lt;=[.P15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8]" office:value-type="float" office:value="18">
            <text:p>18,00</text:p>
          </table:table-cell>
          <table:table-cell table:formula="of:=[.P158]+([.V158]*1+[.V157]*2+[.V156]*3+[.V155]*3+[.V154]*2+[.V153]*1+[.V152]*1+[.V151]*1)/14+RAND()*0.08-0.08/2+[.N159]" office:value-type="float" office:value="17.2999378547411">
            <text:p>17,2999378547</text:p>
          </table:table-cell>
          <table:table-cell table:formula="of:=ROUND(([.O159]-[.P159])*12)/12" office:value-type="float" office:value="0.666666666666667">
            <text:p>0,67</text:p>
          </table:table-cell>
          <table:table-cell table:formula="of:=IF([.X158]&gt;0;TRUNC([.R158]+[.Q159]*800);[.R158])" office:value-type="float" office:value="13718">
            <text:p>13718</text:p>
          </table:table-cell>
          <table:table-cell table:formula="of:=((([.Q159]*[.Q159]*10000)/256*[.$B$5]+[.$B$6]*256)*[.Q159]*100+[.R159]*[.$B$7])/256/256+0" office:value-type="float" office:value="5.82098840784144">
            <text:p>5,82</text:p>
          </table:table-cell>
          <table:table-cell table:formula="of:=IF([.S159]&gt;10;10;IF([.S159]&lt;-10;-10;IF([.S159]&gt;=[.T158];TRUNC([.S159]+1/4);TRUNC([.S159]+3/4))))" office:value-type="float" office:value="6">
            <text:p>6</text:p>
          </table:table-cell>
          <table:table-cell table:formula="of:=IF([.T159]&gt;[.T158];[.T159]-[.$U$3];[.T159]+[.$U$3])-[.$Y$4]" office:value-type="float" office:value="1.82">
            <text:p>1,82</text:p>
          </table:table-cell>
          <table:table-cell table:formula="of:=IF([.U159]&gt;0;IF([.U159]&gt;3;3*0.25;[.U159]*0.25);IF([.U159]&lt;-3;-3*0.16;[.U159]*0.16))/3" office:value-type="float" office:value="0.151666666666667">
            <text:p>0,1516666667</text:p>
          </table:table-cell>
          <table:table-cell table:formula="of:=IF([.T159]=[.T158];[.W158];IF([.T159]&gt;[.T158];1;0))" office:value-type="float" office:value="1">
            <text:p>1</text:p>
          </table:table-cell>
          <table:table-cell table:formula="of:=IF(ABS([.T158])&lt;10;IF(OR(AND([.P159]&gt;[.P158];[.T158]&gt;=[.P152]);AND([.P159]&lt;[.P158];[.T158]&lt;=[.P15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9]" office:value-type="float" office:value="18">
            <text:p>18,00</text:p>
          </table:table-cell>
          <table:table-cell table:formula="of:=[.P159]+([.V159]*1+[.V158]*2+[.V157]*3+[.V156]*3+[.V155]*2+[.V154]*1+[.V153]*1+[.V152]*1)/14+RAND()*0.08-0.08/2+[.N160]" office:value-type="float" office:value="17.3594804231022">
            <text:p>17,3594804231</text:p>
          </table:table-cell>
          <table:table-cell table:formula="of:=ROUND(([.O160]-[.P160])*12)/12" office:value-type="float" office:value="0.666666666666667">
            <text:p>0,67</text:p>
          </table:table-cell>
          <table:table-cell table:formula="of:=IF([.X159]&gt;0;TRUNC([.R159]+[.Q160]*800);[.R159])" office:value-type="float" office:value="13718">
            <text:p>13718</text:p>
          </table:table-cell>
          <table:table-cell table:formula="of:=((([.Q160]*[.Q160]*10000)/256*[.$B$5]+[.$B$6]*256)*[.Q160]*100+[.R160]*[.$B$7])/256/256+0" office:value-type="float" office:value="5.82098840784144">
            <text:p>5,82</text:p>
          </table:table-cell>
          <table:table-cell table:formula="of:=IF([.S160]&gt;10;10;IF([.S160]&lt;-10;-10;IF([.S160]&gt;=[.T159];TRUNC([.S160]+1/4);TRUNC([.S160]+3/4))))" office:value-type="float" office:value="6">
            <text:p>6</text:p>
          </table:table-cell>
          <table:table-cell table:formula="of:=IF([.T160]&gt;[.T159];[.T160]-[.$U$3];[.T160]+[.$U$3])-[.$Y$4]" office:value-type="float" office:value="1.82">
            <text:p>1,82</text:p>
          </table:table-cell>
          <table:table-cell table:formula="of:=IF([.U160]&gt;0;IF([.U160]&gt;3;3*0.25;[.U160]*0.25);IF([.U160]&lt;-3;-3*0.16;[.U160]*0.16))/3" office:value-type="float" office:value="0.151666666666667">
            <text:p>0,1516666667</text:p>
          </table:table-cell>
          <table:table-cell table:formula="of:=IF([.T160]=[.T159];[.W159];IF([.T160]&gt;[.T159];1;0))" office:value-type="float" office:value="1">
            <text:p>1</text:p>
          </table:table-cell>
          <table:table-cell table:formula="of:=IF(ABS([.T159])&lt;10;IF(OR(AND([.P160]&gt;[.P159];[.T159]&gt;=[.P153]);AND([.P160]&lt;[.P159];[.T159]&lt;=[.P15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0]" office:value-type="float" office:value="18">
            <text:p>18,00</text:p>
          </table:table-cell>
          <table:table-cell table:formula="of:=[.P160]+([.V160]*1+[.V159]*2+[.V158]*3+[.V157]*3+[.V156]*2+[.V155]*1+[.V154]*1+[.V153]*1)/14+RAND()*0.08-0.08/2+[.N161]" office:value-type="float" office:value="17.4906930240483">
            <text:p>17,490693024</text:p>
          </table:table-cell>
          <table:table-cell table:formula="of:=ROUND(([.O161]-[.P161])*12)/12" office:value-type="float" office:value="0.5">
            <text:p>0,50</text:p>
          </table:table-cell>
          <table:table-cell table:formula="of:=IF([.X160]&gt;0;TRUNC([.R160]+[.Q161]*800);[.R160])" office:value-type="float" office:value="13718">
            <text:p>13718</text:p>
          </table:table-cell>
          <table:table-cell table:formula="of:=((([.Q161]*[.Q161]*10000)/256*[.$B$5]+[.$B$6]*256)*[.Q161]*100+[.R161]*[.$B$7])/256/256+0" office:value-type="float" office:value="5.07553386688232">
            <text:p>5,08</text:p>
          </table:table-cell>
          <table:table-cell table:formula="of:=IF([.S161]&gt;10;10;IF([.S161]&lt;-10;-10;IF([.S161]&gt;=[.T160];TRUNC([.S161]+1/4);TRUNC([.S161]+3/4))))" office:value-type="float" office:value="5">
            <text:p>5</text:p>
          </table:table-cell>
          <table:table-cell table:formula="of:=IF([.T161]&gt;[.T160];[.T161]-[.$U$3];[.T161]+[.$U$3])-[.$Y$4]" office:value-type="float" office:value="0.819999999999999">
            <text:p>0,82</text:p>
          </table:table-cell>
          <table:table-cell table:formula="of:=IF([.U161]&gt;0;IF([.U161]&gt;3;3*0.25;[.U161]*0.25);IF([.U161]&lt;-3;-3*0.16;[.U161]*0.16))/3" office:value-type="float" office:value="0.0683333333333333">
            <text:p>0,0683333333</text:p>
          </table:table-cell>
          <table:table-cell table:formula="of:=IF([.T161]=[.T160];[.W160];IF([.T161]&gt;[.T160];1;0))" office:value-type="float" office:value="0">
            <text:p>0</text:p>
          </table:table-cell>
          <table:table-cell table:formula="of:=IF(ABS([.T160])&lt;10;IF(OR(AND([.P161]&gt;[.P160];[.T160]&gt;=[.P154]);AND([.P161]&lt;[.P160];[.T160]&lt;=[.P15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1]" office:value-type="float" office:value="18">
            <text:p>18,00</text:p>
          </table:table-cell>
          <table:table-cell table:formula="of:=[.P161]+([.V161]*1+[.V160]*2+[.V159]*3+[.V158]*3+[.V157]*2+[.V156]*1+[.V155]*1+[.V154]*1)/14+RAND()*0.08-0.08/2+[.N162]" office:value-type="float" office:value="17.5676470447755">
            <text:p>17,5676470448</text:p>
          </table:table-cell>
          <table:table-cell table:formula="of:=ROUND(([.O162]-[.P162])*12)/12" office:value-type="float" office:value="0.416666666666667">
            <text:p>0,42</text:p>
          </table:table-cell>
          <table:table-cell table:formula="of:=IF([.X161]&gt;0;TRUNC([.R161]+[.Q162]*800);[.R161])" office:value-type="float" office:value="13718">
            <text:p>13718</text:p>
          </table:table-cell>
          <table:table-cell table:formula="of:=((([.Q162]*[.Q162]*10000)/256*[.$B$5]+[.$B$6]*256)*[.Q162]*100+[.R162]*[.$B$7])/256/256+0" office:value-type="float" office:value="4.74606135597935">
            <text:p>4,75</text:p>
          </table:table-cell>
          <table:table-cell table:formula="of:=IF([.S162]&gt;10;10;IF([.S162]&lt;-10;-10;IF([.S162]&gt;=[.T161];TRUNC([.S162]+1/4);TRUNC([.S162]+3/4))))" office:value-type="float" office:value="5">
            <text:p>5</text:p>
          </table:table-cell>
          <table:table-cell table:formula="of:=IF([.T162]&gt;[.T161];[.T162]-[.$U$3];[.T162]+[.$U$3])-[.$Y$4]" office:value-type="float" office:value="0.819999999999999">
            <text:p>0,82</text:p>
          </table:table-cell>
          <table:table-cell table:formula="of:=IF([.U162]&gt;0;IF([.U162]&gt;3;3*0.25;[.U162]*0.25);IF([.U162]&lt;-3;-3*0.16;[.U162]*0.16))/3" office:value-type="float" office:value="0.0683333333333333">
            <text:p>0,0683333333</text:p>
          </table:table-cell>
          <table:table-cell table:formula="of:=IF([.T162]=[.T161];[.W161];IF([.T162]&gt;[.T161];1;0))" office:value-type="float" office:value="0">
            <text:p>0</text:p>
          </table:table-cell>
          <table:table-cell table:formula="of:=IF(ABS([.T161])&lt;10;IF(OR(AND([.P162]&gt;[.P161];[.T161]&gt;=[.P155]);AND([.P162]&lt;[.P161];[.T161]&lt;=[.P15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2]" office:value-type="float" office:value="18">
            <text:p>18,00</text:p>
          </table:table-cell>
          <table:table-cell table:formula="of:=[.P162]+([.V162]*1+[.V161]*2+[.V160]*3+[.V159]*3+[.V158]*2+[.V157]*1+[.V156]*1+[.V155]*1)/14+RAND()*0.08-0.08/2+[.N163]" office:value-type="float" office:value="17.7228097219319">
            <text:p>17,7228097219</text:p>
          </table:table-cell>
          <table:table-cell table:formula="of:=ROUND(([.O163]-[.P163])*12)/12" office:value-type="float" office:value="0.25">
            <text:p>0,25</text:p>
          </table:table-cell>
          <table:table-cell table:formula="of:=IF([.X162]&gt;0;TRUNC([.R162]+[.Q163]*800);[.R162])" office:value-type="float" office:value="13718">
            <text:p>13718</text:p>
          </table:table-cell>
          <table:table-cell table:formula="of:=((([.Q163]*[.Q163]*10000)/256*[.$B$5]+[.$B$6]*256)*[.Q163]*100+[.R163]*[.$B$7])/256/256+0" office:value-type="float" office:value="4.15086019039154">
            <text:p>4,15</text:p>
          </table:table-cell>
          <table:table-cell table:formula="of:=IF([.S163]&gt;10;10;IF([.S163]&lt;-10;-10;IF([.S163]&gt;=[.T162];TRUNC([.S163]+1/4);TRUNC([.S163]+3/4))))" office:value-type="float" office:value="4">
            <text:p>4</text:p>
          </table:table-cell>
          <table:table-cell table:formula="of:=IF([.T163]&gt;[.T162];[.T163]-[.$U$3];[.T163]+[.$U$3])-[.$Y$4]" office:value-type="float" office:value="-0.180000000000001">
            <text:p>-0,18</text:p>
          </table:table-cell>
          <table:table-cell table:formula="of:=IF([.U163]&gt;0;IF([.U163]&gt;3;3*0.25;[.U163]*0.25);IF([.U163]&lt;-3;-3*0.16;[.U163]*0.16))/3" office:value-type="float" office:value="-0.00960000000000003">
            <text:p>-0,0096</text:p>
          </table:table-cell>
          <table:table-cell table:formula="of:=IF([.T163]=[.T162];[.W162];IF([.T163]&gt;[.T162];1;0))" office:value-type="float" office:value="0">
            <text:p>0</text:p>
          </table:table-cell>
          <table:table-cell table:formula="of:=IF(ABS([.T162])&lt;10;IF(OR(AND([.P163]&gt;[.P162];[.T162]&gt;=[.P156]);AND([.P163]&lt;[.P162];[.T162]&lt;=[.P15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3]" office:value-type="float" office:value="18">
            <text:p>18,00</text:p>
          </table:table-cell>
          <table:table-cell table:formula="of:=[.P163]+([.V163]*1+[.V162]*2+[.V161]*3+[.V160]*3+[.V159]*2+[.V158]*1+[.V157]*1+[.V156]*1)/14+RAND()*0.08-0.08/2+[.N164]" office:value-type="float" office:value="17.7994242429773">
            <text:p>17,799424243</text:p>
          </table:table-cell>
          <table:table-cell table:formula="of:=ROUND(([.O164]-[.P164])*12)/12" office:value-type="float" office:value="0.166666666666667">
            <text:p>0,17</text:p>
          </table:table-cell>
          <table:table-cell table:formula="of:=IF([.X163]&gt;0;TRUNC([.R163]+[.Q164]*800);[.R163])" office:value-type="float" office:value="13718">
            <text:p>13718</text:p>
          </table:table-cell>
          <table:table-cell table:formula="of:=((([.Q164]*[.Q164]*10000)/256*[.$B$5]+[.$B$6]*256)*[.Q164]*100+[.R164]*[.$B$7])/256/256+0" office:value-type="float" office:value="3.87602527053268">
            <text:p>3,88</text:p>
          </table:table-cell>
          <table:table-cell table:formula="of:=IF([.S164]&gt;10;10;IF([.S164]&lt;-10;-10;IF([.S164]&gt;=[.T163];TRUNC([.S164]+1/4);TRUNC([.S164]+3/4))))" office:value-type="float" office:value="4">
            <text:p>4</text:p>
          </table:table-cell>
          <table:table-cell table:formula="of:=IF([.T164]&gt;[.T163];[.T164]-[.$U$3];[.T164]+[.$U$3])-[.$Y$4]" office:value-type="float" office:value="-0.180000000000001">
            <text:p>-0,18</text:p>
          </table:table-cell>
          <table:table-cell table:formula="of:=IF([.U164]&gt;0;IF([.U164]&gt;3;3*0.25;[.U164]*0.25);IF([.U164]&lt;-3;-3*0.16;[.U164]*0.16))/3" office:value-type="float" office:value="-0.00960000000000003">
            <text:p>-0,0096</text:p>
          </table:table-cell>
          <table:table-cell table:formula="of:=IF([.T164]=[.T163];[.W163];IF([.T164]&gt;[.T163];1;0))" office:value-type="float" office:value="0">
            <text:p>0</text:p>
          </table:table-cell>
          <table:table-cell table:formula="of:=IF(ABS([.T163])&lt;10;IF(OR(AND([.P164]&gt;[.P163];[.T163]&gt;=[.P157]);AND([.P164]&lt;[.P163];[.T163]&lt;=[.P15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4]" office:value-type="float" office:value="18">
            <text:p>18,00</text:p>
          </table:table-cell>
          <table:table-cell table:formula="of:=[.P164]+([.V164]*1+[.V163]*2+[.V162]*3+[.V161]*3+[.V160]*2+[.V159]*1+[.V158]*1+[.V157]*1)/14+RAND()*0.08-0.08/2+[.N165]" office:value-type="float" office:value="17.8572925585265">
            <text:p>17,8572925585</text:p>
          </table:table-cell>
          <table:table-cell table:formula="of:=ROUND(([.O165]-[.P165])*12)/12" office:value-type="float" office:value="0.166666666666667">
            <text:p>0,17</text:p>
          </table:table-cell>
          <table:table-cell table:formula="of:=IF([.X164]&gt;0;TRUNC([.R164]+[.Q165]*800);[.R164])" office:value-type="float" office:value="13718">
            <text:p>13718</text:p>
          </table:table-cell>
          <table:table-cell table:formula="of:=((([.Q165]*[.Q165]*10000)/256*[.$B$5]+[.$B$6]*256)*[.Q165]*100+[.R165]*[.$B$7])/256/256+0" office:value-type="float" office:value="3.87602527053268">
            <text:p>3,88</text:p>
          </table:table-cell>
          <table:table-cell table:formula="of:=IF([.S165]&gt;10;10;IF([.S165]&lt;-10;-10;IF([.S165]&gt;=[.T164];TRUNC([.S165]+1/4);TRUNC([.S165]+3/4))))" office:value-type="float" office:value="4">
            <text:p>4</text:p>
          </table:table-cell>
          <table:table-cell table:formula="of:=IF([.T165]&gt;[.T164];[.T165]-[.$U$3];[.T165]+[.$U$3])-[.$Y$4]" office:value-type="float" office:value="-0.180000000000001">
            <text:p>-0,18</text:p>
          </table:table-cell>
          <table:table-cell table:formula="of:=IF([.U165]&gt;0;IF([.U165]&gt;3;3*0.25;[.U165]*0.25);IF([.U165]&lt;-3;-3*0.16;[.U165]*0.16))/3" office:value-type="float" office:value="-0.00960000000000003">
            <text:p>-0,0096</text:p>
          </table:table-cell>
          <table:table-cell table:formula="of:=IF([.T165]=[.T164];[.W164];IF([.T165]&gt;[.T164];1;0))" office:value-type="float" office:value="0">
            <text:p>0</text:p>
          </table:table-cell>
          <table:table-cell table:formula="of:=IF(ABS([.T164])&lt;10;IF(OR(AND([.P165]&gt;[.P164];[.T164]&gt;=[.P158]);AND([.P165]&lt;[.P164];[.T164]&lt;=[.P15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5]" office:value-type="float" office:value="18">
            <text:p>18,00</text:p>
          </table:table-cell>
          <table:table-cell table:formula="of:=[.P165]+([.V165]*1+[.V164]*2+[.V163]*3+[.V162]*3+[.V161]*2+[.V160]*1+[.V159]*1+[.V158]*1)/14+RAND()*0.08-0.08/2+[.N166]" office:value-type="float" office:value="17.8774050158341">
            <text:p>17,8774050158</text:p>
          </table:table-cell>
          <table:table-cell table:formula="of:=ROUND(([.O166]-[.P166])*12)/12" office:value-type="float" office:value="0.0833333333333333">
            <text:p>0,08</text:p>
          </table:table-cell>
          <table:table-cell table:formula="of:=IF([.X165]&gt;0;TRUNC([.R165]+[.Q166]*800);[.R165])" office:value-type="float" office:value="13718">
            <text:p>13718</text:p>
          </table:table-cell>
          <table:table-cell table:formula="of:=((([.Q166]*[.Q166]*10000)/256*[.$B$5]+[.$B$6]*256)*[.Q166]*100+[.R166]*[.$B$7])/256/256+0" office:value-type="float" office:value="3.61029661584783">
            <text:p>3,61</text:p>
          </table:table-cell>
          <table:table-cell table:formula="of:=IF([.S166]&gt;10;10;IF([.S166]&lt;-10;-10;IF([.S166]&gt;=[.T165];TRUNC([.S166]+1/4);TRUNC([.S166]+3/4))))" office:value-type="float" office:value="4">
            <text:p>4</text:p>
          </table:table-cell>
          <table:table-cell table:formula="of:=IF([.T166]&gt;[.T165];[.T166]-[.$U$3];[.T166]+[.$U$3])-[.$Y$4]" office:value-type="float" office:value="-0.180000000000001">
            <text:p>-0,18</text:p>
          </table:table-cell>
          <table:table-cell table:formula="of:=IF([.U166]&gt;0;IF([.U166]&gt;3;3*0.25;[.U166]*0.25);IF([.U166]&lt;-3;-3*0.16;[.U166]*0.16))/3" office:value-type="float" office:value="-0.00960000000000003">
            <text:p>-0,0096</text:p>
          </table:table-cell>
          <table:table-cell table:formula="of:=IF([.T166]=[.T165];[.W165];IF([.T166]&gt;[.T165];1;0))" office:value-type="float" office:value="0">
            <text:p>0</text:p>
          </table:table-cell>
          <table:table-cell table:formula="of:=IF(ABS([.T165])&lt;10;IF(OR(AND([.P166]&gt;[.P165];[.T165]&gt;=[.P159]);AND([.P166]&lt;[.P165];[.T165]&lt;=[.P15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6]" office:value-type="float" office:value="18">
            <text:p>18,00</text:p>
          </table:table-cell>
          <table:table-cell table:formula="of:=[.P166]+([.V166]*1+[.V165]*2+[.V164]*3+[.V163]*3+[.V162]*2+[.V161]*1+[.V160]*1+[.V159]*1)/14+RAND()*0.08-0.08/2+[.N167]" office:value-type="float" office:value="17.8775835451496">
            <text:p>17,8775835451</text:p>
          </table:table-cell>
          <table:table-cell table:formula="of:=ROUND(([.O167]-[.P167])*12)/12" office:value-type="float" office:value="0.0833333333333333">
            <text:p>0,08</text:p>
          </table:table-cell>
          <table:table-cell table:formula="of:=IF([.X166]&gt;0;TRUNC([.R166]+[.Q167]*800);[.R166])" office:value-type="float" office:value="13718">
            <text:p>13718</text:p>
          </table:table-cell>
          <table:table-cell table:formula="of:=((([.Q167]*[.Q167]*10000)/256*[.$B$5]+[.$B$6]*256)*[.Q167]*100+[.R167]*[.$B$7])/256/256+0" office:value-type="float" office:value="3.61029661584783">
            <text:p>3,61</text:p>
          </table:table-cell>
          <table:table-cell table:formula="of:=IF([.S167]&gt;10;10;IF([.S167]&lt;-10;-10;IF([.S167]&gt;=[.T166];TRUNC([.S167]+1/4);TRUNC([.S167]+3/4))))" office:value-type="float" office:value="4">
            <text:p>4</text:p>
          </table:table-cell>
          <table:table-cell table:formula="of:=IF([.T167]&gt;[.T166];[.T167]-[.$U$3];[.T167]+[.$U$3])-[.$Y$4]" office:value-type="float" office:value="-0.180000000000001">
            <text:p>-0,18</text:p>
          </table:table-cell>
          <table:table-cell table:formula="of:=IF([.U167]&gt;0;IF([.U167]&gt;3;3*0.25;[.U167]*0.25);IF([.U167]&lt;-3;-3*0.16;[.U167]*0.16))/3" office:value-type="float" office:value="-0.00960000000000003">
            <text:p>-0,0096</text:p>
          </table:table-cell>
          <table:table-cell table:formula="of:=IF([.T167]=[.T166];[.W166];IF([.T167]&gt;[.T166];1;0))" office:value-type="float" office:value="0">
            <text:p>0</text:p>
          </table:table-cell>
          <table:table-cell table:formula="of:=IF(ABS([.T166])&lt;10;IF(OR(AND([.P167]&gt;[.P166];[.T166]&gt;=[.P160]);AND([.P167]&lt;[.P166];[.T166]&lt;=[.P16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7]" office:value-type="float" office:value="18">
            <text:p>18,00</text:p>
          </table:table-cell>
          <table:table-cell table:formula="of:=[.P167]+([.V167]*1+[.V166]*2+[.V165]*3+[.V164]*3+[.V163]*2+[.V162]*1+[.V161]*1+[.V160]*1)/14+RAND()*0.08-0.08/2+[.N168]" office:value-type="float" office:value="17.8542207975059">
            <text:p>17,8542207975</text:p>
          </table:table-cell>
          <table:table-cell table:formula="of:=ROUND(([.O168]-[.P168])*12)/12" office:value-type="float" office:value="0.166666666666667">
            <text:p>0,17</text:p>
          </table:table-cell>
          <table:table-cell table:formula="of:=IF([.X167]&gt;0;TRUNC([.R167]+[.Q168]*800);[.R167])" office:value-type="float" office:value="13718">
            <text:p>13718</text:p>
          </table:table-cell>
          <table:table-cell table:formula="of:=((([.Q168]*[.Q168]*10000)/256*[.$B$5]+[.$B$6]*256)*[.Q168]*100+[.R168]*[.$B$7])/256/256+0" office:value-type="float" office:value="3.87602527053268">
            <text:p>3,88</text:p>
          </table:table-cell>
          <table:table-cell table:formula="of:=IF([.S168]&gt;10;10;IF([.S168]&lt;-10;-10;IF([.S168]&gt;=[.T167];TRUNC([.S168]+1/4);TRUNC([.S168]+3/4))))" office:value-type="float" office:value="4">
            <text:p>4</text:p>
          </table:table-cell>
          <table:table-cell table:formula="of:=IF([.T168]&gt;[.T167];[.T168]-[.$U$3];[.T168]+[.$U$3])-[.$Y$4]" office:value-type="float" office:value="-0.180000000000001">
            <text:p>-0,18</text:p>
          </table:table-cell>
          <table:table-cell table:formula="of:=IF([.U168]&gt;0;IF([.U168]&gt;3;3*0.25;[.U168]*0.25);IF([.U168]&lt;-3;-3*0.16;[.U168]*0.16))/3" office:value-type="float" office:value="-0.00960000000000003">
            <text:p>-0,0096</text:p>
          </table:table-cell>
          <table:table-cell table:formula="of:=IF([.T168]=[.T167];[.W167];IF([.T168]&gt;[.T167];1;0))" office:value-type="float" office:value="0">
            <text:p>0</text:p>
          </table:table-cell>
          <table:table-cell table:formula="of:=IF(ABS([.T167])&lt;10;IF(OR(AND([.P168]&gt;[.P167];[.T167]&gt;=[.P161]);AND([.P168]&lt;[.P167];[.T167]&lt;=[.P16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8]" office:value-type="float" office:value="18">
            <text:p>18,00</text:p>
          </table:table-cell>
          <table:table-cell table:formula="of:=[.P168]+([.V168]*1+[.V167]*2+[.V166]*3+[.V165]*3+[.V164]*2+[.V163]*1+[.V162]*1+[.V161]*1)/14+RAND()*0.08-0.08/2+[.N169]" office:value-type="float" office:value="17.8701533060361">
            <text:p>17,870153306</text:p>
          </table:table-cell>
          <table:table-cell table:formula="of:=ROUND(([.O169]-[.P169])*12)/12" office:value-type="float" office:value="0.166666666666667">
            <text:p>0,17</text:p>
          </table:table-cell>
          <table:table-cell table:formula="of:=IF([.X168]&gt;0;TRUNC([.R168]+[.Q169]*800);[.R168])" office:value-type="float" office:value="13851">
            <text:p>13851</text:p>
          </table:table-cell>
          <table:table-cell table:formula="of:=((([.Q169]*[.Q169]*10000)/256*[.$B$5]+[.$B$6]*256)*[.Q169]*100+[.R169]*[.$B$7])/256/256+0" office:value-type="float" office:value="3.90849597365768">
            <text:p>3,91</text:p>
          </table:table-cell>
          <table:table-cell table:formula="of:=IF([.S169]&gt;10;10;IF([.S169]&lt;-10;-10;IF([.S169]&gt;=[.T168];TRUNC([.S169]+1/4);TRUNC([.S169]+3/4))))" office:value-type="float" office:value="4">
            <text:p>4</text:p>
          </table:table-cell>
          <table:table-cell table:formula="of:=IF([.T169]&gt;[.T168];[.T169]-[.$U$3];[.T169]+[.$U$3])-[.$Y$4]" office:value-type="float" office:value="-0.180000000000001">
            <text:p>-0,18</text:p>
          </table:table-cell>
          <table:table-cell table:formula="of:=IF([.U169]&gt;0;IF([.U169]&gt;3;3*0.25;[.U169]*0.25);IF([.U169]&lt;-3;-3*0.16;[.U169]*0.16))/3" office:value-type="float" office:value="-0.00960000000000003">
            <text:p>-0,0096</text:p>
          </table:table-cell>
          <table:table-cell table:formula="of:=IF([.T169]=[.T168];[.W168];IF([.T169]&gt;[.T168];1;0))" office:value-type="float" office:value="0">
            <text:p>0</text:p>
          </table:table-cell>
          <table:table-cell table:formula="of:=IF(ABS([.T168])&lt;10;IF(OR(AND([.P169]&gt;[.P168];[.T168]&gt;=[.P162]);AND([.P169]&lt;[.P168];[.T168]&lt;=[.P16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9]" office:value-type="float" office:value="18">
            <text:p>18,00</text:p>
          </table:table-cell>
          <table:table-cell table:formula="of:=[.P169]+([.V169]*1+[.V168]*2+[.V167]*3+[.V166]*3+[.V165]*2+[.V164]*1+[.V163]*1+[.V162]*1)/14+RAND()*0.08-0.08/2+[.N170]" office:value-type="float" office:value="17.8615262042477">
            <text:p>17,8615262042</text:p>
          </table:table-cell>
          <table:table-cell table:formula="of:=ROUND(([.O170]-[.P170])*12)/12" office:value-type="float" office:value="0.166666666666667">
            <text:p>0,17</text:p>
          </table:table-cell>
          <table:table-cell table:formula="of:=IF([.X169]&gt;0;TRUNC([.R169]+[.Q170]*800);[.R169])" office:value-type="float" office:value="13851">
            <text:p>13851</text:p>
          </table:table-cell>
          <table:table-cell table:formula="of:=((([.Q170]*[.Q170]*10000)/256*[.$B$5]+[.$B$6]*256)*[.Q170]*100+[.R170]*[.$B$7])/256/256+0" office:value-type="float" office:value="3.90849597365768">
            <text:p>3,91</text:p>
          </table:table-cell>
          <table:table-cell table:formula="of:=IF([.S170]&gt;10;10;IF([.S170]&lt;-10;-10;IF([.S170]&gt;=[.T169];TRUNC([.S170]+1/4);TRUNC([.S170]+3/4))))" office:value-type="float" office:value="4">
            <text:p>4</text:p>
          </table:table-cell>
          <table:table-cell table:formula="of:=IF([.T170]&gt;[.T169];[.T170]-[.$U$3];[.T170]+[.$U$3])-[.$Y$4]" office:value-type="float" office:value="-0.180000000000001">
            <text:p>-0,18</text:p>
          </table:table-cell>
          <table:table-cell table:formula="of:=IF([.U170]&gt;0;IF([.U170]&gt;3;3*0.25;[.U170]*0.25);IF([.U170]&lt;-3;-3*0.16;[.U170]*0.16))/3" office:value-type="float" office:value="-0.00960000000000003">
            <text:p>-0,0096</text:p>
          </table:table-cell>
          <table:table-cell table:formula="of:=IF([.T170]=[.T169];[.W169];IF([.T170]&gt;[.T169];1;0))" office:value-type="float" office:value="0">
            <text:p>0</text:p>
          </table:table-cell>
          <table:table-cell table:formula="of:=IF(ABS([.T169])&lt;10;IF(OR(AND([.P170]&gt;[.P169];[.T169]&gt;=[.P163]);AND([.P170]&lt;[.P169];[.T169]&lt;=[.P16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0]" office:value-type="float" office:value="18">
            <text:p>18,00</text:p>
          </table:table-cell>
          <table:table-cell table:formula="of:=[.P170]+([.V170]*1+[.V169]*2+[.V168]*3+[.V167]*3+[.V166]*2+[.V165]*1+[.V164]*1+[.V163]*1)/14+RAND()*0.08-0.08/2+[.N171]" office:value-type="float" office:value="17.8272280216052">
            <text:p>17,8272280216</text:p>
          </table:table-cell>
          <table:table-cell table:formula="of:=ROUND(([.O171]-[.P171])*12)/12" office:value-type="float" office:value="0.166666666666667">
            <text:p>0,17</text:p>
          </table:table-cell>
          <table:table-cell table:formula="of:=IF([.X170]&gt;0;TRUNC([.R170]+[.Q171]*800);[.R170])" office:value-type="float" office:value="13984">
            <text:p>13984</text:p>
          </table:table-cell>
          <table:table-cell table:formula="of:=((([.Q171]*[.Q171]*10000)/256*[.$B$5]+[.$B$6]*256)*[.Q171]*100+[.R171]*[.$B$7])/256/256+0" office:value-type="float" office:value="3.94096667678268">
            <text:p>3,94</text:p>
          </table:table-cell>
          <table:table-cell table:formula="of:=IF([.S171]&gt;10;10;IF([.S171]&lt;-10;-10;IF([.S171]&gt;=[.T170];TRUNC([.S171]+1/4);TRUNC([.S171]+3/4))))" office:value-type="float" office:value="4">
            <text:p>4</text:p>
          </table:table-cell>
          <table:table-cell table:formula="of:=IF([.T171]&gt;[.T170];[.T171]-[.$U$3];[.T171]+[.$U$3])-[.$Y$4]" office:value-type="float" office:value="-0.180000000000001">
            <text:p>-0,18</text:p>
          </table:table-cell>
          <table:table-cell table:formula="of:=IF([.U171]&gt;0;IF([.U171]&gt;3;3*0.25;[.U171]*0.25);IF([.U171]&lt;-3;-3*0.16;[.U171]*0.16))/3" office:value-type="float" office:value="-0.00960000000000003">
            <text:p>-0,0096</text:p>
          </table:table-cell>
          <table:table-cell table:formula="of:=IF([.T171]=[.T170];[.W170];IF([.T171]&gt;[.T170];1;0))" office:value-type="float" office:value="0">
            <text:p>0</text:p>
          </table:table-cell>
          <table:table-cell table:formula="of:=IF(ABS([.T170])&lt;10;IF(OR(AND([.P171]&gt;[.P170];[.T170]&gt;=[.P164]);AND([.P171]&lt;[.P170];[.T170]&lt;=[.P16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1]" office:value-type="float" office:value="18">
            <text:p>18,00</text:p>
          </table:table-cell>
          <table:table-cell table:formula="of:=[.P171]+([.V171]*1+[.V170]*2+[.V169]*3+[.V168]*3+[.V167]*2+[.V166]*1+[.V165]*1+[.V164]*1)/14+RAND()*0.08-0.08/2+[.N172]" office:value-type="float" office:value="17.8316072057112">
            <text:p>17,8316072057</text:p>
          </table:table-cell>
          <table:table-cell table:formula="of:=ROUND(([.O172]-[.P172])*12)/12" office:value-type="float" office:value="0.166666666666667">
            <text:p>0,17</text:p>
          </table:table-cell>
          <table:table-cell table:formula="of:=IF([.X171]&gt;0;TRUNC([.R171]+[.Q172]*800);[.R171])" office:value-type="float" office:value="14117">
            <text:p>14117</text:p>
          </table:table-cell>
          <table:table-cell table:formula="of:=((([.Q172]*[.Q172]*10000)/256*[.$B$5]+[.$B$6]*256)*[.Q172]*100+[.R172]*[.$B$7])/256/256+0" office:value-type="float" office:value="3.97343737990768">
            <text:p>3,97</text:p>
          </table:table-cell>
          <table:table-cell table:formula="of:=IF([.S172]&gt;10;10;IF([.S172]&lt;-10;-10;IF([.S172]&gt;=[.T171];TRUNC([.S172]+1/4);TRUNC([.S172]+3/4))))" office:value-type="float" office:value="4">
            <text:p>4</text:p>
          </table:table-cell>
          <table:table-cell table:formula="of:=IF([.T172]&gt;[.T171];[.T172]-[.$U$3];[.T172]+[.$U$3])-[.$Y$4]" office:value-type="float" office:value="-0.180000000000001">
            <text:p>-0,18</text:p>
          </table:table-cell>
          <table:table-cell table:formula="of:=IF([.U172]&gt;0;IF([.U172]&gt;3;3*0.25;[.U172]*0.25);IF([.U172]&lt;-3;-3*0.16;[.U172]*0.16))/3" office:value-type="float" office:value="-0.00960000000000003">
            <text:p>-0,0096</text:p>
          </table:table-cell>
          <table:table-cell table:formula="of:=IF([.T172]=[.T171];[.W171];IF([.T172]&gt;[.T171];1;0))" office:value-type="float" office:value="0">
            <text:p>0</text:p>
          </table:table-cell>
          <table:table-cell table:formula="of:=IF(ABS([.T171])&lt;10;IF(OR(AND([.P172]&gt;[.P171];[.T171]&gt;=[.P165]);AND([.P172]&lt;[.P171];[.T171]&lt;=[.P16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2]" office:value-type="float" office:value="18">
            <text:p>18,00</text:p>
          </table:table-cell>
          <table:table-cell table:formula="of:=[.P172]+([.V172]*1+[.V171]*2+[.V170]*3+[.V169]*3+[.V168]*2+[.V167]*1+[.V166]*1+[.V165]*1)/14+RAND()*0.08-0.08/2+[.N173]" office:value-type="float" office:value="17.8521259884178">
            <text:p>17,8521259884</text:p>
          </table:table-cell>
          <table:table-cell table:formula="of:=ROUND(([.O173]-[.P173])*12)/12" office:value-type="float" office:value="0.166666666666667">
            <text:p>0,17</text:p>
          </table:table-cell>
          <table:table-cell table:formula="of:=IF([.X172]&gt;0;TRUNC([.R172]+[.Q173]*800);[.R172])" office:value-type="float" office:value="14117">
            <text:p>14117</text:p>
          </table:table-cell>
          <table:table-cell table:formula="of:=((([.Q173]*[.Q173]*10000)/256*[.$B$5]+[.$B$6]*256)*[.Q173]*100+[.R173]*[.$B$7])/256/256+0" office:value-type="float" office:value="3.97343737990768">
            <text:p>3,97</text:p>
          </table:table-cell>
          <table:table-cell table:formula="of:=IF([.S173]&gt;10;10;IF([.S173]&lt;-10;-10;IF([.S173]&gt;=[.T172];TRUNC([.S173]+1/4);TRUNC([.S173]+3/4))))" office:value-type="float" office:value="4">
            <text:p>4</text:p>
          </table:table-cell>
          <table:table-cell table:formula="of:=IF([.T173]&gt;[.T172];[.T173]-[.$U$3];[.T173]+[.$U$3])-[.$Y$4]" office:value-type="float" office:value="-0.180000000000001">
            <text:p>-0,18</text:p>
          </table:table-cell>
          <table:table-cell table:formula="of:=IF([.U173]&gt;0;IF([.U173]&gt;3;3*0.25;[.U173]*0.25);IF([.U173]&lt;-3;-3*0.16;[.U173]*0.16))/3" office:value-type="float" office:value="-0.00960000000000003">
            <text:p>-0,0096</text:p>
          </table:table-cell>
          <table:table-cell table:formula="of:=IF([.T173]=[.T172];[.W172];IF([.T173]&gt;[.T172];1;0))" office:value-type="float" office:value="0">
            <text:p>0</text:p>
          </table:table-cell>
          <table:table-cell table:formula="of:=IF(ABS([.T172])&lt;10;IF(OR(AND([.P173]&gt;[.P172];[.T172]&gt;=[.P166]);AND([.P173]&lt;[.P172];[.T172]&lt;=[.P16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3]" office:value-type="float" office:value="18">
            <text:p>18,00</text:p>
          </table:table-cell>
          <table:table-cell table:formula="of:=[.P173]+([.V173]*1+[.V172]*2+[.V171]*3+[.V170]*3+[.V169]*2+[.V168]*1+[.V167]*1+[.V166]*1)/14+RAND()*0.08-0.08/2+[.N174]" office:value-type="float" office:value="17.8737194221943">
            <text:p>17,8737194222</text:p>
          </table:table-cell>
          <table:table-cell table:formula="of:=ROUND(([.O174]-[.P174])*12)/12" office:value-type="float" office:value="0.166666666666667">
            <text:p>0,17</text:p>
          </table:table-cell>
          <table:table-cell table:formula="of:=IF([.X173]&gt;0;TRUNC([.R173]+[.Q174]*800);[.R173])" office:value-type="float" office:value="14117">
            <text:p>14117</text:p>
          </table:table-cell>
          <table:table-cell table:formula="of:=((([.Q174]*[.Q174]*10000)/256*[.$B$5]+[.$B$6]*256)*[.Q174]*100+[.R174]*[.$B$7])/256/256+0" office:value-type="float" office:value="3.97343737990768">
            <text:p>3,97</text:p>
          </table:table-cell>
          <table:table-cell table:formula="of:=IF([.S174]&gt;10;10;IF([.S174]&lt;-10;-10;IF([.S174]&gt;=[.T173];TRUNC([.S174]+1/4);TRUNC([.S174]+3/4))))" office:value-type="float" office:value="4">
            <text:p>4</text:p>
          </table:table-cell>
          <table:table-cell table:formula="of:=IF([.T174]&gt;[.T173];[.T174]-[.$U$3];[.T174]+[.$U$3])-[.$Y$4]" office:value-type="float" office:value="-0.180000000000001">
            <text:p>-0,18</text:p>
          </table:table-cell>
          <table:table-cell table:formula="of:=IF([.U174]&gt;0;IF([.U174]&gt;3;3*0.25;[.U174]*0.25);IF([.U174]&lt;-3;-3*0.16;[.U174]*0.16))/3" office:value-type="float" office:value="-0.00960000000000003">
            <text:p>-0,0096</text:p>
          </table:table-cell>
          <table:table-cell table:formula="of:=IF([.T174]=[.T173];[.W173];IF([.T174]&gt;[.T173];1;0))" office:value-type="float" office:value="0">
            <text:p>0</text:p>
          </table:table-cell>
          <table:table-cell table:formula="of:=IF(ABS([.T173])&lt;10;IF(OR(AND([.P174]&gt;[.P173];[.T173]&gt;=[.P167]);AND([.P174]&lt;[.P173];[.T173]&lt;=[.P16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4]" office:value-type="float" office:value="18">
            <text:p>18,00</text:p>
          </table:table-cell>
          <table:table-cell table:formula="of:=[.P174]+([.V174]*1+[.V173]*2+[.V172]*3+[.V171]*3+[.V170]*2+[.V169]*1+[.V168]*1+[.V167]*1)/14+RAND()*0.08-0.08/2+[.N175]" office:value-type="float" office:value="17.8587504476502">
            <text:p>17,8587504477</text:p>
          </table:table-cell>
          <table:table-cell table:formula="of:=ROUND(([.O175]-[.P175])*12)/12" office:value-type="float" office:value="0.166666666666667">
            <text:p>0,17</text:p>
          </table:table-cell>
          <table:table-cell table:formula="of:=IF([.X174]&gt;0;TRUNC([.R174]+[.Q175]*800);[.R174])" office:value-type="float" office:value="14117">
            <text:p>14117</text:p>
          </table:table-cell>
          <table:table-cell table:formula="of:=((([.Q175]*[.Q175]*10000)/256*[.$B$5]+[.$B$6]*256)*[.Q175]*100+[.R175]*[.$B$7])/256/256+0" office:value-type="float" office:value="3.97343737990768">
            <text:p>3,97</text:p>
          </table:table-cell>
          <table:table-cell table:formula="of:=IF([.S175]&gt;10;10;IF([.S175]&lt;-10;-10;IF([.S175]&gt;=[.T174];TRUNC([.S175]+1/4);TRUNC([.S175]+3/4))))" office:value-type="float" office:value="4">
            <text:p>4</text:p>
          </table:table-cell>
          <table:table-cell table:formula="of:=IF([.T175]&gt;[.T174];[.T175]-[.$U$3];[.T175]+[.$U$3])-[.$Y$4]" office:value-type="float" office:value="-0.180000000000001">
            <text:p>-0,18</text:p>
          </table:table-cell>
          <table:table-cell table:formula="of:=IF([.U175]&gt;0;IF([.U175]&gt;3;3*0.25;[.U175]*0.25);IF([.U175]&lt;-3;-3*0.16;[.U175]*0.16))/3" office:value-type="float" office:value="-0.00960000000000003">
            <text:p>-0,0096</text:p>
          </table:table-cell>
          <table:table-cell table:formula="of:=IF([.T175]=[.T174];[.W174];IF([.T175]&gt;[.T174];1;0))" office:value-type="float" office:value="0">
            <text:p>0</text:p>
          </table:table-cell>
          <table:table-cell table:formula="of:=IF(ABS([.T174])&lt;10;IF(OR(AND([.P175]&gt;[.P174];[.T174]&gt;=[.P168]);AND([.P175]&lt;[.P174];[.T174]&lt;=[.P16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5]" office:value-type="float" office:value="18">
            <text:p>18,00</text:p>
          </table:table-cell>
          <table:table-cell table:formula="of:=[.P175]+([.V175]*1+[.V174]*2+[.V173]*3+[.V172]*3+[.V171]*2+[.V170]*1+[.V169]*1+[.V168]*1)/14+RAND()*0.08-0.08/2+[.N176]" office:value-type="float" office:value="17.8112807202249">
            <text:p>17,8112807202</text:p>
          </table:table-cell>
          <table:table-cell table:formula="of:=ROUND(([.O176]-[.P176])*12)/12" office:value-type="float" office:value="0.166666666666667">
            <text:p>0,17</text:p>
          </table:table-cell>
          <table:table-cell table:formula="of:=IF([.X175]&gt;0;TRUNC([.R175]+[.Q176]*800);[.R175])" office:value-type="float" office:value="14250">
            <text:p>14250</text:p>
          </table:table-cell>
          <table:table-cell table:formula="of:=((([.Q176]*[.Q176]*10000)/256*[.$B$5]+[.$B$6]*256)*[.Q176]*100+[.R176]*[.$B$7])/256/256+0" office:value-type="float" office:value="4.00590808303268">
            <text:p>4,01</text:p>
          </table:table-cell>
          <table:table-cell table:formula="of:=IF([.S176]&gt;10;10;IF([.S176]&lt;-10;-10;IF([.S176]&gt;=[.T175];TRUNC([.S176]+1/4);TRUNC([.S176]+3/4))))" office:value-type="float" office:value="4">
            <text:p>4</text:p>
          </table:table-cell>
          <table:table-cell table:formula="of:=IF([.T176]&gt;[.T175];[.T176]-[.$U$3];[.T176]+[.$U$3])-[.$Y$4]" office:value-type="float" office:value="-0.180000000000001">
            <text:p>-0,18</text:p>
          </table:table-cell>
          <table:table-cell table:formula="of:=IF([.U176]&gt;0;IF([.U176]&gt;3;3*0.25;[.U176]*0.25);IF([.U176]&lt;-3;-3*0.16;[.U176]*0.16))/3" office:value-type="float" office:value="-0.00960000000000003">
            <text:p>-0,0096</text:p>
          </table:table-cell>
          <table:table-cell table:formula="of:=IF([.T176]=[.T175];[.W175];IF([.T176]&gt;[.T175];1;0))" office:value-type="float" office:value="0">
            <text:p>0</text:p>
          </table:table-cell>
          <table:table-cell table:formula="of:=IF(ABS([.T175])&lt;10;IF(OR(AND([.P176]&gt;[.P175];[.T175]&gt;=[.P169]);AND([.P176]&lt;[.P175];[.T175]&lt;=[.P16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6]" office:value-type="float" office:value="18">
            <text:p>18,00</text:p>
          </table:table-cell>
          <table:table-cell table:formula="of:=[.P176]+([.V176]*1+[.V175]*2+[.V174]*3+[.V173]*3+[.V172]*2+[.V171]*1+[.V170]*1+[.V169]*1)/14+RAND()*0.08-0.08/2+[.N177]" office:value-type="float" office:value="17.8203647444769">
            <text:p>17,8203647445</text:p>
          </table:table-cell>
          <table:table-cell table:formula="of:=ROUND(([.O177]-[.P177])*12)/12" office:value-type="float" office:value="0.166666666666667">
            <text:p>0,17</text:p>
          </table:table-cell>
          <table:table-cell table:formula="of:=IF([.X176]&gt;0;TRUNC([.R176]+[.Q177]*800);[.R176])" office:value-type="float" office:value="14383">
            <text:p>14383</text:p>
          </table:table-cell>
          <table:table-cell table:formula="of:=((([.Q177]*[.Q177]*10000)/256*[.$B$5]+[.$B$6]*256)*[.Q177]*100+[.R177]*[.$B$7])/256/256+0" office:value-type="float" office:value="4.03837878615768">
            <text:p>4,04</text:p>
          </table:table-cell>
          <table:table-cell table:formula="of:=IF([.S177]&gt;10;10;IF([.S177]&lt;-10;-10;IF([.S177]&gt;=[.T176];TRUNC([.S177]+1/4);TRUNC([.S177]+3/4))))" office:value-type="float" office:value="4">
            <text:p>4</text:p>
          </table:table-cell>
          <table:table-cell table:formula="of:=IF([.T177]&gt;[.T176];[.T177]-[.$U$3];[.T177]+[.$U$3])-[.$Y$4]" office:value-type="float" office:value="-0.180000000000001">
            <text:p>-0,18</text:p>
          </table:table-cell>
          <table:table-cell table:formula="of:=IF([.U177]&gt;0;IF([.U177]&gt;3;3*0.25;[.U177]*0.25);IF([.U177]&lt;-3;-3*0.16;[.U177]*0.16))/3" office:value-type="float" office:value="-0.00960000000000003">
            <text:p>-0,0096</text:p>
          </table:table-cell>
          <table:table-cell table:formula="of:=IF([.T177]=[.T176];[.W176];IF([.T177]&gt;[.T176];1;0))" office:value-type="float" office:value="0">
            <text:p>0</text:p>
          </table:table-cell>
          <table:table-cell table:formula="of:=IF(ABS([.T176])&lt;10;IF(OR(AND([.P177]&gt;[.P176];[.T176]&gt;=[.P170]);AND([.P177]&lt;[.P176];[.T176]&lt;=[.P17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7]" office:value-type="float" office:value="18">
            <text:p>18,00</text:p>
          </table:table-cell>
          <table:table-cell table:formula="of:=[.P177]+([.V177]*1+[.V176]*2+[.V175]*3+[.V174]*3+[.V173]*2+[.V172]*1+[.V171]*1+[.V170]*1)/14+RAND()*0.08-0.08/2+[.N178]" office:value-type="float" office:value="17.7957008377179">
            <text:p>17,7957008377</text:p>
          </table:table-cell>
          <table:table-cell table:formula="of:=ROUND(([.O178]-[.P178])*12)/12" office:value-type="float" office:value="0.166666666666667">
            <text:p>0,17</text:p>
          </table:table-cell>
          <table:table-cell table:formula="of:=IF([.X177]&gt;0;TRUNC([.R177]+[.Q178]*800);[.R177])" office:value-type="float" office:value="14383">
            <text:p>14383</text:p>
          </table:table-cell>
          <table:table-cell table:formula="of:=((([.Q178]*[.Q178]*10000)/256*[.$B$5]+[.$B$6]*256)*[.Q178]*100+[.R178]*[.$B$7])/256/256+0" office:value-type="float" office:value="4.03837878615768">
            <text:p>4,04</text:p>
          </table:table-cell>
          <table:table-cell table:formula="of:=IF([.S178]&gt;10;10;IF([.S178]&lt;-10;-10;IF([.S178]&gt;=[.T177];TRUNC([.S178]+1/4);TRUNC([.S178]+3/4))))" office:value-type="float" office:value="4">
            <text:p>4</text:p>
          </table:table-cell>
          <table:table-cell table:formula="of:=IF([.T178]&gt;[.T177];[.T178]-[.$U$3];[.T178]+[.$U$3])-[.$Y$4]" office:value-type="float" office:value="-0.180000000000001">
            <text:p>-0,18</text:p>
          </table:table-cell>
          <table:table-cell table:formula="of:=IF([.U178]&gt;0;IF([.U178]&gt;3;3*0.25;[.U178]*0.25);IF([.U178]&lt;-3;-3*0.16;[.U178]*0.16))/3" office:value-type="float" office:value="-0.00960000000000003">
            <text:p>-0,0096</text:p>
          </table:table-cell>
          <table:table-cell table:formula="of:=IF([.T178]=[.T177];[.W177];IF([.T178]&gt;[.T177];1;0))" office:value-type="float" office:value="0">
            <text:p>0</text:p>
          </table:table-cell>
          <table:table-cell table:formula="of:=IF(ABS([.T177])&lt;10;IF(OR(AND([.P178]&gt;[.P177];[.T177]&gt;=[.P171]);AND([.P178]&lt;[.P177];[.T177]&lt;=[.P17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8]" office:value-type="float" office:value="18">
            <text:p>18,00</text:p>
          </table:table-cell>
          <table:table-cell table:formula="of:=[.P178]+([.V178]*1+[.V177]*2+[.V176]*3+[.V175]*3+[.V174]*2+[.V173]*1+[.V172]*1+[.V171]*1)/14+RAND()*0.08-0.08/2+[.N179]" office:value-type="float" office:value="17.8031182908072">
            <text:p>17,8031182908</text:p>
          </table:table-cell>
          <table:table-cell table:formula="of:=ROUND(([.O179]-[.P179])*12)/12" office:value-type="float" office:value="0.166666666666667">
            <text:p>0,17</text:p>
          </table:table-cell>
          <table:table-cell table:formula="of:=IF([.X178]&gt;0;TRUNC([.R178]+[.Q179]*800);[.R178])" office:value-type="float" office:value="14516">
            <text:p>14516</text:p>
          </table:table-cell>
          <table:table-cell table:formula="of:=((([.Q179]*[.Q179]*10000)/256*[.$B$5]+[.$B$6]*256)*[.Q179]*100+[.R179]*[.$B$7])/256/256+0" office:value-type="float" office:value="4.07084948928268">
            <text:p>4,07</text:p>
          </table:table-cell>
          <table:table-cell table:formula="of:=IF([.S179]&gt;10;10;IF([.S179]&lt;-10;-10;IF([.S179]&gt;=[.T178];TRUNC([.S179]+1/4);TRUNC([.S179]+3/4))))" office:value-type="float" office:value="4">
            <text:p>4</text:p>
          </table:table-cell>
          <table:table-cell table:formula="of:=IF([.T179]&gt;[.T178];[.T179]-[.$U$3];[.T179]+[.$U$3])-[.$Y$4]" office:value-type="float" office:value="-0.180000000000001">
            <text:p>-0,18</text:p>
          </table:table-cell>
          <table:table-cell table:formula="of:=IF([.U179]&gt;0;IF([.U179]&gt;3;3*0.25;[.U179]*0.25);IF([.U179]&lt;-3;-3*0.16;[.U179]*0.16))/3" office:value-type="float" office:value="-0.00960000000000003">
            <text:p>-0,0096</text:p>
          </table:table-cell>
          <table:table-cell table:formula="of:=IF([.T179]=[.T178];[.W178];IF([.T179]&gt;[.T178];1;0))" office:value-type="float" office:value="0">
            <text:p>0</text:p>
          </table:table-cell>
          <table:table-cell table:formula="of:=IF(ABS([.T178])&lt;10;IF(OR(AND([.P179]&gt;[.P178];[.T178]&gt;=[.P172]);AND([.P179]&lt;[.P178];[.T178]&lt;=[.P17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9]" office:value-type="float" office:value="18">
            <text:p>18,00</text:p>
          </table:table-cell>
          <table:table-cell table:formula="of:=[.P179]+([.V179]*1+[.V178]*2+[.V177]*3+[.V176]*3+[.V175]*2+[.V174]*1+[.V173]*1+[.V172]*1)/14+RAND()*0.08-0.08/2+[.N180]" office:value-type="float" office:value="17.8294713818549">
            <text:p>17,8294713819</text:p>
          </table:table-cell>
          <table:table-cell table:formula="of:=ROUND(([.O180]-[.P180])*12)/12" office:value-type="float" office:value="0.166666666666667">
            <text:p>0,17</text:p>
          </table:table-cell>
          <table:table-cell table:formula="of:=IF([.X179]&gt;0;TRUNC([.R179]+[.Q180]*800);[.R179])" office:value-type="float" office:value="14516">
            <text:p>14516</text:p>
          </table:table-cell>
          <table:table-cell table:formula="of:=((([.Q180]*[.Q180]*10000)/256*[.$B$5]+[.$B$6]*256)*[.Q180]*100+[.R180]*[.$B$7])/256/256+0" office:value-type="float" office:value="4.07084948928268">
            <text:p>4,07</text:p>
          </table:table-cell>
          <table:table-cell table:formula="of:=IF([.S180]&gt;10;10;IF([.S180]&lt;-10;-10;IF([.S180]&gt;=[.T179];TRUNC([.S180]+1/4);TRUNC([.S180]+3/4))))" office:value-type="float" office:value="4">
            <text:p>4</text:p>
          </table:table-cell>
          <table:table-cell table:formula="of:=IF([.T180]&gt;[.T179];[.T180]-[.$U$3];[.T180]+[.$U$3])-[.$Y$4]" office:value-type="float" office:value="-0.180000000000001">
            <text:p>-0,18</text:p>
          </table:table-cell>
          <table:table-cell table:formula="of:=IF([.U180]&gt;0;IF([.U180]&gt;3;3*0.25;[.U180]*0.25);IF([.U180]&lt;-3;-3*0.16;[.U180]*0.16))/3" office:value-type="float" office:value="-0.00960000000000003">
            <text:p>-0,0096</text:p>
          </table:table-cell>
          <table:table-cell table:formula="of:=IF([.T180]=[.T179];[.W179];IF([.T180]&gt;[.T179];1;0))" office:value-type="float" office:value="0">
            <text:p>0</text:p>
          </table:table-cell>
          <table:table-cell table:formula="of:=IF(ABS([.T179])&lt;10;IF(OR(AND([.P180]&gt;[.P179];[.T179]&gt;=[.P173]);AND([.P180]&lt;[.P179];[.T179]&lt;=[.P17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0]" office:value-type="float" office:value="18">
            <text:p>18,00</text:p>
          </table:table-cell>
          <table:table-cell table:formula="of:=[.P180]+([.V180]*1+[.V179]*2+[.V178]*3+[.V177]*3+[.V176]*2+[.V175]*1+[.V174]*1+[.V173]*1)/14+RAND()*0.08-0.08/2+[.N181]" office:value-type="float" office:value="17.8236123507454">
            <text:p>17,8236123507</text:p>
          </table:table-cell>
          <table:table-cell table:formula="of:=ROUND(([.O181]-[.P181])*12)/12" office:value-type="float" office:value="0.166666666666667">
            <text:p>0,17</text:p>
          </table:table-cell>
          <table:table-cell table:formula="of:=IF([.X180]&gt;0;TRUNC([.R180]+[.Q181]*800);[.R180])" office:value-type="float" office:value="14516">
            <text:p>14516</text:p>
          </table:table-cell>
          <table:table-cell table:formula="of:=((([.Q181]*[.Q181]*10000)/256*[.$B$5]+[.$B$6]*256)*[.Q181]*100+[.R181]*[.$B$7])/256/256+0" office:value-type="float" office:value="4.07084948928268">
            <text:p>4,07</text:p>
          </table:table-cell>
          <table:table-cell table:formula="of:=IF([.S181]&gt;10;10;IF([.S181]&lt;-10;-10;IF([.S181]&gt;=[.T180];TRUNC([.S181]+1/4);TRUNC([.S181]+3/4))))" office:value-type="float" office:value="4">
            <text:p>4</text:p>
          </table:table-cell>
          <table:table-cell table:formula="of:=IF([.T181]&gt;[.T180];[.T181]-[.$U$3];[.T181]+[.$U$3])-[.$Y$4]" office:value-type="float" office:value="-0.180000000000001">
            <text:p>-0,18</text:p>
          </table:table-cell>
          <table:table-cell table:formula="of:=IF([.U181]&gt;0;IF([.U181]&gt;3;3*0.25;[.U181]*0.25);IF([.U181]&lt;-3;-3*0.16;[.U181]*0.16))/3" office:value-type="float" office:value="-0.00960000000000003">
            <text:p>-0,0096</text:p>
          </table:table-cell>
          <table:table-cell table:formula="of:=IF([.T181]=[.T180];[.W180];IF([.T181]&gt;[.T180];1;0))" office:value-type="float" office:value="0">
            <text:p>0</text:p>
          </table:table-cell>
          <table:table-cell table:formula="of:=IF(ABS([.T180])&lt;10;IF(OR(AND([.P181]&gt;[.P180];[.T180]&gt;=[.P174]);AND([.P181]&lt;[.P180];[.T180]&lt;=[.P17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1]" office:value-type="float" office:value="18">
            <text:p>18,00</text:p>
          </table:table-cell>
          <table:table-cell table:formula="of:=[.P181]+([.V181]*1+[.V180]*2+[.V179]*3+[.V178]*3+[.V177]*2+[.V176]*1+[.V175]*1+[.V174]*1)/14+RAND()*0.08-0.08/2+[.N182]" office:value-type="float" office:value="17.7910644795447">
            <text:p>17,7910644795</text:p>
          </table:table-cell>
          <table:table-cell table:formula="of:=ROUND(([.O182]-[.P182])*12)/12" office:value-type="float" office:value="0.25">
            <text:p>0,25</text:p>
          </table:table-cell>
          <table:table-cell table:formula="of:=IF([.X181]&gt;0;TRUNC([.R181]+[.Q182]*800);[.R181])" office:value-type="float" office:value="14716">
            <text:p>14716</text:p>
          </table:table-cell>
          <table:table-cell table:formula="of:=((([.Q182]*[.Q182]*10000)/256*[.$B$5]+[.$B$6]*256)*[.Q182]*100+[.R182]*[.$B$7])/256/256+0" office:value-type="float" office:value="4.39451253414154">
            <text:p>4,39</text:p>
          </table:table-cell>
          <table:table-cell table:formula="of:=IF([.S182]&gt;10;10;IF([.S182]&lt;-10;-10;IF([.S182]&gt;=[.T181];TRUNC([.S182]+1/4);TRUNC([.S182]+3/4))))" office:value-type="float" office:value="4">
            <text:p>4</text:p>
          </table:table-cell>
          <table:table-cell table:formula="of:=IF([.T182]&gt;[.T181];[.T182]-[.$U$3];[.T182]+[.$U$3])-[.$Y$4]" office:value-type="float" office:value="-0.180000000000001">
            <text:p>-0,18</text:p>
          </table:table-cell>
          <table:table-cell table:formula="of:=IF([.U182]&gt;0;IF([.U182]&gt;3;3*0.25;[.U182]*0.25);IF([.U182]&lt;-3;-3*0.16;[.U182]*0.16))/3" office:value-type="float" office:value="-0.00960000000000003">
            <text:p>-0,0096</text:p>
          </table:table-cell>
          <table:table-cell table:formula="of:=IF([.T182]=[.T181];[.W181];IF([.T182]&gt;[.T181];1;0))" office:value-type="float" office:value="0">
            <text:p>0</text:p>
          </table:table-cell>
          <table:table-cell table:formula="of:=IF(ABS([.T181])&lt;10;IF(OR(AND([.P182]&gt;[.P181];[.T181]&gt;=[.P175]);AND([.P182]&lt;[.P181];[.T181]&lt;=[.P17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2]" office:value-type="float" office:value="18">
            <text:p>18,00</text:p>
          </table:table-cell>
          <table:table-cell table:formula="of:=[.P182]+([.V182]*1+[.V181]*2+[.V180]*3+[.V179]*3+[.V178]*2+[.V177]*1+[.V176]*1+[.V175]*1)/14+RAND()*0.08-0.08/2+[.N183]" office:value-type="float" office:value="17.7883541653096">
            <text:p>17,7883541653</text:p>
          </table:table-cell>
          <table:table-cell table:formula="of:=ROUND(([.O183]-[.P183])*12)/12" office:value-type="float" office:value="0.25">
            <text:p>0,25</text:p>
          </table:table-cell>
          <table:table-cell table:formula="of:=IF([.X182]&gt;0;TRUNC([.R182]+[.Q183]*800);[.R182])" office:value-type="float" office:value="14916">
            <text:p>14916</text:p>
          </table:table-cell>
          <table:table-cell table:formula="of:=((([.Q183]*[.Q183]*10000)/256*[.$B$5]+[.$B$6]*256)*[.Q183]*100+[.R183]*[.$B$7])/256/256+0" office:value-type="float" office:value="4.44334065914154">
            <text:p>4,44</text:p>
          </table:table-cell>
          <table:table-cell table:formula="of:=IF([.S183]&gt;10;10;IF([.S183]&lt;-10;-10;IF([.S183]&gt;=[.T182];TRUNC([.S183]+1/4);TRUNC([.S183]+3/4))))" office:value-type="float" office:value="4">
            <text:p>4</text:p>
          </table:table-cell>
          <table:table-cell table:formula="of:=IF([.T183]&gt;[.T182];[.T183]-[.$U$3];[.T183]+[.$U$3])-[.$Y$4]" office:value-type="float" office:value="-0.180000000000001">
            <text:p>-0,18</text:p>
          </table:table-cell>
          <table:table-cell table:formula="of:=IF([.U183]&gt;0;IF([.U183]&gt;3;3*0.25;[.U183]*0.25);IF([.U183]&lt;-3;-3*0.16;[.U183]*0.16))/3" office:value-type="float" office:value="-0.00960000000000003">
            <text:p>-0,0096</text:p>
          </table:table-cell>
          <table:table-cell table:formula="of:=IF([.T183]=[.T182];[.W182];IF([.T183]&gt;[.T182];1;0))" office:value-type="float" office:value="0">
            <text:p>0</text:p>
          </table:table-cell>
          <table:table-cell table:formula="of:=IF(ABS([.T182])&lt;10;IF(OR(AND([.P183]&gt;[.P182];[.T182]&gt;=[.P176]);AND([.P183]&lt;[.P182];[.T182]&lt;=[.P17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3]" office:value-type="float" office:value="18">
            <text:p>18,00</text:p>
          </table:table-cell>
          <table:table-cell table:formula="of:=[.P183]+([.V183]*1+[.V182]*2+[.V181]*3+[.V180]*3+[.V179]*2+[.V178]*1+[.V177]*1+[.V176]*1)/14+RAND()*0.08-0.08/2+[.N184]" office:value-type="float" office:value="17.7957842831194">
            <text:p>17,7957842831</text:p>
          </table:table-cell>
          <table:table-cell table:formula="of:=ROUND(([.O184]-[.P184])*12)/12" office:value-type="float" office:value="0.166666666666667">
            <text:p>0,17</text:p>
          </table:table-cell>
          <table:table-cell table:formula="of:=IF([.X183]&gt;0;TRUNC([.R183]+[.Q184]*800);[.R183])" office:value-type="float" office:value="15049">
            <text:p>15049</text:p>
          </table:table-cell>
          <table:table-cell table:formula="of:=((([.Q184]*[.Q184]*10000)/256*[.$B$5]+[.$B$6]*256)*[.Q184]*100+[.R184]*[.$B$7])/256/256+0" office:value-type="float" office:value="4.20097644240768">
            <text:p>4,20</text:p>
          </table:table-cell>
          <table:table-cell table:formula="of:=IF([.S184]&gt;10;10;IF([.S184]&lt;-10;-10;IF([.S184]&gt;=[.T183];TRUNC([.S184]+1/4);TRUNC([.S184]+3/4))))" office:value-type="float" office:value="4">
            <text:p>4</text:p>
          </table:table-cell>
          <table:table-cell table:formula="of:=IF([.T184]&gt;[.T183];[.T184]-[.$U$3];[.T184]+[.$U$3])-[.$Y$4]" office:value-type="float" office:value="-0.180000000000001">
            <text:p>-0,18</text:p>
          </table:table-cell>
          <table:table-cell table:formula="of:=IF([.U184]&gt;0;IF([.U184]&gt;3;3*0.25;[.U184]*0.25);IF([.U184]&lt;-3;-3*0.16;[.U184]*0.16))/3" office:value-type="float" office:value="-0.00960000000000003">
            <text:p>-0,0096</text:p>
          </table:table-cell>
          <table:table-cell table:formula="of:=IF([.T184]=[.T183];[.W183];IF([.T184]&gt;[.T183];1;0))" office:value-type="float" office:value="0">
            <text:p>0</text:p>
          </table:table-cell>
          <table:table-cell table:formula="of:=IF(ABS([.T183])&lt;10;IF(OR(AND([.P184]&gt;[.P183];[.T183]&gt;=[.P177]);AND([.P184]&lt;[.P183];[.T183]&lt;=[.P17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4]" office:value-type="float" office:value="18">
            <text:p>18,00</text:p>
          </table:table-cell>
          <table:table-cell table:formula="of:=[.P184]+([.V184]*1+[.V183]*2+[.V182]*3+[.V181]*3+[.V180]*2+[.V179]*1+[.V178]*1+[.V177]*1)/14+RAND()*0.08-0.08/2+[.N185]" office:value-type="float" office:value="17.8137173930153">
            <text:p>17,813717393</text:p>
          </table:table-cell>
          <table:table-cell table:formula="of:=ROUND(([.O185]-[.P185])*12)/12" office:value-type="float" office:value="0.166666666666667">
            <text:p>0,17</text:p>
          </table:table-cell>
          <table:table-cell table:formula="of:=IF([.X184]&gt;0;TRUNC([.R184]+[.Q185]*800);[.R184])" office:value-type="float" office:value="15049">
            <text:p>15049</text:p>
          </table:table-cell>
          <table:table-cell table:formula="of:=((([.Q185]*[.Q185]*10000)/256*[.$B$5]+[.$B$6]*256)*[.Q185]*100+[.R185]*[.$B$7])/256/256+0" office:value-type="float" office:value="4.20097644240768">
            <text:p>4,20</text:p>
          </table:table-cell>
          <table:table-cell table:formula="of:=IF([.S185]&gt;10;10;IF([.S185]&lt;-10;-10;IF([.S185]&gt;=[.T184];TRUNC([.S185]+1/4);TRUNC([.S185]+3/4))))" office:value-type="float" office:value="4">
            <text:p>4</text:p>
          </table:table-cell>
          <table:table-cell table:formula="of:=IF([.T185]&gt;[.T184];[.T185]-[.$U$3];[.T185]+[.$U$3])-[.$Y$4]" office:value-type="float" office:value="-0.180000000000001">
            <text:p>-0,18</text:p>
          </table:table-cell>
          <table:table-cell table:formula="of:=IF([.U185]&gt;0;IF([.U185]&gt;3;3*0.25;[.U185]*0.25);IF([.U185]&lt;-3;-3*0.16;[.U185]*0.16))/3" office:value-type="float" office:value="-0.00960000000000003">
            <text:p>-0,0096</text:p>
          </table:table-cell>
          <table:table-cell table:formula="of:=IF([.T185]=[.T184];[.W184];IF([.T185]&gt;[.T184];1;0))" office:value-type="float" office:value="0">
            <text:p>0</text:p>
          </table:table-cell>
          <table:table-cell table:formula="of:=IF(ABS([.T184])&lt;10;IF(OR(AND([.P185]&gt;[.P184];[.T184]&gt;=[.P178]);AND([.P185]&lt;[.P184];[.T184]&lt;=[.P17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5]" office:value-type="float" office:value="18">
            <text:p>18,00</text:p>
          </table:table-cell>
          <table:table-cell table:formula="of:=[.P185]+([.V185]*1+[.V184]*2+[.V183]*3+[.V182]*3+[.V181]*2+[.V180]*1+[.V179]*1+[.V178]*1)/14+RAND()*0.08-0.08/2+[.N186]" office:value-type="float" office:value="17.836412212333">
            <text:p>17,8364122123</text:p>
          </table:table-cell>
          <table:table-cell table:formula="of:=ROUND(([.O186]-[.P186])*12)/12" office:value-type="float" office:value="0.166666666666667">
            <text:p>0,17</text:p>
          </table:table-cell>
          <table:table-cell table:formula="of:=IF([.X185]&gt;0;TRUNC([.R185]+[.Q186]*800);[.R185])" office:value-type="float" office:value="15049">
            <text:p>15049</text:p>
          </table:table-cell>
          <table:table-cell table:formula="of:=((([.Q186]*[.Q186]*10000)/256*[.$B$5]+[.$B$6]*256)*[.Q186]*100+[.R186]*[.$B$7])/256/256+0" office:value-type="float" office:value="4.20097644240768">
            <text:p>4,20</text:p>
          </table:table-cell>
          <table:table-cell table:formula="of:=IF([.S186]&gt;10;10;IF([.S186]&lt;-10;-10;IF([.S186]&gt;=[.T185];TRUNC([.S186]+1/4);TRUNC([.S186]+3/4))))" office:value-type="float" office:value="4">
            <text:p>4</text:p>
          </table:table-cell>
          <table:table-cell table:formula="of:=IF([.T186]&gt;[.T185];[.T186]-[.$U$3];[.T186]+[.$U$3])-[.$Y$4]" office:value-type="float" office:value="-0.180000000000001">
            <text:p>-0,18</text:p>
          </table:table-cell>
          <table:table-cell table:formula="of:=IF([.U186]&gt;0;IF([.U186]&gt;3;3*0.25;[.U186]*0.25);IF([.U186]&lt;-3;-3*0.16;[.U186]*0.16))/3" office:value-type="float" office:value="-0.00960000000000003">
            <text:p>-0,0096</text:p>
          </table:table-cell>
          <table:table-cell table:formula="of:=IF([.T186]=[.T185];[.W185];IF([.T186]&gt;[.T185];1;0))" office:value-type="float" office:value="0">
            <text:p>0</text:p>
          </table:table-cell>
          <table:table-cell table:formula="of:=IF(ABS([.T185])&lt;10;IF(OR(AND([.P186]&gt;[.P185];[.T185]&gt;=[.P179]);AND([.P186]&lt;[.P185];[.T185]&lt;=[.P17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6]" office:value-type="float" office:value="18">
            <text:p>18,00</text:p>
          </table:table-cell>
          <table:table-cell table:formula="of:=[.P186]+([.V186]*1+[.V185]*2+[.V184]*3+[.V183]*3+[.V182]*2+[.V181]*1+[.V180]*1+[.V179]*1)/14+RAND()*0.08-0.08/2+[.N187]" office:value-type="float" office:value="17.8435236967876">
            <text:p>17,8435236968</text:p>
          </table:table-cell>
          <table:table-cell table:formula="of:=ROUND(([.O187]-[.P187])*12)/12" office:value-type="float" office:value="0.166666666666667">
            <text:p>0,17</text:p>
          </table:table-cell>
          <table:table-cell table:formula="of:=IF([.X186]&gt;0;TRUNC([.R186]+[.Q187]*800);[.R186])" office:value-type="float" office:value="15049">
            <text:p>15049</text:p>
          </table:table-cell>
          <table:table-cell table:formula="of:=((([.Q187]*[.Q187]*10000)/256*[.$B$5]+[.$B$6]*256)*[.Q187]*100+[.R187]*[.$B$7])/256/256+0" office:value-type="float" office:value="4.20097644240768">
            <text:p>4,20</text:p>
          </table:table-cell>
          <table:table-cell table:formula="of:=IF([.S187]&gt;10;10;IF([.S187]&lt;-10;-10;IF([.S187]&gt;=[.T186];TRUNC([.S187]+1/4);TRUNC([.S187]+3/4))))" office:value-type="float" office:value="4">
            <text:p>4</text:p>
          </table:table-cell>
          <table:table-cell table:formula="of:=IF([.T187]&gt;[.T186];[.T187]-[.$U$3];[.T187]+[.$U$3])-[.$Y$4]" office:value-type="float" office:value="-0.180000000000001">
            <text:p>-0,18</text:p>
          </table:table-cell>
          <table:table-cell table:formula="of:=IF([.U187]&gt;0;IF([.U187]&gt;3;3*0.25;[.U187]*0.25);IF([.U187]&lt;-3;-3*0.16;[.U187]*0.16))/3" office:value-type="float" office:value="-0.00960000000000003">
            <text:p>-0,0096</text:p>
          </table:table-cell>
          <table:table-cell table:formula="of:=IF([.T187]=[.T186];[.W186];IF([.T187]&gt;[.T186];1;0))" office:value-type="float" office:value="0">
            <text:p>0</text:p>
          </table:table-cell>
          <table:table-cell table:formula="of:=IF(ABS([.T186])&lt;10;IF(OR(AND([.P187]&gt;[.P186];[.T186]&gt;=[.P180]);AND([.P187]&lt;[.P186];[.T186]&lt;=[.P18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office:value-type="float" office:value="21">
            <text:p>21,00</text:p>
          </table:table-cell>
          <table:table-cell table:formula="of:=[.P187]+([.V187]*1+[.V186]*2+[.V185]*3+[.V184]*3+[.V183]*2+[.V182]*1+[.V181]*1+[.V180]*1)/14+RAND()*0.08-0.08/2+[.N188]" office:value-type="float" office:value="17.855975955823">
            <text:p>17,8559759558</text:p>
          </table:table-cell>
          <table:table-cell table:formula="of:=ROUND(([.O188]-[.P188])*12)/12" office:value-type="float" office:value="3.16666666666667">
            <text:p>3,17</text:p>
          </table:table-cell>
          <table:table-cell table:formula="of:=IF([.X187]&gt;0;TRUNC([.R187]+[.Q188]*800);[.R187])" office:value-type="float" office:value="15049">
            <text:p>15049</text:p>
          </table:table-cell>
          <table:table-cell table:formula="of:=((([.Q188]*[.Q188]*10000)/256*[.$B$5]+[.$B$6]*256)*[.Q188]*100+[.R188]*[.$B$7])/256/256+0" office:value-type="float" office:value="55.209820818018">
            <text:p>55,21</text:p>
          </table:table-cell>
          <table:table-cell table:formula="of:=IF([.S188]&gt;10;10;IF([.S188]&lt;-10;-10;IF([.S188]&gt;=[.T187];TRUNC([.S188]+1/4);TRUNC([.S188]+3/4))))" office:value-type="float" office:value="10">
            <text:p>10</text:p>
          </table:table-cell>
          <table:table-cell table:formula="of:=IF([.T188]&gt;[.T187];[.T188]-[.$U$3];[.T188]+[.$U$3])-[.$Y$4]" office:value-type="float" office:value="5.38">
            <text:p>5,38</text:p>
          </table:table-cell>
          <table:table-cell table:formula="of:=IF([.U188]&gt;0;IF([.U188]&gt;3;3*0.25;[.U188]*0.25);IF([.U188]&lt;-3;-3*0.16;[.U188]*0.16))/3" office:value-type="float" office:value="0.25">
            <text:p>0,25</text:p>
          </table:table-cell>
          <table:table-cell table:formula="of:=IF([.T188]=[.T187];[.W187];IF([.T188]&gt;[.T187];1;0))" office:value-type="float" office:value="1">
            <text:p>1</text:p>
          </table:table-cell>
          <table:table-cell table:formula="of:=IF(ABS([.T187])&lt;10;IF(OR(AND([.P188]&gt;[.P187];[.T187]&gt;=[.P181]);AND([.P188]&lt;[.P187];[.T187]&lt;=[.P18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8]" office:value-type="float" office:value="21">
            <text:p>21,00</text:p>
          </table:table-cell>
          <table:table-cell table:formula="of:=[.P188]+([.V188]*1+[.V187]*2+[.V186]*3+[.V185]*3+[.V184]*2+[.V183]*1+[.V182]*1+[.V181]*1)/14+RAND()*0.08-0.08/2+[.N189]" office:value-type="float" office:value="17.859621165661">
            <text:p>17,8596211657</text:p>
          </table:table-cell>
          <table:table-cell table:formula="of:=ROUND(([.O189]-[.P189])*12)/12" office:value-type="float" office:value="3.16666666666667">
            <text:p>3,17</text:p>
          </table:table-cell>
          <table:table-cell table:formula="of:=IF([.X188]&gt;0;TRUNC([.R188]+[.Q189]*800);[.R188])" office:value-type="float" office:value="15049">
            <text:p>15049</text:p>
          </table:table-cell>
          <table:table-cell table:formula="of:=((([.Q189]*[.Q189]*10000)/256*[.$B$5]+[.$B$6]*256)*[.Q189]*100+[.R189]*[.$B$7])/256/256+0" office:value-type="float" office:value="55.209820818018">
            <text:p>55,21</text:p>
          </table:table-cell>
          <table:table-cell table:formula="of:=IF([.S189]&gt;10;10;IF([.S189]&lt;-10;-10;IF([.S189]&gt;=[.T188];TRUNC([.S189]+1/4);TRUNC([.S189]+3/4))))" office:value-type="float" office:value="10">
            <text:p>10</text:p>
          </table:table-cell>
          <table:table-cell table:formula="of:=IF([.T189]&gt;[.T188];[.T189]-[.$U$3];[.T189]+[.$U$3])-[.$Y$4]" office:value-type="float" office:value="5.82">
            <text:p>5,82</text:p>
          </table:table-cell>
          <table:table-cell table:formula="of:=IF([.U189]&gt;0;IF([.U189]&gt;3;3*0.25;[.U189]*0.25);IF([.U189]&lt;-3;-3*0.16;[.U189]*0.16))/3" office:value-type="float" office:value="0.25">
            <text:p>0,25</text:p>
          </table:table-cell>
          <table:table-cell table:formula="of:=IF([.T189]=[.T188];[.W188];IF([.T189]&gt;[.T188];1;0))" office:value-type="float" office:value="1">
            <text:p>1</text:p>
          </table:table-cell>
          <table:table-cell table:formula="of:=IF(ABS([.T188])&lt;10;IF(OR(AND([.P189]&gt;[.P188];[.T188]&gt;=[.P182]);AND([.P189]&lt;[.P188];[.T188]&lt;=[.P18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9]" office:value-type="float" office:value="21">
            <text:p>21,00</text:p>
          </table:table-cell>
          <table:table-cell table:formula="of:=[.P189]+([.V189]*1+[.V188]*2+[.V187]*3+[.V186]*3+[.V185]*2+[.V184]*1+[.V183]*1+[.V182]*1)/14+RAND()*0.08-0.08/2+[.N190]" office:value-type="float" office:value="17.9443211697114">
            <text:p>17,9443211697</text:p>
          </table:table-cell>
          <table:table-cell table:formula="of:=ROUND(([.O190]-[.P190])*12)/12" office:value-type="float" office:value="3.08333333333333">
            <text:p>3,08</text:p>
          </table:table-cell>
          <table:table-cell table:formula="of:=IF([.X189]&gt;0;TRUNC([.R189]+[.Q190]*800);[.R189])" office:value-type="float" office:value="15049">
            <text:p>15049</text:p>
          </table:table-cell>
          <table:table-cell table:formula="of:=((([.Q190]*[.Q190]*10000)/256*[.$B$5]+[.$B$6]*256)*[.Q190]*100+[.R190]*[.$B$7])/256/256+0" office:value-type="float" office:value="51.7477930872529">
            <text:p>51,75</text:p>
          </table:table-cell>
          <table:table-cell table:formula="of:=IF([.S190]&gt;10;10;IF([.S190]&lt;-10;-10;IF([.S190]&gt;=[.T189];TRUNC([.S190]+1/4);TRUNC([.S190]+3/4))))" office:value-type="float" office:value="10">
            <text:p>10</text:p>
          </table:table-cell>
          <table:table-cell table:formula="of:=IF([.T190]&gt;[.T189];[.T190]-[.$U$3];[.T190]+[.$U$3])-[.$Y$4]" office:value-type="float" office:value="5.82">
            <text:p>5,82</text:p>
          </table:table-cell>
          <table:table-cell table:formula="of:=IF([.U190]&gt;0;IF([.U190]&gt;3;3*0.25;[.U190]*0.25);IF([.U190]&lt;-3;-3*0.16;[.U190]*0.16))/3" office:value-type="float" office:value="0.25">
            <text:p>0,25</text:p>
          </table:table-cell>
          <table:table-cell table:formula="of:=IF([.T190]=[.T189];[.W189];IF([.T190]&gt;[.T189];1;0))" office:value-type="float" office:value="1">
            <text:p>1</text:p>
          </table:table-cell>
          <table:table-cell table:formula="of:=IF(ABS([.T189])&lt;10;IF(OR(AND([.P190]&gt;[.P189];[.T189]&gt;=[.P183]);AND([.P190]&lt;[.P189];[.T189]&lt;=[.P18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0]" office:value-type="float" office:value="21">
            <text:p>21,00</text:p>
          </table:table-cell>
          <table:table-cell table:formula="of:=[.P190]+([.V190]*1+[.V189]*2+[.V188]*3+[.V187]*3+[.V186]*2+[.V185]*1+[.V184]*1+[.V183]*1)/14+RAND()*0.08-0.08/2+[.N191]" office:value-type="float" office:value="18.0204826637746">
            <text:p>18,0204826638</text:p>
          </table:table-cell>
          <table:table-cell table:formula="of:=ROUND(([.O191]-[.P191])*12)/12" office:value-type="float" office:value="3">
            <text:p>3,00</text:p>
          </table:table-cell>
          <table:table-cell table:formula="of:=IF([.X190]&gt;0;TRUNC([.R190]+[.Q191]*800);[.R190])" office:value-type="float" office:value="15049">
            <text:p>15049</text:p>
          </table:table-cell>
          <table:table-cell table:formula="of:=((([.Q191]*[.Q191]*10000)/256*[.$B$5]+[.$B$6]*256)*[.Q191]*100+[.R191]*[.$B$7])/256/256+0" office:value-type="float" office:value="48.454231262207">
            <text:p>48,45</text:p>
          </table:table-cell>
          <table:table-cell table:formula="of:=IF([.S191]&gt;10;10;IF([.S191]&lt;-10;-10;IF([.S191]&gt;=[.T190];TRUNC([.S191]+1/4);TRUNC([.S191]+3/4))))" office:value-type="float" office:value="10">
            <text:p>10</text:p>
          </table:table-cell>
          <table:table-cell table:formula="of:=IF([.T191]&gt;[.T190];[.T191]-[.$U$3];[.T191]+[.$U$3])-[.$Y$4]" office:value-type="float" office:value="5.82">
            <text:p>5,82</text:p>
          </table:table-cell>
          <table:table-cell table:formula="of:=IF([.U191]&gt;0;IF([.U191]&gt;3;3*0.25;[.U191]*0.25);IF([.U191]&lt;-3;-3*0.16;[.U191]*0.16))/3" office:value-type="float" office:value="0.25">
            <text:p>0,25</text:p>
          </table:table-cell>
          <table:table-cell table:formula="of:=IF([.T191]=[.T190];[.W190];IF([.T191]&gt;[.T190];1;0))" office:value-type="float" office:value="1">
            <text:p>1</text:p>
          </table:table-cell>
          <table:table-cell table:formula="of:=IF(ABS([.T190])&lt;10;IF(OR(AND([.P191]&gt;[.P190];[.T190]&gt;=[.P184]);AND([.P191]&lt;[.P190];[.T190]&lt;=[.P18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1]" office:value-type="float" office:value="21">
            <text:p>21,00</text:p>
          </table:table-cell>
          <table:table-cell table:formula="of:=[.P191]+([.V191]*1+[.V190]*2+[.V189]*3+[.V188]*3+[.V187]*2+[.V186]*1+[.V185]*1+[.V184]*1)/14+RAND()*0.08-0.08/2+[.N192]" office:value-type="float" office:value="18.1650642840825">
            <text:p>18,1650642841</text:p>
          </table:table-cell>
          <table:table-cell table:formula="of:=ROUND(([.O192]-[.P192])*12)/12" office:value-type="float" office:value="2.83333333333333">
            <text:p>2,83</text:p>
          </table:table-cell>
          <table:table-cell table:formula="of:=IF([.X191]&gt;0;TRUNC([.R191]+[.Q192]*800);[.R191])" office:value-type="float" office:value="15049">
            <text:p>15049</text:p>
          </table:table-cell>
          <table:table-cell table:formula="of:=((([.Q192]*[.Q192]*10000)/256*[.$B$5]+[.$B$6]*256)*[.Q192]*100+[.R192]*[.$B$7])/256/256+0" office:value-type="float" office:value="42.3542927989253">
            <text:p>42,35</text:p>
          </table:table-cell>
          <table:table-cell table:formula="of:=IF([.S192]&gt;10;10;IF([.S192]&lt;-10;-10;IF([.S192]&gt;=[.T191];TRUNC([.S192]+1/4);TRUNC([.S192]+3/4))))" office:value-type="float" office:value="10">
            <text:p>10</text:p>
          </table:table-cell>
          <table:table-cell table:formula="of:=IF([.T192]&gt;[.T191];[.T192]-[.$U$3];[.T192]+[.$U$3])-[.$Y$4]" office:value-type="float" office:value="5.82">
            <text:p>5,82</text:p>
          </table:table-cell>
          <table:table-cell table:formula="of:=IF([.U192]&gt;0;IF([.U192]&gt;3;3*0.25;[.U192]*0.25);IF([.U192]&lt;-3;-3*0.16;[.U192]*0.16))/3" office:value-type="float" office:value="0.25">
            <text:p>0,25</text:p>
          </table:table-cell>
          <table:table-cell table:formula="of:=IF([.T192]=[.T191];[.W191];IF([.T192]&gt;[.T191];1;0))" office:value-type="float" office:value="1">
            <text:p>1</text:p>
          </table:table-cell>
          <table:table-cell table:formula="of:=IF(ABS([.T191])&lt;10;IF(OR(AND([.P192]&gt;[.P191];[.T191]&gt;=[.P185]);AND([.P192]&lt;[.P191];[.T191]&lt;=[.P18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2]" office:value-type="float" office:value="21">
            <text:p>21,00</text:p>
          </table:table-cell>
          <table:table-cell table:formula="of:=[.P192]+([.V192]*1+[.V191]*2+[.V190]*3+[.V189]*3+[.V188]*2+[.V187]*1+[.V186]*1+[.V185]*1)/14+RAND()*0.08-0.08/2+[.N193]" office:value-type="float" office:value="18.3206278327069">
            <text:p>18,3206278327</text:p>
          </table:table-cell>
          <table:table-cell table:formula="of:=ROUND(([.O193]-[.P193])*12)/12" office:value-type="float" office:value="2.66666666666667">
            <text:p>2,67</text:p>
          </table:table-cell>
          <table:table-cell table:formula="of:=IF([.X192]&gt;0;TRUNC([.R192]+[.Q193]*800);[.R192])" office:value-type="float" office:value="15049">
            <text:p>15049</text:p>
          </table:table-cell>
          <table:table-cell table:formula="of:=((([.Q193]*[.Q193]*10000)/256*[.$B$5]+[.$B$6]*256)*[.Q193]*100+[.R193]*[.$B$7])/256/256+0" office:value-type="float" office:value="36.8735803674768">
            <text:p>36,87</text:p>
          </table:table-cell>
          <table:table-cell table:formula="of:=IF([.S193]&gt;10;10;IF([.S193]&lt;-10;-10;IF([.S193]&gt;=[.T192];TRUNC([.S193]+1/4);TRUNC([.S193]+3/4))))" office:value-type="float" office:value="10">
            <text:p>10</text:p>
          </table:table-cell>
          <table:table-cell table:formula="of:=IF([.T193]&gt;[.T192];[.T193]-[.$U$3];[.T193]+[.$U$3])-[.$Y$4]" office:value-type="float" office:value="5.82">
            <text:p>5,82</text:p>
          </table:table-cell>
          <table:table-cell table:formula="of:=IF([.U193]&gt;0;IF([.U193]&gt;3;3*0.25;[.U193]*0.25);IF([.U193]&lt;-3;-3*0.16;[.U193]*0.16))/3" office:value-type="float" office:value="0.25">
            <text:p>0,25</text:p>
          </table:table-cell>
          <table:table-cell table:formula="of:=IF([.T193]=[.T192];[.W192];IF([.T193]&gt;[.T192];1;0))" office:value-type="float" office:value="1">
            <text:p>1</text:p>
          </table:table-cell>
          <table:table-cell table:formula="of:=IF(ABS([.T192])&lt;10;IF(OR(AND([.P193]&gt;[.P192];[.T192]&gt;=[.P186]);AND([.P193]&lt;[.P192];[.T192]&lt;=[.P18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3]" office:value-type="float" office:value="21">
            <text:p>21,00</text:p>
          </table:table-cell>
          <table:table-cell table:formula="of:=[.P193]+([.V193]*1+[.V192]*2+[.V191]*3+[.V190]*3+[.V189]*2+[.V188]*1+[.V187]*1+[.V186]*1)/14+RAND()*0.08-0.08/2+[.N194]" office:value-type="float" office:value="18.506542480117">
            <text:p>18,5065424801</text:p>
          </table:table-cell>
          <table:table-cell table:formula="of:=ROUND(([.O194]-[.P194])*12)/12" office:value-type="float" office:value="2.5">
            <text:p>2,50</text:p>
          </table:table-cell>
          <table:table-cell table:formula="of:=IF([.X193]&gt;0;TRUNC([.R193]+[.Q194]*800);[.R193])" office:value-type="float" office:value="15049">
            <text:p>15049</text:p>
          </table:table-cell>
          <table:table-cell table:formula="of:=((([.Q194]*[.Q194]*10000)/256*[.$B$5]+[.$B$6]*256)*[.Q194]*100+[.R194]*[.$B$7])/256/256+0" office:value-type="float" office:value="31.9756689071655">
            <text:p>31,98</text:p>
          </table:table-cell>
          <table:table-cell table:formula="of:=IF([.S194]&gt;10;10;IF([.S194]&lt;-10;-10;IF([.S194]&gt;=[.T193];TRUNC([.S194]+1/4);TRUNC([.S194]+3/4))))" office:value-type="float" office:value="10">
            <text:p>10</text:p>
          </table:table-cell>
          <table:table-cell table:formula="of:=IF([.T194]&gt;[.T193];[.T194]-[.$U$3];[.T194]+[.$U$3])-[.$Y$4]" office:value-type="float" office:value="5.82">
            <text:p>5,82</text:p>
          </table:table-cell>
          <table:table-cell table:formula="of:=IF([.U194]&gt;0;IF([.U194]&gt;3;3*0.25;[.U194]*0.25);IF([.U194]&lt;-3;-3*0.16;[.U194]*0.16))/3" office:value-type="float" office:value="0.25">
            <text:p>0,25</text:p>
          </table:table-cell>
          <table:table-cell table:formula="of:=IF([.T194]=[.T193];[.W193];IF([.T194]&gt;[.T193];1;0))" office:value-type="float" office:value="1">
            <text:p>1</text:p>
          </table:table-cell>
          <table:table-cell table:formula="of:=IF(ABS([.T193])&lt;10;IF(OR(AND([.P194]&gt;[.P193];[.T193]&gt;=[.P187]);AND([.P194]&lt;[.P193];[.T193]&lt;=[.P18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4]" office:value-type="float" office:value="21">
            <text:p>21,00</text:p>
          </table:table-cell>
          <table:table-cell table:formula="of:=[.P194]+([.V194]*1+[.V193]*2+[.V192]*3+[.V191]*3+[.V190]*2+[.V189]*1+[.V188]*1+[.V187]*1)/14+RAND()*0.08-0.08/2+[.N195]" office:value-type="float" office:value="18.7400957643274">
            <text:p>18,7400957643</text:p>
          </table:table-cell>
          <table:table-cell table:formula="of:=ROUND(([.O195]-[.P195])*12)/12" office:value-type="float" office:value="2.25">
            <text:p>2,25</text:p>
          </table:table-cell>
          <table:table-cell table:formula="of:=IF([.X194]&gt;0;TRUNC([.R194]+[.Q195]*800);[.R194])" office:value-type="float" office:value="15049">
            <text:p>15049</text:p>
          </table:table-cell>
          <table:table-cell table:formula="of:=((([.Q195]*[.Q195]*10000)/256*[.$B$5]+[.$B$6]*256)*[.Q195]*100+[.R195]*[.$B$7])/256/256+0" office:value-type="float" office:value="25.641873717308">
            <text:p>25,64</text:p>
          </table:table-cell>
          <table:table-cell table:formula="of:=IF([.S195]&gt;10;10;IF([.S195]&lt;-10;-10;IF([.S195]&gt;=[.T194];TRUNC([.S195]+1/4);TRUNC([.S195]+3/4))))" office:value-type="float" office:value="10">
            <text:p>10</text:p>
          </table:table-cell>
          <table:table-cell table:formula="of:=IF([.T195]&gt;[.T194];[.T195]-[.$U$3];[.T195]+[.$U$3])-[.$Y$4]" office:value-type="float" office:value="5.82">
            <text:p>5,82</text:p>
          </table:table-cell>
          <table:table-cell table:formula="of:=IF([.U195]&gt;0;IF([.U195]&gt;3;3*0.25;[.U195]*0.25);IF([.U195]&lt;-3;-3*0.16;[.U195]*0.16))/3" office:value-type="float" office:value="0.25">
            <text:p>0,25</text:p>
          </table:table-cell>
          <table:table-cell table:formula="of:=IF([.T195]=[.T194];[.W194];IF([.T195]&gt;[.T194];1;0))" office:value-type="float" office:value="1">
            <text:p>1</text:p>
          </table:table-cell>
          <table:table-cell table:formula="of:=IF(ABS([.T194])&lt;10;IF(OR(AND([.P195]&gt;[.P194];[.T194]&gt;=[.P188]);AND([.P195]&lt;[.P194];[.T194]&lt;=[.P18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5]" office:value-type="float" office:value="21">
            <text:p>21,00</text:p>
          </table:table-cell>
          <table:table-cell table:formula="of:=[.P195]+([.V195]*1+[.V194]*2+[.V193]*3+[.V192]*3+[.V191]*2+[.V190]*1+[.V189]*1+[.V188]*1)/14+RAND()*0.08-0.08/2+[.N196]" office:value-type="float" office:value="18.9703800094534">
            <text:p>18,9703800095</text:p>
          </table:table-cell>
          <table:table-cell table:formula="of:=ROUND(([.O196]-[.P196])*12)/12" office:value-type="float" office:value="2">
            <text:p>2,00</text:p>
          </table:table-cell>
          <table:table-cell table:formula="of:=IF([.X195]&gt;0;TRUNC([.R195]+[.Q196]*800);[.R195])" office:value-type="float" office:value="15049">
            <text:p>15049</text:p>
          </table:table-cell>
          <table:table-cell table:formula="of:=((([.Q196]*[.Q196]*10000)/256*[.$B$5]+[.$B$6]*256)*[.Q196]*100+[.R196]*[.$B$7])/256/256+0" office:value-type="float" office:value="20.4144897460937">
            <text:p>20,41</text:p>
          </table:table-cell>
          <table:table-cell table:formula="of:=IF([.S196]&gt;10;10;IF([.S196]&lt;-10;-10;IF([.S196]&gt;=[.T195];TRUNC([.S196]+1/4);TRUNC([.S196]+3/4))))" office:value-type="float" office:value="10">
            <text:p>10</text:p>
          </table:table-cell>
          <table:table-cell table:formula="of:=IF([.T196]&gt;[.T195];[.T196]-[.$U$3];[.T196]+[.$U$3])-[.$Y$4]" office:value-type="float" office:value="5.82">
            <text:p>5,82</text:p>
          </table:table-cell>
          <table:table-cell table:formula="of:=IF([.U196]&gt;0;IF([.U196]&gt;3;3*0.25;[.U196]*0.25);IF([.U196]&lt;-3;-3*0.16;[.U196]*0.16))/3" office:value-type="float" office:value="0.25">
            <text:p>0,25</text:p>
          </table:table-cell>
          <table:table-cell table:formula="of:=IF([.T196]=[.T195];[.W195];IF([.T196]&gt;[.T195];1;0))" office:value-type="float" office:value="1">
            <text:p>1</text:p>
          </table:table-cell>
          <table:table-cell table:formula="of:=IF(ABS([.T195])&lt;10;IF(OR(AND([.P196]&gt;[.P195];[.T195]&gt;=[.P189]);AND([.P196]&lt;[.P195];[.T195]&lt;=[.P18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6]" office:value-type="float" office:value="21">
            <text:p>21,00</text:p>
          </table:table-cell>
          <table:table-cell table:formula="of:=[.P196]+([.V196]*1+[.V195]*2+[.V194]*3+[.V193]*3+[.V192]*2+[.V191]*1+[.V190]*1+[.V189]*1)/14+RAND()*0.08-0.08/2+[.N197]" office:value-type="float" office:value="19.2007023522664">
            <text:p>19,2007023523</text:p>
          </table:table-cell>
          <table:table-cell table:formula="of:=ROUND(([.O197]-[.P197])*12)/12" office:value-type="float" office:value="1.83333333333333">
            <text:p>1,83</text:p>
          </table:table-cell>
          <table:table-cell table:formula="of:=IF([.X196]&gt;0;TRUNC([.R196]+[.Q197]*800);[.R196])" office:value-type="float" office:value="15049">
            <text:p>15049</text:p>
          </table:table-cell>
          <table:table-cell table:formula="of:=((([.Q197]*[.Q197]*10000)/256*[.$B$5]+[.$B$6]*256)*[.Q197]*100+[.R197]*[.$B$7])/256/256+0" office:value-type="float" office:value="17.4835315633703">
            <text:p>17,48</text:p>
          </table:table-cell>
          <table:table-cell table:formula="of:=IF([.S197]&gt;10;10;IF([.S197]&lt;-10;-10;IF([.S197]&gt;=[.T196];TRUNC([.S197]+1/4);TRUNC([.S197]+3/4))))" office:value-type="float" office:value="10">
            <text:p>10</text:p>
          </table:table-cell>
          <table:table-cell table:formula="of:=IF([.T197]&gt;[.T196];[.T197]-[.$U$3];[.T197]+[.$U$3])-[.$Y$4]" office:value-type="float" office:value="5.82">
            <text:p>5,82</text:p>
          </table:table-cell>
          <table:table-cell table:formula="of:=IF([.U197]&gt;0;IF([.U197]&gt;3;3*0.25;[.U197]*0.25);IF([.U197]&lt;-3;-3*0.16;[.U197]*0.16))/3" office:value-type="float" office:value="0.25">
            <text:p>0,25</text:p>
          </table:table-cell>
          <table:table-cell table:formula="of:=IF([.T197]=[.T196];[.W196];IF([.T197]&gt;[.T196];1;0))" office:value-type="float" office:value="1">
            <text:p>1</text:p>
          </table:table-cell>
          <table:table-cell table:formula="of:=IF(ABS([.T196])&lt;10;IF(OR(AND([.P197]&gt;[.P196];[.T196]&gt;=[.P190]);AND([.P197]&lt;[.P196];[.T196]&lt;=[.P19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7]" office:value-type="float" office:value="21">
            <text:p>21,00</text:p>
          </table:table-cell>
          <table:table-cell table:formula="of:=[.P197]+([.V197]*1+[.V196]*2+[.V195]*3+[.V194]*3+[.V193]*2+[.V192]*1+[.V191]*1+[.V190]*1)/14+RAND()*0.08-0.08/2+[.N198]" office:value-type="float" office:value="19.462838927697">
            <text:p>19,4628389277</text:p>
          </table:table-cell>
          <table:table-cell table:formula="of:=ROUND(([.O198]-[.P198])*12)/12" office:value-type="float" office:value="1.5">
            <text:p>1,50</text:p>
          </table:table-cell>
          <table:table-cell table:formula="of:=IF([.X197]&gt;0;TRUNC([.R197]+[.Q198]*800);[.R197])" office:value-type="float" office:value="15049">
            <text:p>15049</text:p>
          </table:table-cell>
          <table:table-cell table:formula="of:=((([.Q198]*[.Q198]*10000)/256*[.$B$5]+[.$B$6]*256)*[.Q198]*100+[.R198]*[.$B$7])/256/256+0" office:value-type="float" office:value="12.7872171401978">
            <text:p>12,79</text:p>
          </table:table-cell>
          <table:table-cell table:formula="of:=IF([.S198]&gt;10;10;IF([.S198]&lt;-10;-10;IF([.S198]&gt;=[.T197];TRUNC([.S198]+1/4);TRUNC([.S198]+3/4))))" office:value-type="float" office:value="10">
            <text:p>10</text:p>
          </table:table-cell>
          <table:table-cell table:formula="of:=IF([.T198]&gt;[.T197];[.T198]-[.$U$3];[.T198]+[.$U$3])-[.$Y$4]" office:value-type="float" office:value="5.82">
            <text:p>5,82</text:p>
          </table:table-cell>
          <table:table-cell table:formula="of:=IF([.U198]&gt;0;IF([.U198]&gt;3;3*0.25;[.U198]*0.25);IF([.U198]&lt;-3;-3*0.16;[.U198]*0.16))/3" office:value-type="float" office:value="0.25">
            <text:p>0,25</text:p>
          </table:table-cell>
          <table:table-cell table:formula="of:=IF([.T198]=[.T197];[.W197];IF([.T198]&gt;[.T197];1;0))" office:value-type="float" office:value="1">
            <text:p>1</text:p>
          </table:table-cell>
          <table:table-cell table:formula="of:=IF(ABS([.T197])&lt;10;IF(OR(AND([.P198]&gt;[.P197];[.T197]&gt;=[.P191]);AND([.P198]&lt;[.P197];[.T197]&lt;=[.P19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8]" office:value-type="float" office:value="21">
            <text:p>21,00</text:p>
          </table:table-cell>
          <table:table-cell table:formula="of:=[.P198]+([.V198]*1+[.V197]*2+[.V196]*3+[.V195]*3+[.V194]*2+[.V193]*1+[.V192]*1+[.V191]*1)/14+RAND()*0.08-0.08/2+[.N199]" office:value-type="float" office:value="19.6967080442268">
            <text:p>19,6967080442</text:p>
          </table:table-cell>
          <table:table-cell table:formula="of:=ROUND(([.O199]-[.P199])*12)/12" office:value-type="float" office:value="1.33333333333333">
            <text:p>1,33</text:p>
          </table:table-cell>
          <table:table-cell table:formula="of:=IF([.X198]&gt;0;TRUNC([.R198]+[.Q199]*800);[.R198])" office:value-type="float" office:value="15049">
            <text:p>15049</text:p>
          </table:table-cell>
          <table:table-cell table:formula="of:=((([.Q199]*[.Q199]*10000)/256*[.$B$5]+[.$B$6]*256)*[.Q199]*100+[.R199]*[.$B$7])/256/256+0" office:value-type="float" office:value="10.9490107783565">
            <text:p>10,95</text:p>
          </table:table-cell>
          <table:table-cell table:formula="of:=IF([.S199]&gt;10;10;IF([.S199]&lt;-10;-10;IF([.S199]&gt;=[.T198];TRUNC([.S199]+1/4);TRUNC([.S199]+3/4))))" office:value-type="float" office:value="10">
            <text:p>10</text:p>
          </table:table-cell>
          <table:table-cell table:formula="of:=IF([.T199]&gt;[.T198];[.T199]-[.$U$3];[.T199]+[.$U$3])-[.$Y$4]" office:value-type="float" office:value="5.82">
            <text:p>5,82</text:p>
          </table:table-cell>
          <table:table-cell table:formula="of:=IF([.U199]&gt;0;IF([.U199]&gt;3;3*0.25;[.U199]*0.25);IF([.U199]&lt;-3;-3*0.16;[.U199]*0.16))/3" office:value-type="float" office:value="0.25">
            <text:p>0,25</text:p>
          </table:table-cell>
          <table:table-cell table:formula="of:=IF([.T199]=[.T198];[.W198];IF([.T199]&gt;[.T198];1;0))" office:value-type="float" office:value="1">
            <text:p>1</text:p>
          </table:table-cell>
          <table:table-cell table:formula="of:=IF(ABS([.T198])&lt;10;IF(OR(AND([.P199]&gt;[.P198];[.T198]&gt;=[.P192]);AND([.P199]&lt;[.P198];[.T198]&lt;=[.P19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9]" office:value-type="float" office:value="21">
            <text:p>21,00</text:p>
          </table:table-cell>
          <table:table-cell table:formula="of:=[.P199]+([.V199]*1+[.V198]*2+[.V197]*3+[.V196]*3+[.V195]*2+[.V194]*1+[.V193]*1+[.V192]*1)/14+RAND()*0.08-0.08/2+[.N200]" office:value-type="float" office:value="19.9814295622367">
            <text:p>19,9814295622</text:p>
          </table:table-cell>
          <table:table-cell table:formula="of:=ROUND(([.O200]-[.P200])*12)/12" office:value-type="float" office:value="1">
            <text:p>1,00</text:p>
          </table:table-cell>
          <table:table-cell table:formula="of:=IF([.X199]&gt;0;TRUNC([.R199]+[.Q200]*800);[.R199])" office:value-type="float" office:value="15049">
            <text:p>15049</text:p>
          </table:table-cell>
          <table:table-cell table:formula="of:=((([.Q200]*[.Q200]*10000)/256*[.$B$5]+[.$B$6]*256)*[.Q200]*100+[.R200]*[.$B$7])/256/256+0" office:value-type="float" office:value="8.11037445068359">
            <text:p>8,11</text:p>
          </table:table-cell>
          <table:table-cell table:formula="of:=IF([.S200]&gt;10;10;IF([.S200]&lt;-10;-10;IF([.S200]&gt;=[.T199];TRUNC([.S200]+1/4);TRUNC([.S200]+3/4))))" office:value-type="float" office:value="8">
            <text:p>8</text:p>
          </table:table-cell>
          <table:table-cell table:formula="of:=IF([.T200]&gt;[.T199];[.T200]-[.$U$3];[.T200]+[.$U$3])-[.$Y$4]" office:value-type="float" office:value="3.82">
            <text:p>3,82</text:p>
          </table:table-cell>
          <table:table-cell table:formula="of:=IF([.U200]&gt;0;IF([.U200]&gt;3;3*0.25;[.U200]*0.25);IF([.U200]&lt;-3;-3*0.16;[.U200]*0.16))/3" office:value-type="float" office:value="0.25">
            <text:p>0,25</text:p>
          </table:table-cell>
          <table:table-cell table:formula="of:=IF([.T200]=[.T199];[.W199];IF([.T200]&gt;[.T199];1;0))" office:value-type="float" office:value="0">
            <text:p>0</text:p>
          </table:table-cell>
          <table:table-cell table:formula="of:=IF(ABS([.T199])&lt;10;IF(OR(AND([.P200]&gt;[.P199];[.T199]&gt;=[.P193]);AND([.P200]&lt;[.P199];[.T199]&lt;=[.P19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0]" office:value-type="float" office:value="21">
            <text:p>21,00</text:p>
          </table:table-cell>
          <table:table-cell table:formula="of:=[.P200]+([.V200]*1+[.V199]*2+[.V198]*3+[.V197]*3+[.V196]*2+[.V195]*1+[.V194]*1+[.V193]*1)/14+RAND()*0.08-0.08/2+[.N201]" office:value-type="float" office:value="20.1989723692123">
            <text:p>20,1989723692</text:p>
          </table:table-cell>
          <table:table-cell table:formula="of:=ROUND(([.O201]-[.P201])*12)/12" office:value-type="float" office:value="0.833333333333333">
            <text:p>0,83</text:p>
          </table:table-cell>
          <table:table-cell table:formula="of:=IF([.X200]&gt;0;TRUNC([.R200]+[.Q201]*800);[.R200])" office:value-type="float" office:value="15049">
            <text:p>15049</text:p>
          </table:table-cell>
          <table:table-cell table:formula="of:=((([.Q201]*[.Q201]*10000)/256*[.$B$5]+[.$B$6]*256)*[.Q201]*100+[.R201]*[.$B$7])/256/256+0" office:value-type="float" office:value="7.03709436345983">
            <text:p>7,04</text:p>
          </table:table-cell>
          <table:table-cell table:formula="of:=IF([.S201]&gt;10;10;IF([.S201]&lt;-10;-10;IF([.S201]&gt;=[.T200];TRUNC([.S201]+1/4);TRUNC([.S201]+3/4))))" office:value-type="float" office:value="7">
            <text:p>7</text:p>
          </table:table-cell>
          <table:table-cell table:formula="of:=IF([.T201]&gt;[.T200];[.T201]-[.$U$3];[.T201]+[.$U$3])-[.$Y$4]" office:value-type="float" office:value="2.82">
            <text:p>2,82</text:p>
          </table:table-cell>
          <table:table-cell table:formula="of:=IF([.U201]&gt;0;IF([.U201]&gt;3;3*0.25;[.U201]*0.25);IF([.U201]&lt;-3;-3*0.16;[.U201]*0.16))/3" office:value-type="float" office:value="0.235">
            <text:p>0,235</text:p>
          </table:table-cell>
          <table:table-cell table:formula="of:=IF([.T201]=[.T200];[.W200];IF([.T201]&gt;[.T200];1;0))" office:value-type="float" office:value="0">
            <text:p>0</text:p>
          </table:table-cell>
          <table:table-cell table:formula="of:=IF(ABS([.T200])&lt;10;IF(OR(AND([.P201]&gt;[.P200];[.T200]&gt;=[.P194]);AND([.P201]&lt;[.P200];[.T200]&lt;=[.P19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1]" office:value-type="float" office:value="21">
            <text:p>21,00</text:p>
          </table:table-cell>
          <table:table-cell table:formula="of:=[.P201]+([.V201]*1+[.V200]*2+[.V199]*3+[.V198]*3+[.V197]*2+[.V196]*1+[.V195]*1+[.V194]*1)/14+RAND()*0.08-0.08/2+[.N202]" office:value-type="float" office:value="20.4470718745282">
            <text:p>20,4470718745</text:p>
          </table:table-cell>
          <table:table-cell table:formula="of:=ROUND(([.O202]-[.P202])*12)/12" office:value-type="float" office:value="0.583333333333333">
            <text:p>0,58</text:p>
          </table:table-cell>
          <table:table-cell table:formula="of:=IF([.X201]&gt;0;TRUNC([.R201]+[.Q202]*800);[.R201])" office:value-type="float" office:value="15049">
            <text:p>15049</text:p>
          </table:table-cell>
          <table:table-cell table:formula="of:=((([.Q202]*[.Q202]*10000)/256*[.$B$5]+[.$B$6]*256)*[.Q202]*100+[.R202]*[.$B$7])/256/256+0" office:value-type="float" office:value="5.75727634518235">
            <text:p>5,76</text:p>
          </table:table-cell>
          <table:table-cell table:formula="of:=IF([.S202]&gt;10;10;IF([.S202]&lt;-10;-10;IF([.S202]&gt;=[.T201];TRUNC([.S202]+1/4);TRUNC([.S202]+3/4))))" office:value-type="float" office:value="6">
            <text:p>6</text:p>
          </table:table-cell>
          <table:table-cell table:formula="of:=IF([.T202]&gt;[.T201];[.T202]-[.$U$3];[.T202]+[.$U$3])-[.$Y$4]" office:value-type="float" office:value="1.82">
            <text:p>1,82</text:p>
          </table:table-cell>
          <table:table-cell table:formula="of:=IF([.U202]&gt;0;IF([.U202]&gt;3;3*0.25;[.U202]*0.25);IF([.U202]&lt;-3;-3*0.16;[.U202]*0.16))/3" office:value-type="float" office:value="0.151666666666667">
            <text:p>0,1516666667</text:p>
          </table:table-cell>
          <table:table-cell table:formula="of:=IF([.T202]=[.T201];[.W201];IF([.T202]&gt;[.T201];1;0))" office:value-type="float" office:value="0">
            <text:p>0</text:p>
          </table:table-cell>
          <table:table-cell table:formula="of:=IF(ABS([.T201])&lt;10;IF(OR(AND([.P202]&gt;[.P201];[.T201]&gt;=[.P195]);AND([.P202]&lt;[.P201];[.T201]&lt;=[.P19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2]" office:value-type="float" office:value="21">
            <text:p>21,00</text:p>
          </table:table-cell>
          <table:table-cell table:formula="of:=[.P202]+([.V202]*1+[.V201]*2+[.V200]*3+[.V199]*3+[.V198]*2+[.V197]*1+[.V196]*1+[.V195]*1)/14+RAND()*0.08-0.08/2+[.N203]" office:value-type="float" office:value="20.6966059100147">
            <text:p>20,69660591</text:p>
          </table:table-cell>
          <table:table-cell table:formula="of:=ROUND(([.O203]-[.P203])*12)/12" office:value-type="float" office:value="0.333333333333333">
            <text:p>0,33</text:p>
          </table:table-cell>
          <table:table-cell table:formula="of:=IF([.X202]&gt;0;TRUNC([.R202]+[.Q203]*800);[.R202])" office:value-type="float" office:value="15049">
            <text:p>15049</text:p>
          </table:table-cell>
          <table:table-cell table:formula="of:=((([.Q203]*[.Q203]*10000)/256*[.$B$5]+[.$B$6]*256)*[.Q203]*100+[.R203]*[.$B$7])/256/256+0" office:value-type="float" office:value="4.76430567988643">
            <text:p>4,76</text:p>
          </table:table-cell>
          <table:table-cell table:formula="of:=IF([.S203]&gt;10;10;IF([.S203]&lt;-10;-10;IF([.S203]&gt;=[.T202];TRUNC([.S203]+1/4);TRUNC([.S203]+3/4))))" office:value-type="float" office:value="5">
            <text:p>5</text:p>
          </table:table-cell>
          <table:table-cell table:formula="of:=IF([.T203]&gt;[.T202];[.T203]-[.$U$3];[.T203]+[.$U$3])-[.$Y$4]" office:value-type="float" office:value="0.819999999999999">
            <text:p>0,82</text:p>
          </table:table-cell>
          <table:table-cell table:formula="of:=IF([.U203]&gt;0;IF([.U203]&gt;3;3*0.25;[.U203]*0.25);IF([.U203]&lt;-3;-3*0.16;[.U203]*0.16))/3" office:value-type="float" office:value="0.0683333333333333">
            <text:p>0,0683333333</text:p>
          </table:table-cell>
          <table:table-cell table:formula="of:=IF([.T203]=[.T202];[.W202];IF([.T203]&gt;[.T202];1;0))" office:value-type="float" office:value="0">
            <text:p>0</text:p>
          </table:table-cell>
          <table:table-cell table:formula="of:=IF(ABS([.T202])&lt;10;IF(OR(AND([.P203]&gt;[.P202];[.T202]&gt;=[.P196]);AND([.P203]&lt;[.P202];[.T202]&lt;=[.P19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3]" office:value-type="float" office:value="21">
            <text:p>21,00</text:p>
          </table:table-cell>
          <table:table-cell table:formula="of:=[.P203]+([.V203]*1+[.V202]*2+[.V201]*3+[.V200]*3+[.V199]*2+[.V198]*1+[.V197]*1+[.V196]*1)/14+RAND()*0.08-0.08/2+[.N204]" office:value-type="float" office:value="20.9540294044587">
            <text:p>20,9540294045</text:p>
          </table:table-cell>
          <table:table-cell table:formula="of:=ROUND(([.O204]-[.P204])*12)/12" office:value-type="float" office:value="0.0833333333333333">
            <text:p>0,08</text:p>
          </table:table-cell>
          <table:table-cell table:formula="of:=IF([.X203]&gt;0;TRUNC([.R203]+[.Q204]*800);[.R203])" office:value-type="float" office:value="15049">
            <text:p>15049</text:p>
          </table:table-cell>
          <table:table-cell table:formula="of:=((([.Q204]*[.Q204]*10000)/256*[.$B$5]+[.$B$6]*256)*[.Q204]*100+[.R204]*[.$B$7])/256/256+0" office:value-type="float" office:value="3.93524778772283">
            <text:p>3,94</text:p>
          </table:table-cell>
          <table:table-cell table:formula="of:=IF([.S204]&gt;10;10;IF([.S204]&lt;-10;-10;IF([.S204]&gt;=[.T203];TRUNC([.S204]+1/4);TRUNC([.S204]+3/4))))" office:value-type="float" office:value="4">
            <text:p>4</text:p>
          </table:table-cell>
          <table:table-cell table:formula="of:=IF([.T204]&gt;[.T203];[.T204]-[.$U$3];[.T204]+[.$U$3])-[.$Y$4]" office:value-type="float" office:value="-0.180000000000001">
            <text:p>-0,18</text:p>
          </table:table-cell>
          <table:table-cell table:formula="of:=IF([.U204]&gt;0;IF([.U204]&gt;3;3*0.25;[.U204]*0.25);IF([.U204]&lt;-3;-3*0.16;[.U204]*0.16))/3" office:value-type="float" office:value="-0.00960000000000003">
            <text:p>-0,0096</text:p>
          </table:table-cell>
          <table:table-cell table:formula="of:=IF([.T204]=[.T203];[.W203];IF([.T204]&gt;[.T203];1;0))" office:value-type="float" office:value="0">
            <text:p>0</text:p>
          </table:table-cell>
          <table:table-cell table:formula="of:=IF(ABS([.T203])&lt;10;IF(OR(AND([.P204]&gt;[.P203];[.T203]&gt;=[.P197]);AND([.P204]&lt;[.P203];[.T203]&lt;=[.P19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4]" office:value-type="float" office:value="21">
            <text:p>21,00</text:p>
          </table:table-cell>
          <table:table-cell table:formula="of:=[.P204]+([.V204]*1+[.V203]*2+[.V202]*3+[.V201]*3+[.V200]*2+[.V199]*1+[.V198]*1+[.V197]*1)/14+RAND()*0.08-0.08/2+[.N205]" office:value-type="float" office:value="21.1256128197416">
            <text:p>21,1256128197</text:p>
          </table:table-cell>
          <table:table-cell table:formula="of:=ROUND(([.O205]-[.P205])*12)/12" office:value-type="float" office:value="-0.166666666666667">
            <text:p>-0,17</text:p>
          </table:table-cell>
          <table:table-cell table:formula="of:=IF([.X204]&gt;0;TRUNC([.R204]+[.Q205]*800);[.R204])" office:value-type="float" office:value="15049">
            <text:p>15049</text:p>
          </table:table-cell>
          <table:table-cell table:formula="of:=((([.Q205]*[.Q205]*10000)/256*[.$B$5]+[.$B$6]*256)*[.Q205]*100+[.R205]*[.$B$7])/256/256+0" office:value-type="float" office:value="3.14716808884232">
            <text:p>3,15</text:p>
          </table:table-cell>
          <table:table-cell table:formula="of:=IF([.S205]&gt;10;10;IF([.S205]&lt;-10;-10;IF([.S205]&gt;=[.T204];TRUNC([.S205]+1/4);TRUNC([.S205]+3/4))))" office:value-type="float" office:value="3">
            <text:p>3</text:p>
          </table:table-cell>
          <table:table-cell table:formula="of:=IF([.T205]&gt;[.T204];[.T205]-[.$U$3];[.T205]+[.$U$3])-[.$Y$4]" office:value-type="float" office:value="-1.18">
            <text:p>-1,18</text:p>
          </table:table-cell>
          <table:table-cell table:formula="of:=IF([.U205]&gt;0;IF([.U205]&gt;3;3*0.25;[.U205]*0.25);IF([.U205]&lt;-3;-3*0.16;[.U205]*0.16))/3" office:value-type="float" office:value="-0.0629333333333333">
            <text:p>-0,0629333333</text:p>
          </table:table-cell>
          <table:table-cell table:formula="of:=IF([.T205]=[.T204];[.W204];IF([.T205]&gt;[.T204];1;0))" office:value-type="float" office:value="0">
            <text:p>0</text:p>
          </table:table-cell>
          <table:table-cell table:formula="of:=IF(ABS([.T204])&lt;10;IF(OR(AND([.P205]&gt;[.P204];[.T204]&gt;=[.P198]);AND([.P205]&lt;[.P204];[.T204]&lt;=[.P19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5]" office:value-type="float" office:value="21">
            <text:p>21,00</text:p>
          </table:table-cell>
          <table:table-cell table:formula="of:=[.P205]+([.V205]*1+[.V204]*2+[.V203]*3+[.V202]*3+[.V201]*2+[.V200]*1+[.V199]*1+[.V198]*1)/14+RAND()*0.08-0.08/2+[.N206]" office:value-type="float" office:value="21.2173635949697">
            <text:p>21,217363595</text:p>
          </table:table-cell>
          <table:table-cell table:formula="of:=ROUND(([.O206]-[.P206])*12)/12" office:value-type="float" office:value="-0.25">
            <text:p>-0,25</text:p>
          </table:table-cell>
          <table:table-cell table:formula="of:=IF([.X205]&gt;0;TRUNC([.R205]+[.Q206]*800);[.R205])" office:value-type="float" office:value="15049">
            <text:p>15049</text:p>
          </table:table-cell>
          <table:table-cell table:formula="of:=((([.Q206]*[.Q206]*10000)/256*[.$B$5]+[.$B$6]*256)*[.Q206]*100+[.R206]*[.$B$7])/256/256+0" office:value-type="float" office:value="2.87233316898346">
            <text:p>2,87</text:p>
          </table:table-cell>
          <table:table-cell table:formula="of:=IF([.S206]&gt;10;10;IF([.S206]&lt;-10;-10;IF([.S206]&gt;=[.T205];TRUNC([.S206]+1/4);TRUNC([.S206]+3/4))))" office:value-type="float" office:value="3">
            <text:p>3</text:p>
          </table:table-cell>
          <table:table-cell table:formula="of:=IF([.T206]&gt;[.T205];[.T206]-[.$U$3];[.T206]+[.$U$3])-[.$Y$4]" office:value-type="float" office:value="-1.18">
            <text:p>-1,18</text:p>
          </table:table-cell>
          <table:table-cell table:formula="of:=IF([.U206]&gt;0;IF([.U206]&gt;3;3*0.25;[.U206]*0.25);IF([.U206]&lt;-3;-3*0.16;[.U206]*0.16))/3" office:value-type="float" office:value="-0.0629333333333333">
            <text:p>-0,0629333333</text:p>
          </table:table-cell>
          <table:table-cell table:formula="of:=IF([.T206]=[.T205];[.W205];IF([.T206]&gt;[.T205];1;0))" office:value-type="float" office:value="0">
            <text:p>0</text:p>
          </table:table-cell>
          <table:table-cell table:formula="of:=IF(ABS([.T205])&lt;10;IF(OR(AND([.P206]&gt;[.P205];[.T205]&gt;=[.P199]);AND([.P206]&lt;[.P205];[.T205]&lt;=[.P19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6]" office:value-type="float" office:value="21">
            <text:p>21,00</text:p>
          </table:table-cell>
          <table:table-cell table:formula="of:=[.P206]+([.V206]*1+[.V205]*2+[.V204]*3+[.V203]*3+[.V202]*2+[.V201]*1+[.V200]*1+[.V199]*1)/14+RAND()*0.08-0.08/2+[.N207]" office:value-type="float" office:value="21.3304221238932">
            <text:p>21,3304221239</text:p>
          </table:table-cell>
          <table:table-cell table:formula="of:=ROUND(([.O207]-[.P207])*12)/12" office:value-type="float" office:value="-0.333333333333333">
            <text:p>-0,33</text:p>
          </table:table-cell>
          <table:table-cell table:formula="of:=IF([.X206]&gt;0;TRUNC([.R206]+[.Q207]*800);[.R206])" office:value-type="float" office:value="15049">
            <text:p>15049</text:p>
          </table:table-cell>
          <table:table-cell table:formula="of:=((([.Q207]*[.Q207]*10000)/256*[.$B$5]+[.$B$6]*256)*[.Q207]*100+[.R207]*[.$B$7])/256/256+0" office:value-type="float" office:value="2.58383885136357">
            <text:p>2,58</text:p>
          </table:table-cell>
          <table:table-cell table:formula="of:=IF([.S207]&gt;10;10;IF([.S207]&lt;-10;-10;IF([.S207]&gt;=[.T206];TRUNC([.S207]+1/4);TRUNC([.S207]+3/4))))" office:value-type="float" office:value="3">
            <text:p>3</text:p>
          </table:table-cell>
          <table:table-cell table:formula="of:=IF([.T207]&gt;[.T206];[.T207]-[.$U$3];[.T207]+[.$U$3])-[.$Y$4]" office:value-type="float" office:value="-1.18">
            <text:p>-1,18</text:p>
          </table:table-cell>
          <table:table-cell table:formula="of:=IF([.U207]&gt;0;IF([.U207]&gt;3;3*0.25;[.U207]*0.25);IF([.U207]&lt;-3;-3*0.16;[.U207]*0.16))/3" office:value-type="float" office:value="-0.0629333333333333">
            <text:p>-0,0629333333</text:p>
          </table:table-cell>
          <table:table-cell table:formula="of:=IF([.T207]=[.T206];[.W206];IF([.T207]&gt;[.T206];1;0))" office:value-type="float" office:value="0">
            <text:p>0</text:p>
          </table:table-cell>
          <table:table-cell table:formula="of:=IF(ABS([.T206])&lt;10;IF(OR(AND([.P207]&gt;[.P206];[.T206]&gt;=[.P200]);AND([.P207]&lt;[.P206];[.T206]&lt;=[.P20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7]" office:value-type="float" office:value="21">
            <text:p>21,00</text:p>
          </table:table-cell>
          <table:table-cell table:formula="of:=[.P207]+([.V207]*1+[.V206]*2+[.V205]*3+[.V204]*3+[.V203]*2+[.V202]*1+[.V201]*1+[.V200]*1)/14+RAND()*0.08-0.08/2+[.N208]" office:value-type="float" office:value="21.3256800396558">
            <text:p>21,3256800397</text:p>
          </table:table-cell>
          <table:table-cell table:formula="of:=ROUND(([.O208]-[.P208])*12)/12" office:value-type="float" office:value="-0.333333333333333">
            <text:p>-0,33</text:p>
          </table:table-cell>
          <table:table-cell table:formula="of:=IF([.X207]&gt;0;TRUNC([.R207]+[.Q208]*800);[.R207])" office:value-type="float" office:value="15049">
            <text:p>15049</text:p>
          </table:table-cell>
          <table:table-cell table:formula="of:=((([.Q208]*[.Q208]*10000)/256*[.$B$5]+[.$B$6]*256)*[.Q208]*100+[.R208]*[.$B$7])/256/256+0" office:value-type="float" office:value="2.58383885136357">
            <text:p>2,58</text:p>
          </table:table-cell>
          <table:table-cell table:formula="of:=IF([.S208]&gt;10;10;IF([.S208]&lt;-10;-10;IF([.S208]&gt;=[.T207];TRUNC([.S208]+1/4);TRUNC([.S208]+3/4))))" office:value-type="float" office:value="3">
            <text:p>3</text:p>
          </table:table-cell>
          <table:table-cell table:formula="of:=IF([.T208]&gt;[.T207];[.T208]-[.$U$3];[.T208]+[.$U$3])-[.$Y$4]" office:value-type="float" office:value="-1.18">
            <text:p>-1,18</text:p>
          </table:table-cell>
          <table:table-cell table:formula="of:=IF([.U208]&gt;0;IF([.U208]&gt;3;3*0.25;[.U208]*0.25);IF([.U208]&lt;-3;-3*0.16;[.U208]*0.16))/3" office:value-type="float" office:value="-0.0629333333333333">
            <text:p>-0,0629333333</text:p>
          </table:table-cell>
          <table:table-cell table:formula="of:=IF([.T208]=[.T207];[.W207];IF([.T208]&gt;[.T207];1;0))" office:value-type="float" office:value="0">
            <text:p>0</text:p>
          </table:table-cell>
          <table:table-cell table:formula="of:=IF(ABS([.T207])&lt;10;IF(OR(AND([.P208]&gt;[.P207];[.T207]&gt;=[.P201]);AND([.P208]&lt;[.P207];[.T207]&lt;=[.P20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08]" office:value-type="float" office:value="21">
            <text:p>21,00</text:p>
          </table:table-cell>
          <table:table-cell table:formula="of:=[.P208]+([.V208]*1+[.V207]*2+[.V206]*3+[.V205]*3+[.V204]*2+[.V203]*1+[.V202]*1+[.V201]*1)/14+RAND()*0.08-0.08/2+[.N209]" office:value-type="float" office:value="21.3046192891145">
            <text:p>21,3046192891</text:p>
          </table:table-cell>
          <table:table-cell table:formula="of:=ROUND(([.O209]-[.P209])*12)/12" office:value-type="float" office:value="-0.333333333333333">
            <text:p>-0,33</text:p>
          </table:table-cell>
          <table:table-cell table:formula="of:=IF([.X208]&gt;0;TRUNC([.R208]+[.Q209]*800);[.R208])" office:value-type="float" office:value="14782">
            <text:p>14782</text:p>
          </table:table-cell>
          <table:table-cell table:formula="of:=((([.Q209]*[.Q209]*10000)/256*[.$B$5]+[.$B$6]*256)*[.Q209]*100+[.R209]*[.$B$7])/256/256+0" office:value-type="float" office:value="2.51865330448857">
            <text:p>2,52</text:p>
          </table:table-cell>
          <table:table-cell table:formula="of:=IF([.S209]&gt;10;10;IF([.S209]&lt;-10;-10;IF([.S209]&gt;=[.T208];TRUNC([.S209]+1/4);TRUNC([.S209]+3/4))))" office:value-type="float" office:value="3">
            <text:p>3</text:p>
          </table:table-cell>
          <table:table-cell table:formula="of:=IF([.T209]&gt;[.T208];[.T209]-[.$U$3];[.T209]+[.$U$3])-[.$Y$4]" office:value-type="float" office:value="-1.18">
            <text:p>-1,18</text:p>
          </table:table-cell>
          <table:table-cell table:formula="of:=IF([.U209]&gt;0;IF([.U209]&gt;3;3*0.25;[.U209]*0.25);IF([.U209]&lt;-3;-3*0.16;[.U209]*0.16))/3" office:value-type="float" office:value="-0.0629333333333333">
            <text:p>-0,0629333333</text:p>
          </table:table-cell>
          <table:table-cell table:formula="of:=IF([.T209]=[.T208];[.W208];IF([.T209]&gt;[.T208];1;0))" office:value-type="float" office:value="0">
            <text:p>0</text:p>
          </table:table-cell>
          <table:table-cell table:formula="of:=IF(ABS([.T208])&lt;10;IF(OR(AND([.P209]&gt;[.P208];[.T208]&gt;=[.P202]);AND([.P209]&lt;[.P208];[.T208]&lt;=[.P20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09]" office:value-type="float" office:value="21">
            <text:p>21,00</text:p>
          </table:table-cell>
          <table:table-cell table:formula="of:=[.P209]+([.V209]*1+[.V208]*2+[.V207]*3+[.V206]*3+[.V205]*2+[.V204]*1+[.V203]*1+[.V202]*1)/14+RAND()*0.08-0.08/2+[.N210]" office:value-type="float" office:value="21.2870095568789">
            <text:p>21,2870095569</text:p>
          </table:table-cell>
          <table:table-cell table:formula="of:=ROUND(([.O210]-[.P210])*12)/12" office:value-type="float" office:value="-0.25">
            <text:p>-0,25</text:p>
          </table:table-cell>
          <table:table-cell table:formula="of:=IF([.X209]&gt;0;TRUNC([.R209]+[.Q210]*800);[.R209])" office:value-type="float" office:value="14582">
            <text:p>14582</text:p>
          </table:table-cell>
          <table:table-cell table:formula="of:=((([.Q210]*[.Q210]*10000)/256*[.$B$5]+[.$B$6]*256)*[.Q210]*100+[.R210]*[.$B$7])/256/256+0" office:value-type="float" office:value="2.75831949710846">
            <text:p>2,76</text:p>
          </table:table-cell>
          <table:table-cell table:formula="of:=IF([.S210]&gt;10;10;IF([.S210]&lt;-10;-10;IF([.S210]&gt;=[.T209];TRUNC([.S210]+1/4);TRUNC([.S210]+3/4))))" office:value-type="float" office:value="3">
            <text:p>3</text:p>
          </table:table-cell>
          <table:table-cell table:formula="of:=IF([.T210]&gt;[.T209];[.T210]-[.$U$3];[.T210]+[.$U$3])-[.$Y$4]" office:value-type="float" office:value="-1.18">
            <text:p>-1,18</text:p>
          </table:table-cell>
          <table:table-cell table:formula="of:=IF([.U210]&gt;0;IF([.U210]&gt;3;3*0.25;[.U210]*0.25);IF([.U210]&lt;-3;-3*0.16;[.U210]*0.16))/3" office:value-type="float" office:value="-0.0629333333333333">
            <text:p>-0,0629333333</text:p>
          </table:table-cell>
          <table:table-cell table:formula="of:=IF([.T210]=[.T209];[.W209];IF([.T210]&gt;[.T209];1;0))" office:value-type="float" office:value="0">
            <text:p>0</text:p>
          </table:table-cell>
          <table:table-cell table:formula="of:=IF(ABS([.T209])&lt;10;IF(OR(AND([.P210]&gt;[.P209];[.T209]&gt;=[.P203]);AND([.P210]&lt;[.P209];[.T209]&lt;=[.P20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0]" office:value-type="float" office:value="21">
            <text:p>21,00</text:p>
          </table:table-cell>
          <table:table-cell table:formula="of:=[.P210]+([.V210]*1+[.V209]*2+[.V208]*3+[.V207]*3+[.V206]*2+[.V205]*1+[.V204]*1+[.V203]*1)/14+RAND()*0.08-0.08/2+[.N211]" office:value-type="float" office:value="21.2022634208321">
            <text:p>21,2022634208</text:p>
          </table:table-cell>
          <table:table-cell table:formula="of:=ROUND(([.O211]-[.P211])*12)/12" office:value-type="float" office:value="-0.166666666666667">
            <text:p>-0,17</text:p>
          </table:table-cell>
          <table:table-cell table:formula="of:=IF([.X210]&gt;0;TRUNC([.R210]+[.Q211]*800);[.R210])" office:value-type="float" office:value="14448">
            <text:p>14448</text:p>
          </table:table-cell>
          <table:table-cell table:formula="of:=((([.Q211]*[.Q211]*10000)/256*[.$B$5]+[.$B$6]*256)*[.Q211]*100+[.R211]*[.$B$7])/256/256+0" office:value-type="float" office:value="3.00043957321732">
            <text:p>3,00</text:p>
          </table:table-cell>
          <table:table-cell table:formula="of:=IF([.S211]&gt;10;10;IF([.S211]&lt;-10;-10;IF([.S211]&gt;=[.T210];TRUNC([.S211]+1/4);TRUNC([.S211]+3/4))))" office:value-type="float" office:value="3">
            <text:p>3</text:p>
          </table:table-cell>
          <table:table-cell table:formula="of:=IF([.T211]&gt;[.T210];[.T211]-[.$U$3];[.T211]+[.$U$3])-[.$Y$4]" office:value-type="float" office:value="-1.18">
            <text:p>-1,18</text:p>
          </table:table-cell>
          <table:table-cell table:formula="of:=IF([.U211]&gt;0;IF([.U211]&gt;3;3*0.25;[.U211]*0.25);IF([.U211]&lt;-3;-3*0.16;[.U211]*0.16))/3" office:value-type="float" office:value="-0.0629333333333333">
            <text:p>-0,0629333333</text:p>
          </table:table-cell>
          <table:table-cell table:formula="of:=IF([.T211]=[.T210];[.W210];IF([.T211]&gt;[.T210];1;0))" office:value-type="float" office:value="0">
            <text:p>0</text:p>
          </table:table-cell>
          <table:table-cell table:formula="of:=IF(ABS([.T210])&lt;10;IF(OR(AND([.P211]&gt;[.P210];[.T210]&gt;=[.P204]);AND([.P211]&lt;[.P210];[.T210]&lt;=[.P20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1]" office:value-type="float" office:value="21">
            <text:p>21,00</text:p>
          </table:table-cell>
          <table:table-cell table:formula="of:=[.P211]+([.V211]*1+[.V210]*2+[.V209]*3+[.V208]*3+[.V207]*2+[.V206]*1+[.V205]*1+[.V204]*1)/14+RAND()*0.08-0.08/2+[.N212]" office:value-type="float" office:value="21.1751484010861">
            <text:p>21,1751484011</text:p>
          </table:table-cell>
          <table:table-cell table:formula="of:=ROUND(([.O212]-[.P212])*12)/12" office:value-type="float" office:value="-0.166666666666667">
            <text:p>-0,17</text:p>
          </table:table-cell>
          <table:table-cell table:formula="of:=IF([.X211]&gt;0;TRUNC([.R211]+[.Q212]*800);[.R211])" office:value-type="float" office:value="14314">
            <text:p>14314</text:p>
          </table:table-cell>
          <table:table-cell table:formula="of:=((([.Q212]*[.Q212]*10000)/256*[.$B$5]+[.$B$6]*256)*[.Q212]*100+[.R212]*[.$B$7])/256/256+0" office:value-type="float" office:value="2.96772472946732">
            <text:p>2,97</text:p>
          </table:table-cell>
          <table:table-cell table:formula="of:=IF([.S212]&gt;10;10;IF([.S212]&lt;-10;-10;IF([.S212]&gt;=[.T211];TRUNC([.S212]+1/4);TRUNC([.S212]+3/4))))" office:value-type="float" office:value="3">
            <text:p>3</text:p>
          </table:table-cell>
          <table:table-cell table:formula="of:=IF([.T212]&gt;[.T211];[.T212]-[.$U$3];[.T212]+[.$U$3])-[.$Y$4]" office:value-type="float" office:value="-1.18">
            <text:p>-1,18</text:p>
          </table:table-cell>
          <table:table-cell table:formula="of:=IF([.U212]&gt;0;IF([.U212]&gt;3;3*0.25;[.U212]*0.25);IF([.U212]&lt;-3;-3*0.16;[.U212]*0.16))/3" office:value-type="float" office:value="-0.0629333333333333">
            <text:p>-0,0629333333</text:p>
          </table:table-cell>
          <table:table-cell table:formula="of:=IF([.T212]=[.T211];[.W211];IF([.T212]&gt;[.T211];1;0))" office:value-type="float" office:value="0">
            <text:p>0</text:p>
          </table:table-cell>
          <table:table-cell table:formula="of:=IF(ABS([.T211])&lt;10;IF(OR(AND([.P212]&gt;[.P211];[.T211]&gt;=[.P205]);AND([.P212]&lt;[.P211];[.T211]&lt;=[.P20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2]" office:value-type="float" office:value="21">
            <text:p>21,00</text:p>
          </table:table-cell>
          <table:table-cell table:formula="of:=[.P212]+([.V212]*1+[.V211]*2+[.V210]*3+[.V209]*3+[.V208]*2+[.V207]*1+[.V206]*1+[.V205]*1)/14+RAND()*0.08-0.08/2+[.N213]" office:value-type="float" office:value="21.1460765119354">
            <text:p>21,1460765119</text:p>
          </table:table-cell>
          <table:table-cell table:formula="of:=ROUND(([.O213]-[.P213])*12)/12" office:value-type="float" office:value="-0.166666666666667">
            <text:p>-0,17</text:p>
          </table:table-cell>
          <table:table-cell table:formula="of:=IF([.X212]&gt;0;TRUNC([.R212]+[.Q213]*800);[.R212])" office:value-type="float" office:value="14180">
            <text:p>14180</text:p>
          </table:table-cell>
          <table:table-cell table:formula="of:=((([.Q213]*[.Q213]*10000)/256*[.$B$5]+[.$B$6]*256)*[.Q213]*100+[.R213]*[.$B$7])/256/256+0" office:value-type="float" office:value="2.93500988571732">
            <text:p>2,94</text:p>
          </table:table-cell>
          <table:table-cell table:formula="of:=IF([.S213]&gt;10;10;IF([.S213]&lt;-10;-10;IF([.S213]&gt;=[.T212];TRUNC([.S213]+1/4);TRUNC([.S213]+3/4))))" office:value-type="float" office:value="3">
            <text:p>3</text:p>
          </table:table-cell>
          <table:table-cell table:formula="of:=IF([.T213]&gt;[.T212];[.T213]-[.$U$3];[.T213]+[.$U$3])-[.$Y$4]" office:value-type="float" office:value="-1.18">
            <text:p>-1,18</text:p>
          </table:table-cell>
          <table:table-cell table:formula="of:=IF([.U213]&gt;0;IF([.U213]&gt;3;3*0.25;[.U213]*0.25);IF([.U213]&lt;-3;-3*0.16;[.U213]*0.16))/3" office:value-type="float" office:value="-0.0629333333333333">
            <text:p>-0,0629333333</text:p>
          </table:table-cell>
          <table:table-cell table:formula="of:=IF([.T213]=[.T212];[.W212];IF([.T213]&gt;[.T212];1;0))" office:value-type="float" office:value="0">
            <text:p>0</text:p>
          </table:table-cell>
          <table:table-cell table:formula="of:=IF(ABS([.T212])&lt;10;IF(OR(AND([.P213]&gt;[.P212];[.T212]&gt;=[.P206]);AND([.P213]&lt;[.P212];[.T212]&lt;=[.P20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3]" office:value-type="float" office:value="21">
            <text:p>21,00</text:p>
          </table:table-cell>
          <table:table-cell table:formula="of:=[.P213]+([.V213]*1+[.V212]*2+[.V211]*3+[.V210]*3+[.V209]*2+[.V208]*1+[.V207]*1+[.V206]*1)/14+RAND()*0.08-0.08/2+[.N214]" office:value-type="float" office:value="21.0950343473678">
            <text:p>21,0950343474</text:p>
          </table:table-cell>
          <table:table-cell table:formula="of:=ROUND(([.O214]-[.P214])*12)/12" office:value-type="float" office:value="-0.0833333333333333">
            <text:p>-0,08</text:p>
          </table:table-cell>
          <table:table-cell table:formula="of:=IF([.X213]&gt;0;TRUNC([.R213]+[.Q214]*800);[.R213])" office:value-type="float" office:value="14113">
            <text:p>14113</text:p>
          </table:table-cell>
          <table:table-cell table:formula="of:=((([.Q214]*[.Q214]*10000)/256*[.$B$5]+[.$B$6]*256)*[.Q214]*100+[.R214]*[.$B$7])/256/256+0" office:value-type="float" office:value="3.18438111852716">
            <text:p>3,18</text:p>
          </table:table-cell>
          <table:table-cell table:formula="of:=IF([.S214]&gt;10;10;IF([.S214]&lt;-10;-10;IF([.S214]&gt;=[.T213];TRUNC([.S214]+1/4);TRUNC([.S214]+3/4))))" office:value-type="float" office:value="3">
            <text:p>3</text:p>
          </table:table-cell>
          <table:table-cell table:formula="of:=IF([.T214]&gt;[.T213];[.T214]-[.$U$3];[.T214]+[.$U$3])-[.$Y$4]" office:value-type="float" office:value="-1.18">
            <text:p>-1,18</text:p>
          </table:table-cell>
          <table:table-cell table:formula="of:=IF([.U214]&gt;0;IF([.U214]&gt;3;3*0.25;[.U214]*0.25);IF([.U214]&lt;-3;-3*0.16;[.U214]*0.16))/3" office:value-type="float" office:value="-0.0629333333333333">
            <text:p>-0,0629333333</text:p>
          </table:table-cell>
          <table:table-cell table:formula="of:=IF([.T214]=[.T213];[.W213];IF([.T214]&gt;[.T213];1;0))" office:value-type="float" office:value="0">
            <text:p>0</text:p>
          </table:table-cell>
          <table:table-cell table:formula="of:=IF(ABS([.T213])&lt;10;IF(OR(AND([.P214]&gt;[.P213];[.T213]&gt;=[.P207]);AND([.P214]&lt;[.P213];[.T213]&lt;=[.P20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4]" office:value-type="float" office:value="21">
            <text:p>21,00</text:p>
          </table:table-cell>
          <table:table-cell table:formula="of:=[.P214]+([.V214]*1+[.V213]*2+[.V212]*3+[.V211]*3+[.V210]*2+[.V209]*1+[.V208]*1+[.V207]*1)/14+RAND()*0.08-0.08/2+[.N215]" office:value-type="float" office:value="21.041139921622">
            <text:p>21,0411399216</text:p>
          </table:table-cell>
          <table:table-cell table:formula="of:=ROUND(([.O215]-[.P215])*12)/12" office:value-type="float" office:value="-0">
            <text:p>0,00</text:p>
          </table:table-cell>
          <table:table-cell table:formula="of:=IF([.X214]&gt;0;TRUNC([.R214]+[.Q215]*800);[.R214])" office:value-type="float" office:value="14113">
            <text:p>14113</text:p>
          </table:table-cell>
          <table:table-cell table:formula="of:=((([.Q215]*[.Q215]*10000)/256*[.$B$5]+[.$B$6]*256)*[.Q215]*100+[.R215]*[.$B$7])/256/256+0" office:value-type="float" office:value="3.445556640625">
            <text:p>3,45</text:p>
          </table:table-cell>
          <table:table-cell table:formula="of:=IF([.S215]&gt;10;10;IF([.S215]&lt;-10;-10;IF([.S215]&gt;=[.T214];TRUNC([.S215]+1/4);TRUNC([.S215]+3/4))))" office:value-type="float" office:value="3">
            <text:p>3</text:p>
          </table:table-cell>
          <table:table-cell table:formula="of:=IF([.T215]&gt;[.T214];[.T215]-[.$U$3];[.T215]+[.$U$3])-[.$Y$4]" office:value-type="float" office:value="-1.18">
            <text:p>-1,18</text:p>
          </table:table-cell>
          <table:table-cell table:formula="of:=IF([.U215]&gt;0;IF([.U215]&gt;3;3*0.25;[.U215]*0.25);IF([.U215]&lt;-3;-3*0.16;[.U215]*0.16))/3" office:value-type="float" office:value="-0.0629333333333333">
            <text:p>-0,0629333333</text:p>
          </table:table-cell>
          <table:table-cell table:formula="of:=IF([.T215]=[.T214];[.W214];IF([.T215]&gt;[.T214];1;0))" office:value-type="float" office:value="0">
            <text:p>0</text:p>
          </table:table-cell>
          <table:table-cell table:formula="of:=IF(ABS([.T214])&lt;10;IF(OR(AND([.P215]&gt;[.P214];[.T214]&gt;=[.P208]);AND([.P215]&lt;[.P214];[.T214]&lt;=[.P20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5]" office:value-type="float" office:value="21">
            <text:p>21,00</text:p>
          </table:table-cell>
          <table:table-cell table:formula="of:=[.P215]+([.V215]*1+[.V214]*2+[.V213]*3+[.V212]*3+[.V211]*2+[.V210]*1+[.V209]*1+[.V208]*1)/14+RAND()*0.08-0.08/2+[.N216]" office:value-type="float" office:value="20.9996011424045">
            <text:p>20,9996011424</text:p>
          </table:table-cell>
          <table:table-cell table:formula="of:=ROUND(([.O216]-[.P216])*12)/12" office:value-type="float" office:value="0">
            <text:p>0,00</text:p>
          </table:table-cell>
          <table:table-cell table:formula="of:=IF([.X215]&gt;0;TRUNC([.R215]+[.Q216]*800);[.R215])" office:value-type="float" office:value="14113">
            <text:p>14113</text:p>
          </table:table-cell>
          <table:table-cell table:formula="of:=((([.Q216]*[.Q216]*10000)/256*[.$B$5]+[.$B$6]*256)*[.Q216]*100+[.R216]*[.$B$7])/256/256+0" office:value-type="float" office:value="3.445556640625">
            <text:p>3,45</text:p>
          </table:table-cell>
          <table:table-cell table:formula="of:=IF([.S216]&gt;10;10;IF([.S216]&lt;-10;-10;IF([.S216]&gt;=[.T215];TRUNC([.S216]+1/4);TRUNC([.S216]+3/4))))" office:value-type="float" office:value="3">
            <text:p>3</text:p>
          </table:table-cell>
          <table:table-cell table:formula="of:=IF([.T216]&gt;[.T215];[.T216]-[.$U$3];[.T216]+[.$U$3])-[.$Y$4]" office:value-type="float" office:value="-1.18">
            <text:p>-1,18</text:p>
          </table:table-cell>
          <table:table-cell table:formula="of:=IF([.U216]&gt;0;IF([.U216]&gt;3;3*0.25;[.U216]*0.25);IF([.U216]&lt;-3;-3*0.16;[.U216]*0.16))/3" office:value-type="float" office:value="-0.0629333333333333">
            <text:p>-0,0629333333</text:p>
          </table:table-cell>
          <table:table-cell table:formula="of:=IF([.T216]=[.T215];[.W215];IF([.T216]&gt;[.T215];1;0))" office:value-type="float" office:value="0">
            <text:p>0</text:p>
          </table:table-cell>
          <table:table-cell table:formula="of:=IF(ABS([.T215])&lt;10;IF(OR(AND([.P216]&gt;[.P215];[.T215]&gt;=[.P209]);AND([.P216]&lt;[.P215];[.T215]&lt;=[.P20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6]" office:value-type="float" office:value="21">
            <text:p>21,00</text:p>
          </table:table-cell>
          <table:table-cell table:formula="of:=[.P216]+([.V216]*1+[.V215]*2+[.V214]*3+[.V213]*3+[.V212]*2+[.V211]*1+[.V210]*1+[.V209]*1)/14+RAND()*0.08-0.08/2+[.N217]" office:value-type="float" office:value="20.9408537971547">
            <text:p>20,9408537972</text:p>
          </table:table-cell>
          <table:table-cell table:formula="of:=ROUND(([.O217]-[.P217])*12)/12" office:value-type="float" office:value="0.0833333333333333">
            <text:p>0,08</text:p>
          </table:table-cell>
          <table:table-cell table:formula="of:=IF([.X216]&gt;0;TRUNC([.R216]+[.Q217]*800);[.R216])" office:value-type="float" office:value="14179">
            <text:p>14179</text:p>
          </table:table-cell>
          <table:table-cell table:formula="of:=((([.Q217]*[.Q217]*10000)/256*[.$B$5]+[.$B$6]*256)*[.Q217]*100+[.R217]*[.$B$7])/256/256+0" office:value-type="float" office:value="3.72284544397283">
            <text:p>3,72</text:p>
          </table:table-cell>
          <table:table-cell table:formula="of:=IF([.S217]&gt;10;10;IF([.S217]&lt;-10;-10;IF([.S217]&gt;=[.T216];TRUNC([.S217]+1/4);TRUNC([.S217]+3/4))))" office:value-type="float" office:value="3">
            <text:p>3</text:p>
          </table:table-cell>
          <table:table-cell table:formula="of:=IF([.T217]&gt;[.T216];[.T217]-[.$U$3];[.T217]+[.$U$3])-[.$Y$4]" office:value-type="float" office:value="-1.18">
            <text:p>-1,18</text:p>
          </table:table-cell>
          <table:table-cell table:formula="of:=IF([.U217]&gt;0;IF([.U217]&gt;3;3*0.25;[.U217]*0.25);IF([.U217]&lt;-3;-3*0.16;[.U217]*0.16))/3" office:value-type="float" office:value="-0.0629333333333333">
            <text:p>-0,0629333333</text:p>
          </table:table-cell>
          <table:table-cell table:formula="of:=IF([.T217]=[.T216];[.W216];IF([.T217]&gt;[.T216];1;0))" office:value-type="float" office:value="0">
            <text:p>0</text:p>
          </table:table-cell>
          <table:table-cell table:formula="of:=IF(ABS([.T216])&lt;10;IF(OR(AND([.P217]&gt;[.P216];[.T216]&gt;=[.P210]);AND([.P217]&lt;[.P216];[.T216]&lt;=[.P21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7]" office:value-type="float" office:value="21">
            <text:p>21,00</text:p>
          </table:table-cell>
          <table:table-cell table:formula="of:=[.P217]+([.V217]*1+[.V216]*2+[.V215]*3+[.V214]*3+[.V213]*2+[.V212]*1+[.V211]*1+[.V210]*1)/14+RAND()*0.08-0.08/2+[.N218]" office:value-type="float" office:value="20.8636708559007">
            <text:p>20,8636708559</text:p>
          </table:table-cell>
          <table:table-cell table:formula="of:=ROUND(([.O218]-[.P218])*12)/12" office:value-type="float" office:value="0.166666666666667">
            <text:p>0,17</text:p>
          </table:table-cell>
          <table:table-cell table:formula="of:=IF([.X217]&gt;0;TRUNC([.R217]+[.Q218]*800);[.R217])" office:value-type="float" office:value="14312">
            <text:p>14312</text:p>
          </table:table-cell>
          <table:table-cell table:formula="of:=((([.Q218]*[.Q218]*10000)/256*[.$B$5]+[.$B$6]*256)*[.Q218]*100+[.R218]*[.$B$7])/256/256+0" office:value-type="float" office:value="4.02104480178268">
            <text:p>4,02</text:p>
          </table:table-cell>
          <table:table-cell table:formula="of:=IF([.S218]&gt;10;10;IF([.S218]&lt;-10;-10;IF([.S218]&gt;=[.T217];TRUNC([.S218]+1/4);TRUNC([.S218]+3/4))))" office:value-type="float" office:value="4">
            <text:p>4</text:p>
          </table:table-cell>
          <table:table-cell table:formula="of:=IF([.T218]&gt;[.T217];[.T218]-[.$U$3];[.T218]+[.$U$3])-[.$Y$4]" office:value-type="float" office:value="-0.620000000000001">
            <text:p>-0,62</text:p>
          </table:table-cell>
          <table:table-cell table:formula="of:=IF([.U218]&gt;0;IF([.U218]&gt;3;3*0.25;[.U218]*0.25);IF([.U218]&lt;-3;-3*0.16;[.U218]*0.16))/3" office:value-type="float" office:value="-0.0330666666666667">
            <text:p>-0,0330666667</text:p>
          </table:table-cell>
          <table:table-cell table:formula="of:=IF([.T218]=[.T217];[.W217];IF([.T218]&gt;[.T217];1;0))" office:value-type="float" office:value="1">
            <text:p>1</text:p>
          </table:table-cell>
          <table:table-cell table:formula="of:=IF(ABS([.T217])&lt;10;IF(OR(AND([.P218]&gt;[.P217];[.T217]&gt;=[.P211]);AND([.P218]&lt;[.P217];[.T217]&lt;=[.P21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8]" office:value-type="float" office:value="21">
            <text:p>21,00</text:p>
          </table:table-cell>
          <table:table-cell table:formula="of:=[.P218]+([.V218]*1+[.V217]*2+[.V216]*3+[.V215]*3+[.V214]*2+[.V213]*1+[.V212]*1+[.V211]*1)/14+RAND()*0.08-0.08/2+[.N219]" office:value-type="float" office:value="20.8063176690519">
            <text:p>20,8063176691</text:p>
          </table:table-cell>
          <table:table-cell table:formula="of:=ROUND(([.O219]-[.P219])*12)/12" office:value-type="float" office:value="0.166666666666667">
            <text:p>0,17</text:p>
          </table:table-cell>
          <table:table-cell table:formula="of:=IF([.X218]&gt;0;TRUNC([.R218]+[.Q219]*800);[.R218])" office:value-type="float" office:value="14445">
            <text:p>14445</text:p>
          </table:table-cell>
          <table:table-cell table:formula="of:=((([.Q219]*[.Q219]*10000)/256*[.$B$5]+[.$B$6]*256)*[.Q219]*100+[.R219]*[.$B$7])/256/256+0" office:value-type="float" office:value="4.05351550490768">
            <text:p>4,05</text:p>
          </table:table-cell>
          <table:table-cell table:formula="of:=IF([.S219]&gt;10;10;IF([.S219]&lt;-10;-10;IF([.S219]&gt;=[.T218];TRUNC([.S219]+1/4);TRUNC([.S219]+3/4))))" office:value-type="float" office:value="4">
            <text:p>4</text:p>
          </table:table-cell>
          <table:table-cell table:formula="of:=IF([.T219]&gt;[.T218];[.T219]-[.$U$3];[.T219]+[.$U$3])-[.$Y$4]" office:value-type="float" office:value="-0.180000000000001">
            <text:p>-0,18</text:p>
          </table:table-cell>
          <table:table-cell table:formula="of:=IF([.U219]&gt;0;IF([.U219]&gt;3;3*0.25;[.U219]*0.25);IF([.U219]&lt;-3;-3*0.16;[.U219]*0.16))/3" office:value-type="float" office:value="-0.00960000000000003">
            <text:p>-0,0096</text:p>
          </table:table-cell>
          <table:table-cell table:formula="of:=IF([.T219]=[.T218];[.W218];IF([.T219]&gt;[.T218];1;0))" office:value-type="float" office:value="1">
            <text:p>1</text:p>
          </table:table-cell>
          <table:table-cell table:formula="of:=IF(ABS([.T218])&lt;10;IF(OR(AND([.P219]&gt;[.P218];[.T218]&gt;=[.P212]);AND([.P219]&lt;[.P218];[.T218]&lt;=[.P21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9]" office:value-type="float" office:value="21">
            <text:p>21,00</text:p>
          </table:table-cell>
          <table:table-cell table:formula="of:=[.P219]+([.V219]*1+[.V218]*2+[.V217]*3+[.V216]*3+[.V215]*2+[.V214]*1+[.V213]*1+[.V212]*1)/14+RAND()*0.08-0.08/2+[.N220]" office:value-type="float" office:value="20.7903488669734">
            <text:p>20,790348867</text:p>
          </table:table-cell>
          <table:table-cell table:formula="of:=ROUND(([.O220]-[.P220])*12)/12" office:value-type="float" office:value="0.25">
            <text:p>0,25</text:p>
          </table:table-cell>
          <table:table-cell table:formula="of:=IF([.X219]&gt;0;TRUNC([.R219]+[.Q220]*800);[.R219])" office:value-type="float" office:value="14645">
            <text:p>14645</text:p>
          </table:table-cell>
          <table:table-cell table:formula="of:=((([.Q220]*[.Q220]*10000)/256*[.$B$5]+[.$B$6]*256)*[.Q220]*100+[.R220]*[.$B$7])/256/256+0" office:value-type="float" office:value="4.37717854976654">
            <text:p>4,38</text:p>
          </table:table-cell>
          <table:table-cell table:formula="of:=IF([.S220]&gt;10;10;IF([.S220]&lt;-10;-10;IF([.S220]&gt;=[.T219];TRUNC([.S220]+1/4);TRUNC([.S220]+3/4))))" office:value-type="float" office:value="4">
            <text:p>4</text:p>
          </table:table-cell>
          <table:table-cell table:formula="of:=IF([.T220]&gt;[.T219];[.T220]-[.$U$3];[.T220]+[.$U$3])-[.$Y$4]" office:value-type="float" office:value="-0.180000000000001">
            <text:p>-0,18</text:p>
          </table:table-cell>
          <table:table-cell table:formula="of:=IF([.U220]&gt;0;IF([.U220]&gt;3;3*0.25;[.U220]*0.25);IF([.U220]&lt;-3;-3*0.16;[.U220]*0.16))/3" office:value-type="float" office:value="-0.00960000000000003">
            <text:p>-0,0096</text:p>
          </table:table-cell>
          <table:table-cell table:formula="of:=IF([.T220]=[.T219];[.W219];IF([.T220]&gt;[.T219];1;0))" office:value-type="float" office:value="1">
            <text:p>1</text:p>
          </table:table-cell>
          <table:table-cell table:formula="of:=IF(ABS([.T219])&lt;10;IF(OR(AND([.P220]&gt;[.P219];[.T219]&gt;=[.P213]);AND([.P220]&lt;[.P219];[.T219]&lt;=[.P213]));1;0);0)" office:value-type="float" office:value="1">
            <text:p>1</text:p>
          </table:table-cell>
          <table:table-cell/>
        </table:table-row>
      </table:table>
      <table:table table:name="Lis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5.03.2011</text:date>, <text:time>13:17:1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bryj </meta:initial-creator>
    <meta:creation-date>2011-02-24T11:26:27</meta:creation-date>
    <dc:date>2011-03-05T13:17:16</dc:date>
    <dc:creator>jirik </dc:creator>
    <meta:editing-duration>PT20H23M39S</meta:editing-duration>
    <meta:editing-cycles>18</meta:editing-cycles>
    <meta:generator>OpenOffice.org/3.2$Unix OpenOffice.org_project/320m19$Build-9505</meta:generator>
    <meta:document-statistic meta:table-count="3" meta:cell-count="23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tick-marks-minor-inner="false" chart:tick-marks-minor-outer="true" chart:logarithmic="false" chart:minimum="-2" chart:maximum="2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18cm" svg:height="12.533cm" xlink:href=".." chart:class="chart:scatter" chart:style-name="ch1">
        <chart:plot-area chart:style-name="ch2" table:cell-range-address="List1.I4:List1.J44" svg:x="0.21cm" svg:y="0.248cm" svg:width="17.873cm" svg:height="12.02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J4:List1.J44" chart:class="chart:scatter">
            <chart:domain table:cell-range-address="List1.I4:List1.I44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I</text:p>
              </table:table-cell>
              <table:table-cell office:value-type="string">
                <text:p>Sloupec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 text:id="List1.I4:List1.I44">-2</text:p>
              </table:table-cell>
              <table:table-cell office:value-type="float" office:value="-16.7404174804688">
                <text:p text:id="List1.J4:List1.J44">-16.74041748046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-14.9317216873169">
                <text:p>-14.9317216873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-13.2725143432617">
                <text:p>-13.2725143432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-11.7549276351929">
                <text:p>-11.7549276351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-10.37109375">
                <text:p>-10.371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-9.11314487457275">
                <text:p>-9.11314487457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-7.97321319580078">
                <text:p>-7.97321319580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-6.94343090057373">
                <text:p>-6.94343090057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-6.01593017578125">
                <text:p>-6.015930175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-5.18284320831299">
                <text:p>-5.18284320831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-4.43630218505859">
                <text:p>-4.43630218505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-3.76843929290771">
                <text:p>-3.76843929290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-3.17138671874999">
                <text:p>-3.17138671874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2.63727664947509">
                <text:p>-2.63727664947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-2.15824127197265">
                <text:p>-2.15824127197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1.72641277313232">
                <text:p>-1.72641277313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1.33392333984375">
                <text:p>-1.3339233398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972905158996575">
                <text:p>-0.972905158996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-0.635490417480462">
                <text:p>-0.635490417480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99999999999983">
                <text:p>-0.0999999999999983</text:p>
              </table:table-cell>
              <table:table-cell office:value-type="float" office:value="-0.313811302185053">
                <text:p>-0.313811302185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5.55111512312578E-015">
                <text:p>5.55111512312578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313811302185065">
                <text:p>0.313811302185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635490417480475">
                <text:p>0.635490417480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972905158996589">
                <text:p>0.972905158996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1.33392333984376">
                <text:p>1.33392333984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1.72641277313233">
                <text:p>1.72641277313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2.15824127197267">
                <text:p>2.15824127197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2.63727664947511">
                <text:p>2.63727664947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3.17138671875002">
                <text:p>3.17138671875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000000000003">
                <text:p>0.900000000000003</text:p>
              </table:table-cell>
              <table:table-cell office:value-type="float" office:value="3.76843929290773">
                <text:p>3.76843929290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4.43630218505859">
                <text:p>4.43630218505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5.18284320831299">
                <text:p>5.1828432083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6.01593017578125">
                <text:p>6.01593017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6.94343090057373">
                <text:p>6.94343090057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7.97321319580078">
                <text:p>7.97321319580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9.11314487457275">
                <text:p>9.11314487457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10.37109375">
                <text:p>10.3710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11.7549276351929">
                <text:p>11.7549276351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13.2725143432617">
                <text:p>13.2725143432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14.9317216873169">
                <text:p>14.9317216873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6.7404174804688">
                <text:p>16.7404174804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5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2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742cm" svg:height="7.252cm" xlink:href=".." chart:class="chart:line" chart:column-mapping="1 2 0" chart:style-name="ch1">
        <chart:legend chart:legend-position="end" svg:x="29.057cm" svg:y="2.969cm" chart:style-name="ch2"/>
        <chart:plot-area chart:style-name="ch3" table:cell-range-address="List1.O2:List1.P2 List1.O4:List1.P220 List1.T2:List1.T2 List1.T4:List1.T220" chart:data-source-has-labels="row" svg:x="0.654cm" svg:y="0.145cm" svg:width="27.75cm" svg:height="6.81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List1.P4:List1.P220" chart:label-cell-address="List1.P2:List1.P2" chart:class="chart:line">
            <chart:data-point chart:repeated="217"/>
          </chart:series>
          <chart:series chart:attached-axis="primary-y" chart:style-name="ch8" chart:values-cell-range-address="List1.T4:List1.T220" chart:label-cell-address="List1.T2:List1.T2" chart:class="chart:line">
            <chart:data-point chart:repeated="217"/>
          </chart:series>
          <chart:series chart:attached-axis="secondary-y" chart:style-name="ch9" chart:values-cell-range-address="List1.O4:List1.O220" chart:label-cell-address="List1.O2:List1.O2" chart:class="chart:line">
            <chart:data-point chart:repeated="2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P2:List1.P2">real</text:p>
              </table:table-cell>
              <table:table-cell office:value-type="string">
                <text:p text:id="List1.T2:List1.T2">Valve [center +-%]</text:p>
              </table:table-cell>
              <table:table-cell office:value-type="string">
                <text:p text:id="List1.O2:List1.O2">wan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 text:id="List1.P4:List1.P220">15</text:p>
              </table:table-cell>
              <table:table-cell office:value-type="float" office:value="10">
                <text:p text:id="List1.T4:List1.T220">10</text:p>
              </table:table-cell>
              <table:table-cell office:value-type="float" office:value="21">
                <text:p text:id="List1.O4:List1.O220">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433719066158">
                <text:p>15.2433719066158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8541991584">
                <text:p>15.4854199158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7256011328474">
                <text:p>15.725601132847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9865528467484">
                <text:p>15.986552846748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2461880335771">
                <text:p>16.246188033577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4946457197145">
                <text:p>16.4946457197145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7286857450467">
                <text:p>16.7286857450467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9956800099921">
                <text:p>16.995680009992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224529332788">
                <text:p>17.224529332788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4348725498926">
                <text:p>17.4348725498926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7187759646114">
                <text:p>17.718775964611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9619861756351">
                <text:p>17.961986175635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2099705018562">
                <text:p>18.209970501856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5260203473729">
                <text:p>18.5260203473729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0062756467324">
                <text:p>19.006275646732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5518106526223">
                <text:p>19.5518106526223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1284126097423">
                <text:p>20.128412609742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7101674338623">
                <text:p>20.710167433862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2451766698368">
                <text:p>21.245176669836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6176083019629">
                <text:p>21.6176083019629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8074372869342">
                <text:p>21.807437286934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86357581216">
                <text:p>21.8635758121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8002891549097">
                <text:p>21.800289154909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6897339818399">
                <text:p>21.689733981839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5686876308738">
                <text:p>21.568687630873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428886250686">
                <text:p>21.428886250686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2632124701851">
                <text:p>21.263212470185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434456841207">
                <text:p>21.143445684120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0147307784501">
                <text:p>21.014730778450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8332659548145">
                <text:p>20.833265954814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6765399429106">
                <text:p>20.676539942910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5297688505088">
                <text:p>20.529768850508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420400045359">
                <text:p>20.42040004535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3477840865173">
                <text:p>20.347784086517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3430259457271">
                <text:p>20.343025945727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303079895187">
                <text:p>20.303079895187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3596078800487">
                <text:p>20.3596078800487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4119151379083">
                <text:p>20.4119151379083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4548528553542">
                <text:p>20.4548528553542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5348968296785">
                <text:p>20.534896829678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6556949236903">
                <text:p>20.655694923690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8110598653788">
                <text:p>20.811059865378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9202664317164">
                <text:p>20.920266431716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378250424628">
                <text:p>21.037825042462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0527445915727">
                <text:p>21.052744591572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0767207429842">
                <text:p>21.0767207429842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072661978668">
                <text:p>21.07266197866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0800691991836">
                <text:p>21.080069199183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0322239842389">
                <text:p>21.0322239842389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9407315987544">
                <text:p>20.940731598754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.8630418799676">
                <text:p>20.863041879967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8168066024123">
                <text:p>20.816806602412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7922146469528">
                <text:p>20.792214646952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7438049375824">
                <text:p>20.743804937582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735838296481">
                <text:p>20.73583829648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6985952281507">
                <text:p>20.698595228150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645674614783">
                <text:p>20.64567461478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6189627646093">
                <text:p>20.618962764609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6191529102146">
                <text:p>20.619152910214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.6800888197849">
                <text:p>20.680088819784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7082169078804">
                <text:p>20.7082169078804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766776279677">
                <text:p>20.76677627967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7872268111313">
                <text:p>20.787226811131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8635908559817">
                <text:p>20.863590855981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8943199832224">
                <text:p>20.894319983222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9913028500768">
                <text:p>20.991302850076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0617732253395">
                <text:p>21.061773225339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1344350993467">
                <text:p>21.134435099346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147339509775">
                <text:p>21.14733950977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1754523643884">
                <text:p>21.175452364388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1488963079952">
                <text:p>21.148896307995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1803321457687">
                <text:p>21.180332145768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1878242277849">
                <text:p>21.187824227784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1975271186817">
                <text:p>21.197527118681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2221787100586">
                <text:p>21.222178710058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2279903411848">
                <text:p>21.227990341184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1839122406359">
                <text:p>21.1839122406359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1400241153529">
                <text:p>21.1400241153529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1040905860796">
                <text:p>21.104090586079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0600101277661">
                <text:p>21.0600101277661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9932772360462">
                <text:p>20.993277236046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9618635117957">
                <text:p>20.961863511795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885185871165">
                <text:p>20.88518587116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8189276906522">
                <text:p>20.818927690652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7675233046875">
                <text:p>20.767523304687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7070314039079">
                <text:p>20.707031403907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6970682503029">
                <text:p>20.697068250302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6787432509705">
                <text:p>20.678743250970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6738109285886">
                <text:p>20.673810928588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383617301127">
                <text:p>20.738361730112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7583488308268">
                <text:p>20.758348830826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8154636441594">
                <text:p>20.8154636441594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871497627004">
                <text:p>20.871497627004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9111066877438">
                <text:p>20.911106687743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9526236412022">
                <text:p>20.952623641202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0192391322397">
                <text:p>21.019239132239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0501167741198">
                <text:p>21.050116774119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1337707695075">
                <text:p>21.133770769507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1647148012562">
                <text:p>21.164714801256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2857301868978">
                <text:p>21.285730186897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5058637036029">
                <text:p>21.5058637036029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8115088218155">
                <text:p>21.8115088218155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0873648071727">
                <text:p>22.0873648071727</text:p>
              </table:table-cell>
              <table:table-cell office:value-type="float" office:value="-0">
                <text:p>-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2242332630367">
                <text:p>22.2242332630367</text:p>
              </table:table-cell>
              <table:table-cell office:value-type="float" office:value="-1">
                <text:p>-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2259717483366">
                <text:p>22.2259717483366</text:p>
              </table:table-cell>
              <table:table-cell office:value-type="float" office:value="-1">
                <text:p>-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1045698012612">
                <text:p>22.1045698012612</text:p>
              </table:table-cell>
              <table:table-cell office:value-type="float" office:value="-0">
                <text:p>-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9423356025744">
                <text:p>21.942335602574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041864635159">
                <text:p>21.804186463515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6721916292528">
                <text:p>21.672191629252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5294905679593">
                <text:p>21.529490567959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3425371610634">
                <text:p>21.3425371610634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1582094351177">
                <text:p>21.158209435117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0169327448118">
                <text:p>21.016932744811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8778731258566">
                <text:p>20.877873125856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7573443622552">
                <text:p>20.757344362255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6956347145561">
                <text:p>20.695634714556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6275641472022">
                <text:p>20.627564147202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6288627062236">
                <text:p>20.628862706223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5949852020865">
                <text:p>20.594985202086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6311251694935">
                <text:p>20.631125169493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6984269109913">
                <text:p>20.698426910991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7353698409017">
                <text:p>20.735369840901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7725198597739">
                <text:p>20.772519859773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8205127270106">
                <text:p>20.8205127270106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8704694796029">
                <text:p>20.8704694796029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8800602614572">
                <text:p>20.8800602614572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8710971911601">
                <text:p>20.8710971911601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7986887284895">
                <text:p>20.7986887284895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6698239819221">
                <text:p>20.6698239819221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5190144671831">
                <text:p>20.5190144671831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34414996162">
                <text:p>20.34414996162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2193901603291">
                <text:p>20.2193901603291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0838829066599">
                <text:p>20.0838829066599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9309601007396">
                <text:p>19.9309601007396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7563258982072">
                <text:p>19.7563258982072</text:p>
              </table:table-cell>
              <table:table-cell office:value-type="float" office:value="-8">
                <text:p>-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5680428441236">
                <text:p>19.5680428441236</text:p>
              </table:table-cell>
              <table:table-cell office:value-type="float" office:value="-6">
                <text:p>-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4476228530327">
                <text:p>19.4476228530327</text:p>
              </table:table-cell>
              <table:table-cell office:value-type="float" office:value="-4">
                <text:p>-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2823354041943">
                <text:p>19.2823354041943</text:p>
              </table:table-cell>
              <table:table-cell office:value-type="float" office:value="-2">
                <text:p>-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1382270206133">
                <text:p>19.1382270206133</text:p>
              </table:table-cell>
              <table:table-cell office:value-type="float" office:value="-1">
                <text:p>-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9988788619632">
                <text:p>18.9988788619632</text:p>
              </table:table-cell>
              <table:table-cell office:value-type="float" office:value="-0">
                <text:p>-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8108903518314">
                <text:p>18.81089035183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6783809423069">
                <text:p>18.678380942306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5486860100919">
                <text:p>18.548686010091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4035731906066">
                <text:p>18.403573190606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2208422574023">
                <text:p>18.220842257402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0396471330145">
                <text:p>18.0396471330145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8811294277721">
                <text:p>17.881129427772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7380850700711">
                <text:p>17.738085070071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567221838038">
                <text:p>17.56722183803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4509980572298">
                <text:p>17.450998057229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333317476497">
                <text:p>17.333317476497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2988417002846">
                <text:p>17.2988417002846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2915656112917">
                <text:p>17.291565611291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2874969541929">
                <text:p>17.2874969541929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2999378547411">
                <text:p>17.299937854741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3594804231022">
                <text:p>17.359480423102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4906930240483">
                <text:p>17.490693024048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5676470447755">
                <text:p>17.5676470447755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7228097219319">
                <text:p>17.722809721931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7994242429773">
                <text:p>17.799424242977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8572925585265">
                <text:p>17.857292558526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8774050158341">
                <text:p>17.877405015834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8775835451496">
                <text:p>17.877583545149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8542207975059">
                <text:p>17.854220797505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8701533060361">
                <text:p>17.870153306036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8615262042477">
                <text:p>17.861526204247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8272280216052">
                <text:p>17.827228021605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8316072057112">
                <text:p>17.831607205711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8521259884178">
                <text:p>17.852125988417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8737194221943">
                <text:p>17.873719422194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8587504476502">
                <text:p>17.858750447650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8112807202249">
                <text:p>17.811280720224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8203647444769">
                <text:p>17.820364744476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7957008377179">
                <text:p>17.795700837717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8031182908072">
                <text:p>17.803118290807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8294713818549">
                <text:p>17.829471381854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236123507454">
                <text:p>17.823612350745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7910644795447">
                <text:p>17.791064479544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7883541653096">
                <text:p>17.788354165309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7957842831194">
                <text:p>17.795784283119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8137173930153">
                <text:p>17.813717393015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836412212333">
                <text:p>17.83641221233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8435236967876">
                <text:p>17.843523696787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855975955823">
                <text:p>17.855975955823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859621165661">
                <text:p>17.85962116566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9443211697114">
                <text:p>17.944321169711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0204826637746">
                <text:p>18.0204826637746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1650642840825">
                <text:p>18.1650642840825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3206278327069">
                <text:p>18.3206278327069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506542480117">
                <text:p>18.506542480117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7400957643274">
                <text:p>18.740095764327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9703800094534">
                <text:p>18.970380009453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2007023522664">
                <text:p>19.200702352266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62838927697">
                <text:p>19.462838927697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967080442268">
                <text:p>19.6967080442268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9814295622367">
                <text:p>19.9814295622367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1989723692123">
                <text:p>20.198972369212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4470718745282">
                <text:p>20.4470718745282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6966059100147">
                <text:p>20.696605910014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9540294044587">
                <text:p>20.954029404458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1256128197416">
                <text:p>21.125612819741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2173635949697">
                <text:p>21.217363594969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3304221238932">
                <text:p>21.3304221238932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3256800396558">
                <text:p>21.325680039655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3046192891145">
                <text:p>21.304619289114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2870095568789">
                <text:p>21.2870095568789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2022634208321">
                <text:p>21.2022634208321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1751484010861">
                <text:p>21.1751484010861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1460765119354">
                <text:p>21.146076511935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950343473678">
                <text:p>21.095034347367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041139921622">
                <text:p>21.041139921622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9996011424045">
                <text:p>20.999601142404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9408537971547">
                <text:p>20.940853797154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8636708559007">
                <text:p>20.863670855900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063176690519">
                <text:p>20.806317669051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7903488669734">
                <text:p>20.790348866973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